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FF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">
            <text:p>cardname</text:p>
          </table:table-cell>
          <table:table-cell office:value-type="string" table:style-name="ce2">
            <text:p>Cardno</text:p>
          </table:table-cell>
          <table:table-cell office:value-type="string" table:style-name="ce2">
            <text:p>cvvno</text:p>
          </table:table-cell>
          <table:table-cell office:value-type="string" table:style-name="ce2">
            <text:p>Cardtype</text:p>
          </table:table-cell>
          <table:table-cell office:value-type="string" table:style-name="ce2">
            <text:p>Balance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Costa Yegorkov</text:p>
          </table:table-cell>
          <table:table-cell office:value-type="float" office:value="3572315643998010" table:style-name="ce1">
            <text:p>3.57232E+15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jcb</text:p>
          </table:table-cell>
          <table:table-cell office:value-type="float" office:value="5052.3599999999997" table:style-name="ce1">
            <text:p>5052.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halia Van Dijk</text:p>
          </table:table-cell>
          <table:table-cell office:value-type="float" office:value="374622819978155" table:style-name="ce1">
            <text:p>3.74623E+14</text:p>
          </table:table-cell>
          <table:table-cell office:value-type="float" office:value="389" table:style-name="ce1">
            <text:p>389</text:p>
          </table:table-cell>
          <table:table-cell office:value-type="string" table:style-name="ce1">
            <text:p>americanexpress</text:p>
          </table:table-cell>
          <table:table-cell office:value-type="float" office:value="2470.21" table:style-name="ce1">
            <text:p>2470.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ustavo Oppie</text:p>
          </table:table-cell>
          <table:table-cell office:value-type="float" office:value="3576770175738510" table:style-name="ce1">
            <text:p>3.57677E+15</text:p>
          </table:table-cell>
          <table:table-cell office:value-type="float" office:value="974" table:style-name="ce1">
            <text:p>974</text:p>
          </table:table-cell>
          <table:table-cell office:value-type="string" table:style-name="ce1">
            <text:p>jcb</text:p>
          </table:table-cell>
          <table:table-cell office:value-type="float" office:value="5429.64" table:style-name="ce1">
            <text:p>5429.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elda O'Mara</text:p>
          </table:table-cell>
          <table:table-cell office:value-type="float" office:value="374283721201614" table:style-name="ce1">
            <text:p>3.74284E+14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americanexpress</text:p>
          </table:table-cell>
          <table:table-cell office:value-type="float" office:value="9722.75" table:style-name="ce1">
            <text:p>9722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aughn Barniss</text:p>
          </table:table-cell>
          <table:table-cell office:value-type="float" office:value="3579532997700340" table:style-name="ce1">
            <text:p>3.57953E+15</text:p>
          </table:table-cell>
          <table:table-cell office:value-type="float" office:value="915" table:style-name="ce1">
            <text:p>915</text:p>
          </table:table-cell>
          <table:table-cell office:value-type="string" table:style-name="ce1">
            <text:p>jcb</text:p>
          </table:table-cell>
          <table:table-cell office:value-type="float" office:value="5240.84" table:style-name="ce1">
            <text:p>5240.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rissy O'Cannovane</text:p>
          </table:table-cell>
          <table:table-cell office:value-type="float" office:value="5.0389871813529E+16" table:style-name="ce1">
            <text:p>5.03899E+16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maestro</text:p>
          </table:table-cell>
          <table:table-cell office:value-type="float" office:value="461.46" table:style-name="ce1">
            <text:p>461.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lla Tomson</text:p>
          </table:table-cell>
          <table:table-cell office:value-type="float" office:value="5602224459977080" table:style-name="ce1">
            <text:p>5.60222E+15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bankcard</text:p>
          </table:table-cell>
          <table:table-cell office:value-type="float" office:value="8694.17" table:style-name="ce1">
            <text:p>8694.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by Waddingham</text:p>
          </table:table-cell>
          <table:table-cell office:value-type="float" office:value="6.3041408433275996E+18" table:style-name="ce1">
            <text:p>6.30414E+18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laser</text:p>
          </table:table-cell>
          <table:table-cell office:value-type="float" office:value="2063.77" table:style-name="ce1">
            <text:p>2063.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udence Testin</text:p>
          </table:table-cell>
          <table:table-cell office:value-type="float" office:value="5.60223091556772E+16" table:style-name="ce1">
            <text:p>5.60223E+16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china-unionpay</text:p>
          </table:table-cell>
          <table:table-cell office:value-type="float" office:value="2235.59" table:style-name="ce1">
            <text:p>2235.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na Lyle</text:p>
          </table:table-cell>
          <table:table-cell office:value-type="float" office:value="3549045733400900" table:style-name="ce1">
            <text:p>3.54905E+15</text:p>
          </table:table-cell>
          <table:table-cell office:value-type="float" office:value="686" table:style-name="ce1">
            <text:p>686</text:p>
          </table:table-cell>
          <table:table-cell office:value-type="string" table:style-name="ce1">
            <text:p>jcb</text:p>
          </table:table-cell>
          <table:table-cell office:value-type="float" office:value="9401.57" table:style-name="ce1">
            <text:p>940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oot Trethowan</text:p>
          </table:table-cell>
          <table:table-cell office:value-type="float" office:value="201985140880955" table:style-name="ce1">
            <text:p>2.01985E+14</text:p>
          </table:table-cell>
          <table:table-cell office:value-type="float" office:value="494" table:style-name="ce1">
            <text:p>494</text:p>
          </table:table-cell>
          <table:table-cell office:value-type="string" table:style-name="ce1">
            <text:p>diners-club-enroute</text:p>
          </table:table-cell>
          <table:table-cell office:value-type="float" office:value="1031.1500000000001" table:style-name="ce1">
            <text:p>1031.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illy Crumpton</text:p>
          </table:table-cell>
          <table:table-cell office:value-type="float" office:value="5.6022204129015603E+18" table:style-name="ce1">
            <text:p>5.60222E+18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china-unionpay</text:p>
          </table:table-cell>
          <table:table-cell office:value-type="float" office:value="8104.41" table:style-name="ce1">
            <text:p>8104.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ollis Beatson</text:p>
          </table:table-cell>
          <table:table-cell office:value-type="float" office:value="30279624419671" table:style-name="ce1">
            <text:p>3.02796E+13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diners-club-carte-blanche</text:p>
          </table:table-cell>
          <table:table-cell office:value-type="float" office:value="5343.17" table:style-name="ce1">
            <text:p>5343.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rrill Whenman</text:p>
          </table:table-cell>
          <table:table-cell office:value-type="float" office:value="3534540320492650" table:style-name="ce1">
            <text:p>3.53454E+15</text:p>
          </table:table-cell>
          <table:table-cell office:value-type="float" office:value="832" table:style-name="ce1">
            <text:p>832</text:p>
          </table:table-cell>
          <table:table-cell office:value-type="string" table:style-name="ce1">
            <text:p>jcb</text:p>
          </table:table-cell>
          <table:table-cell office:value-type="float" office:value="5037.22" table:style-name="ce1">
            <text:p>5037.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bita Breckenridge</text:p>
          </table:table-cell>
          <table:table-cell office:value-type="float" office:value="6.3343343448399903E+18" table:style-name="ce1">
            <text:p>6.33433E+18</text:p>
          </table:table-cell>
          <table:table-cell office:value-type="float" office:value="812" table:style-name="ce1">
            <text:p>812</text:p>
          </table:table-cell>
          <table:table-cell office:value-type="string" table:style-name="ce1">
            <text:p>solo</text:p>
          </table:table-cell>
          <table:table-cell office:value-type="float" office:value="8315.49" table:style-name="ce1">
            <text:p>8315.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ementina Godier</text:p>
          </table:table-cell>
          <table:table-cell office:value-type="float" office:value="3548599151253450" table:style-name="ce1">
            <text:p>3.5486E+15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jcb</text:p>
          </table:table-cell>
          <table:table-cell office:value-type="float" office:value="3205.58" table:style-name="ce1">
            <text:p>3205.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eslie Leyre</text:p>
          </table:table-cell>
          <table:table-cell office:value-type="float" office:value="4041376807285" table:style-name="ce1">
            <text:p>4.04138E+12</text:p>
          </table:table-cell>
          <table:table-cell office:value-type="float" office:value="577" table:style-name="ce1">
            <text:p>577</text:p>
          </table:table-cell>
          <table:table-cell office:value-type="string" table:style-name="ce1">
            <text:p>visa</text:p>
          </table:table-cell>
          <table:table-cell office:value-type="float" office:value="3542.67" table:style-name="ce1">
            <text:p>3542.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yna Gwyer</text:p>
          </table:table-cell>
          <table:table-cell office:value-type="float" office:value="5353007562175750" table:style-name="ce1">
            <text:p>5.35301E+15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mastercard</text:p>
          </table:table-cell>
          <table:table-cell office:value-type="float" office:value="2200.85" table:style-name="ce1">
            <text:p>2200.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ena Behagg</text:p>
          </table:table-cell>
          <table:table-cell office:value-type="float" office:value="3552428476908100" table:style-name="ce1">
            <text:p>3.55243E+15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jcb</text:p>
          </table:table-cell>
          <table:table-cell office:value-type="float" office:value="5529.9" table:style-name="ce1">
            <text:p>5529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evin McBrearty</text:p>
          </table:table-cell>
          <table:table-cell office:value-type="float" office:value="4913588340752580" table:style-name="ce1">
            <text:p>4.91359E+15</text:p>
          </table:table-cell>
          <table:table-cell office:value-type="float" office:value="574" table:style-name="ce1">
            <text:p>574</text:p>
          </table:table-cell>
          <table:table-cell office:value-type="string" table:style-name="ce1">
            <text:p>visa-electron</text:p>
          </table:table-cell>
          <table:table-cell office:value-type="float" office:value="299.17" table:style-name="ce1">
            <text:p>299.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ine Di Frisco</text:p>
          </table:table-cell>
          <table:table-cell office:value-type="float" office:value="5.6022236850846802E+18" table:style-name="ce1">
            <text:p>5.60222E+18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china-unionpay</text:p>
          </table:table-cell>
          <table:table-cell office:value-type="float" office:value="8688.4699999999993" table:style-name="ce1">
            <text:p>8688.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incaid Poundford</text:p>
          </table:table-cell>
          <table:table-cell office:value-type="float" office:value="5489172159048050" table:style-name="ce1">
            <text:p>5.48917E+15</text:p>
          </table:table-cell>
          <table:table-cell office:value-type="float" office:value="793" table:style-name="ce1">
            <text:p>793</text:p>
          </table:table-cell>
          <table:table-cell office:value-type="string" table:style-name="ce1">
            <text:p>diners-club-us-ca</text:p>
          </table:table-cell>
          <table:table-cell office:value-type="float" office:value="5870.96" table:style-name="ce1">
            <text:p>5870.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ela Limrick</text:p>
          </table:table-cell>
          <table:table-cell office:value-type="float" office:value="3531624024402710" table:style-name="ce1">
            <text:p>3.53162E+15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jcb</text:p>
          </table:table-cell>
          <table:table-cell office:value-type="float" office:value="6802.81" table:style-name="ce1">
            <text:p>6802.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rza Marler</text:p>
          </table:table-cell>
          <table:table-cell office:value-type="float" office:value="3586239790518070" table:style-name="ce1">
            <text:p>3.58624E+15</text:p>
          </table:table-cell>
          <table:table-cell office:value-type="float" office:value="515" table:style-name="ce1">
            <text:p>515</text:p>
          </table:table-cell>
          <table:table-cell office:value-type="string" table:style-name="ce1">
            <text:p>jcb</text:p>
          </table:table-cell>
          <table:table-cell office:value-type="float" office:value="4282.18" table:style-name="ce1">
            <text:p>4282.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sana Rigolle</text:p>
          </table:table-cell>
          <table:table-cell office:value-type="float" office:value="3566119060078480" table:style-name="ce1">
            <text:p>3.56612E+15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jcb</text:p>
          </table:table-cell>
          <table:table-cell office:value-type="float" office:value="4169.42" table:style-name="ce1">
            <text:p>4169.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astity Mains</text:p>
          </table:table-cell>
          <table:table-cell office:value-type="float" office:value="201558760884563" table:style-name="ce1">
            <text:p>2.01559E+14</text:p>
          </table:table-cell>
          <table:table-cell office:value-type="float" office:value="749" table:style-name="ce1">
            <text:p>749</text:p>
          </table:table-cell>
          <table:table-cell office:value-type="string" table:style-name="ce1">
            <text:p>diners-club-enroute</text:p>
          </table:table-cell>
          <table:table-cell office:value-type="float" office:value="6703.68" table:style-name="ce1">
            <text:p>6703.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ynah Sheen</text:p>
          </table:table-cell>
          <table:table-cell office:value-type="float" office:value="5048372611737640" table:style-name="ce1">
            <text:p>5.04837E+15</text:p>
          </table:table-cell>
          <table:table-cell office:value-type="float" office:value="501" table:style-name="ce1">
            <text:p>501</text:p>
          </table:table-cell>
          <table:table-cell office:value-type="string" table:style-name="ce1">
            <text:p>mastercard</text:p>
          </table:table-cell>
          <table:table-cell office:value-type="float" office:value="4665.76" table:style-name="ce1">
            <text:p>4665.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urtis Arangy</text:p>
          </table:table-cell>
          <table:table-cell office:value-type="float" office:value="3580993600666150" table:style-name="ce1">
            <text:p>3.58099E+15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jcb</text:p>
          </table:table-cell>
          <table:table-cell office:value-type="float" office:value="2021.94" table:style-name="ce1">
            <text:p>2021.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ralla Roocroft</text:p>
          </table:table-cell>
          <table:table-cell office:value-type="float" office:value="201902745808257" table:style-name="ce1">
            <text:p>2.01903E+14</text:p>
          </table:table-cell>
          <table:table-cell office:value-type="float" office:value="475" table:style-name="ce1">
            <text:p>475</text:p>
          </table:table-cell>
          <table:table-cell office:value-type="string" table:style-name="ce1">
            <text:p>diners-club-enroute</text:p>
          </table:table-cell>
          <table:table-cell office:value-type="float" office:value="8308.02" table:style-name="ce1">
            <text:p>8308.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k Tapenden</text:p>
          </table:table-cell>
          <table:table-cell office:value-type="float" office:value="3561575925969770" table:style-name="ce1">
            <text:p>3.56158E+15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jcb</text:p>
          </table:table-cell>
          <table:table-cell office:value-type="float" office:value="1231.3699999999999" table:style-name="ce1">
            <text:p>1231.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deleine Hedworth</text:p>
          </table:table-cell>
          <table:table-cell office:value-type="float" office:value="30597899625098" table:style-name="ce1">
            <text:p>3.05979E+13</text:p>
          </table:table-cell>
          <table:table-cell office:value-type="float" office:value="965" table:style-name="ce1">
            <text:p>965</text:p>
          </table:table-cell>
          <table:table-cell office:value-type="string" table:style-name="ce1">
            <text:p>diners-club-carte-blanche</text:p>
          </table:table-cell>
          <table:table-cell office:value-type="float" office:value="6121.55" table:style-name="ce1">
            <text:p>6121.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die Grigolon</text:p>
          </table:table-cell>
          <table:table-cell office:value-type="float" office:value="6.7629897727544801E+18" table:style-name="ce1">
            <text:p>6.76299E+18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maestro</text:p>
          </table:table-cell>
          <table:table-cell office:value-type="float" office:value="1437.08" table:style-name="ce1">
            <text:p>1437.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dya Ranscome</text:p>
          </table:table-cell>
          <table:table-cell office:value-type="float" office:value="5602223451513640" table:style-name="ce1">
            <text:p>5.60222E+15</text:p>
          </table:table-cell>
          <table:table-cell office:value-type="float" office:value="563" table:style-name="ce1">
            <text:p>563</text:p>
          </table:table-cell>
          <table:table-cell office:value-type="string" table:style-name="ce1">
            <text:p>bankcard</text:p>
          </table:table-cell>
          <table:table-cell office:value-type="float" office:value="8430.3799999999992" table:style-name="ce1">
            <text:p>8430.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eelia Hargrove</text:p>
          </table:table-cell>
          <table:table-cell office:value-type="float" office:value="5299545369554460" table:style-name="ce1">
            <text:p>5.29955E+15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mastercard</text:p>
          </table:table-cell>
          <table:table-cell office:value-type="float" office:value="3147.6" table:style-name="ce1">
            <text:p>3147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ldagard Firsby</text:p>
          </table:table-cell>
          <table:table-cell office:value-type="float" office:value="5602247004408160" table:style-name="ce1">
            <text:p>5.60225E+15</text:p>
          </table:table-cell>
          <table:table-cell office:value-type="float" office:value="770" table:style-name="ce1">
            <text:p>770</text:p>
          </table:table-cell>
          <table:table-cell office:value-type="string" table:style-name="ce1">
            <text:p>china-unionpay</text:p>
          </table:table-cell>
          <table:table-cell office:value-type="float" office:value="6676.14" table:style-name="ce1">
            <text:p>667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rette Pickwell</text:p>
          </table:table-cell>
          <table:table-cell office:value-type="float" office:value="5602229076490300" table:style-name="ce1">
            <text:p>5.60223E+15</text:p>
          </table:table-cell>
          <table:table-cell office:value-type="float" office:value="954" table:style-name="ce1">
            <text:p>954</text:p>
          </table:table-cell>
          <table:table-cell office:value-type="string" table:style-name="ce1">
            <text:p>bankcard</text:p>
          </table:table-cell>
          <table:table-cell office:value-type="float" office:value="2310.9" table:style-name="ce1">
            <text:p>2310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berta Mansour</text:p>
          </table:table-cell>
          <table:table-cell office:value-type="float" office:value="3532128051352460" table:style-name="ce1">
            <text:p>3.53213E+15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jcb</text:p>
          </table:table-cell>
          <table:table-cell office:value-type="float" office:value="4237.2" table:style-name="ce1">
            <text:p>4237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gfrid Jarmain</text:p>
          </table:table-cell>
          <table:table-cell office:value-type="float" office:value="5142571714768890" table:style-name="ce1">
            <text:p>5.14257E+15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mastercard</text:p>
          </table:table-cell>
          <table:table-cell office:value-type="float" office:value="4496.9799999999996" table:style-name="ce1">
            <text:p>4496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mmie Bricksey</text:p>
          </table:table-cell>
          <table:table-cell office:value-type="float" office:value="3542949480219650" table:style-name="ce1">
            <text:p>3.54295E+15</text:p>
          </table:table-cell>
          <table:table-cell office:value-type="float" office:value="628" table:style-name="ce1">
            <text:p>628</text:p>
          </table:table-cell>
          <table:table-cell office:value-type="string" table:style-name="ce1">
            <text:p>jcb</text:p>
          </table:table-cell>
          <table:table-cell office:value-type="float" office:value="6887.76" table:style-name="ce1">
            <text:p>6887.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belle Vizor</text:p>
          </table:table-cell>
          <table:table-cell office:value-type="float" office:value="5522242305467070" table:style-name="ce1">
            <text:p>5.52224E+15</text:p>
          </table:table-cell>
          <table:table-cell office:value-type="float" office:value="575" table:style-name="ce1">
            <text:p>575</text:p>
          </table:table-cell>
          <table:table-cell office:value-type="string" table:style-name="ce1">
            <text:p>mastercard</text:p>
          </table:table-cell>
          <table:table-cell office:value-type="float" office:value="9108.81" table:style-name="ce1">
            <text:p>9108.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chelle Mallion</text:p>
          </table:table-cell>
          <table:table-cell office:value-type="float" office:value="3542130803184660" table:style-name="ce1">
            <text:p>3.54213E+15</text:p>
          </table:table-cell>
          <table:table-cell office:value-type="float" office:value="444" table:style-name="ce1">
            <text:p>444</text:p>
          </table:table-cell>
          <table:table-cell office:value-type="string" table:style-name="ce1">
            <text:p>jcb</text:p>
          </table:table-cell>
          <table:table-cell office:value-type="float" office:value="5082.87" table:style-name="ce1">
            <text:p>5082.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yllys Guitonneau</text:p>
          </table:table-cell>
          <table:table-cell office:value-type="float" office:value="3581208868645800" table:style-name="ce1">
            <text:p>3.58121E+15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jcb</text:p>
          </table:table-cell>
          <table:table-cell office:value-type="float" office:value="2299.37" table:style-name="ce1">
            <text:p>2299.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olphus Branche</text:p>
          </table:table-cell>
          <table:table-cell office:value-type="float" office:value="201526133918483" table:style-name="ce1">
            <text:p>2.01526E+14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diners-club-enroute</text:p>
          </table:table-cell>
          <table:table-cell office:value-type="float" office:value="6363.27" table:style-name="ce1">
            <text:p>6363.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rri Aharoni</text:p>
          </table:table-cell>
          <table:table-cell office:value-type="float" office:value="374622141770635" table:style-name="ce1">
            <text:p>3.74622E+14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americanexpress</text:p>
          </table:table-cell>
          <table:table-cell office:value-type="float" office:value="4381.37" table:style-name="ce1">
            <text:p>4381.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yton Nenci</text:p>
          </table:table-cell>
          <table:table-cell office:value-type="float" office:value="5602242094702690" table:style-name="ce1">
            <text:p>5.60224E+15</text:p>
          </table:table-cell>
          <table:table-cell office:value-type="float" office:value="911" table:style-name="ce1">
            <text:p>911</text:p>
          </table:table-cell>
          <table:table-cell office:value-type="string" table:style-name="ce1">
            <text:p>china-unionpay</text:p>
          </table:table-cell>
          <table:table-cell office:value-type="float" office:value="9912.85" table:style-name="ce1">
            <text:p>9912.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na Bisson</text:p>
          </table:table-cell>
          <table:table-cell office:value-type="float" office:value="3568256635608220" table:style-name="ce1">
            <text:p>3.56826E+15</text:p>
          </table:table-cell>
          <table:table-cell office:value-type="float" office:value="775" table:style-name="ce1">
            <text:p>775</text:p>
          </table:table-cell>
          <table:table-cell office:value-type="string" table:style-name="ce1">
            <text:p>jcb</text:p>
          </table:table-cell>
          <table:table-cell office:value-type="float" office:value="657.12" table:style-name="ce1">
            <text:p>657.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well Sasser</text:p>
          </table:table-cell>
          <table:table-cell office:value-type="float" office:value="5.6022184074127898E+17" table:style-name="ce1">
            <text:p>5.60222E+17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china-unionpay</text:p>
          </table:table-cell>
          <table:table-cell office:value-type="float" office:value="5909.77" table:style-name="ce1">
            <text:p>5909.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itty Diplock</text:p>
          </table:table-cell>
          <table:table-cell office:value-type="float" office:value="3533689516152270" table:style-name="ce1">
            <text:p>3.53369E+15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jcb</text:p>
          </table:table-cell>
          <table:table-cell office:value-type="float" office:value="2067.34" table:style-name="ce1">
            <text:p>2067.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denia Croxford</text:p>
          </table:table-cell>
          <table:table-cell office:value-type="float" office:value="3544210530085060" table:style-name="ce1">
            <text:p>3.54421E+15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jcb</text:p>
          </table:table-cell>
          <table:table-cell office:value-type="float" office:value="5152.13" table:style-name="ce1">
            <text:p>5152.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rette Jeavon</text:p>
          </table:table-cell>
          <table:table-cell office:value-type="float" office:value="30176813141308" table:style-name="ce1">
            <text:p>3.01768E+13</text:p>
          </table:table-cell>
          <table:table-cell office:value-type="float" office:value="432" table:style-name="ce1">
            <text:p>432</text:p>
          </table:table-cell>
          <table:table-cell office:value-type="string" table:style-name="ce1">
            <text:p>diners-club-carte-blanche</text:p>
          </table:table-cell>
          <table:table-cell office:value-type="float" office:value="8687.42" table:style-name="ce1">
            <text:p>8687.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ron Neathway</text:p>
          </table:table-cell>
          <table:table-cell office:value-type="float" office:value="5602218515716280" table:style-name="ce1">
            <text:p>5.60222E+15</text:p>
          </table:table-cell>
          <table:table-cell office:value-type="float" office:value="748" table:style-name="ce1">
            <text:p>748</text:p>
          </table:table-cell>
          <table:table-cell office:value-type="string" table:style-name="ce1">
            <text:p>china-unionpay</text:p>
          </table:table-cell>
          <table:table-cell office:value-type="float" office:value="6589.39" table:style-name="ce1">
            <text:p>6589.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rrome Mumford</text:p>
          </table:table-cell>
          <table:table-cell office:value-type="float" office:value="3547293515998150" table:style-name="ce1">
            <text:p>3.54729E+15</text:p>
          </table:table-cell>
          <table:table-cell office:value-type="float" office:value="845" table:style-name="ce1">
            <text:p>845</text:p>
          </table:table-cell>
          <table:table-cell office:value-type="string" table:style-name="ce1">
            <text:p>jcb</text:p>
          </table:table-cell>
          <table:table-cell office:value-type="float" office:value="3887.48" table:style-name="ce1">
            <text:p>3887.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llyanna Aykroyd</text:p>
          </table:table-cell>
          <table:table-cell office:value-type="float" office:value="36204746044524" table:style-name="ce1">
            <text:p>3.62047E+13</text:p>
          </table:table-cell>
          <table:table-cell office:value-type="float" office:value="732" table:style-name="ce1">
            <text:p>732</text:p>
          </table:table-cell>
          <table:table-cell office:value-type="string" table:style-name="ce1">
            <text:p>diners-club-international</text:p>
          </table:table-cell>
          <table:table-cell office:value-type="float" office:value="776.15" table:style-name="ce1">
            <text:p>776.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ynett Huebner</text:p>
          </table:table-cell>
          <table:table-cell office:value-type="float" office:value="3548519868550210" table:style-name="ce1">
            <text:p>3.54852E+15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jcb</text:p>
          </table:table-cell>
          <table:table-cell office:value-type="float" office:value="3932.01" table:style-name="ce1">
            <text:p>3932.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ckie Ninnotti</text:p>
          </table:table-cell>
          <table:table-cell office:value-type="float" office:value="3580568772612650" table:style-name="ce1">
            <text:p>3.58057E+15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jcb</text:p>
          </table:table-cell>
          <table:table-cell office:value-type="float" office:value="1437.73" table:style-name="ce1">
            <text:p>1437.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wey Markwick</text:p>
          </table:table-cell>
          <table:table-cell office:value-type="float" office:value="3579412434680280" table:style-name="ce1">
            <text:p>3.57941E+15</text:p>
          </table:table-cell>
          <table:table-cell office:value-type="float" office:value="606" table:style-name="ce1">
            <text:p>606</text:p>
          </table:table-cell>
          <table:table-cell office:value-type="string" table:style-name="ce1">
            <text:p>jcb</text:p>
          </table:table-cell>
          <table:table-cell office:value-type="float" office:value="1268.6099999999999" table:style-name="ce1">
            <text:p>1268.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ainey Lucock</text:p>
          </table:table-cell>
          <table:table-cell office:value-type="float" office:value="3553915172911380" table:style-name="ce1">
            <text:p>3.55392E+15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jcb</text:p>
          </table:table-cell>
          <table:table-cell office:value-type="float" office:value="7330.82" table:style-name="ce1">
            <text:p>7330.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ef Perfili</text:p>
          </table:table-cell>
          <table:table-cell office:value-type="float" office:value="6378712725447800" table:style-name="ce1">
            <text:p>6.37871E+15</text:p>
          </table:table-cell>
          <table:table-cell office:value-type="float" office:value="918" table:style-name="ce1">
            <text:p>918</text:p>
          </table:table-cell>
          <table:table-cell office:value-type="string" table:style-name="ce1">
            <text:p>instapayment</text:p>
          </table:table-cell>
          <table:table-cell office:value-type="float" office:value="9344.16" table:style-name="ce1">
            <text:p>9344.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enton Probert</text:p>
          </table:table-cell>
          <table:table-cell office:value-type="float" office:value="5602247990704320" table:style-name="ce1">
            <text:p>5.60225E+15</text:p>
          </table:table-cell>
          <table:table-cell office:value-type="float" office:value="740" table:style-name="ce1">
            <text:p>740</text:p>
          </table:table-cell>
          <table:table-cell office:value-type="string" table:style-name="ce1">
            <text:p>bankcard</text:p>
          </table:table-cell>
          <table:table-cell office:value-type="float" office:value="3158.02" table:style-name="ce1">
            <text:p>3158.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nk Deppen</text:p>
          </table:table-cell>
          <table:table-cell office:value-type="float" office:value="3550358523100080" table:style-name="ce1">
            <text:p>3.55036E+15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jcb</text:p>
          </table:table-cell>
          <table:table-cell office:value-type="float" office:value="8199.9500000000007" table:style-name="ce1">
            <text:p>8199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inne Danilchenko</text:p>
          </table:table-cell>
          <table:table-cell office:value-type="float" office:value="3585957804987200" table:style-name="ce1">
            <text:p>3.58596E+15</text:p>
          </table:table-cell>
          <table:table-cell office:value-type="float" office:value="887" table:style-name="ce1">
            <text:p>887</text:p>
          </table:table-cell>
          <table:table-cell office:value-type="string" table:style-name="ce1">
            <text:p>jcb</text:p>
          </table:table-cell>
          <table:table-cell office:value-type="float" office:value="2838.26" table:style-name="ce1">
            <text:p>2838.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vera Trenam</text:p>
          </table:table-cell>
          <table:table-cell office:value-type="float" office:value="6.3338043865627405E+17" table:style-name="ce1">
            <text:p>6.3338E+17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witch</text:p>
          </table:table-cell>
          <table:table-cell office:value-type="float" office:value="3532.28" table:style-name="ce1">
            <text:p>3532.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se Phinnessy</text:p>
          </table:table-cell>
          <table:table-cell office:value-type="float" office:value="6378542721782240" table:style-name="ce1">
            <text:p>6.37854E+15</text:p>
          </table:table-cell>
          <table:table-cell office:value-type="float" office:value="572" table:style-name="ce1">
            <text:p>572</text:p>
          </table:table-cell>
          <table:table-cell office:value-type="string" table:style-name="ce1">
            <text:p>instapayment</text:p>
          </table:table-cell>
          <table:table-cell office:value-type="float" office:value="7730.93" table:style-name="ce1">
            <text:p>7730.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ane Luthwood</text:p>
          </table:table-cell>
          <table:table-cell office:value-type="float" office:value="6.7671015998554102E+18" table:style-name="ce1">
            <text:p>6.7671E+18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olo</text:p>
          </table:table-cell>
          <table:table-cell office:value-type="float" office:value="9161.34" table:style-name="ce1">
            <text:p>9161.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ule Castelyn</text:p>
          </table:table-cell>
          <table:table-cell office:value-type="float" office:value="6.7716028857356595E+17" table:style-name="ce1">
            <text:p>6.7716E+17</text:p>
          </table:table-cell>
          <table:table-cell office:value-type="float" office:value="825" table:style-name="ce1">
            <text:p>825</text:p>
          </table:table-cell>
          <table:table-cell office:value-type="string" table:style-name="ce1">
            <text:p>laser</text:p>
          </table:table-cell>
          <table:table-cell office:value-type="float" office:value="8192.92" table:style-name="ce1">
            <text:p>8192.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lorentia Archambault</text:p>
          </table:table-cell>
          <table:table-cell office:value-type="float" office:value="3534170934888470" table:style-name="ce1">
            <text:p>3.53417E+15</text:p>
          </table:table-cell>
          <table:table-cell office:value-type="float" office:value="620" table:style-name="ce1">
            <text:p>620</text:p>
          </table:table-cell>
          <table:table-cell office:value-type="string" table:style-name="ce1">
            <text:p>jcb</text:p>
          </table:table-cell>
          <table:table-cell office:value-type="float" office:value="2469.9899999999998" table:style-name="ce1">
            <text:p>2469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ud Ashbolt</text:p>
          </table:table-cell>
          <table:table-cell office:value-type="float" office:value="201863306722420" table:style-name="ce1">
            <text:p>2.01863E+14</text:p>
          </table:table-cell>
          <table:table-cell office:value-type="float" office:value="433" table:style-name="ce1">
            <text:p>433</text:p>
          </table:table-cell>
          <table:table-cell office:value-type="string" table:style-name="ce1">
            <text:p>diners-club-enroute</text:p>
          </table:table-cell>
          <table:table-cell office:value-type="float" office:value="6071.96" table:style-name="ce1">
            <text:p>6071.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eline Whitesel</text:p>
          </table:table-cell>
          <table:table-cell office:value-type="float" office:value="5602243052452040" table:style-name="ce1">
            <text:p>5.60224E+15</text:p>
          </table:table-cell>
          <table:table-cell office:value-type="float" office:value="964" table:style-name="ce1">
            <text:p>964</text:p>
          </table:table-cell>
          <table:table-cell office:value-type="string" table:style-name="ce1">
            <text:p>bankcard</text:p>
          </table:table-cell>
          <table:table-cell office:value-type="float" office:value="6016.17" table:style-name="ce1">
            <text:p>6016.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tha Boyn</text:p>
          </table:table-cell>
          <table:table-cell office:value-type="float" office:value="3571534593956180" table:style-name="ce1">
            <text:p>3.57153E+15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jcb</text:p>
          </table:table-cell>
          <table:table-cell office:value-type="float" office:value="5500.13" table:style-name="ce1">
            <text:p>5500.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undra Dreghorn</text:p>
          </table:table-cell>
          <table:table-cell office:value-type="float" office:value="3581784339763780" table:style-name="ce1">
            <text:p>3.58178E+15</text:p>
          </table:table-cell>
          <table:table-cell office:value-type="float" office:value="424" table:style-name="ce1">
            <text:p>424</text:p>
          </table:table-cell>
          <table:table-cell office:value-type="string" table:style-name="ce1">
            <text:p>jcb</text:p>
          </table:table-cell>
          <table:table-cell office:value-type="float" office:value="9642.9" table:style-name="ce1">
            <text:p>9642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ff Dewis</text:p>
          </table:table-cell>
          <table:table-cell office:value-type="float" office:value="5.0182878765598802E+18" table:style-name="ce1">
            <text:p>5.01829E+18</text:p>
          </table:table-cell>
          <table:table-cell office:value-type="float" office:value="703" table:style-name="ce1">
            <text:p>703</text:p>
          </table:table-cell>
          <table:table-cell office:value-type="string" table:style-name="ce1">
            <text:p>maestro</text:p>
          </table:table-cell>
          <table:table-cell office:value-type="float" office:value="2473.19" table:style-name="ce1">
            <text:p>2473.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arl Allardyce</text:p>
          </table:table-cell>
          <table:table-cell office:value-type="float" office:value="6.3346510582108099E+18" table:style-name="ce1">
            <text:p>6.33465E+18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solo</text:p>
          </table:table-cell>
          <table:table-cell office:value-type="float" office:value="1827.5" table:style-name="ce1">
            <text:p>1827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ckson Thackston</text:p>
          </table:table-cell>
          <table:table-cell office:value-type="float" office:value="5.6022198231843104E+16" table:style-name="ce1">
            <text:p>5.60222E+16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china-unionpay</text:p>
          </table:table-cell>
          <table:table-cell office:value-type="float" office:value="4640.07" table:style-name="ce1">
            <text:p>4640.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olet Thickett</text:p>
          </table:table-cell>
          <table:table-cell office:value-type="float" office:value="5610086666942800" table:style-name="ce1">
            <text:p>5.61009E+15</text:p>
          </table:table-cell>
          <table:table-cell office:value-type="float" office:value="697" table:style-name="ce1">
            <text:p>697</text:p>
          </table:table-cell>
          <table:table-cell office:value-type="string" table:style-name="ce1">
            <text:p>bankcard</text:p>
          </table:table-cell>
          <table:table-cell office:value-type="float" office:value="5428.62" table:style-name="ce1">
            <text:p>5428.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lliw Sondland</text:p>
          </table:table-cell>
          <table:table-cell office:value-type="float" office:value="3564748182180250" table:style-name="ce1">
            <text:p>3.56475E+15</text:p>
          </table:table-cell>
          <table:table-cell office:value-type="float" office:value="964" table:style-name="ce1">
            <text:p>964</text:p>
          </table:table-cell>
          <table:table-cell office:value-type="string" table:style-name="ce1">
            <text:p>jcb</text:p>
          </table:table-cell>
          <table:table-cell office:value-type="float" office:value="9261.56" table:style-name="ce1">
            <text:p>9261.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ooks Spencley</text:p>
          </table:table-cell>
          <table:table-cell office:value-type="float" office:value="6771339872616620" table:style-name="ce1">
            <text:p>6.77134E+15</text:p>
          </table:table-cell>
          <table:table-cell office:value-type="float" office:value="541" table:style-name="ce1">
            <text:p>541</text:p>
          </table:table-cell>
          <table:table-cell office:value-type="string" table:style-name="ce1">
            <text:p>laser</text:p>
          </table:table-cell>
          <table:table-cell office:value-type="float" office:value="8824.9" table:style-name="ce1">
            <text:p>8824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elagh Goranov</text:p>
          </table:table-cell>
          <table:table-cell office:value-type="float" office:value="5010128513852980" table:style-name="ce1">
            <text:p>5.01013E+15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mastercard</text:p>
          </table:table-cell>
          <table:table-cell office:value-type="float" office:value="7078.21" table:style-name="ce1">
            <text:p>7078.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mal Brigginshaw</text:p>
          </table:table-cell>
          <table:table-cell office:value-type="float" office:value="6.3041007994567E+16" table:style-name="ce1">
            <text:p>6.3041E+16</text:p>
          </table:table-cell>
          <table:table-cell office:value-type="float" office:value="481" table:style-name="ce1">
            <text:p>481</text:p>
          </table:table-cell>
          <table:table-cell office:value-type="string" table:style-name="ce1">
            <text:p>maestro</text:p>
          </table:table-cell>
          <table:table-cell office:value-type="float" office:value="8190.59" table:style-name="ce1">
            <text:p>8190.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maris Lafflina</text:p>
          </table:table-cell>
          <table:table-cell office:value-type="float" office:value="3572802483805590" table:style-name="ce1">
            <text:p>3.5728E+15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jcb</text:p>
          </table:table-cell>
          <table:table-cell office:value-type="float" office:value="2659.64" table:style-name="ce1">
            <text:p>2659.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nsy Challender</text:p>
          </table:table-cell>
          <table:table-cell office:value-type="float" office:value="30117681514499" table:style-name="ce1">
            <text:p>3.01177E+13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diners-club-carte-blanche</text:p>
          </table:table-cell>
          <table:table-cell office:value-type="float" office:value="2796.76" table:style-name="ce1">
            <text:p>2796.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arl Swafield</text:p>
          </table:table-cell>
          <table:table-cell office:value-type="float" office:value="3577333242258740" table:style-name="ce1">
            <text:p>3.57733E+15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jcb</text:p>
          </table:table-cell>
          <table:table-cell office:value-type="float" office:value="2483.12" table:style-name="ce1">
            <text:p>2483.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ea Medmore</text:p>
          </table:table-cell>
          <table:table-cell office:value-type="float" office:value="5487560975947560" table:style-name="ce1">
            <text:p>5.48756E+15</text:p>
          </table:table-cell>
          <table:table-cell office:value-type="float" office:value="577" table:style-name="ce1">
            <text:p>577</text:p>
          </table:table-cell>
          <table:table-cell office:value-type="string" table:style-name="ce1">
            <text:p>diners-club-us-ca</text:p>
          </table:table-cell>
          <table:table-cell office:value-type="float" office:value="5188.62" table:style-name="ce1">
            <text:p>5188.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rey Duckfield</text:p>
          </table:table-cell>
          <table:table-cell office:value-type="float" office:value="3563227110192640" table:style-name="ce1">
            <text:p>3.56323E+15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jcb</text:p>
          </table:table-cell>
          <table:table-cell office:value-type="float" office:value="7510.6" table:style-name="ce1">
            <text:p>751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nabell Gillaspy</text:p>
          </table:table-cell>
          <table:table-cell office:value-type="float" office:value="3581733079050700" table:style-name="ce1">
            <text:p>3.58173E+15</text:p>
          </table:table-cell>
          <table:table-cell office:value-type="float" office:value="467" table:style-name="ce1">
            <text:p>467</text:p>
          </table:table-cell>
          <table:table-cell office:value-type="string" table:style-name="ce1">
            <text:p>jcb</text:p>
          </table:table-cell>
          <table:table-cell office:value-type="float" office:value="3545.4" table:style-name="ce1">
            <text:p>3545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wna St Angel</text:p>
          </table:table-cell>
          <table:table-cell office:value-type="float" office:value="5602240111104860" table:style-name="ce1">
            <text:p>5.60224E+15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china-unionpay</text:p>
          </table:table-cell>
          <table:table-cell office:value-type="float" office:value="8365.2900000000009" table:style-name="ce1">
            <text:p>836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atollo McCowen</text:p>
          </table:table-cell>
          <table:table-cell office:value-type="float" office:value="5602238130542160" table:style-name="ce1">
            <text:p>5.60224E+15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bankcard</text:p>
          </table:table-cell>
          <table:table-cell office:value-type="float" office:value="5827.4" table:style-name="ce1">
            <text:p>5827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ndra Charrett</text:p>
          </table:table-cell>
          <table:table-cell office:value-type="float" office:value="3540792796263980" table:style-name="ce1">
            <text:p>3.54079E+15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jcb</text:p>
          </table:table-cell>
          <table:table-cell office:value-type="float" office:value="6654.07" table:style-name="ce1">
            <text:p>6654.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sha Lamkin</text:p>
          </table:table-cell>
          <table:table-cell office:value-type="float" office:value="6.30402105774063E+18" table:style-name="ce1">
            <text:p>6.30402E+18</text:p>
          </table:table-cell>
          <table:table-cell office:value-type="float" office:value="914" table:style-name="ce1">
            <text:p>914</text:p>
          </table:table-cell>
          <table:table-cell office:value-type="string" table:style-name="ce1">
            <text:p>maestro</text:p>
          </table:table-cell>
          <table:table-cell office:value-type="float" office:value="494.76" table:style-name="ce1">
            <text:p>494.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alasaid Thow</text:p>
          </table:table-cell>
          <table:table-cell office:value-type="float" office:value="5449567917979520" table:style-name="ce1">
            <text:p>5.44957E+15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diners-club-us-ca</text:p>
          </table:table-cell>
          <table:table-cell office:value-type="float" office:value="9051.86" table:style-name="ce1">
            <text:p>905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io Gareisr</text:p>
          </table:table-cell>
          <table:table-cell office:value-type="float" office:value="4844636585411260" table:style-name="ce1">
            <text:p>4.84464E+15</text:p>
          </table:table-cell>
          <table:table-cell office:value-type="float" office:value="915" table:style-name="ce1">
            <text:p>915</text:p>
          </table:table-cell>
          <table:table-cell office:value-type="string" table:style-name="ce1">
            <text:p>visa-electron</text:p>
          </table:table-cell>
          <table:table-cell office:value-type="float" office:value="2114.7399999999998" table:style-name="ce1">
            <text:p>2114.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orgeta Kachel</text:p>
          </table:table-cell>
          <table:table-cell office:value-type="float" office:value="5.6418266658543398E+17" table:style-name="ce1">
            <text:p>5.64183E+17</text:p>
          </table:table-cell>
          <table:table-cell office:value-type="float" office:value="453" table:style-name="ce1">
            <text:p>453</text:p>
          </table:table-cell>
          <table:table-cell office:value-type="string" table:style-name="ce1">
            <text:p>switch</text:p>
          </table:table-cell>
          <table:table-cell office:value-type="float" office:value="7378.17" table:style-name="ce1">
            <text:p>7378.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nny Spur</text:p>
          </table:table-cell>
          <table:table-cell office:value-type="float" office:value="3584304917054960" table:style-name="ce1">
            <text:p>3.5843E+15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jcb</text:p>
          </table:table-cell>
          <table:table-cell office:value-type="float" office:value="5876.92" table:style-name="ce1">
            <text:p>5876.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rmanno Chippindale</text:p>
          </table:table-cell>
          <table:table-cell office:value-type="float" office:value="6.3311072719730906E+17" table:style-name="ce1">
            <text:p>6.33111E+17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switch</text:p>
          </table:table-cell>
          <table:table-cell office:value-type="float" office:value="4144.53" table:style-name="ce1">
            <text:p>4144.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my Speechley</text:p>
          </table:table-cell>
          <table:table-cell office:value-type="float" office:value="5108757375769470" table:style-name="ce1">
            <text:p>5.10876E+15</text:p>
          </table:table-cell>
          <table:table-cell office:value-type="float" office:value="491" table:style-name="ce1">
            <text:p>491</text:p>
          </table:table-cell>
          <table:table-cell office:value-type="string" table:style-name="ce1">
            <text:p>mastercard</text:p>
          </table:table-cell>
          <table:table-cell office:value-type="float" office:value="1967.18" table:style-name="ce1">
            <text:p>1967.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leda Linstead</text:p>
          </table:table-cell>
          <table:table-cell office:value-type="float" office:value="3578019461145520" table:style-name="ce1">
            <text:p>3.57802E+15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jcb</text:p>
          </table:table-cell>
          <table:table-cell office:value-type="float" office:value="3988.4" table:style-name="ce1">
            <text:p>3988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mona Gibbings</text:p>
          </table:table-cell>
          <table:table-cell office:value-type="float" office:value="3575967787811290" table:style-name="ce1">
            <text:p>3.57597E+15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jcb</text:p>
          </table:table-cell>
          <table:table-cell office:value-type="float" office:value="7572.7" table:style-name="ce1">
            <text:p>7572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erkclaude Desforges</text:p>
          </table:table-cell>
          <table:table-cell office:value-type="float" office:value="6.7632570571387098E+17" table:style-name="ce1">
            <text:p>6.76326E+17</text:p>
          </table:table-cell>
          <table:table-cell office:value-type="float" office:value="544" table:style-name="ce1">
            <text:p>544</text:p>
          </table:table-cell>
          <table:table-cell office:value-type="string" table:style-name="ce1">
            <text:p>maestro</text:p>
          </table:table-cell>
          <table:table-cell office:value-type="float" office:value="7512.02" table:style-name="ce1">
            <text:p>7512.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een Nare</text:p>
          </table:table-cell>
          <table:table-cell office:value-type="float" office:value="3571758176350160" table:style-name="ce1">
            <text:p>3.57176E+15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jcb</text:p>
          </table:table-cell>
          <table:table-cell office:value-type="float" office:value="310.45" table:style-name="ce1">
            <text:p>310.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erry Neild</text:p>
          </table:table-cell>
          <table:table-cell office:value-type="float" office:value="5602220982962020" table:style-name="ce1">
            <text:p>5.60222E+15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bankcard</text:p>
          </table:table-cell>
          <table:table-cell office:value-type="float" office:value="2537.6" table:style-name="ce1">
            <text:p>2537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mmott Tuther</text:p>
          </table:table-cell>
          <table:table-cell office:value-type="float" office:value="3572948849223230" table:style-name="ce1">
            <text:p>3.57295E+15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jcb</text:p>
          </table:table-cell>
          <table:table-cell office:value-type="float" office:value="1910.52" table:style-name="ce1">
            <text:p>1910.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na Blackmore</text:p>
          </table:table-cell>
          <table:table-cell office:value-type="float" office:value="4903851476335660" table:style-name="ce1">
            <text:p>4.90385E+15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switch</text:p>
          </table:table-cell>
          <table:table-cell office:value-type="float" office:value="1815.28" table:style-name="ce1">
            <text:p>1815.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nika Martinec</text:p>
          </table:table-cell>
          <table:table-cell office:value-type="float" office:value="30122404552008" table:style-name="ce1">
            <text:p>3.01224E+13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diners-club-carte-blanche</text:p>
          </table:table-cell>
          <table:table-cell office:value-type="float" office:value="7872.34" table:style-name="ce1">
            <text:p>7872.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rmaine Andreotti</text:p>
          </table:table-cell>
          <table:table-cell office:value-type="float" office:value="4917999212925860" table:style-name="ce1">
            <text:p>4.918E+15</text:p>
          </table:table-cell>
          <table:table-cell office:value-type="float" office:value="727" table:style-name="ce1">
            <text:p>727</text:p>
          </table:table-cell>
          <table:table-cell office:value-type="string" table:style-name="ce1">
            <text:p>visa-electron</text:p>
          </table:table-cell>
          <table:table-cell office:value-type="float" office:value="7435.49" table:style-name="ce1">
            <text:p>7435.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nia Beringer</text:p>
          </table:table-cell>
          <table:table-cell office:value-type="float" office:value="4508261203633040" table:style-name="ce1">
            <text:p>4.50826E+15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visa-electron</text:p>
          </table:table-cell>
          <table:table-cell office:value-type="float" office:value="4263.55" table:style-name="ce1">
            <text:p>4263.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sabelle Tousy</text:p>
          </table:table-cell>
          <table:table-cell office:value-type="float" office:value="3585810185823910" table:style-name="ce1">
            <text:p>3.58581E+15</text:p>
          </table:table-cell>
          <table:table-cell office:value-type="float" office:value="497" table:style-name="ce1">
            <text:p>497</text:p>
          </table:table-cell>
          <table:table-cell office:value-type="string" table:style-name="ce1">
            <text:p>jcb</text:p>
          </table:table-cell>
          <table:table-cell office:value-type="float" office:value="5996" table:style-name="ce1">
            <text:p>5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chell Duigan</text:p>
          </table:table-cell>
          <table:table-cell office:value-type="float" office:value="5.6022366077195899E+18" table:style-name="ce1">
            <text:p>5.60224E+18</text:p>
          </table:table-cell>
          <table:table-cell office:value-type="float" office:value="711" table:style-name="ce1">
            <text:p>711</text:p>
          </table:table-cell>
          <table:table-cell office:value-type="string" table:style-name="ce1">
            <text:p>china-unionpay</text:p>
          </table:table-cell>
          <table:table-cell office:value-type="float" office:value="8054.94" table:style-name="ce1">
            <text:p>8054.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sther Waltho</text:p>
          </table:table-cell>
          <table:table-cell office:value-type="float" office:value="372301242886523" table:style-name="ce1">
            <text:p>3.72301E+14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americanexpress</text:p>
          </table:table-cell>
          <table:table-cell office:value-type="float" office:value="3834.12" table:style-name="ce1">
            <text:p>3834.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eltran Leffek</text:p>
          </table:table-cell>
          <table:table-cell office:value-type="float" office:value="4041375909082" table:style-name="ce1">
            <text:p>4.04138E+12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visa</text:p>
          </table:table-cell>
          <table:table-cell office:value-type="float" office:value="3616.29" table:style-name="ce1">
            <text:p>361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setta Gaber</text:p>
          </table:table-cell>
          <table:table-cell office:value-type="float" office:value="5602225608628270" table:style-name="ce1">
            <text:p>5.60223E+15</text:p>
          </table:table-cell>
          <table:table-cell office:value-type="float" office:value="532" table:style-name="ce1">
            <text:p>532</text:p>
          </table:table-cell>
          <table:table-cell office:value-type="string" table:style-name="ce1">
            <text:p>bankcard</text:p>
          </table:table-cell>
          <table:table-cell office:value-type="float" office:value="4329.76" table:style-name="ce1">
            <text:p>4329.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ird Crowley</text:p>
          </table:table-cell>
          <table:table-cell office:value-type="float" office:value="345934233580327" table:style-name="ce1">
            <text:p>3.45934E+14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americanexpress</text:p>
          </table:table-cell>
          <table:table-cell office:value-type="float" office:value="2768.71" table:style-name="ce1">
            <text:p>276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risa Desorts</text:p>
          </table:table-cell>
          <table:table-cell office:value-type="float" office:value="4844345550355440" table:style-name="ce1">
            <text:p>4.84435E+15</text:p>
          </table:table-cell>
          <table:table-cell office:value-type="float" office:value="860" table:style-name="ce1">
            <text:p>860</text:p>
          </table:table-cell>
          <table:table-cell office:value-type="string" table:style-name="ce1">
            <text:p>visa-electron</text:p>
          </table:table-cell>
          <table:table-cell office:value-type="float" office:value="9034.41" table:style-name="ce1">
            <text:p>9034.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vvy Cromb</text:p>
          </table:table-cell>
          <table:table-cell office:value-type="float" office:value="5100175925553270" table:style-name="ce1">
            <text:p>5.10018E+15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mastercard</text:p>
          </table:table-cell>
          <table:table-cell office:value-type="float" office:value="3839.38" table:style-name="ce1">
            <text:p>3839.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na Lathleiffure</text:p>
          </table:table-cell>
          <table:table-cell office:value-type="float" office:value="6373985690708820" table:style-name="ce1">
            <text:p>6.37399E+15</text:p>
          </table:table-cell>
          <table:table-cell office:value-type="float" office:value="947" table:style-name="ce1">
            <text:p>947</text:p>
          </table:table-cell>
          <table:table-cell office:value-type="string" table:style-name="ce1">
            <text:p>instapayment</text:p>
          </table:table-cell>
          <table:table-cell office:value-type="float" office:value="9869.84" table:style-name="ce1">
            <text:p>9869.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ralee Merwe</text:p>
          </table:table-cell>
          <table:table-cell office:value-type="float" office:value="4844455803302990" table:style-name="ce1">
            <text:p>4.84446E+15</text:p>
          </table:table-cell>
          <table:table-cell office:value-type="float" office:value="452" table:style-name="ce1">
            <text:p>452</text:p>
          </table:table-cell>
          <table:table-cell office:value-type="string" table:style-name="ce1">
            <text:p>visa-electron</text:p>
          </table:table-cell>
          <table:table-cell office:value-type="float" office:value="2700.56" table:style-name="ce1">
            <text:p>2700.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ndie Longstreeth</text:p>
          </table:table-cell>
          <table:table-cell office:value-type="float" office:value="337941005088710" table:style-name="ce1">
            <text:p>3.37941E+14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americanexpress</text:p>
          </table:table-cell>
          <table:table-cell office:value-type="float" office:value="8758.18" table:style-name="ce1">
            <text:p>8758.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shia O'Brogan</text:p>
          </table:table-cell>
          <table:table-cell office:value-type="float" office:value="3585672940215240" table:style-name="ce1">
            <text:p>3.58567E+15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jcb</text:p>
          </table:table-cell>
          <table:table-cell office:value-type="float" office:value="3267.44" table:style-name="ce1">
            <text:p>3267.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inwald Westell</text:p>
          </table:table-cell>
          <table:table-cell office:value-type="float" office:value="3549420038601970" table:style-name="ce1">
            <text:p>3.54942E+15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jcb</text:p>
          </table:table-cell>
          <table:table-cell office:value-type="float" office:value="3232.59" table:style-name="ce1">
            <text:p>3232.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ale MacKee</text:p>
          </table:table-cell>
          <table:table-cell office:value-type="float" office:value="3561070000678680" table:style-name="ce1">
            <text:p>3.56107E+15</text:p>
          </table:table-cell>
          <table:table-cell office:value-type="float" office:value="809" table:style-name="ce1">
            <text:p>809</text:p>
          </table:table-cell>
          <table:table-cell office:value-type="string" table:style-name="ce1">
            <text:p>jcb</text:p>
          </table:table-cell>
          <table:table-cell office:value-type="float" office:value="9152.6" table:style-name="ce1">
            <text:p>9152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lietta Birks</text:p>
          </table:table-cell>
          <table:table-cell office:value-type="float" office:value="6709694925780090" table:style-name="ce1">
            <text:p>6.70969E+15</text:p>
          </table:table-cell>
          <table:table-cell office:value-type="float" office:value="802" table:style-name="ce1">
            <text:p>802</text:p>
          </table:table-cell>
          <table:table-cell office:value-type="string" table:style-name="ce1">
            <text:p>laser</text:p>
          </table:table-cell>
          <table:table-cell office:value-type="float" office:value="3591" table:style-name="ce1">
            <text:p>35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rius Frankham</text:p>
          </table:table-cell>
          <table:table-cell office:value-type="float" office:value="5007667694872370" table:style-name="ce1">
            <text:p>5.00767E+15</text:p>
          </table:table-cell>
          <table:table-cell office:value-type="float" office:value="587" table:style-name="ce1">
            <text:p>587</text:p>
          </table:table-cell>
          <table:table-cell office:value-type="string" table:style-name="ce1">
            <text:p>mastercard</text:p>
          </table:table-cell>
          <table:table-cell office:value-type="float" office:value="5781.25" table:style-name="ce1">
            <text:p>5781.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welle Cansdale</text:p>
          </table:table-cell>
          <table:table-cell office:value-type="float" office:value="30173331346931" table:style-name="ce1">
            <text:p>3.01733E+13</text:p>
          </table:table-cell>
          <table:table-cell office:value-type="float" office:value="393" table:style-name="ce1">
            <text:p>393</text:p>
          </table:table-cell>
          <table:table-cell office:value-type="string" table:style-name="ce1">
            <text:p>diners-club-carte-blanche</text:p>
          </table:table-cell>
          <table:table-cell office:value-type="float" office:value="1030.1300000000001" table:style-name="ce1">
            <text:p>1030.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elly Lunk</text:p>
          </table:table-cell>
          <table:table-cell office:value-type="float" office:value="5100133123264740" table:style-name="ce1">
            <text:p>5.10013E+15</text:p>
          </table:table-cell>
          <table:table-cell office:value-type="float" office:value="898" table:style-name="ce1">
            <text:p>898</text:p>
          </table:table-cell>
          <table:table-cell office:value-type="string" table:style-name="ce1">
            <text:p>mastercard</text:p>
          </table:table-cell>
          <table:table-cell office:value-type="float" office:value="7442.88" table:style-name="ce1">
            <text:p>7442.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smond Sundin</text:p>
          </table:table-cell>
          <table:table-cell office:value-type="float" office:value="372301129289247" table:style-name="ce1">
            <text:p>3.72301E+14</text:p>
          </table:table-cell>
          <table:table-cell office:value-type="float" office:value="743" table:style-name="ce1">
            <text:p>743</text:p>
          </table:table-cell>
          <table:table-cell office:value-type="string" table:style-name="ce1">
            <text:p>americanexpress</text:p>
          </table:table-cell>
          <table:table-cell office:value-type="float" office:value="688.91" table:style-name="ce1">
            <text:p>688.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i Olensby</text:p>
          </table:table-cell>
          <table:table-cell office:value-type="float" office:value="4405765220238380" table:style-name="ce1">
            <text:p>4.40577E+15</text:p>
          </table:table-cell>
          <table:table-cell office:value-type="float" office:value="796" table:style-name="ce1">
            <text:p>796</text:p>
          </table:table-cell>
          <table:table-cell office:value-type="string" table:style-name="ce1">
            <text:p>visa-electron</text:p>
          </table:table-cell>
          <table:table-cell office:value-type="float" office:value="2683.11" table:style-name="ce1">
            <text:p>2683.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rena Greaves</text:p>
          </table:table-cell>
          <table:table-cell office:value-type="float" office:value="30212743434644" table:style-name="ce1">
            <text:p>3.02127E+13</text:p>
          </table:table-cell>
          <table:table-cell office:value-type="float" office:value="483" table:style-name="ce1">
            <text:p>483</text:p>
          </table:table-cell>
          <table:table-cell office:value-type="string" table:style-name="ce1">
            <text:p>diners-club-carte-blanche</text:p>
          </table:table-cell>
          <table:table-cell office:value-type="float" office:value="5067.5200000000004" table:style-name="ce1">
            <text:p>5067.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uca Bayle</text:p>
          </table:table-cell>
          <table:table-cell office:value-type="float" office:value="5048373889055630" table:style-name="ce1">
            <text:p>5.04837E+15</text:p>
          </table:table-cell>
          <table:table-cell office:value-type="float" office:value="908" table:style-name="ce1">
            <text:p>908</text:p>
          </table:table-cell>
          <table:table-cell office:value-type="string" table:style-name="ce1">
            <text:p>mastercard</text:p>
          </table:table-cell>
          <table:table-cell office:value-type="float" office:value="2312.54" table:style-name="ce1">
            <text:p>2312.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li Eloi</text:p>
          </table:table-cell>
          <table:table-cell office:value-type="float" office:value="3528109156943640" table:style-name="ce1">
            <text:p>3.52811E+15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jcb</text:p>
          </table:table-cell>
          <table:table-cell office:value-type="float" office:value="1991.3" table:style-name="ce1">
            <text:p>1991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thrine Salzberger</text:p>
          </table:table-cell>
          <table:table-cell office:value-type="float" office:value="3587389567383500" table:style-name="ce1">
            <text:p>3.58739E+15</text:p>
          </table:table-cell>
          <table:table-cell office:value-type="float" office:value="826" table:style-name="ce1">
            <text:p>826</text:p>
          </table:table-cell>
          <table:table-cell office:value-type="string" table:style-name="ce1">
            <text:p>jcb</text:p>
          </table:table-cell>
          <table:table-cell office:value-type="float" office:value="442.05" table:style-name="ce1">
            <text:p>442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ie Gaytor</text:p>
          </table:table-cell>
          <table:table-cell office:value-type="float" office:value="343352946042018" table:style-name="ce1">
            <text:p>3.43353E+14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americanexpress</text:p>
          </table:table-cell>
          <table:table-cell office:value-type="float" office:value="2683.63" table:style-name="ce1">
            <text:p>2683.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orgia Bidmead</text:p>
          </table:table-cell>
          <table:table-cell office:value-type="float" office:value="6.7063900363516096E+17" table:style-name="ce1">
            <text:p>6.70639E+17</text:p>
          </table:table-cell>
          <table:table-cell office:value-type="float" office:value="909" table:style-name="ce1">
            <text:p>909</text:p>
          </table:table-cell>
          <table:table-cell office:value-type="string" table:style-name="ce1">
            <text:p>laser</text:p>
          </table:table-cell>
          <table:table-cell office:value-type="float" office:value="3755.53" table:style-name="ce1">
            <text:p>3755.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delon Delle</text:p>
          </table:table-cell>
          <table:table-cell office:value-type="float" office:value="3579417639102860" table:style-name="ce1">
            <text:p>3.57942E+15</text:p>
          </table:table-cell>
          <table:table-cell office:value-type="float" office:value="941" table:style-name="ce1">
            <text:p>941</text:p>
          </table:table-cell>
          <table:table-cell office:value-type="string" table:style-name="ce1">
            <text:p>jcb</text:p>
          </table:table-cell>
          <table:table-cell office:value-type="float" office:value="8610.0400000000009" table:style-name="ce1">
            <text:p>8610.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lentino Schrir</text:p>
          </table:table-cell>
          <table:table-cell office:value-type="float" office:value="4917744063114830" table:style-name="ce1">
            <text:p>4.91774E+15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visa-electron</text:p>
          </table:table-cell>
          <table:table-cell office:value-type="float" office:value="7179.71" table:style-name="ce1">
            <text:p>717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fons Tembridge</text:p>
          </table:table-cell>
          <table:table-cell office:value-type="float" office:value="3545445333768820" table:style-name="ce1">
            <text:p>3.54545E+15</text:p>
          </table:table-cell>
          <table:table-cell office:value-type="float" office:value="631" table:style-name="ce1">
            <text:p>631</text:p>
          </table:table-cell>
          <table:table-cell office:value-type="string" table:style-name="ce1">
            <text:p>jcb</text:p>
          </table:table-cell>
          <table:table-cell office:value-type="float" office:value="2986.14" table:style-name="ce1">
            <text:p>298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rina Seman</text:p>
          </table:table-cell>
          <table:table-cell office:value-type="float" office:value="3534210709478920" table:style-name="ce1">
            <text:p>3.53421E+15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jcb</text:p>
          </table:table-cell>
          <table:table-cell office:value-type="float" office:value="5906.2" table:style-name="ce1">
            <text:p>5906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ese Belward</text:p>
          </table:table-cell>
          <table:table-cell office:value-type="float" office:value="5.0202039179646096E+16" table:style-name="ce1">
            <text:p>5.0202E+16</text:p>
          </table:table-cell>
          <table:table-cell office:value-type="float" office:value="808" table:style-name="ce1">
            <text:p>808</text:p>
          </table:table-cell>
          <table:table-cell office:value-type="string" table:style-name="ce1">
            <text:p>maestro</text:p>
          </table:table-cell>
          <table:table-cell office:value-type="float" office:value="9545.7800000000007" table:style-name="ce1">
            <text:p>9545.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ren O'Skehan</text:p>
          </table:table-cell>
          <table:table-cell office:value-type="float" office:value="3572062731041940" table:style-name="ce1">
            <text:p>3.57206E+15</text:p>
          </table:table-cell>
          <table:table-cell office:value-type="float" office:value="610" table:style-name="ce1">
            <text:p>610</text:p>
          </table:table-cell>
          <table:table-cell office:value-type="string" table:style-name="ce1">
            <text:p>jcb</text:p>
          </table:table-cell>
          <table:table-cell office:value-type="float" office:value="6483.2" table:style-name="ce1">
            <text:p>6483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aser Wale</text:p>
          </table:table-cell>
          <table:table-cell office:value-type="float" office:value="3557821077331470" table:style-name="ce1">
            <text:p>3.55782E+15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jcb</text:p>
          </table:table-cell>
          <table:table-cell office:value-type="float" office:value="4996.83" table:style-name="ce1">
            <text:p>4996.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ren Lardiner</text:p>
          </table:table-cell>
          <table:table-cell office:value-type="float" office:value="3589074640971310" table:style-name="ce1">
            <text:p>3.58907E+15</text:p>
          </table:table-cell>
          <table:table-cell office:value-type="float" office:value="439" table:style-name="ce1">
            <text:p>439</text:p>
          </table:table-cell>
          <table:table-cell office:value-type="string" table:style-name="ce1">
            <text:p>jcb</text:p>
          </table:table-cell>
          <table:table-cell office:value-type="float" office:value="3836.23" table:style-name="ce1">
            <text:p>3836.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rwin Sachno</text:p>
          </table:table-cell>
          <table:table-cell office:value-type="float" office:value="3546126514650530" table:style-name="ce1">
            <text:p>3.54613E+15</text:p>
          </table:table-cell>
          <table:table-cell office:value-type="float" office:value="597" table:style-name="ce1">
            <text:p>597</text:p>
          </table:table-cell>
          <table:table-cell office:value-type="string" table:style-name="ce1">
            <text:p>jcb</text:p>
          </table:table-cell>
          <table:table-cell office:value-type="float" office:value="9935.4599999999991" table:style-name="ce1">
            <text:p>9935.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e Glisane</text:p>
          </table:table-cell>
          <table:table-cell office:value-type="float" office:value="5100147982973010" table:style-name="ce1">
            <text:p>5.10015E+15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astercard</text:p>
          </table:table-cell>
          <table:table-cell office:value-type="float" office:value="554.84" table:style-name="ce1">
            <text:p>554.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lvin Wardrope</text:p>
          </table:table-cell>
          <table:table-cell office:value-type="float" office:value="3582034410015660" table:style-name="ce1">
            <text:p>3.58203E+15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jcb</text:p>
          </table:table-cell>
          <table:table-cell office:value-type="float" office:value="3701.89" table:style-name="ce1">
            <text:p>3701.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bertine Van Saltsberg</text:p>
          </table:table-cell>
          <table:table-cell office:value-type="float" office:value="4917959080026760" table:style-name="ce1">
            <text:p>4.91796E+15</text:p>
          </table:table-cell>
          <table:table-cell office:value-type="float" office:value="833" table:style-name="ce1">
            <text:p>833</text:p>
          </table:table-cell>
          <table:table-cell office:value-type="string" table:style-name="ce1">
            <text:p>visa-electron</text:p>
          </table:table-cell>
          <table:table-cell office:value-type="float" office:value="4728.34" table:style-name="ce1">
            <text:p>4728.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ootsie Turbern</text:p>
          </table:table-cell>
          <table:table-cell office:value-type="float" office:value="30227101532342" table:style-name="ce1">
            <text:p>3.02271E+13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diners-club-carte-blanche</text:p>
          </table:table-cell>
          <table:table-cell office:value-type="float" office:value="7945.3" table:style-name="ce1">
            <text:p>7945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glebert Clubley</text:p>
          </table:table-cell>
          <table:table-cell office:value-type="float" office:value="6.3311010965193805E+17" table:style-name="ce1">
            <text:p>6.3311E+17</text:p>
          </table:table-cell>
          <table:table-cell office:value-type="float" office:value="536" table:style-name="ce1">
            <text:p>536</text:p>
          </table:table-cell>
          <table:table-cell office:value-type="string" table:style-name="ce1">
            <text:p>switch</text:p>
          </table:table-cell>
          <table:table-cell office:value-type="float" office:value="2963.32" table:style-name="ce1">
            <text:p>2963.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gret Romanetti</text:p>
          </table:table-cell>
          <table:table-cell office:value-type="float" office:value="3589331155386200" table:style-name="ce1">
            <text:p>3.58933E+15</text:p>
          </table:table-cell>
          <table:table-cell office:value-type="float" office:value="884" table:style-name="ce1">
            <text:p>884</text:p>
          </table:table-cell>
          <table:table-cell office:value-type="string" table:style-name="ce1">
            <text:p>jcb</text:p>
          </table:table-cell>
          <table:table-cell office:value-type="float" office:value="6621.08" table:style-name="ce1">
            <text:p>6621.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well Bineham</text:p>
          </table:table-cell>
          <table:table-cell office:value-type="float" office:value="3562015400502720" table:style-name="ce1">
            <text:p>3.56202E+15</text:p>
          </table:table-cell>
          <table:table-cell office:value-type="float" office:value="441" table:style-name="ce1">
            <text:p>441</text:p>
          </table:table-cell>
          <table:table-cell office:value-type="string" table:style-name="ce1">
            <text:p>jcb</text:p>
          </table:table-cell>
          <table:table-cell office:value-type="float" office:value="4978.05" table:style-name="ce1">
            <text:p>4978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lyn Treuge</text:p>
          </table:table-cell>
          <table:table-cell office:value-type="float" office:value="3539575013284700" table:style-name="ce1">
            <text:p>3.53958E+15</text:p>
          </table:table-cell>
          <table:table-cell office:value-type="float" office:value="862" table:style-name="ce1">
            <text:p>862</text:p>
          </table:table-cell>
          <table:table-cell office:value-type="string" table:style-name="ce1">
            <text:p>jcb</text:p>
          </table:table-cell>
          <table:table-cell office:value-type="float" office:value="2737.66" table:style-name="ce1">
            <text:p>2737.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oressa Bacup</text:p>
          </table:table-cell>
          <table:table-cell office:value-type="float" office:value="30009891752946" table:style-name="ce1">
            <text:p>3.00099E+13</text:p>
          </table:table-cell>
          <table:table-cell office:value-type="float" office:value="965" table:style-name="ce1">
            <text:p>965</text:p>
          </table:table-cell>
          <table:table-cell office:value-type="string" table:style-name="ce1">
            <text:p>diners-club-carte-blanche</text:p>
          </table:table-cell>
          <table:table-cell office:value-type="float" office:value="2078.79" table:style-name="ce1">
            <text:p>2078.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le Kitchinghan</text:p>
          </table:table-cell>
          <table:table-cell office:value-type="float" office:value="3553169550027830" table:style-name="ce1">
            <text:p>3.55317E+15</text:p>
          </table:table-cell>
          <table:table-cell office:value-type="float" office:value="484" table:style-name="ce1">
            <text:p>484</text:p>
          </table:table-cell>
          <table:table-cell office:value-type="string" table:style-name="ce1">
            <text:p>jcb</text:p>
          </table:table-cell>
          <table:table-cell office:value-type="float" office:value="2828.86" table:style-name="ce1">
            <text:p>282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oma de Zamora</text:p>
          </table:table-cell>
          <table:table-cell office:value-type="float" office:value="5007666590968650" table:style-name="ce1">
            <text:p>5.00767E+15</text:p>
          </table:table-cell>
          <table:table-cell office:value-type="float" office:value="537" table:style-name="ce1">
            <text:p>537</text:p>
          </table:table-cell>
          <table:table-cell office:value-type="string" table:style-name="ce1">
            <text:p>mastercard</text:p>
          </table:table-cell>
          <table:table-cell office:value-type="float" office:value="5750.77" table:style-name="ce1">
            <text:p>5750.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rystal Jatczak</text:p>
          </table:table-cell>
          <table:table-cell office:value-type="float" office:value="201661758907923" table:style-name="ce1">
            <text:p>2.01662E+14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diners-club-enroute</text:p>
          </table:table-cell>
          <table:table-cell office:value-type="float" office:value="4725.26" table:style-name="ce1">
            <text:p>4725.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yla Goulthorp</text:p>
          </table:table-cell>
          <table:table-cell office:value-type="float" office:value="4508326555495390" table:style-name="ce1">
            <text:p>4.50833E+15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visa-electron</text:p>
          </table:table-cell>
          <table:table-cell office:value-type="float" office:value="7885.34" table:style-name="ce1">
            <text:p>7885.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nnaminnie Willmetts</text:p>
          </table:table-cell>
          <table:table-cell office:value-type="float" office:value="5018386141333580" table:style-name="ce1">
            <text:p>5.01839E+15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maestro</text:p>
          </table:table-cell>
          <table:table-cell office:value-type="float" office:value="5381.18" table:style-name="ce1">
            <text:p>5381.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ighton Wrate</text:p>
          </table:table-cell>
          <table:table-cell office:value-type="float" office:value="341784612344520" table:style-name="ce1">
            <text:p>3.41785E+14</text:p>
          </table:table-cell>
          <table:table-cell office:value-type="float" office:value="606" table:style-name="ce1">
            <text:p>606</text:p>
          </table:table-cell>
          <table:table-cell office:value-type="string" table:style-name="ce1">
            <text:p>americanexpress</text:p>
          </table:table-cell>
          <table:table-cell office:value-type="float" office:value="8637.31" table:style-name="ce1">
            <text:p>8637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eille Oldknowe</text:p>
          </table:table-cell>
          <table:table-cell office:value-type="float" office:value="3537643522913890" table:style-name="ce1">
            <text:p>3.53764E+15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jcb</text:p>
          </table:table-cell>
          <table:table-cell office:value-type="float" office:value="8491.7999999999993" table:style-name="ce1">
            <text:p>8491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meko Sheppard</text:p>
          </table:table-cell>
          <table:table-cell office:value-type="float" office:value="3581119046630930" table:style-name="ce1">
            <text:p>3.58112E+15</text:p>
          </table:table-cell>
          <table:table-cell office:value-type="float" office:value="860" table:style-name="ce1">
            <text:p>860</text:p>
          </table:table-cell>
          <table:table-cell office:value-type="string" table:style-name="ce1">
            <text:p>jcb</text:p>
          </table:table-cell>
          <table:table-cell office:value-type="float" office:value="660.15" table:style-name="ce1">
            <text:p>660.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lenn Pittwood</text:p>
          </table:table-cell>
          <table:table-cell office:value-type="float" office:value="3558401478349430" table:style-name="ce1">
            <text:p>3.5584E+15</text:p>
          </table:table-cell>
          <table:table-cell office:value-type="float" office:value="797" table:style-name="ce1">
            <text:p>797</text:p>
          </table:table-cell>
          <table:table-cell office:value-type="string" table:style-name="ce1">
            <text:p>jcb</text:p>
          </table:table-cell>
          <table:table-cell office:value-type="float" office:value="4080.8" table:style-name="ce1">
            <text:p>408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wne Dullard</text:p>
          </table:table-cell>
          <table:table-cell office:value-type="float" office:value="374622156048992" table:style-name="ce1">
            <text:p>3.74622E+14</text:p>
          </table:table-cell>
          <table:table-cell office:value-type="float" office:value="639" table:style-name="ce1">
            <text:p>639</text:p>
          </table:table-cell>
          <table:table-cell office:value-type="string" table:style-name="ce1">
            <text:p>americanexpress</text:p>
          </table:table-cell>
          <table:table-cell office:value-type="float" office:value="841.75" table:style-name="ce1">
            <text:p>841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meon Saintpierre</text:p>
          </table:table-cell>
          <table:table-cell office:value-type="float" office:value="3537754298063880" table:style-name="ce1">
            <text:p>3.53775E+15</text:p>
          </table:table-cell>
          <table:table-cell office:value-type="float" office:value="381" table:style-name="ce1">
            <text:p>381</text:p>
          </table:table-cell>
          <table:table-cell office:value-type="string" table:style-name="ce1">
            <text:p>jcb</text:p>
          </table:table-cell>
          <table:table-cell office:value-type="float" office:value="7468.95" table:style-name="ce1">
            <text:p>7468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bey Tickle</text:p>
          </table:table-cell>
          <table:table-cell office:value-type="float" office:value="5.6022261955001897E+18" table:style-name="ce1">
            <text:p>5.60223E+18</text:p>
          </table:table-cell>
          <table:table-cell office:value-type="float" office:value="467" table:style-name="ce1">
            <text:p>467</text:p>
          </table:table-cell>
          <table:table-cell office:value-type="string" table:style-name="ce1">
            <text:p>china-unionpay</text:p>
          </table:table-cell>
          <table:table-cell office:value-type="float" office:value="693.87" table:style-name="ce1">
            <text:p>693.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onanie Stroban</text:p>
          </table:table-cell>
          <table:table-cell office:value-type="float" office:value="3589483172957370" table:style-name="ce1">
            <text:p>3.58948E+15</text:p>
          </table:table-cell>
          <table:table-cell office:value-type="float" office:value="625" table:style-name="ce1">
            <text:p>625</text:p>
          </table:table-cell>
          <table:table-cell office:value-type="string" table:style-name="ce1">
            <text:p>jcb</text:p>
          </table:table-cell>
          <table:table-cell office:value-type="float" office:value="4792.66" table:style-name="ce1">
            <text:p>4792.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ederigo Dallicoat</text:p>
          </table:table-cell>
          <table:table-cell office:value-type="float" office:value="3575567549885890" table:style-name="ce1">
            <text:p>3.57557E+15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jcb</text:p>
          </table:table-cell>
          <table:table-cell office:value-type="float" office:value="1627.76" table:style-name="ce1">
            <text:p>1627.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ancois Audus</text:p>
          </table:table-cell>
          <table:table-cell office:value-type="float" office:value="337941347761024" table:style-name="ce1">
            <text:p>3.37941E+14</text:p>
          </table:table-cell>
          <table:table-cell office:value-type="float" office:value="636" table:style-name="ce1">
            <text:p>636</text:p>
          </table:table-cell>
          <table:table-cell office:value-type="string" table:style-name="ce1">
            <text:p>americanexpress</text:p>
          </table:table-cell>
          <table:table-cell office:value-type="float" office:value="4341.03" table:style-name="ce1">
            <text:p>4341.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swell Coil</text:p>
          </table:table-cell>
          <table:table-cell office:value-type="float" office:value="3567370449233140" table:style-name="ce1">
            <text:p>3.56737E+15</text:p>
          </table:table-cell>
          <table:table-cell office:value-type="float" office:value="616" table:style-name="ce1">
            <text:p>616</text:p>
          </table:table-cell>
          <table:table-cell office:value-type="string" table:style-name="ce1">
            <text:p>jcb</text:p>
          </table:table-cell>
          <table:table-cell office:value-type="float" office:value="6410.71" table:style-name="ce1">
            <text:p>641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oise Judkins</text:p>
          </table:table-cell>
          <table:table-cell office:value-type="float" office:value="3529983595548250" table:style-name="ce1">
            <text:p>3.52998E+15</text:p>
          </table:table-cell>
          <table:table-cell office:value-type="float" office:value="755" table:style-name="ce1">
            <text:p>755</text:p>
          </table:table-cell>
          <table:table-cell office:value-type="string" table:style-name="ce1">
            <text:p>jcb</text:p>
          </table:table-cell>
          <table:table-cell office:value-type="float" office:value="2920.15" table:style-name="ce1">
            <text:p>2920.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bel Crunkhurn</text:p>
          </table:table-cell>
          <table:table-cell office:value-type="float" office:value="30487407581423" table:style-name="ce1">
            <text:p>3.04874E+13</text:p>
          </table:table-cell>
          <table:table-cell office:value-type="float" office:value="358" table:style-name="ce1">
            <text:p>358</text:p>
          </table:table-cell>
          <table:table-cell office:value-type="string" table:style-name="ce1">
            <text:p>diners-club-carte-blanche</text:p>
          </table:table-cell>
          <table:table-cell office:value-type="float" office:value="9992.02" table:style-name="ce1">
            <text:p>9992.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dison Vyse</text:p>
          </table:table-cell>
          <table:table-cell office:value-type="float" office:value="201525578555776" table:style-name="ce1">
            <text:p>2.01526E+14</text:p>
          </table:table-cell>
          <table:table-cell office:value-type="float" office:value="981" table:style-name="ce1">
            <text:p>981</text:p>
          </table:table-cell>
          <table:table-cell office:value-type="string" table:style-name="ce1">
            <text:p>diners-club-enroute</text:p>
          </table:table-cell>
          <table:table-cell office:value-type="float" office:value="9025.1200000000008" table:style-name="ce1">
            <text:p>9025.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lyssa Winterscale</text:p>
          </table:table-cell>
          <table:table-cell office:value-type="float" office:value="5.0207760430926295E+18" table:style-name="ce1">
            <text:p>5.02078E+18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maestro</text:p>
          </table:table-cell>
          <table:table-cell office:value-type="float" office:value="9307.57" table:style-name="ce1">
            <text:p>930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o Eves</text:p>
          </table:table-cell>
          <table:table-cell office:value-type="float" office:value="3582347063565050" table:style-name="ce1">
            <text:p>3.58235E+15</text:p>
          </table:table-cell>
          <table:table-cell office:value-type="float" office:value="756" table:style-name="ce1">
            <text:p>756</text:p>
          </table:table-cell>
          <table:table-cell office:value-type="string" table:style-name="ce1">
            <text:p>jcb</text:p>
          </table:table-cell>
          <table:table-cell office:value-type="float" office:value="7129.34" table:style-name="ce1">
            <text:p>7129.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yton Simonard</text:p>
          </table:table-cell>
          <table:table-cell office:value-type="float" office:value="5.60222639150846E+16" table:style-name="ce1">
            <text:p>5.60223E+16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china-unionpay</text:p>
          </table:table-cell>
          <table:table-cell office:value-type="float" office:value="8474.15" table:style-name="ce1">
            <text:p>8474.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rmina Silliman</text:p>
          </table:table-cell>
          <table:table-cell office:value-type="float" office:value="5602254095199230" table:style-name="ce1">
            <text:p>5.60225E+15</text:p>
          </table:table-cell>
          <table:table-cell office:value-type="float" office:value="943" table:style-name="ce1">
            <text:p>943</text:p>
          </table:table-cell>
          <table:table-cell office:value-type="string" table:style-name="ce1">
            <text:p>china-unionpay</text:p>
          </table:table-cell>
          <table:table-cell office:value-type="float" office:value="5758.63" table:style-name="ce1">
            <text:p>5758.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ella Lathwood</text:p>
          </table:table-cell>
          <table:table-cell office:value-type="float" office:value="5.0380610217072698E+17" table:style-name="ce1">
            <text:p>5.03806E+17</text:p>
          </table:table-cell>
          <table:table-cell office:value-type="float" office:value="691" table:style-name="ce1">
            <text:p>691</text:p>
          </table:table-cell>
          <table:table-cell office:value-type="string" table:style-name="ce1">
            <text:p>maestro</text:p>
          </table:table-cell>
          <table:table-cell office:value-type="float" office:value="9108.39" table:style-name="ce1">
            <text:p>9108.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ff Topping</text:p>
          </table:table-cell>
          <table:table-cell office:value-type="float" office:value="3568855195705020" table:style-name="ce1">
            <text:p>3.56886E+15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jcb</text:p>
          </table:table-cell>
          <table:table-cell office:value-type="float" office:value="996.46" table:style-name="ce1">
            <text:p>996.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ennith Mathen</text:p>
          </table:table-cell>
          <table:table-cell office:value-type="float" office:value="201991753294716" table:style-name="ce1">
            <text:p>2.01992E+14</text:p>
          </table:table-cell>
          <table:table-cell office:value-type="float" office:value="441" table:style-name="ce1">
            <text:p>441</text:p>
          </table:table-cell>
          <table:table-cell office:value-type="string" table:style-name="ce1">
            <text:p>diners-club-enroute</text:p>
          </table:table-cell>
          <table:table-cell office:value-type="float" office:value="9375.89" table:style-name="ce1">
            <text:p>9375.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erlocke Joscelyn</text:p>
          </table:table-cell>
          <table:table-cell office:value-type="float" office:value="6372814788375310" table:style-name="ce1">
            <text:p>6.37281E+15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instapayment</text:p>
          </table:table-cell>
          <table:table-cell office:value-type="float" office:value="7700.97" table:style-name="ce1">
            <text:p>7700.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yne Gouge</text:p>
          </table:table-cell>
          <table:table-cell office:value-type="float" office:value="5.61066963618416E+16" table:style-name="ce1">
            <text:p>5.61067E+16</text:p>
          </table:table-cell>
          <table:table-cell office:value-type="float" office:value="587" table:style-name="ce1">
            <text:p>587</text:p>
          </table:table-cell>
          <table:table-cell office:value-type="string" table:style-name="ce1">
            <text:p>china-unionpay</text:p>
          </table:table-cell>
          <table:table-cell office:value-type="float" office:value="5925.08" table:style-name="ce1">
            <text:p>5925.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olfgang Phant</text:p>
          </table:table-cell>
          <table:table-cell office:value-type="float" office:value="30202224243002" table:style-name="ce1">
            <text:p>3.02022E+13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diners-club-carte-blanche</text:p>
          </table:table-cell>
          <table:table-cell office:value-type="float" office:value="5290.47" table:style-name="ce1">
            <text:p>5290.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lva Glanvill</text:p>
          </table:table-cell>
          <table:table-cell office:value-type="float" office:value="201936959771843" table:style-name="ce1">
            <text:p>2.01937E+14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diners-club-enroute</text:p>
          </table:table-cell>
          <table:table-cell office:value-type="float" office:value="5826.04" table:style-name="ce1">
            <text:p>5826.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orey Trevear</text:p>
          </table:table-cell>
          <table:table-cell office:value-type="float" office:value="4026958493000950" table:style-name="ce1">
            <text:p>4.02696E+15</text:p>
          </table:table-cell>
          <table:table-cell office:value-type="float" office:value="566" table:style-name="ce1">
            <text:p>566</text:p>
          </table:table-cell>
          <table:table-cell office:value-type="string" table:style-name="ce1">
            <text:p>visa-electron</text:p>
          </table:table-cell>
          <table:table-cell office:value-type="float" office:value="2679.9" table:style-name="ce1">
            <text:p>2679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eddie Bartlet</text:p>
          </table:table-cell>
          <table:table-cell office:value-type="float" office:value="5002353063982310" table:style-name="ce1">
            <text:p>5.00235E+15</text:p>
          </table:table-cell>
          <table:table-cell office:value-type="float" office:value="705" table:style-name="ce1">
            <text:p>705</text:p>
          </table:table-cell>
          <table:table-cell office:value-type="string" table:style-name="ce1">
            <text:p>mastercard</text:p>
          </table:table-cell>
          <table:table-cell office:value-type="float" office:value="4538.07" table:style-name="ce1">
            <text:p>4538.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enser Seers</text:p>
          </table:table-cell>
          <table:table-cell office:value-type="float" office:value="6.33381409316992E+17" table:style-name="ce1">
            <text:p>6.33381E+17</text:p>
          </table:table-cell>
          <table:table-cell office:value-type="float" office:value="377" table:style-name="ce1">
            <text:p>377</text:p>
          </table:table-cell>
          <table:table-cell office:value-type="string" table:style-name="ce1">
            <text:p>switch</text:p>
          </table:table-cell>
          <table:table-cell office:value-type="float" office:value="6563.28" table:style-name="ce1">
            <text:p>6563.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rbin Fugere</text:p>
          </table:table-cell>
          <table:table-cell office:value-type="float" office:value="5386626211923500" table:style-name="ce1">
            <text:p>5.38663E+15</text:p>
          </table:table-cell>
          <table:table-cell office:value-type="float" office:value="944" table:style-name="ce1">
            <text:p>944</text:p>
          </table:table-cell>
          <table:table-cell office:value-type="string" table:style-name="ce1">
            <text:p>mastercard</text:p>
          </table:table-cell>
          <table:table-cell office:value-type="float" office:value="5924.72" table:style-name="ce1">
            <text:p>5924.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uenna Cherry</text:p>
          </table:table-cell>
          <table:table-cell office:value-type="float" office:value="3537662560600140" table:style-name="ce1">
            <text:p>3.53766E+15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jcb</text:p>
          </table:table-cell>
          <table:table-cell office:value-type="float" office:value="382.36" table:style-name="ce1">
            <text:p>382.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is Atkyns</text:p>
          </table:table-cell>
          <table:table-cell office:value-type="float" office:value="5489482861691960" table:style-name="ce1">
            <text:p>5.48948E+15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diners-club-us-ca</text:p>
          </table:table-cell>
          <table:table-cell office:value-type="float" office:value="9412.33" table:style-name="ce1">
            <text:p>9412.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usty Kencott</text:p>
          </table:table-cell>
          <table:table-cell office:value-type="float" office:value="5610937633737930" table:style-name="ce1">
            <text:p>5.61094E+15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bankcard</text:p>
          </table:table-cell>
          <table:table-cell office:value-type="float" office:value="2737.24" table:style-name="ce1">
            <text:p>2737.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ir Aberhart</text:p>
          </table:table-cell>
          <table:table-cell office:value-type="float" office:value="3568489201348040" table:style-name="ce1">
            <text:p>3.56849E+15</text:p>
          </table:table-cell>
          <table:table-cell office:value-type="float" office:value="568" table:style-name="ce1">
            <text:p>568</text:p>
          </table:table-cell>
          <table:table-cell office:value-type="string" table:style-name="ce1">
            <text:p>jcb</text:p>
          </table:table-cell>
          <table:table-cell office:value-type="float" office:value="4901.62" table:style-name="ce1">
            <text:p>4901.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bby Biggs</text:p>
          </table:table-cell>
          <table:table-cell office:value-type="float" office:value="5275266504703710" table:style-name="ce1">
            <text:p>5.27527E+15</text:p>
          </table:table-cell>
          <table:table-cell office:value-type="float" office:value="936" table:style-name="ce1">
            <text:p>936</text:p>
          </table:table-cell>
          <table:table-cell office:value-type="string" table:style-name="ce1">
            <text:p>mastercard</text:p>
          </table:table-cell>
          <table:table-cell office:value-type="float" office:value="8231.68" table:style-name="ce1">
            <text:p>8231.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ilyn Byway</text:p>
          </table:table-cell>
          <table:table-cell office:value-type="float" office:value="3531579568607410" table:style-name="ce1">
            <text:p>3.53158E+15</text:p>
          </table:table-cell>
          <table:table-cell office:value-type="float" office:value="985" table:style-name="ce1">
            <text:p>985</text:p>
          </table:table-cell>
          <table:table-cell office:value-type="string" table:style-name="ce1">
            <text:p>jcb</text:p>
          </table:table-cell>
          <table:table-cell office:value-type="float" office:value="8572.06" table:style-name="ce1">
            <text:p>8572.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illi Sleith</text:p>
          </table:table-cell>
          <table:table-cell office:value-type="float" office:value="30567929858860" table:style-name="ce1">
            <text:p>3.05679E+13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diners-club-carte-blanche</text:p>
          </table:table-cell>
          <table:table-cell office:value-type="float" office:value="3488.78" table:style-name="ce1">
            <text:p>3488.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eah Barme</text:p>
          </table:table-cell>
          <table:table-cell office:value-type="float" office:value="5610259819041190" table:style-name="ce1">
            <text:p>5.61026E+15</text:p>
          </table:table-cell>
          <table:table-cell office:value-type="float" office:value="762" table:style-name="ce1">
            <text:p>762</text:p>
          </table:table-cell>
          <table:table-cell office:value-type="string" table:style-name="ce1">
            <text:p>bankcard</text:p>
          </table:table-cell>
          <table:table-cell office:value-type="float" office:value="3576.7" table:style-name="ce1">
            <text:p>3576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rland Tansey</text:p>
          </table:table-cell>
          <table:table-cell office:value-type="float" office:value="5002357761501910" table:style-name="ce1">
            <text:p>5.00236E+15</text:p>
          </table:table-cell>
          <table:table-cell office:value-type="float" office:value="870" table:style-name="ce1">
            <text:p>870</text:p>
          </table:table-cell>
          <table:table-cell office:value-type="string" table:style-name="ce1">
            <text:p>mastercard</text:p>
          </table:table-cell>
          <table:table-cell office:value-type="float" office:value="8183.88" table:style-name="ce1">
            <text:p>8183.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sador Geck</text:p>
          </table:table-cell>
          <table:table-cell office:value-type="float" office:value="3534533732352700" table:style-name="ce1">
            <text:p>3.53453E+15</text:p>
          </table:table-cell>
          <table:table-cell office:value-type="float" office:value="431" table:style-name="ce1">
            <text:p>431</text:p>
          </table:table-cell>
          <table:table-cell office:value-type="string" table:style-name="ce1">
            <text:p>jcb</text:p>
          </table:table-cell>
          <table:table-cell office:value-type="float" office:value="8084.79" table:style-name="ce1">
            <text:p>8084.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e Cuschieri</text:p>
          </table:table-cell>
          <table:table-cell office:value-type="float" office:value="201699540522873" table:style-name="ce1">
            <text:p>2.017E+14</text:p>
          </table:table-cell>
          <table:table-cell office:value-type="float" office:value="439" table:style-name="ce1">
            <text:p>439</text:p>
          </table:table-cell>
          <table:table-cell office:value-type="string" table:style-name="ce1">
            <text:p>diners-club-enroute</text:p>
          </table:table-cell>
          <table:table-cell office:value-type="float" office:value="3669.2" table:style-name="ce1">
            <text:p>3669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rsa Jeannot</text:p>
          </table:table-cell>
          <table:table-cell office:value-type="float" office:value="3535315653107230" table:style-name="ce1">
            <text:p>3.53532E+15</text:p>
          </table:table-cell>
          <table:table-cell office:value-type="float" office:value="948" table:style-name="ce1">
            <text:p>948</text:p>
          </table:table-cell>
          <table:table-cell office:value-type="string" table:style-name="ce1">
            <text:p>jcb</text:p>
          </table:table-cell>
          <table:table-cell office:value-type="float" office:value="604.58000000000004" table:style-name="ce1">
            <text:p>604.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ern Groneway</text:p>
          </table:table-cell>
          <table:table-cell office:value-type="float" office:value="3563727503150460" table:style-name="ce1">
            <text:p>3.56373E+15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jcb</text:p>
          </table:table-cell>
          <table:table-cell office:value-type="float" office:value="8999.6" table:style-name="ce1">
            <text:p>8999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enedetto Bentame</text:p>
          </table:table-cell>
          <table:table-cell office:value-type="float" office:value="4017955824433560" table:style-name="ce1">
            <text:p>4.01796E+15</text:p>
          </table:table-cell>
          <table:table-cell office:value-type="float" office:value="627" table:style-name="ce1">
            <text:p>627</text:p>
          </table:table-cell>
          <table:table-cell office:value-type="string" table:style-name="ce1">
            <text:p>visa</text:p>
          </table:table-cell>
          <table:table-cell office:value-type="float" office:value="2966.7" table:style-name="ce1">
            <text:p>2966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sper Gwyer</text:p>
          </table:table-cell>
          <table:table-cell office:value-type="float" office:value="4041377314064440" table:style-name="ce1">
            <text:p>4.04138E+15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visa</text:p>
          </table:table-cell>
          <table:table-cell office:value-type="float" office:value="1440.49" table:style-name="ce1">
            <text:p>1440.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orgia Shervington</text:p>
          </table:table-cell>
          <table:table-cell office:value-type="float" office:value="3549736540348080" table:style-name="ce1">
            <text:p>3.54974E+15</text:p>
          </table:table-cell>
          <table:table-cell office:value-type="float" office:value="963" table:style-name="ce1">
            <text:p>963</text:p>
          </table:table-cell>
          <table:table-cell office:value-type="string" table:style-name="ce1">
            <text:p>jcb</text:p>
          </table:table-cell>
          <table:table-cell office:value-type="float" office:value="7231.89" table:style-name="ce1">
            <text:p>7231.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na Frapwell</text:p>
          </table:table-cell>
          <table:table-cell office:value-type="float" office:value="3587674022348500" table:style-name="ce1">
            <text:p>3.58767E+15</text:p>
          </table:table-cell>
          <table:table-cell office:value-type="float" office:value="273" table:style-name="ce1">
            <text:p>273</text:p>
          </table:table-cell>
          <table:table-cell office:value-type="string" table:style-name="ce1">
            <text:p>jcb</text:p>
          </table:table-cell>
          <table:table-cell office:value-type="float" office:value="3747.91" table:style-name="ce1">
            <text:p>3747.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evina Dymick</text:p>
          </table:table-cell>
          <table:table-cell office:value-type="float" office:value="5602233828058380" table:style-name="ce1">
            <text:p>5.60223E+15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bankcard</text:p>
          </table:table-cell>
          <table:table-cell office:value-type="float" office:value="4995.21" table:style-name="ce1">
            <text:p>4995.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ra Hurtic</text:p>
          </table:table-cell>
          <table:table-cell office:value-type="float" office:value="3566239079930710" table:style-name="ce1">
            <text:p>3.56624E+15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jcb</text:p>
          </table:table-cell>
          <table:table-cell office:value-type="float" office:value="8370.67" table:style-name="ce1">
            <text:p>8370.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asco Berzin</text:p>
          </table:table-cell>
          <table:table-cell office:value-type="float" office:value="5893385888637350" table:style-name="ce1">
            <text:p>5.89339E+15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maestro</text:p>
          </table:table-cell>
          <table:table-cell office:value-type="float" office:value="9242.51" table:style-name="ce1">
            <text:p>9242.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erye Bonehill</text:p>
          </table:table-cell>
          <table:table-cell office:value-type="float" office:value="5433178807230210" table:style-name="ce1">
            <text:p>5.43318E+15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mastercard</text:p>
          </table:table-cell>
          <table:table-cell office:value-type="float" office:value="1275.01" table:style-name="ce1">
            <text:p>1275.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ay Harford</text:p>
          </table:table-cell>
          <table:table-cell office:value-type="float" office:value="4017956218259" table:style-name="ce1">
            <text:p>4.01796E+12</text:p>
          </table:table-cell>
          <table:table-cell office:value-type="float" office:value="659" table:style-name="ce1">
            <text:p>659</text:p>
          </table:table-cell>
          <table:table-cell office:value-type="string" table:style-name="ce1">
            <text:p>visa</text:p>
          </table:table-cell>
          <table:table-cell office:value-type="float" office:value="2630.72" table:style-name="ce1">
            <text:p>2630.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ylord Derx</text:p>
          </table:table-cell>
          <table:table-cell office:value-type="float" office:value="3571002690395940" table:style-name="ce1">
            <text:p>3.571E+15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jcb</text:p>
          </table:table-cell>
          <table:table-cell office:value-type="float" office:value="5622.09" table:style-name="ce1">
            <text:p>5622.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ane Yeiles</text:p>
          </table:table-cell>
          <table:table-cell office:value-type="float" office:value="3576659390769840" table:style-name="ce1">
            <text:p>3.57666E+15</text:p>
          </table:table-cell>
          <table:table-cell office:value-type="float" office:value="896" table:style-name="ce1">
            <text:p>896</text:p>
          </table:table-cell>
          <table:table-cell office:value-type="string" table:style-name="ce1">
            <text:p>jcb</text:p>
          </table:table-cell>
          <table:table-cell office:value-type="float" office:value="2892.13" table:style-name="ce1">
            <text:p>2892.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omasina Horlock</text:p>
          </table:table-cell>
          <table:table-cell office:value-type="float" office:value="3583985949614950" table:style-name="ce1">
            <text:p>3.58399E+15</text:p>
          </table:table-cell>
          <table:table-cell office:value-type="float" office:value="703" table:style-name="ce1">
            <text:p>703</text:p>
          </table:table-cell>
          <table:table-cell office:value-type="string" table:style-name="ce1">
            <text:p>jcb</text:p>
          </table:table-cell>
          <table:table-cell office:value-type="float" office:value="3508.28" table:style-name="ce1">
            <text:p>3508.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lyn Juszkiewicz</text:p>
          </table:table-cell>
          <table:table-cell office:value-type="float" office:value="3589387478320080" table:style-name="ce1">
            <text:p>3.58939E+15</text:p>
          </table:table-cell>
          <table:table-cell office:value-type="float" office:value="932" table:style-name="ce1">
            <text:p>932</text:p>
          </table:table-cell>
          <table:table-cell office:value-type="string" table:style-name="ce1">
            <text:p>jcb</text:p>
          </table:table-cell>
          <table:table-cell office:value-type="float" office:value="5964.63" table:style-name="ce1">
            <text:p>5964.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ily Moraleda</text:p>
          </table:table-cell>
          <table:table-cell office:value-type="float" office:value="3566141213463140" table:style-name="ce1">
            <text:p>3.56614E+15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jcb</text:p>
          </table:table-cell>
          <table:table-cell office:value-type="float" office:value="1422.14" table:style-name="ce1">
            <text:p>142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rrine Pealing</text:p>
          </table:table-cell>
          <table:table-cell office:value-type="float" office:value="3550820525847030" table:style-name="ce1">
            <text:p>3.55082E+15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jcb</text:p>
          </table:table-cell>
          <table:table-cell office:value-type="float" office:value="5646.69" table:style-name="ce1">
            <text:p>5646.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bina Hirthe</text:p>
          </table:table-cell>
          <table:table-cell office:value-type="float" office:value="6.3311008864775496E+18" table:style-name="ce1">
            <text:p>6.3311E+18</text:p>
          </table:table-cell>
          <table:table-cell office:value-type="float" office:value="643" table:style-name="ce1">
            <text:p>643</text:p>
          </table:table-cell>
          <table:table-cell office:value-type="string" table:style-name="ce1">
            <text:p>switch</text:p>
          </table:table-cell>
          <table:table-cell office:value-type="float" office:value="6409.03" table:style-name="ce1">
            <text:p>6409.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bs Every</text:p>
          </table:table-cell>
          <table:table-cell office:value-type="float" office:value="5602211660682940" table:style-name="ce1">
            <text:p>5.60221E+15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bankcard</text:p>
          </table:table-cell>
          <table:table-cell office:value-type="float" office:value="3071.16" table:style-name="ce1">
            <text:p>3071.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aney Zavattero</text:p>
          </table:table-cell>
          <table:table-cell office:value-type="float" office:value="4913994966382860" table:style-name="ce1">
            <text:p>4.91399E+15</text:p>
          </table:table-cell>
          <table:table-cell office:value-type="float" office:value="827" table:style-name="ce1">
            <text:p>827</text:p>
          </table:table-cell>
          <table:table-cell office:value-type="string" table:style-name="ce1">
            <text:p>visa-electron</text:p>
          </table:table-cell>
          <table:table-cell office:value-type="float" office:value="2513.85" table:style-name="ce1">
            <text:p>2513.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yman Clowser</text:p>
          </table:table-cell>
          <table:table-cell office:value-type="float" office:value="3578408019807330" table:style-name="ce1">
            <text:p>3.57841E+15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jcb</text:p>
          </table:table-cell>
          <table:table-cell office:value-type="float" office:value="2542.39" table:style-name="ce1">
            <text:p>2542.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illane Danilyuk</text:p>
          </table:table-cell>
          <table:table-cell office:value-type="float" office:value="4.9058962601194202E+17" table:style-name="ce1">
            <text:p>4.9059E+17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witch</text:p>
          </table:table-cell>
          <table:table-cell office:value-type="float" office:value="2395.79" table:style-name="ce1">
            <text:p>2395.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ydel Brodhead</text:p>
          </table:table-cell>
          <table:table-cell office:value-type="float" office:value="3569004368026410" table:style-name="ce1">
            <text:p>3.569E+15</text:p>
          </table:table-cell>
          <table:table-cell office:value-type="float" office:value="926" table:style-name="ce1">
            <text:p>926</text:p>
          </table:table-cell>
          <table:table-cell office:value-type="string" table:style-name="ce1">
            <text:p>jcb</text:p>
          </table:table-cell>
          <table:table-cell office:value-type="float" office:value="885.9" table:style-name="ce1">
            <text:p>885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ennan Marchiso</text:p>
          </table:table-cell>
          <table:table-cell office:value-type="float" office:value="3567215885833070" table:style-name="ce1">
            <text:p>3.56722E+15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jcb</text:p>
          </table:table-cell>
          <table:table-cell office:value-type="float" office:value="9550.57" table:style-name="ce1">
            <text:p>955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ri Critoph</text:p>
          </table:table-cell>
          <table:table-cell office:value-type="float" office:value="3587026014329110" table:style-name="ce1">
            <text:p>3.58703E+15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jcb</text:p>
          </table:table-cell>
          <table:table-cell office:value-type="float" office:value="7389.24" table:style-name="ce1">
            <text:p>7389.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stien Conaghy</text:p>
          </table:table-cell>
          <table:table-cell office:value-type="float" office:value="3576372550925640" table:style-name="ce1">
            <text:p>3.57637E+15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jcb</text:p>
          </table:table-cell>
          <table:table-cell office:value-type="float" office:value="4170.2299999999996" table:style-name="ce1">
            <text:p>4170.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aw Tonkinson</text:p>
          </table:table-cell>
          <table:table-cell office:value-type="float" office:value="3545009931437060" table:style-name="ce1">
            <text:p>3.54501E+15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jcb</text:p>
          </table:table-cell>
          <table:table-cell office:value-type="float" office:value="5619.16" table:style-name="ce1">
            <text:p>5619.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ndida Berriman</text:p>
          </table:table-cell>
          <table:table-cell office:value-type="float" office:value="4.9036937358543699E+17" table:style-name="ce1">
            <text:p>4.90369E+17</text:p>
          </table:table-cell>
          <table:table-cell office:value-type="float" office:value="703" table:style-name="ce1">
            <text:p>703</text:p>
          </table:table-cell>
          <table:table-cell office:value-type="string" table:style-name="ce1">
            <text:p>switch</text:p>
          </table:table-cell>
          <table:table-cell office:value-type="float" office:value="3228.58" table:style-name="ce1">
            <text:p>3228.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inn Gerardet</text:p>
          </table:table-cell>
          <table:table-cell office:value-type="float" office:value="5.6022289131612698E+17" table:style-name="ce1">
            <text:p>5.60223E+17</text:p>
          </table:table-cell>
          <table:table-cell office:value-type="float" office:value="946" table:style-name="ce1">
            <text:p>946</text:p>
          </table:table-cell>
          <table:table-cell office:value-type="string" table:style-name="ce1">
            <text:p>china-unionpay</text:p>
          </table:table-cell>
          <table:table-cell office:value-type="float" office:value="5070.38" table:style-name="ce1">
            <text:p>5070.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ather Franzotto</text:p>
          </table:table-cell>
          <table:table-cell office:value-type="float" office:value="3541370938380890" table:style-name="ce1">
            <text:p>3.54137E+15</text:p>
          </table:table-cell>
          <table:table-cell office:value-type="float" office:value="486" table:style-name="ce1">
            <text:p>486</text:p>
          </table:table-cell>
          <table:table-cell office:value-type="string" table:style-name="ce1">
            <text:p>jcb</text:p>
          </table:table-cell>
          <table:table-cell office:value-type="float" office:value="2915.93" table:style-name="ce1">
            <text:p>2915.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ody Hadden</text:p>
          </table:table-cell>
          <table:table-cell office:value-type="float" office:value="6759530477277430" table:style-name="ce1">
            <text:p>6.75953E+15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maestro</text:p>
          </table:table-cell>
          <table:table-cell office:value-type="float" office:value="3125.51" table:style-name="ce1">
            <text:p>3125.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epard Maty</text:p>
          </table:table-cell>
          <table:table-cell office:value-type="float" office:value="347312160536877" table:style-name="ce1">
            <text:p>3.47312E+14</text:p>
          </table:table-cell>
          <table:table-cell office:value-type="float" office:value="855" table:style-name="ce1">
            <text:p>855</text:p>
          </table:table-cell>
          <table:table-cell office:value-type="string" table:style-name="ce1">
            <text:p>americanexpress</text:p>
          </table:table-cell>
          <table:table-cell office:value-type="float" office:value="3019.57" table:style-name="ce1">
            <text:p>301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derson Reinger</text:p>
          </table:table-cell>
          <table:table-cell office:value-type="float" office:value="4917654921693380" table:style-name="ce1">
            <text:p>4.91765E+15</text:p>
          </table:table-cell>
          <table:table-cell office:value-type="float" office:value="675" table:style-name="ce1">
            <text:p>675</text:p>
          </table:table-cell>
          <table:table-cell office:value-type="string" table:style-name="ce1">
            <text:p>visa-electron</text:p>
          </table:table-cell>
          <table:table-cell office:value-type="float" office:value="3669.17" table:style-name="ce1">
            <text:p>3669.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le Moules</text:p>
          </table:table-cell>
          <table:table-cell office:value-type="float" office:value="3559454541164170" table:style-name="ce1">
            <text:p>3.55945E+15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jcb</text:p>
          </table:table-cell>
          <table:table-cell office:value-type="float" office:value="8964.7099999999991" table:style-name="ce1">
            <text:p>896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lsh Ashfield</text:p>
          </table:table-cell>
          <table:table-cell office:value-type="float" office:value="3529864548460300" table:style-name="ce1">
            <text:p>3.52986E+15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jcb</text:p>
          </table:table-cell>
          <table:table-cell office:value-type="float" office:value="9962.27" table:style-name="ce1">
            <text:p>9962.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rahan Medwell</text:p>
          </table:table-cell>
          <table:table-cell office:value-type="float" office:value="3536774568407700" table:style-name="ce1">
            <text:p>3.53677E+15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jcb</text:p>
          </table:table-cell>
          <table:table-cell office:value-type="float" office:value="477.21" table:style-name="ce1">
            <text:p>477.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necorinne Burdin</text:p>
          </table:table-cell>
          <table:table-cell office:value-type="float" office:value="3540601200869830" table:style-name="ce1">
            <text:p>3.5406E+15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jcb</text:p>
          </table:table-cell>
          <table:table-cell office:value-type="float" office:value="9671.7099999999991" table:style-name="ce1">
            <text:p>967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lvain Kopfen</text:p>
          </table:table-cell>
          <table:table-cell office:value-type="float" office:value="6.7636394650833504E+16" table:style-name="ce1">
            <text:p>6.76364E+16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maestro</text:p>
          </table:table-cell>
          <table:table-cell office:value-type="float" office:value="2334.31" table:style-name="ce1">
            <text:p>2334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a Hartas</text:p>
          </table:table-cell>
          <table:table-cell office:value-type="float" office:value="6.3347480080473203E+17" table:style-name="ce1">
            <text:p>6.33475E+17</text:p>
          </table:table-cell>
          <table:table-cell office:value-type="float" office:value="717" table:style-name="ce1">
            <text:p>717</text:p>
          </table:table-cell>
          <table:table-cell office:value-type="string" table:style-name="ce1">
            <text:p>solo</text:p>
          </table:table-cell>
          <table:table-cell office:value-type="float" office:value="795.51" table:style-name="ce1">
            <text:p>795.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ers Honig</text:p>
          </table:table-cell>
          <table:table-cell office:value-type="float" office:value="5610329295107600" table:style-name="ce1">
            <text:p>5.61033E+15</text:p>
          </table:table-cell>
          <table:table-cell office:value-type="float" office:value="743" table:style-name="ce1">
            <text:p>743</text:p>
          </table:table-cell>
          <table:table-cell office:value-type="string" table:style-name="ce1">
            <text:p>bankcard</text:p>
          </table:table-cell>
          <table:table-cell office:value-type="float" office:value="7621.11" table:style-name="ce1">
            <text:p>7621.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laidh Mayling</text:p>
          </table:table-cell>
          <table:table-cell office:value-type="float" office:value="201488522270309" table:style-name="ce1">
            <text:p>2.01489E+14</text:p>
          </table:table-cell>
          <table:table-cell office:value-type="float" office:value="578" table:style-name="ce1">
            <text:p>578</text:p>
          </table:table-cell>
          <table:table-cell office:value-type="string" table:style-name="ce1">
            <text:p>diners-club-enroute</text:p>
          </table:table-cell>
          <table:table-cell office:value-type="float" office:value="2038.87" table:style-name="ce1">
            <text:p>2038.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nna Enders</text:p>
          </table:table-cell>
          <table:table-cell office:value-type="float" office:value="3554711414653610" table:style-name="ce1">
            <text:p>3.55471E+15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jcb</text:p>
          </table:table-cell>
          <table:table-cell office:value-type="float" office:value="894.64" table:style-name="ce1">
            <text:p>894.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anna Raveau</text:p>
          </table:table-cell>
          <table:table-cell office:value-type="float" office:value="30319012591507" table:style-name="ce1">
            <text:p>3.0319E+13</text:p>
          </table:table-cell>
          <table:table-cell office:value-type="float" office:value="764" table:style-name="ce1">
            <text:p>764</text:p>
          </table:table-cell>
          <table:table-cell office:value-type="string" table:style-name="ce1">
            <text:p>diners-club-carte-blanche</text:p>
          </table:table-cell>
          <table:table-cell office:value-type="float" office:value="6323.15" table:style-name="ce1">
            <text:p>6323.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ettie ducarme</text:p>
          </table:table-cell>
          <table:table-cell office:value-type="float" office:value="5602252982380410" table:style-name="ce1">
            <text:p>5.60225E+15</text:p>
          </table:table-cell>
          <table:table-cell office:value-type="float" office:value="936" table:style-name="ce1">
            <text:p>936</text:p>
          </table:table-cell>
          <table:table-cell office:value-type="string" table:style-name="ce1">
            <text:p>bankcard</text:p>
          </table:table-cell>
          <table:table-cell office:value-type="float" office:value="3184.52" table:style-name="ce1">
            <text:p>3184.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g Cadge</text:p>
          </table:table-cell>
          <table:table-cell office:value-type="float" office:value="5602243636396260" table:style-name="ce1">
            <text:p>5.60224E+15</text:p>
          </table:table-cell>
          <table:table-cell office:value-type="float" office:value="573" table:style-name="ce1">
            <text:p>573</text:p>
          </table:table-cell>
          <table:table-cell office:value-type="string" table:style-name="ce1">
            <text:p>bankcard</text:p>
          </table:table-cell>
          <table:table-cell office:value-type="float" office:value="3753.94" table:style-name="ce1">
            <text:p>3753.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nmarie James</text:p>
          </table:table-cell>
          <table:table-cell office:value-type="float" office:value="3541877631183390" table:style-name="ce1">
            <text:p>3.54188E+15</text:p>
          </table:table-cell>
          <table:table-cell office:value-type="float" office:value="777" table:style-name="ce1">
            <text:p>777</text:p>
          </table:table-cell>
          <table:table-cell office:value-type="string" table:style-name="ce1">
            <text:p>jcb</text:p>
          </table:table-cell>
          <table:table-cell office:value-type="float" office:value="9208.4500000000007" table:style-name="ce1">
            <text:p>9208.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orgo Valeri</text:p>
          </table:table-cell>
          <table:table-cell office:value-type="float" office:value="3583490029222550" table:style-name="ce1">
            <text:p>3.58349E+15</text:p>
          </table:table-cell>
          <table:table-cell office:value-type="float" office:value="892" table:style-name="ce1">
            <text:p>892</text:p>
          </table:table-cell>
          <table:table-cell office:value-type="string" table:style-name="ce1">
            <text:p>jcb</text:p>
          </table:table-cell>
          <table:table-cell office:value-type="float" office:value="7369.44" table:style-name="ce1">
            <text:p>7369.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innifred Zaniolo</text:p>
          </table:table-cell>
          <table:table-cell office:value-type="float" office:value="3584784465501890" table:style-name="ce1">
            <text:p>3.58478E+15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jcb</text:p>
          </table:table-cell>
          <table:table-cell office:value-type="float" office:value="5938.4" table:style-name="ce1">
            <text:p>5938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minique Kirlin</text:p>
          </table:table-cell>
          <table:table-cell office:value-type="float" office:value="5602253442366780" table:style-name="ce1">
            <text:p>5.60225E+15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bankcard</text:p>
          </table:table-cell>
          <table:table-cell office:value-type="float" office:value="3736.98" table:style-name="ce1">
            <text:p>3736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lie Kimbrey</text:p>
          </table:table-cell>
          <table:table-cell office:value-type="float" office:value="4.9118402927969901E+17" table:style-name="ce1">
            <text:p>4.91184E+17</text:p>
          </table:table-cell>
          <table:table-cell office:value-type="float" office:value="562" table:style-name="ce1">
            <text:p>562</text:p>
          </table:table-cell>
          <table:table-cell office:value-type="string" table:style-name="ce1">
            <text:p>switch</text:p>
          </table:table-cell>
          <table:table-cell office:value-type="float" office:value="7297.35" table:style-name="ce1">
            <text:p>7297.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yril Coen</text:p>
          </table:table-cell>
          <table:table-cell office:value-type="float" office:value="3568917131223540" table:style-name="ce1">
            <text:p>3.56892E+15</text:p>
          </table:table-cell>
          <table:table-cell office:value-type="float" office:value="329" table:style-name="ce1">
            <text:p>329</text:p>
          </table:table-cell>
          <table:table-cell office:value-type="string" table:style-name="ce1">
            <text:p>jcb</text:p>
          </table:table-cell>
          <table:table-cell office:value-type="float" office:value="7587.38" table:style-name="ce1">
            <text:p>7587.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delin Townsend</text:p>
          </table:table-cell>
          <table:table-cell office:value-type="float" office:value="5.0381931753720096E+16" table:style-name="ce1">
            <text:p>5.03819E+16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maestro</text:p>
          </table:table-cell>
          <table:table-cell office:value-type="float" office:value="7775.89" table:style-name="ce1">
            <text:p>7775.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olin Devon</text:p>
          </table:table-cell>
          <table:table-cell office:value-type="float" office:value="5602241426635480" table:style-name="ce1">
            <text:p>5.60224E+15</text:p>
          </table:table-cell>
          <table:table-cell office:value-type="float" office:value="853" table:style-name="ce1">
            <text:p>853</text:p>
          </table:table-cell>
          <table:table-cell office:value-type="string" table:style-name="ce1">
            <text:p>bankcard</text:p>
          </table:table-cell>
          <table:table-cell office:value-type="float" office:value="3636.08" table:style-name="ce1">
            <text:p>3636.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under Bullene</text:p>
          </table:table-cell>
          <table:table-cell office:value-type="float" office:value="3584857639130100" table:style-name="ce1">
            <text:p>3.58486E+15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jcb</text:p>
          </table:table-cell>
          <table:table-cell office:value-type="float" office:value="7249.03" table:style-name="ce1">
            <text:p>7249.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indee Gilardengo</text:p>
          </table:table-cell>
          <table:table-cell office:value-type="float" office:value="3572774388673290" table:style-name="ce1">
            <text:p>3.57277E+15</text:p>
          </table:table-cell>
          <table:table-cell office:value-type="float" office:value="409" table:style-name="ce1">
            <text:p>409</text:p>
          </table:table-cell>
          <table:table-cell office:value-type="string" table:style-name="ce1">
            <text:p>jcb</text:p>
          </table:table-cell>
          <table:table-cell office:value-type="float" office:value="5083.7" table:style-name="ce1">
            <text:p>5083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oljean Thor</text:p>
          </table:table-cell>
          <table:table-cell office:value-type="float" office:value="5602219236812090" table:style-name="ce1">
            <text:p>5.60222E+15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bankcard</text:p>
          </table:table-cell>
          <table:table-cell office:value-type="float" office:value="9155.61" table:style-name="ce1">
            <text:p>9155.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ling Winspare</text:p>
          </table:table-cell>
          <table:table-cell office:value-type="float" office:value="349940842890599" table:style-name="ce1">
            <text:p>3.49941E+14</text:p>
          </table:table-cell>
          <table:table-cell office:value-type="float" office:value="610" table:style-name="ce1">
            <text:p>610</text:p>
          </table:table-cell>
          <table:table-cell office:value-type="string" table:style-name="ce1">
            <text:p>americanexpress</text:p>
          </table:table-cell>
          <table:table-cell office:value-type="float" office:value="8675.44" table:style-name="ce1">
            <text:p>8675.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ri Kilbride</text:p>
          </table:table-cell>
          <table:table-cell office:value-type="float" office:value="4017950335880880" table:style-name="ce1">
            <text:p>4.01795E+15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visa</text:p>
          </table:table-cell>
          <table:table-cell office:value-type="float" office:value="5826.79" table:style-name="ce1">
            <text:p>5826.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 Rosoman</text:p>
          </table:table-cell>
          <table:table-cell office:value-type="float" office:value="4041375975117310" table:style-name="ce1">
            <text:p>4.04138E+15</text:p>
          </table:table-cell>
          <table:table-cell office:value-type="float" office:value="990" table:style-name="ce1">
            <text:p>990</text:p>
          </table:table-cell>
          <table:table-cell office:value-type="string" table:style-name="ce1">
            <text:p>visa</text:p>
          </table:table-cell>
          <table:table-cell office:value-type="float" office:value="8621.2000000000007" table:style-name="ce1">
            <text:p>8621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gan Gopsall</text:p>
          </table:table-cell>
          <table:table-cell office:value-type="float" office:value="201592262851424" table:style-name="ce1">
            <text:p>2.01592E+14</text:p>
          </table:table-cell>
          <table:table-cell office:value-type="float" office:value="567" table:style-name="ce1">
            <text:p>567</text:p>
          </table:table-cell>
          <table:table-cell office:value-type="string" table:style-name="ce1">
            <text:p>diners-club-enroute</text:p>
          </table:table-cell>
          <table:table-cell office:value-type="float" office:value="5869.03" table:style-name="ce1">
            <text:p>5869.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ril Dearell</text:p>
          </table:table-cell>
          <table:table-cell office:value-type="float" office:value="30105480347344" table:style-name="ce1">
            <text:p>3.01055E+13</text:p>
          </table:table-cell>
          <table:table-cell office:value-type="float" office:value="874" table:style-name="ce1">
            <text:p>874</text:p>
          </table:table-cell>
          <table:table-cell office:value-type="string" table:style-name="ce1">
            <text:p>diners-club-carte-blanche</text:p>
          </table:table-cell>
          <table:table-cell office:value-type="float" office:value="8363.18" table:style-name="ce1">
            <text:p>8363.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ila Martinat</text:p>
          </table:table-cell>
          <table:table-cell office:value-type="float" office:value="6759504148262260" table:style-name="ce1">
            <text:p>6.7595E+15</text:p>
          </table:table-cell>
          <table:table-cell office:value-type="float" office:value="852" table:style-name="ce1">
            <text:p>852</text:p>
          </table:table-cell>
          <table:table-cell office:value-type="string" table:style-name="ce1">
            <text:p>switch</text:p>
          </table:table-cell>
          <table:table-cell office:value-type="float" office:value="581.70000000000005" table:style-name="ce1">
            <text:p>581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rlene Cooke</text:p>
          </table:table-cell>
          <table:table-cell office:value-type="float" office:value="3581264085540620" table:style-name="ce1">
            <text:p>3.58126E+15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jcb</text:p>
          </table:table-cell>
          <table:table-cell office:value-type="float" office:value="8685.7199999999993" table:style-name="ce1">
            <text:p>8685.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anny Witherdon</text:p>
          </table:table-cell>
          <table:table-cell office:value-type="float" office:value="6.7591163828102E+16" table:style-name="ce1">
            <text:p>6.75912E+16</text:p>
          </table:table-cell>
          <table:table-cell office:value-type="float" office:value="552" table:style-name="ce1">
            <text:p>552</text:p>
          </table:table-cell>
          <table:table-cell office:value-type="string" table:style-name="ce1">
            <text:p>maestro</text:p>
          </table:table-cell>
          <table:table-cell office:value-type="float" office:value="6914.63" table:style-name="ce1">
            <text:p>6914.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orest Leydon</text:p>
          </table:table-cell>
          <table:table-cell office:value-type="float" office:value="5002359947427210" table:style-name="ce1">
            <text:p>5.00236E+15</text:p>
          </table:table-cell>
          <table:table-cell office:value-type="float" office:value="358" table:style-name="ce1">
            <text:p>358</text:p>
          </table:table-cell>
          <table:table-cell office:value-type="string" table:style-name="ce1">
            <text:p>mastercard</text:p>
          </table:table-cell>
          <table:table-cell office:value-type="float" office:value="9918.6299999999992" table:style-name="ce1">
            <text:p>9918.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srael Sacco</text:p>
          </table:table-cell>
          <table:table-cell office:value-type="float" office:value="3567670946411480" table:style-name="ce1">
            <text:p>3.56767E+15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jcb</text:p>
          </table:table-cell>
          <table:table-cell office:value-type="float" office:value="3787.4" table:style-name="ce1">
            <text:p>3787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setta Tilio</text:p>
          </table:table-cell>
          <table:table-cell office:value-type="float" office:value="345665652049820" table:style-name="ce1">
            <text:p>3.45666E+14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americanexpress</text:p>
          </table:table-cell>
          <table:table-cell office:value-type="float" office:value="2122.79" table:style-name="ce1">
            <text:p>2122.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nclare Medcraft</text:p>
          </table:table-cell>
          <table:table-cell office:value-type="float" office:value="3557029637140160" table:style-name="ce1">
            <text:p>3.55703E+15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jcb</text:p>
          </table:table-cell>
          <table:table-cell office:value-type="float" office:value="7354.43" table:style-name="ce1">
            <text:p>735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olden Oxshott</text:p>
          </table:table-cell>
          <table:table-cell office:value-type="float" office:value="5540010685101830" table:style-name="ce1">
            <text:p>5.54001E+15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diners-club-us-ca</text:p>
          </table:table-cell>
          <table:table-cell office:value-type="float" office:value="6408.35" table:style-name="ce1">
            <text:p>6408.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iddie Sare</text:p>
          </table:table-cell>
          <table:table-cell office:value-type="float" office:value="6.7060651537183296E+17" table:style-name="ce1">
            <text:p>6.70607E+17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laser</text:p>
          </table:table-cell>
          <table:table-cell office:value-type="float" office:value="7981.89" table:style-name="ce1">
            <text:p>7981.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ran Roskeilly</text:p>
          </table:table-cell>
          <table:table-cell office:value-type="float" office:value="3539787907366140" table:style-name="ce1">
            <text:p>3.53979E+15</text:p>
          </table:table-cell>
          <table:table-cell office:value-type="float" office:value="909" table:style-name="ce1">
            <text:p>909</text:p>
          </table:table-cell>
          <table:table-cell office:value-type="string" table:style-name="ce1">
            <text:p>jcb</text:p>
          </table:table-cell>
          <table:table-cell office:value-type="float" office:value="6120.16" table:style-name="ce1">
            <text:p>6120.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nja Jollye</text:p>
          </table:table-cell>
          <table:table-cell office:value-type="float" office:value="3563767302957900" table:style-name="ce1">
            <text:p>3.56377E+15</text:p>
          </table:table-cell>
          <table:table-cell office:value-type="float" office:value="937" table:style-name="ce1">
            <text:p>937</text:p>
          </table:table-cell>
          <table:table-cell office:value-type="string" table:style-name="ce1">
            <text:p>jcb</text:p>
          </table:table-cell>
          <table:table-cell office:value-type="float" office:value="6995.19" table:style-name="ce1">
            <text:p>6995.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effield Clears</text:p>
          </table:table-cell>
          <table:table-cell office:value-type="float" office:value="3583121599337450" table:style-name="ce1">
            <text:p>3.58312E+15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jcb</text:p>
          </table:table-cell>
          <table:table-cell office:value-type="float" office:value="7732.13" table:style-name="ce1">
            <text:p>7732.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nci Lillegard</text:p>
          </table:table-cell>
          <table:table-cell office:value-type="float" office:value="3562946347751180" table:style-name="ce1">
            <text:p>3.56295E+15</text:p>
          </table:table-cell>
          <table:table-cell office:value-type="float" office:value="611" table:style-name="ce1">
            <text:p>611</text:p>
          </table:table-cell>
          <table:table-cell office:value-type="string" table:style-name="ce1">
            <text:p>jcb</text:p>
          </table:table-cell>
          <table:table-cell office:value-type="float" office:value="4332.41" table:style-name="ce1">
            <text:p>4332.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usta Speerman</text:p>
          </table:table-cell>
          <table:table-cell office:value-type="float" office:value="3566651280814320" table:style-name="ce1">
            <text:p>3.56665E+15</text:p>
          </table:table-cell>
          <table:table-cell office:value-type="float" office:value="799" table:style-name="ce1">
            <text:p>799</text:p>
          </table:table-cell>
          <table:table-cell office:value-type="string" table:style-name="ce1">
            <text:p>jcb</text:p>
          </table:table-cell>
          <table:table-cell office:value-type="float" office:value="9124.41" table:style-name="ce1">
            <text:p>9124.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metri Bollen</text:p>
          </table:table-cell>
          <table:table-cell office:value-type="float" office:value="3575551661845930" table:style-name="ce1">
            <text:p>3.57555E+15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jcb</text:p>
          </table:table-cell>
          <table:table-cell office:value-type="float" office:value="8467.93" table:style-name="ce1">
            <text:p>8467.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ederik Lunbech</text:p>
          </table:table-cell>
          <table:table-cell office:value-type="float" office:value="3567713771110670" table:style-name="ce1">
            <text:p>3.56771E+15</text:p>
          </table:table-cell>
          <table:table-cell office:value-type="float" office:value="412" table:style-name="ce1">
            <text:p>412</text:p>
          </table:table-cell>
          <table:table-cell office:value-type="string" table:style-name="ce1">
            <text:p>jcb</text:p>
          </table:table-cell>
          <table:table-cell office:value-type="float" office:value="1760.17" table:style-name="ce1">
            <text:p>1760.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hryn Lalevee</text:p>
          </table:table-cell>
          <table:table-cell office:value-type="float" office:value="3565800210441030" table:style-name="ce1">
            <text:p>3.5658E+15</text:p>
          </table:table-cell>
          <table:table-cell office:value-type="float" office:value="574" table:style-name="ce1">
            <text:p>574</text:p>
          </table:table-cell>
          <table:table-cell office:value-type="string" table:style-name="ce1">
            <text:p>jcb</text:p>
          </table:table-cell>
          <table:table-cell office:value-type="float" office:value="6810.02" table:style-name="ce1">
            <text:p>6810.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doney Lindenfeld</text:p>
          </table:table-cell>
          <table:table-cell office:value-type="float" office:value="3580599426694760" table:style-name="ce1">
            <text:p>3.5806E+15</text:p>
          </table:table-cell>
          <table:table-cell office:value-type="float" office:value="668" table:style-name="ce1">
            <text:p>668</text:p>
          </table:table-cell>
          <table:table-cell office:value-type="string" table:style-name="ce1">
            <text:p>jcb</text:p>
          </table:table-cell>
          <table:table-cell office:value-type="float" office:value="7795.42" table:style-name="ce1">
            <text:p>7795.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underson Renish</text:p>
          </table:table-cell>
          <table:table-cell office:value-type="float" office:value="4041378100835100" table:style-name="ce1">
            <text:p>4.04138E+15</text:p>
          </table:table-cell>
          <table:table-cell office:value-type="float" office:value="606" table:style-name="ce1">
            <text:p>606</text:p>
          </table:table-cell>
          <table:table-cell office:value-type="string" table:style-name="ce1">
            <text:p>visa</text:p>
          </table:table-cell>
          <table:table-cell office:value-type="float" office:value="8185.87" table:style-name="ce1">
            <text:p>8185.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rra McGibbon</text:p>
          </table:table-cell>
          <table:table-cell office:value-type="float" office:value="5.6022196068042301E+18" table:style-name="ce1">
            <text:p>5.60222E+18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china-unionpay</text:p>
          </table:table-cell>
          <table:table-cell office:value-type="float" office:value="6094.09" table:style-name="ce1">
            <text:p>6094.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mara Dumbarton</text:p>
          </table:table-cell>
          <table:table-cell office:value-type="float" office:value="6.7615929505477796E+18" table:style-name="ce1">
            <text:p>6.76159E+18</text:p>
          </table:table-cell>
          <table:table-cell office:value-type="float" office:value="815" table:style-name="ce1">
            <text:p>815</text:p>
          </table:table-cell>
          <table:table-cell office:value-type="string" table:style-name="ce1">
            <text:p>maestro</text:p>
          </table:table-cell>
          <table:table-cell office:value-type="float" office:value="2296.27" table:style-name="ce1">
            <text:p>2296.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ubine Marcome</text:p>
          </table:table-cell>
          <table:table-cell office:value-type="float" office:value="3536924933641890" table:style-name="ce1">
            <text:p>3.53692E+15</text:p>
          </table:table-cell>
          <table:table-cell office:value-type="float" office:value="878" table:style-name="ce1">
            <text:p>878</text:p>
          </table:table-cell>
          <table:table-cell office:value-type="string" table:style-name="ce1">
            <text:p>jcb</text:p>
          </table:table-cell>
          <table:table-cell office:value-type="float" office:value="3816.77" table:style-name="ce1">
            <text:p>3816.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ip Abriani</text:p>
          </table:table-cell>
          <table:table-cell office:value-type="float" office:value="6.7630270689622704E+16" table:style-name="ce1">
            <text:p>6.76303E+16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maestro</text:p>
          </table:table-cell>
          <table:table-cell office:value-type="float" office:value="5594.85" table:style-name="ce1">
            <text:p>5594.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ton Kimberley</text:p>
          </table:table-cell>
          <table:table-cell office:value-type="float" office:value="3536338794061630" table:style-name="ce1">
            <text:p>3.53634E+15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jcb</text:p>
          </table:table-cell>
          <table:table-cell office:value-type="float" office:value="7426.47" table:style-name="ce1">
            <text:p>7426.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alasaid Itzkovich</text:p>
          </table:table-cell>
          <table:table-cell office:value-type="float" office:value="5117497231769960" table:style-name="ce1">
            <text:p>5.1175E+15</text:p>
          </table:table-cell>
          <table:table-cell office:value-type="float" office:value="436" table:style-name="ce1">
            <text:p>436</text:p>
          </table:table-cell>
          <table:table-cell office:value-type="string" table:style-name="ce1">
            <text:p>mastercard</text:p>
          </table:table-cell>
          <table:table-cell office:value-type="float" office:value="9727.7000000000007" table:style-name="ce1">
            <text:p>9727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ni Ryce</text:p>
          </table:table-cell>
          <table:table-cell office:value-type="float" office:value="30374633383446" table:style-name="ce1">
            <text:p>3.03746E+13</text:p>
          </table:table-cell>
          <table:table-cell office:value-type="float" office:value="973" table:style-name="ce1">
            <text:p>973</text:p>
          </table:table-cell>
          <table:table-cell office:value-type="string" table:style-name="ce1">
            <text:p>diners-club-carte-blanche</text:p>
          </table:table-cell>
          <table:table-cell office:value-type="float" office:value="2801.66" table:style-name="ce1">
            <text:p>2801.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ise Saynor</text:p>
          </table:table-cell>
          <table:table-cell office:value-type="float" office:value="4026080785046030" table:style-name="ce1">
            <text:p>4.02608E+15</text:p>
          </table:table-cell>
          <table:table-cell office:value-type="float" office:value="806" table:style-name="ce1">
            <text:p>806</text:p>
          </table:table-cell>
          <table:table-cell office:value-type="string" table:style-name="ce1">
            <text:p>visa-electron</text:p>
          </table:table-cell>
          <table:table-cell office:value-type="float" office:value="1569.87" table:style-name="ce1">
            <text:p>1569.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rty Swyne</text:p>
          </table:table-cell>
          <table:table-cell office:value-type="float" office:value="4917535789781070" table:style-name="ce1">
            <text:p>4.91754E+15</text:p>
          </table:table-cell>
          <table:table-cell office:value-type="float" office:value="691" table:style-name="ce1">
            <text:p>691</text:p>
          </table:table-cell>
          <table:table-cell office:value-type="string" table:style-name="ce1">
            <text:p>visa-electron</text:p>
          </table:table-cell>
          <table:table-cell office:value-type="float" office:value="9987.08" table:style-name="ce1">
            <text:p>9987.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mpson Karlsson</text:p>
          </table:table-cell>
          <table:table-cell office:value-type="float" office:value="5602223363154960" table:style-name="ce1">
            <text:p>5.60222E+15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bankcard</text:p>
          </table:table-cell>
          <table:table-cell office:value-type="float" office:value="6494.22" table:style-name="ce1">
            <text:p>6494.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orrester Rollett</text:p>
          </table:table-cell>
          <table:table-cell office:value-type="float" office:value="5430436245936300" table:style-name="ce1">
            <text:p>5.43044E+15</text:p>
          </table:table-cell>
          <table:table-cell office:value-type="float" office:value="424" table:style-name="ce1">
            <text:p>424</text:p>
          </table:table-cell>
          <table:table-cell office:value-type="string" table:style-name="ce1">
            <text:p>mastercard</text:p>
          </table:table-cell>
          <table:table-cell office:value-type="float" office:value="7148.77" table:style-name="ce1">
            <text:p>7148.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uinna Connah</text:p>
          </table:table-cell>
          <table:table-cell office:value-type="float" office:value="6.7628686138662799E+18" table:style-name="ce1">
            <text:p>6.76287E+18</text:p>
          </table:table-cell>
          <table:table-cell office:value-type="float" office:value="930" table:style-name="ce1">
            <text:p>930</text:p>
          </table:table-cell>
          <table:table-cell office:value-type="string" table:style-name="ce1">
            <text:p>maestro</text:p>
          </table:table-cell>
          <table:table-cell office:value-type="float" office:value="6009.51" table:style-name="ce1">
            <text:p>6009.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metris Yaldren</text:p>
          </table:table-cell>
          <table:table-cell office:value-type="float" office:value="5108758834995210" table:style-name="ce1">
            <text:p>5.10876E+15</text:p>
          </table:table-cell>
          <table:table-cell office:value-type="float" office:value="735" table:style-name="ce1">
            <text:p>735</text:p>
          </table:table-cell>
          <table:table-cell office:value-type="string" table:style-name="ce1">
            <text:p>mastercard</text:p>
          </table:table-cell>
          <table:table-cell office:value-type="float" office:value="2872.95" table:style-name="ce1">
            <text:p>2872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rine Rosenauer</text:p>
          </table:table-cell>
          <table:table-cell office:value-type="float" office:value="5048379154983690" table:style-name="ce1">
            <text:p>5.04838E+15</text:p>
          </table:table-cell>
          <table:table-cell office:value-type="float" office:value="954" table:style-name="ce1">
            <text:p>954</text:p>
          </table:table-cell>
          <table:table-cell office:value-type="string" table:style-name="ce1">
            <text:p>mastercard</text:p>
          </table:table-cell>
          <table:table-cell office:value-type="float" office:value="9714.02" table:style-name="ce1">
            <text:p>9714.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wart Caps</text:p>
          </table:table-cell>
          <table:table-cell office:value-type="float" office:value="3561385714783920" table:style-name="ce1">
            <text:p>3.56139E+15</text:p>
          </table:table-cell>
          <table:table-cell office:value-type="float" office:value="656" table:style-name="ce1">
            <text:p>656</text:p>
          </table:table-cell>
          <table:table-cell office:value-type="string" table:style-name="ce1">
            <text:p>jcb</text:p>
          </table:table-cell>
          <table:table-cell office:value-type="float" office:value="7518.74" table:style-name="ce1">
            <text:p>7518.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evin Skippen</text:p>
          </table:table-cell>
          <table:table-cell office:value-type="float" office:value="5602255798449140" table:style-name="ce1">
            <text:p>5.60226E+15</text:p>
          </table:table-cell>
          <table:table-cell office:value-type="float" office:value="596" table:style-name="ce1">
            <text:p>596</text:p>
          </table:table-cell>
          <table:table-cell office:value-type="string" table:style-name="ce1">
            <text:p>bankcard</text:p>
          </table:table-cell>
          <table:table-cell office:value-type="float" office:value="7493.06" table:style-name="ce1">
            <text:p>7493.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ina Cortes</text:p>
          </table:table-cell>
          <table:table-cell office:value-type="float" office:value="4.93618662093744E+17" table:style-name="ce1">
            <text:p>4.93619E+17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switch</text:p>
          </table:table-cell>
          <table:table-cell office:value-type="float" office:value="6234" table:style-name="ce1">
            <text:p>62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ssa Pitcher</text:p>
          </table:table-cell>
          <table:table-cell office:value-type="float" office:value="3548748567139720" table:style-name="ce1">
            <text:p>3.54875E+15</text:p>
          </table:table-cell>
          <table:table-cell office:value-type="float" office:value="843" table:style-name="ce1">
            <text:p>843</text:p>
          </table:table-cell>
          <table:table-cell office:value-type="string" table:style-name="ce1">
            <text:p>jcb</text:p>
          </table:table-cell>
          <table:table-cell office:value-type="float" office:value="6617.12" table:style-name="ce1">
            <text:p>6617.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yla McGucken</text:p>
          </table:table-cell>
          <table:table-cell office:value-type="float" office:value="5002351536499300" table:style-name="ce1">
            <text:p>5.00235E+15</text:p>
          </table:table-cell>
          <table:table-cell office:value-type="float" office:value="557" table:style-name="ce1">
            <text:p>557</text:p>
          </table:table-cell>
          <table:table-cell office:value-type="string" table:style-name="ce1">
            <text:p>mastercard</text:p>
          </table:table-cell>
          <table:table-cell office:value-type="float" office:value="2121.6" table:style-name="ce1">
            <text:p>2121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onidas Prugel</text:p>
          </table:table-cell>
          <table:table-cell office:value-type="float" office:value="3574556769027770" table:style-name="ce1">
            <text:p>3.57456E+15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jcb</text:p>
          </table:table-cell>
          <table:table-cell office:value-type="float" office:value="6644.37" table:style-name="ce1">
            <text:p>6644.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ck Piper</text:p>
          </table:table-cell>
          <table:table-cell office:value-type="float" office:value="30442431120821" table:style-name="ce1">
            <text:p>3.04424E+13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diners-club-carte-blanche</text:p>
          </table:table-cell>
          <table:table-cell office:value-type="float" office:value="5113.58" table:style-name="ce1">
            <text:p>5113.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ne Leddy</text:p>
          </table:table-cell>
          <table:table-cell office:value-type="float" office:value="5540396822267980" table:style-name="ce1">
            <text:p>5.5404E+15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mastercard</text:p>
          </table:table-cell>
          <table:table-cell office:value-type="float" office:value="5301.54" table:style-name="ce1">
            <text:p>5301.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etty Buyers</text:p>
          </table:table-cell>
          <table:table-cell office:value-type="float" office:value="30040297498594" table:style-name="ce1">
            <text:p>3.00403E+13</text:p>
          </table:table-cell>
          <table:table-cell office:value-type="float" office:value="755" table:style-name="ce1">
            <text:p>755</text:p>
          </table:table-cell>
          <table:table-cell office:value-type="string" table:style-name="ce1">
            <text:p>diners-club-carte-blanche</text:p>
          </table:table-cell>
          <table:table-cell office:value-type="float" office:value="3433.33" table:style-name="ce1">
            <text:p>3433.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mill Dwyer</text:p>
          </table:table-cell>
          <table:table-cell office:value-type="float" office:value="5602233451943400" table:style-name="ce1">
            <text:p>5.60223E+15</text:p>
          </table:table-cell>
          <table:table-cell office:value-type="float" office:value="975" table:style-name="ce1">
            <text:p>975</text:p>
          </table:table-cell>
          <table:table-cell office:value-type="string" table:style-name="ce1">
            <text:p>bankcard</text:p>
          </table:table-cell>
          <table:table-cell office:value-type="float" office:value="7693.52" table:style-name="ce1">
            <text:p>7693.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agan Skipping</text:p>
          </table:table-cell>
          <table:table-cell office:value-type="float" office:value="6333231869728710" table:style-name="ce1">
            <text:p>6.33323E+15</text:p>
          </table:table-cell>
          <table:table-cell office:value-type="float" office:value="660" table:style-name="ce1">
            <text:p>660</text:p>
          </table:table-cell>
          <table:table-cell office:value-type="string" table:style-name="ce1">
            <text:p>switch</text:p>
          </table:table-cell>
          <table:table-cell office:value-type="float" office:value="2052.31" table:style-name="ce1">
            <text:p>2052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ndlay Claire</text:p>
          </table:table-cell>
          <table:table-cell office:value-type="float" office:value="6379330170056500" table:style-name="ce1">
            <text:p>6.37933E+15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instapayment</text:p>
          </table:table-cell>
          <table:table-cell office:value-type="float" office:value="1724.59" table:style-name="ce1">
            <text:p>1724.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nni Cottey</text:p>
          </table:table-cell>
          <table:table-cell office:value-type="float" office:value="4017953586041110" table:style-name="ce1">
            <text:p>4.01795E+15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visa</text:p>
          </table:table-cell>
          <table:table-cell office:value-type="float" office:value="2399.5700000000002" table:style-name="ce1">
            <text:p>239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nroe MacEllen</text:p>
          </table:table-cell>
          <table:table-cell office:value-type="float" office:value="4903302829278100" table:style-name="ce1">
            <text:p>4.9033E+15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switch</text:p>
          </table:table-cell>
          <table:table-cell office:value-type="float" office:value="7213.08" table:style-name="ce1">
            <text:p>7213.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utter Piburn</text:p>
          </table:table-cell>
          <table:table-cell office:value-type="float" office:value="4405430981232270" table:style-name="ce1">
            <text:p>4.40543E+15</text:p>
          </table:table-cell>
          <table:table-cell office:value-type="float" office:value="644" table:style-name="ce1">
            <text:p>644</text:p>
          </table:table-cell>
          <table:table-cell office:value-type="string" table:style-name="ce1">
            <text:p>visa-electron</text:p>
          </table:table-cell>
          <table:table-cell office:value-type="float" office:value="2007.93" table:style-name="ce1">
            <text:p>2007.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lane Whyborn</text:p>
          </table:table-cell>
          <table:table-cell office:value-type="float" office:value="5002352638217040" table:style-name="ce1">
            <text:p>5.00235E+15</text:p>
          </table:table-cell>
          <table:table-cell office:value-type="float" office:value="461" table:style-name="ce1">
            <text:p>461</text:p>
          </table:table-cell>
          <table:table-cell office:value-type="string" table:style-name="ce1">
            <text:p>mastercard</text:p>
          </table:table-cell>
          <table:table-cell office:value-type="float" office:value="9137.83" table:style-name="ce1">
            <text:p>9137.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els McGilleghole</text:p>
          </table:table-cell>
          <table:table-cell office:value-type="float" office:value="3540433098246680" table:style-name="ce1">
            <text:p>3.54043E+15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jcb</text:p>
          </table:table-cell>
          <table:table-cell office:value-type="float" office:value="5272.23" table:style-name="ce1">
            <text:p>5272.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andee Disbrey</text:p>
          </table:table-cell>
          <table:table-cell office:value-type="float" office:value="3536943496263110" table:style-name="ce1">
            <text:p>3.53694E+15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jcb</text:p>
          </table:table-cell>
          <table:table-cell office:value-type="float" office:value="9004.26" table:style-name="ce1">
            <text:p>9004.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iscilla Tapping</text:p>
          </table:table-cell>
          <table:table-cell office:value-type="float" office:value="30413236286208" table:style-name="ce1">
            <text:p>3.04132E+13</text:p>
          </table:table-cell>
          <table:table-cell office:value-type="float" office:value="787" table:style-name="ce1">
            <text:p>787</text:p>
          </table:table-cell>
          <table:table-cell office:value-type="string" table:style-name="ce1">
            <text:p>diners-club-carte-blanche</text:p>
          </table:table-cell>
          <table:table-cell office:value-type="float" office:value="8602" table:style-name="ce1">
            <text:p>86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rrill Hanne</text:p>
          </table:table-cell>
          <table:table-cell office:value-type="float" office:value="6.7618914105559603E+17" table:style-name="ce1">
            <text:p>6.76189E+17</text:p>
          </table:table-cell>
          <table:table-cell office:value-type="float" office:value="671" table:style-name="ce1">
            <text:p>671</text:p>
          </table:table-cell>
          <table:table-cell office:value-type="string" table:style-name="ce1">
            <text:p>maestro</text:p>
          </table:table-cell>
          <table:table-cell office:value-type="float" office:value="8621.2900000000009" table:style-name="ce1">
            <text:p>862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ttie Bice</text:p>
          </table:table-cell>
          <table:table-cell office:value-type="float" office:value="3588649934420370" table:style-name="ce1">
            <text:p>3.58865E+15</text:p>
          </table:table-cell>
          <table:table-cell office:value-type="float" office:value="683" table:style-name="ce1">
            <text:p>683</text:p>
          </table:table-cell>
          <table:table-cell office:value-type="string" table:style-name="ce1">
            <text:p>jcb</text:p>
          </table:table-cell>
          <table:table-cell office:value-type="float" office:value="6642.32" table:style-name="ce1">
            <text:p>6642.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ynne Silver</text:p>
          </table:table-cell>
          <table:table-cell office:value-type="float" office:value="30427996986740" table:style-name="ce1">
            <text:p>3.0428E+13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diners-club-carte-blanche</text:p>
          </table:table-cell>
          <table:table-cell office:value-type="float" office:value="6934.74" table:style-name="ce1">
            <text:p>6934.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rystal Gurling</text:p>
          </table:table-cell>
          <table:table-cell office:value-type="float" office:value="374288407461861" table:style-name="ce1">
            <text:p>3.74288E+14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americanexpress</text:p>
          </table:table-cell>
          <table:table-cell office:value-type="float" office:value="5277.53" table:style-name="ce1">
            <text:p>5277.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ariot Hazeldene</text:p>
          </table:table-cell>
          <table:table-cell office:value-type="float" office:value="6771014572421150" table:style-name="ce1">
            <text:p>6.77101E+15</text:p>
          </table:table-cell>
          <table:table-cell office:value-type="float" office:value="736" table:style-name="ce1">
            <text:p>736</text:p>
          </table:table-cell>
          <table:table-cell office:value-type="string" table:style-name="ce1">
            <text:p>laser</text:p>
          </table:table-cell>
          <table:table-cell office:value-type="float" office:value="5764.76" table:style-name="ce1">
            <text:p>5764.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iley Dunnico</text:p>
          </table:table-cell>
          <table:table-cell office:value-type="float" office:value="5471640325361660" table:style-name="ce1">
            <text:p>5.47164E+15</text:p>
          </table:table-cell>
          <table:table-cell office:value-type="float" office:value="688" table:style-name="ce1">
            <text:p>688</text:p>
          </table:table-cell>
          <table:table-cell office:value-type="string" table:style-name="ce1">
            <text:p>mastercard</text:p>
          </table:table-cell>
          <table:table-cell office:value-type="float" office:value="2496.79" table:style-name="ce1">
            <text:p>2496.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londie Coxall</text:p>
          </table:table-cell>
          <table:table-cell office:value-type="float" office:value="6304964164968400" table:style-name="ce1">
            <text:p>6.30496E+15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laser</text:p>
          </table:table-cell>
          <table:table-cell office:value-type="float" office:value="6055.03" table:style-name="ce1">
            <text:p>6055.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nnelle Hulburd</text:p>
          </table:table-cell>
          <table:table-cell office:value-type="float" office:value="3570662326547470" table:style-name="ce1">
            <text:p>3.57066E+15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jcb</text:p>
          </table:table-cell>
          <table:table-cell office:value-type="float" office:value="9224.7199999999993" table:style-name="ce1">
            <text:p>9224.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nrod Sherred</text:p>
          </table:table-cell>
          <table:table-cell office:value-type="float" office:value="3562890512354460" table:style-name="ce1">
            <text:p>3.56289E+15</text:p>
          </table:table-cell>
          <table:table-cell office:value-type="float" office:value="606" table:style-name="ce1">
            <text:p>606</text:p>
          </table:table-cell>
          <table:table-cell office:value-type="string" table:style-name="ce1">
            <text:p>jcb</text:p>
          </table:table-cell>
          <table:table-cell office:value-type="float" office:value="8273.2900000000009" table:style-name="ce1">
            <text:p>827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rvey Bowstead</text:p>
          </table:table-cell>
          <table:table-cell office:value-type="float" office:value="3550447488116530" table:style-name="ce1">
            <text:p>3.55045E+15</text:p>
          </table:table-cell>
          <table:table-cell office:value-type="float" office:value="806" table:style-name="ce1">
            <text:p>806</text:p>
          </table:table-cell>
          <table:table-cell office:value-type="string" table:style-name="ce1">
            <text:p>jcb</text:p>
          </table:table-cell>
          <table:table-cell office:value-type="float" office:value="5027.01" table:style-name="ce1">
            <text:p>5027.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rinne Pashley</text:p>
          </table:table-cell>
          <table:table-cell office:value-type="float" office:value="4859962925773090" table:style-name="ce1">
            <text:p>4.85996E+15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visa</text:p>
          </table:table-cell>
          <table:table-cell office:value-type="float" office:value="1107.3800000000001" table:style-name="ce1">
            <text:p>1107.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int Kirwin</text:p>
          </table:table-cell>
          <table:table-cell office:value-type="float" office:value="3566390621521720" table:style-name="ce1">
            <text:p>3.56639E+15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jcb</text:p>
          </table:table-cell>
          <table:table-cell office:value-type="float" office:value="9154.17" table:style-name="ce1">
            <text:p>9154.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than Jenkison</text:p>
          </table:table-cell>
          <table:table-cell office:value-type="float" office:value="3553042301026240" table:style-name="ce1">
            <text:p>3.55304E+15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jcb</text:p>
          </table:table-cell>
          <table:table-cell office:value-type="float" office:value="5934.81" table:style-name="ce1">
            <text:p>5934.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ge Quogan</text:p>
          </table:table-cell>
          <table:table-cell office:value-type="float" office:value="201455069728759" table:style-name="ce1">
            <text:p>2.01455E+14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diners-club-enroute</text:p>
          </table:table-cell>
          <table:table-cell office:value-type="float" office:value="1748.77" table:style-name="ce1">
            <text:p>1748.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icardo Purse</text:p>
          </table:table-cell>
          <table:table-cell office:value-type="float" office:value="5499484334597390" table:style-name="ce1">
            <text:p>5.49948E+15</text:p>
          </table:table-cell>
          <table:table-cell office:value-type="float" office:value="949" table:style-name="ce1">
            <text:p>949</text:p>
          </table:table-cell>
          <table:table-cell office:value-type="string" table:style-name="ce1">
            <text:p>diners-club-us-ca</text:p>
          </table:table-cell>
          <table:table-cell office:value-type="float" office:value="2219.5700000000002" table:style-name="ce1">
            <text:p>221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vin Szwandt</text:p>
          </table:table-cell>
          <table:table-cell office:value-type="float" office:value="3586867372833550" table:style-name="ce1">
            <text:p>3.58687E+15</text:p>
          </table:table-cell>
          <table:table-cell office:value-type="float" office:value="709" table:style-name="ce1">
            <text:p>709</text:p>
          </table:table-cell>
          <table:table-cell office:value-type="string" table:style-name="ce1">
            <text:p>jcb</text:p>
          </table:table-cell>
          <table:table-cell office:value-type="float" office:value="7588.68" table:style-name="ce1">
            <text:p>7588.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uss Killeen</text:p>
          </table:table-cell>
          <table:table-cell office:value-type="float" office:value="3585904117925720" table:style-name="ce1">
            <text:p>3.5859E+15</text:p>
          </table:table-cell>
          <table:table-cell office:value-type="float" office:value="625" table:style-name="ce1">
            <text:p>625</text:p>
          </table:table-cell>
          <table:table-cell office:value-type="string" table:style-name="ce1">
            <text:p>jcb</text:p>
          </table:table-cell>
          <table:table-cell office:value-type="float" office:value="8211.65" table:style-name="ce1">
            <text:p>8211.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rica Marcombe</text:p>
          </table:table-cell>
          <table:table-cell office:value-type="float" office:value="3533027232485610" table:style-name="ce1">
            <text:p>3.53303E+15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jcb</text:p>
          </table:table-cell>
          <table:table-cell office:value-type="float" office:value="7717.6" table:style-name="ce1">
            <text:p>7717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innie Sillwood</text:p>
          </table:table-cell>
          <table:table-cell office:value-type="float" office:value="3578478460282210" table:style-name="ce1">
            <text:p>3.57848E+15</text:p>
          </table:table-cell>
          <table:table-cell office:value-type="float" office:value="427" table:style-name="ce1">
            <text:p>427</text:p>
          </table:table-cell>
          <table:table-cell office:value-type="string" table:style-name="ce1">
            <text:p>jcb</text:p>
          </table:table-cell>
          <table:table-cell office:value-type="float" office:value="759.83" table:style-name="ce1">
            <text:p>759.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kol Samways</text:p>
          </table:table-cell>
          <table:table-cell office:value-type="float" office:value="201808374997669" table:style-name="ce1">
            <text:p>2.01808E+14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diners-club-enroute</text:p>
          </table:table-cell>
          <table:table-cell office:value-type="float" office:value="4181.62" table:style-name="ce1">
            <text:p>4181.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rridie Dahle</text:p>
          </table:table-cell>
          <table:table-cell office:value-type="float" office:value="3555864144485910" table:style-name="ce1">
            <text:p>3.55586E+15</text:p>
          </table:table-cell>
          <table:table-cell office:value-type="float" office:value="573" table:style-name="ce1">
            <text:p>573</text:p>
          </table:table-cell>
          <table:table-cell office:value-type="string" table:style-name="ce1">
            <text:p>jcb</text:p>
          </table:table-cell>
          <table:table-cell office:value-type="float" office:value="8759.2199999999993" table:style-name="ce1">
            <text:p>8759.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auncey Risborough</text:p>
          </table:table-cell>
          <table:table-cell office:value-type="float" office:value="3569026568758680" table:style-name="ce1">
            <text:p>3.56903E+15</text:p>
          </table:table-cell>
          <table:table-cell office:value-type="float" office:value="799" table:style-name="ce1">
            <text:p>799</text:p>
          </table:table-cell>
          <table:table-cell office:value-type="string" table:style-name="ce1">
            <text:p>jcb</text:p>
          </table:table-cell>
          <table:table-cell office:value-type="float" office:value="7699.09" table:style-name="ce1">
            <text:p>7699.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ileen Priestman</text:p>
          </table:table-cell>
          <table:table-cell office:value-type="float" office:value="3537553236945980" table:style-name="ce1">
            <text:p>3.53755E+15</text:p>
          </table:table-cell>
          <table:table-cell office:value-type="float" office:value="768" table:style-name="ce1">
            <text:p>768</text:p>
          </table:table-cell>
          <table:table-cell office:value-type="string" table:style-name="ce1">
            <text:p>jcb</text:p>
          </table:table-cell>
          <table:table-cell office:value-type="float" office:value="5952.06" table:style-name="ce1">
            <text:p>5952.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ramie Chinnery</text:p>
          </table:table-cell>
          <table:table-cell office:value-type="float" office:value="5602221409771870" table:style-name="ce1">
            <text:p>5.60222E+15</text:p>
          </table:table-cell>
          <table:table-cell office:value-type="float" office:value="969" table:style-name="ce1">
            <text:p>969</text:p>
          </table:table-cell>
          <table:table-cell office:value-type="string" table:style-name="ce1">
            <text:p>bankcard</text:p>
          </table:table-cell>
          <table:table-cell office:value-type="float" office:value="8129.44" table:style-name="ce1">
            <text:p>8129.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untington Emes</text:p>
          </table:table-cell>
          <table:table-cell office:value-type="float" office:value="3544506985345840" table:style-name="ce1">
            <text:p>3.54451E+15</text:p>
          </table:table-cell>
          <table:table-cell office:value-type="float" office:value="409" table:style-name="ce1">
            <text:p>409</text:p>
          </table:table-cell>
          <table:table-cell office:value-type="string" table:style-name="ce1">
            <text:p>jcb</text:p>
          </table:table-cell>
          <table:table-cell office:value-type="float" office:value="6572.05" table:style-name="ce1">
            <text:p>6572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rty Spaunton</text:p>
          </table:table-cell>
          <table:table-cell office:value-type="float" office:value="201919924353509" table:style-name="ce1">
            <text:p>2.0192E+14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diners-club-enroute</text:p>
          </table:table-cell>
          <table:table-cell office:value-type="float" office:value="7030.72" table:style-name="ce1">
            <text:p>7030.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ff Sparling</text:p>
          </table:table-cell>
          <table:table-cell office:value-type="float" office:value="30380381904879" table:style-name="ce1">
            <text:p>3.03804E+13</text:p>
          </table:table-cell>
          <table:table-cell office:value-type="float" office:value="783" table:style-name="ce1">
            <text:p>783</text:p>
          </table:table-cell>
          <table:table-cell office:value-type="string" table:style-name="ce1">
            <text:p>diners-club-carte-blanche</text:p>
          </table:table-cell>
          <table:table-cell office:value-type="float" office:value="8917.2099999999991" table:style-name="ce1">
            <text:p>8917.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isha Michin</text:p>
          </table:table-cell>
          <table:table-cell office:value-type="float" office:value="3580560745045220" table:style-name="ce1">
            <text:p>3.58056E+15</text:p>
          </table:table-cell>
          <table:table-cell office:value-type="float" office:value="754" table:style-name="ce1">
            <text:p>754</text:p>
          </table:table-cell>
          <table:table-cell office:value-type="string" table:style-name="ce1">
            <text:p>jcb</text:p>
          </table:table-cell>
          <table:table-cell office:value-type="float" office:value="6200.24" table:style-name="ce1">
            <text:p>6200.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risa Gosneye</text:p>
          </table:table-cell>
          <table:table-cell office:value-type="float" office:value="3579790109127060" table:style-name="ce1">
            <text:p>3.57979E+15</text:p>
          </table:table-cell>
          <table:table-cell office:value-type="float" office:value="362" table:style-name="ce1">
            <text:p>362</text:p>
          </table:table-cell>
          <table:table-cell office:value-type="string" table:style-name="ce1">
            <text:p>jcb</text:p>
          </table:table-cell>
          <table:table-cell office:value-type="float" office:value="746.59" table:style-name="ce1">
            <text:p>746.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tty Laycock</text:p>
          </table:table-cell>
          <table:table-cell office:value-type="float" office:value="3532284789299530" table:style-name="ce1">
            <text:p>3.53228E+15</text:p>
          </table:table-cell>
          <table:table-cell office:value-type="float" office:value="558" table:style-name="ce1">
            <text:p>558</text:p>
          </table:table-cell>
          <table:table-cell office:value-type="string" table:style-name="ce1">
            <text:p>jcb</text:p>
          </table:table-cell>
          <table:table-cell office:value-type="float" office:value="5934.7" table:style-name="ce1">
            <text:p>5934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ddy Summersby</text:p>
          </table:table-cell>
          <table:table-cell office:value-type="float" office:value="6390339734229110" table:style-name="ce1">
            <text:p>6.39034E+15</text:p>
          </table:table-cell>
          <table:table-cell office:value-type="float" office:value="840" table:style-name="ce1">
            <text:p>840</text:p>
          </table:table-cell>
          <table:table-cell office:value-type="string" table:style-name="ce1">
            <text:p>instapayment</text:p>
          </table:table-cell>
          <table:table-cell office:value-type="float" office:value="5501.52" table:style-name="ce1">
            <text:p>5501.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aribel Burbage</text:p>
          </table:table-cell>
          <table:table-cell office:value-type="float" office:value="340605457404940" table:style-name="ce1">
            <text:p>3.40605E+14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americanexpress</text:p>
          </table:table-cell>
          <table:table-cell office:value-type="float" office:value="5938.57" table:style-name="ce1">
            <text:p>593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lvia Nise</text:p>
          </table:table-cell>
          <table:table-cell office:value-type="float" office:value="5135164416309300" table:style-name="ce1">
            <text:p>5.13516E+15</text:p>
          </table:table-cell>
          <table:table-cell office:value-type="float" office:value="550" table:style-name="ce1">
            <text:p>550</text:p>
          </table:table-cell>
          <table:table-cell office:value-type="string" table:style-name="ce1">
            <text:p>mastercard</text:p>
          </table:table-cell>
          <table:table-cell office:value-type="float" office:value="4908.13" table:style-name="ce1">
            <text:p>4908.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wyn Schurcke</text:p>
          </table:table-cell>
          <table:table-cell office:value-type="float" office:value="5100135572023080" table:style-name="ce1">
            <text:p>5.10014E+15</text:p>
          </table:table-cell>
          <table:table-cell office:value-type="float" office:value="761" table:style-name="ce1">
            <text:p>761</text:p>
          </table:table-cell>
          <table:table-cell office:value-type="string" table:style-name="ce1">
            <text:p>mastercard</text:p>
          </table:table-cell>
          <table:table-cell office:value-type="float" office:value="6792.45" table:style-name="ce1">
            <text:p>6792.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ly Rudwell</text:p>
          </table:table-cell>
          <table:table-cell office:value-type="float" office:value="3537982480264460" table:style-name="ce1">
            <text:p>3.53798E+15</text:p>
          </table:table-cell>
          <table:table-cell office:value-type="float" office:value="437" table:style-name="ce1">
            <text:p>437</text:p>
          </table:table-cell>
          <table:table-cell office:value-type="string" table:style-name="ce1">
            <text:p>jcb</text:p>
          </table:table-cell>
          <table:table-cell office:value-type="float" office:value="1025.0899999999999" table:style-name="ce1">
            <text:p>1025.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rel Ross</text:p>
          </table:table-cell>
          <table:table-cell office:value-type="float" office:value="5.6108065110081296E+16" table:style-name="ce1">
            <text:p>5.61081E+16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china-unionpay</text:p>
          </table:table-cell>
          <table:table-cell office:value-type="float" office:value="3411.48" table:style-name="ce1">
            <text:p>3411.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zmin Peddar</text:p>
          </table:table-cell>
          <table:table-cell office:value-type="float" office:value="3550027217758370" table:style-name="ce1">
            <text:p>3.55003E+15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jcb</text:p>
          </table:table-cell>
          <table:table-cell office:value-type="float" office:value="786.06" table:style-name="ce1">
            <text:p>786.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lorance Calam</text:p>
          </table:table-cell>
          <table:table-cell office:value-type="float" office:value="4026013364571930" table:style-name="ce1">
            <text:p>4.02601E+15</text:p>
          </table:table-cell>
          <table:table-cell office:value-type="float" office:value="888" table:style-name="ce1">
            <text:p>888</text:p>
          </table:table-cell>
          <table:table-cell office:value-type="string" table:style-name="ce1">
            <text:p>visa-electron</text:p>
          </table:table-cell>
          <table:table-cell office:value-type="float" office:value="9306.42" table:style-name="ce1">
            <text:p>9306.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nny Proffitt</text:p>
          </table:table-cell>
          <table:table-cell office:value-type="float" office:value="201435468959205" table:style-name="ce1">
            <text:p>2.01435E+14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diners-club-enroute</text:p>
          </table:table-cell>
          <table:table-cell office:value-type="float" office:value="6584.05" table:style-name="ce1">
            <text:p>6584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lyn Abrahami</text:p>
          </table:table-cell>
          <table:table-cell office:value-type="float" office:value="3558217772709950" table:style-name="ce1">
            <text:p>3.55822E+15</text:p>
          </table:table-cell>
          <table:table-cell office:value-type="float" office:value="785" table:style-name="ce1">
            <text:p>785</text:p>
          </table:table-cell>
          <table:table-cell office:value-type="string" table:style-name="ce1">
            <text:p>jcb</text:p>
          </table:table-cell>
          <table:table-cell office:value-type="float" office:value="2745.76" table:style-name="ce1">
            <text:p>2745.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onny Heenan</text:p>
          </table:table-cell>
          <table:table-cell office:value-type="float" office:value="4017950233548450" table:style-name="ce1">
            <text:p>4.01795E+15</text:p>
          </table:table-cell>
          <table:table-cell office:value-type="float" office:value="953" table:style-name="ce1">
            <text:p>953</text:p>
          </table:table-cell>
          <table:table-cell office:value-type="string" table:style-name="ce1">
            <text:p>visa</text:p>
          </table:table-cell>
          <table:table-cell office:value-type="float" office:value="2719.83" table:style-name="ce1">
            <text:p>2719.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icky Bullion</text:p>
          </table:table-cell>
          <table:table-cell office:value-type="float" office:value="3544233929375130" table:style-name="ce1">
            <text:p>3.54423E+15</text:p>
          </table:table-cell>
          <table:table-cell office:value-type="float" office:value="810" table:style-name="ce1">
            <text:p>810</text:p>
          </table:table-cell>
          <table:table-cell office:value-type="string" table:style-name="ce1">
            <text:p>jcb</text:p>
          </table:table-cell>
          <table:table-cell office:value-type="float" office:value="4421.59" table:style-name="ce1">
            <text:p>4421.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rd Abry</text:p>
          </table:table-cell>
          <table:table-cell office:value-type="float" office:value="5602223936481700" table:style-name="ce1">
            <text:p>5.60222E+15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bankcard</text:p>
          </table:table-cell>
          <table:table-cell office:value-type="float" office:value="8626.59" table:style-name="ce1">
            <text:p>8626.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ander Guyon</text:p>
          </table:table-cell>
          <table:table-cell office:value-type="float" office:value="3564059768055170" table:style-name="ce1">
            <text:p>3.56406E+15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jcb</text:p>
          </table:table-cell>
          <table:table-cell office:value-type="float" office:value="4925.3999999999996" table:style-name="ce1">
            <text:p>4925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seito Dainton</text:p>
          </table:table-cell>
          <table:table-cell office:value-type="float" office:value="6.3045148351794701E+17" table:style-name="ce1">
            <text:p>6.30451E+17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maestro</text:p>
          </table:table-cell>
          <table:table-cell office:value-type="float" office:value="2073.11" table:style-name="ce1">
            <text:p>2073.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tos Imbrey</text:p>
          </table:table-cell>
          <table:table-cell office:value-type="float" office:value="5048376034130680" table:style-name="ce1">
            <text:p>5.04838E+15</text:p>
          </table:table-cell>
          <table:table-cell office:value-type="float" office:value="721" table:style-name="ce1">
            <text:p>721</text:p>
          </table:table-cell>
          <table:table-cell office:value-type="string" table:style-name="ce1">
            <text:p>mastercard</text:p>
          </table:table-cell>
          <table:table-cell office:value-type="float" office:value="8569.4699999999993" table:style-name="ce1">
            <text:p>8569.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rgeant Wogdon</text:p>
          </table:table-cell>
          <table:table-cell office:value-type="float" office:value="3549565065515420" table:style-name="ce1">
            <text:p>3.54957E+15</text:p>
          </table:table-cell>
          <table:table-cell office:value-type="float" office:value="788" table:style-name="ce1">
            <text:p>788</text:p>
          </table:table-cell>
          <table:table-cell office:value-type="string" table:style-name="ce1">
            <text:p>jcb</text:p>
          </table:table-cell>
          <table:table-cell office:value-type="float" office:value="7943.74" table:style-name="ce1">
            <text:p>7943.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ia Hoodlass</text:p>
          </table:table-cell>
          <table:table-cell office:value-type="float" office:value="30145231541928" table:style-name="ce1">
            <text:p>3.01452E+13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diners-club-carte-blanche</text:p>
          </table:table-cell>
          <table:table-cell office:value-type="float" office:value="7139.43" table:style-name="ce1">
            <text:p>713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ana Jonuzi</text:p>
          </table:table-cell>
          <table:table-cell office:value-type="float" office:value="374283533023693" table:style-name="ce1">
            <text:p>3.74284E+14</text:p>
          </table:table-cell>
          <table:table-cell office:value-type="float" office:value="788" table:style-name="ce1">
            <text:p>788</text:p>
          </table:table-cell>
          <table:table-cell office:value-type="string" table:style-name="ce1">
            <text:p>americanexpress</text:p>
          </table:table-cell>
          <table:table-cell office:value-type="float" office:value="8597.98" table:style-name="ce1">
            <text:p>8597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eline De Fraine</text:p>
          </table:table-cell>
          <table:table-cell office:value-type="float" office:value="3530083253713780" table:style-name="ce1">
            <text:p>3.53008E+15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jcb</text:p>
          </table:table-cell>
          <table:table-cell office:value-type="float" office:value="9535.15" table:style-name="ce1">
            <text:p>9535.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hlia Spitell</text:p>
          </table:table-cell>
          <table:table-cell office:value-type="float" office:value="6.3046951470494496E+16" table:style-name="ce1">
            <text:p>6.3047E+16</text:p>
          </table:table-cell>
          <table:table-cell office:value-type="float" office:value="594" table:style-name="ce1">
            <text:p>594</text:p>
          </table:table-cell>
          <table:table-cell office:value-type="string" table:style-name="ce1">
            <text:p>laser</text:p>
          </table:table-cell>
          <table:table-cell office:value-type="float" office:value="2114.7199999999998" table:style-name="ce1">
            <text:p>2114.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ddart Galler</text:p>
          </table:table-cell>
          <table:table-cell office:value-type="float" office:value="3569462173403620" table:style-name="ce1">
            <text:p>3.56946E+15</text:p>
          </table:table-cell>
          <table:table-cell office:value-type="float" office:value="583" table:style-name="ce1">
            <text:p>583</text:p>
          </table:table-cell>
          <table:table-cell office:value-type="string" table:style-name="ce1">
            <text:p>jcb</text:p>
          </table:table-cell>
          <table:table-cell office:value-type="float" office:value="4007.86" table:style-name="ce1">
            <text:p>400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ugenius Margerrison</text:p>
          </table:table-cell>
          <table:table-cell office:value-type="float" office:value="379484137785290" table:style-name="ce1">
            <text:p>3.79484E+14</text:p>
          </table:table-cell>
          <table:table-cell office:value-type="float" office:value="389" table:style-name="ce1">
            <text:p>389</text:p>
          </table:table-cell>
          <table:table-cell office:value-type="string" table:style-name="ce1">
            <text:p>americanexpress</text:p>
          </table:table-cell>
          <table:table-cell office:value-type="float" office:value="3978.13" table:style-name="ce1">
            <text:p>3978.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untlee Webley</text:p>
          </table:table-cell>
          <table:table-cell office:value-type="float" office:value="3530449169601530" table:style-name="ce1">
            <text:p>3.53045E+15</text:p>
          </table:table-cell>
          <table:table-cell office:value-type="float" office:value="808" table:style-name="ce1">
            <text:p>808</text:p>
          </table:table-cell>
          <table:table-cell office:value-type="string" table:style-name="ce1">
            <text:p>jcb</text:p>
          </table:table-cell>
          <table:table-cell office:value-type="float" office:value="5667.91" table:style-name="ce1">
            <text:p>5667.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rvey Drewett</text:p>
          </table:table-cell>
          <table:table-cell office:value-type="float" office:value="6.0409956252245005E+17" table:style-name="ce1">
            <text:p>6.041E+17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maestro</text:p>
          </table:table-cell>
          <table:table-cell office:value-type="float" office:value="945.11" table:style-name="ce1">
            <text:p>945.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mmie Hercock</text:p>
          </table:table-cell>
          <table:table-cell office:value-type="float" office:value="5610024822431420" table:style-name="ce1">
            <text:p>5.61002E+15</text:p>
          </table:table-cell>
          <table:table-cell office:value-type="float" office:value="832" table:style-name="ce1">
            <text:p>832</text:p>
          </table:table-cell>
          <table:table-cell office:value-type="string" table:style-name="ce1">
            <text:p>bankcard</text:p>
          </table:table-cell>
          <table:table-cell office:value-type="float" office:value="3627.77" table:style-name="ce1">
            <text:p>3627.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om Olorenshaw</text:p>
          </table:table-cell>
          <table:table-cell office:value-type="float" office:value="3564496397471850" table:style-name="ce1">
            <text:p>3.5645E+15</text:p>
          </table:table-cell>
          <table:table-cell office:value-type="float" office:value="957" table:style-name="ce1">
            <text:p>957</text:p>
          </table:table-cell>
          <table:table-cell office:value-type="string" table:style-name="ce1">
            <text:p>jcb</text:p>
          </table:table-cell>
          <table:table-cell office:value-type="float" office:value="9454.5300000000007" table:style-name="ce1">
            <text:p>9454.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itlin Coston</text:p>
          </table:table-cell>
          <table:table-cell office:value-type="float" office:value="3588443195030430" table:style-name="ce1">
            <text:p>3.58844E+15</text:p>
          </table:table-cell>
          <table:table-cell office:value-type="float" office:value="412" table:style-name="ce1">
            <text:p>412</text:p>
          </table:table-cell>
          <table:table-cell office:value-type="string" table:style-name="ce1">
            <text:p>jcb</text:p>
          </table:table-cell>
          <table:table-cell office:value-type="float" office:value="8103.76" table:style-name="ce1">
            <text:p>8103.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naba Klinck</text:p>
          </table:table-cell>
          <table:table-cell office:value-type="float" office:value="3577788549823350" table:style-name="ce1">
            <text:p>3.57779E+15</text:p>
          </table:table-cell>
          <table:table-cell office:value-type="float" office:value="629" table:style-name="ce1">
            <text:p>629</text:p>
          </table:table-cell>
          <table:table-cell office:value-type="string" table:style-name="ce1">
            <text:p>jcb</text:p>
          </table:table-cell>
          <table:table-cell office:value-type="float" office:value="6243.2" table:style-name="ce1">
            <text:p>6243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nie Hiom</text:p>
          </table:table-cell>
          <table:table-cell office:value-type="float" office:value="6.7066761891819704E+18" table:style-name="ce1">
            <text:p>6.70668E+18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laser</text:p>
          </table:table-cell>
          <table:table-cell office:value-type="float" office:value="5121.24" table:style-name="ce1">
            <text:p>5121.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nielle Perotti</text:p>
          </table:table-cell>
          <table:table-cell office:value-type="float" office:value="3555880419793000" table:style-name="ce1">
            <text:p>3.55588E+15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jcb</text:p>
          </table:table-cell>
          <table:table-cell office:value-type="float" office:value="8096.65" table:style-name="ce1">
            <text:p>8096.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zarus Lomaz</text:p>
          </table:table-cell>
          <table:table-cell office:value-type="float" office:value="5007664130320390" table:style-name="ce1">
            <text:p>5.00766E+15</text:p>
          </table:table-cell>
          <table:table-cell office:value-type="float" office:value="687" table:style-name="ce1">
            <text:p>687</text:p>
          </table:table-cell>
          <table:table-cell office:value-type="string" table:style-name="ce1">
            <text:p>mastercard</text:p>
          </table:table-cell>
          <table:table-cell office:value-type="float" office:value="9680.7099999999991" table:style-name="ce1">
            <text:p>968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ary Gavrielly</text:p>
          </table:table-cell>
          <table:table-cell office:value-type="float" office:value="3588533291393190" table:style-name="ce1">
            <text:p>3.58853E+15</text:p>
          </table:table-cell>
          <table:table-cell office:value-type="float" office:value="704" table:style-name="ce1">
            <text:p>704</text:p>
          </table:table-cell>
          <table:table-cell office:value-type="string" table:style-name="ce1">
            <text:p>jcb</text:p>
          </table:table-cell>
          <table:table-cell office:value-type="float" office:value="375.04" table:style-name="ce1">
            <text:p>375.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handis Waight</text:p>
          </table:table-cell>
          <table:table-cell office:value-type="float" office:value="5302030900803380" table:style-name="ce1">
            <text:p>5.30203E+15</text:p>
          </table:table-cell>
          <table:table-cell office:value-type="float" office:value="738" table:style-name="ce1">
            <text:p>738</text:p>
          </table:table-cell>
          <table:table-cell office:value-type="string" table:style-name="ce1">
            <text:p>mastercard</text:p>
          </table:table-cell>
          <table:table-cell office:value-type="float" office:value="3815.53" table:style-name="ce1">
            <text:p>3815.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ralin Smissen</text:p>
          </table:table-cell>
          <table:table-cell office:value-type="float" office:value="3588425015156170" table:style-name="ce1">
            <text:p>3.58843E+15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jcb</text:p>
          </table:table-cell>
          <table:table-cell office:value-type="float" office:value="384.57" table:style-name="ce1">
            <text:p>38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nella Brewin</text:p>
          </table:table-cell>
          <table:table-cell office:value-type="float" office:value="5444661610971420" table:style-name="ce1">
            <text:p>5.44466E+15</text:p>
          </table:table-cell>
          <table:table-cell office:value-type="float" office:value="551" table:style-name="ce1">
            <text:p>551</text:p>
          </table:table-cell>
          <table:table-cell office:value-type="string" table:style-name="ce1">
            <text:p>mastercard</text:p>
          </table:table-cell>
          <table:table-cell office:value-type="float" office:value="2401.39" table:style-name="ce1">
            <text:p>2401.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rri Ceci</text:p>
          </table:table-cell>
          <table:table-cell office:value-type="float" office:value="3565572309525500" table:style-name="ce1">
            <text:p>3.56557E+15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jcb</text:p>
          </table:table-cell>
          <table:table-cell office:value-type="float" office:value="1023.48" table:style-name="ce1">
            <text:p>1023.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xy Dinsey</text:p>
          </table:table-cell>
          <table:table-cell office:value-type="float" office:value="3532301069749810" table:style-name="ce1">
            <text:p>3.5323E+15</text:p>
          </table:table-cell>
          <table:table-cell office:value-type="float" office:value="898" table:style-name="ce1">
            <text:p>898</text:p>
          </table:table-cell>
          <table:table-cell office:value-type="string" table:style-name="ce1">
            <text:p>jcb</text:p>
          </table:table-cell>
          <table:table-cell office:value-type="float" office:value="5727.7" table:style-name="ce1">
            <text:p>5727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nette Reuter</text:p>
          </table:table-cell>
          <table:table-cell office:value-type="float" office:value="5127377944018150" table:style-name="ce1">
            <text:p>5.12738E+15</text:p>
          </table:table-cell>
          <table:table-cell office:value-type="float" office:value="928" table:style-name="ce1">
            <text:p>928</text:p>
          </table:table-cell>
          <table:table-cell office:value-type="string" table:style-name="ce1">
            <text:p>mastercard</text:p>
          </table:table-cell>
          <table:table-cell office:value-type="float" office:value="832.76" table:style-name="ce1">
            <text:p>832.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ark McGrale</text:p>
          </table:table-cell>
          <table:table-cell office:value-type="float" office:value="3552364270951370" table:style-name="ce1">
            <text:p>3.55236E+15</text:p>
          </table:table-cell>
          <table:table-cell office:value-type="float" office:value="582" table:style-name="ce1">
            <text:p>582</text:p>
          </table:table-cell>
          <table:table-cell office:value-type="string" table:style-name="ce1">
            <text:p>jcb</text:p>
          </table:table-cell>
          <table:table-cell office:value-type="float" office:value="4797.9799999999996" table:style-name="ce1">
            <text:p>4797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pagena Muriel</text:p>
          </table:table-cell>
          <table:table-cell office:value-type="float" office:value="3580406462662630" table:style-name="ce1">
            <text:p>3.58041E+15</text:p>
          </table:table-cell>
          <table:table-cell office:value-type="float" office:value="693" table:style-name="ce1">
            <text:p>693</text:p>
          </table:table-cell>
          <table:table-cell office:value-type="string" table:style-name="ce1">
            <text:p>jcb</text:p>
          </table:table-cell>
          <table:table-cell office:value-type="float" office:value="3548.85" table:style-name="ce1">
            <text:p>3548.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di Folley</text:p>
          </table:table-cell>
          <table:table-cell office:value-type="float" office:value="5.6109943610511504E+16" table:style-name="ce1">
            <text:p>5.61099E+16</text:p>
          </table:table-cell>
          <table:table-cell office:value-type="float" office:value="478" table:style-name="ce1">
            <text:p>478</text:p>
          </table:table-cell>
          <table:table-cell office:value-type="string" table:style-name="ce1">
            <text:p>china-unionpay</text:p>
          </table:table-cell>
          <table:table-cell office:value-type="float" office:value="3584.52" table:style-name="ce1">
            <text:p>3584.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audette Lavrick</text:p>
          </table:table-cell>
          <table:table-cell office:value-type="float" office:value="374283706317328" table:style-name="ce1">
            <text:p>3.74284E+14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americanexpress</text:p>
          </table:table-cell>
          <table:table-cell office:value-type="float" office:value="1315.13" table:style-name="ce1">
            <text:p>1315.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rdan Flitcroft</text:p>
          </table:table-cell>
          <table:table-cell office:value-type="float" office:value="201437448894502" table:style-name="ce1">
            <text:p>2.01437E+14</text:p>
          </table:table-cell>
          <table:table-cell office:value-type="float" office:value="487" table:style-name="ce1">
            <text:p>487</text:p>
          </table:table-cell>
          <table:table-cell office:value-type="string" table:style-name="ce1">
            <text:p>diners-club-enroute</text:p>
          </table:table-cell>
          <table:table-cell office:value-type="float" office:value="4902.59" table:style-name="ce1">
            <text:p>4902.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rold Tollit</text:p>
          </table:table-cell>
          <table:table-cell office:value-type="float" office:value="36996418824329" table:style-name="ce1">
            <text:p>3.69964E+13</text:p>
          </table:table-cell>
          <table:table-cell office:value-type="float" office:value="959" table:style-name="ce1">
            <text:p>959</text:p>
          </table:table-cell>
          <table:table-cell office:value-type="string" table:style-name="ce1">
            <text:p>diners-club-international</text:p>
          </table:table-cell>
          <table:table-cell office:value-type="float" office:value="1377.99" table:style-name="ce1">
            <text:p>1377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ephen Jerzak</text:p>
          </table:table-cell>
          <table:table-cell office:value-type="float" office:value="3587116630523750" table:style-name="ce1">
            <text:p>3.58712E+15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jcb</text:p>
          </table:table-cell>
          <table:table-cell office:value-type="float" office:value="4328.99" table:style-name="ce1">
            <text:p>4328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sobel Langhor</text:p>
          </table:table-cell>
          <table:table-cell office:value-type="float" office:value="30137115664389" table:style-name="ce1">
            <text:p>3.01371E+13</text:p>
          </table:table-cell>
          <table:table-cell office:value-type="float" office:value="998" table:style-name="ce1">
            <text:p>998</text:p>
          </table:table-cell>
          <table:table-cell office:value-type="string" table:style-name="ce1">
            <text:p>diners-club-carte-blanche</text:p>
          </table:table-cell>
          <table:table-cell office:value-type="float" office:value="7531.73" table:style-name="ce1">
            <text:p>7531.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icca Gwalter</text:p>
          </table:table-cell>
          <table:table-cell office:value-type="float" office:value="337941790056575" table:style-name="ce1">
            <text:p>3.37942E+14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americanexpress</text:p>
          </table:table-cell>
          <table:table-cell office:value-type="float" office:value="502.21" table:style-name="ce1">
            <text:p>502.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erly Akam</text:p>
          </table:table-cell>
          <table:table-cell office:value-type="float" office:value="5409604607344240" table:style-name="ce1">
            <text:p>5.4096E+15</text:p>
          </table:table-cell>
          <table:table-cell office:value-type="float" office:value="639" table:style-name="ce1">
            <text:p>639</text:p>
          </table:table-cell>
          <table:table-cell office:value-type="string" table:style-name="ce1">
            <text:p>diners-club-us-ca</text:p>
          </table:table-cell>
          <table:table-cell office:value-type="float" office:value="9596.9599999999991" table:style-name="ce1">
            <text:p>9596.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uberon Sones</text:p>
          </table:table-cell>
          <table:table-cell office:value-type="float" office:value="3532814507417660" table:style-name="ce1">
            <text:p>3.53281E+15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jcb</text:p>
          </table:table-cell>
          <table:table-cell office:value-type="float" office:value="1811.09" table:style-name="ce1">
            <text:p>1811.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ernando Wychard</text:p>
          </table:table-cell>
          <table:table-cell office:value-type="float" office:value="3579162580209750" table:style-name="ce1">
            <text:p>3.57916E+15</text:p>
          </table:table-cell>
          <table:table-cell office:value-type="float" office:value="710" table:style-name="ce1">
            <text:p>710</text:p>
          </table:table-cell>
          <table:table-cell office:value-type="string" table:style-name="ce1">
            <text:p>jcb</text:p>
          </table:table-cell>
          <table:table-cell office:value-type="float" office:value="2436.87" table:style-name="ce1">
            <text:p>2436.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rsch Bambery</text:p>
          </table:table-cell>
          <table:table-cell office:value-type="float" office:value="3543379927837260" table:style-name="ce1">
            <text:p>3.54338E+15</text:p>
          </table:table-cell>
          <table:table-cell office:value-type="float" office:value="596" table:style-name="ce1">
            <text:p>596</text:p>
          </table:table-cell>
          <table:table-cell office:value-type="string" table:style-name="ce1">
            <text:p>jcb</text:p>
          </table:table-cell>
          <table:table-cell office:value-type="float" office:value="6277.85" table:style-name="ce1">
            <text:p>6277.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anna Piff</text:p>
          </table:table-cell>
          <table:table-cell office:value-type="float" office:value="3566529804691010" table:style-name="ce1">
            <text:p>3.56653E+15</text:p>
          </table:table-cell>
          <table:table-cell office:value-type="float" office:value="939" table:style-name="ce1">
            <text:p>939</text:p>
          </table:table-cell>
          <table:table-cell office:value-type="string" table:style-name="ce1">
            <text:p>jcb</text:p>
          </table:table-cell>
          <table:table-cell office:value-type="float" office:value="1094.8399999999999" table:style-name="ce1">
            <text:p>1094.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wel Rockwell</text:p>
          </table:table-cell>
          <table:table-cell office:value-type="float" office:value="378637438866439" table:style-name="ce1">
            <text:p>3.78637E+14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americanexpress</text:p>
          </table:table-cell>
          <table:table-cell office:value-type="float" office:value="3637.32" table:style-name="ce1">
            <text:p>3637.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vus Mansfield</text:p>
          </table:table-cell>
          <table:table-cell office:value-type="float" office:value="3554483279399980" table:style-name="ce1">
            <text:p>3.55448E+15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jcb</text:p>
          </table:table-cell>
          <table:table-cell office:value-type="float" office:value="7320.14" table:style-name="ce1">
            <text:p>732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rs Janman</text:p>
          </table:table-cell>
          <table:table-cell office:value-type="float" office:value="5602245066384140" table:style-name="ce1">
            <text:p>5.60225E+15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bankcard</text:p>
          </table:table-cell>
          <table:table-cell office:value-type="float" office:value="5679.43" table:style-name="ce1">
            <text:p>567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rud Boskell</text:p>
          </table:table-cell>
          <table:table-cell office:value-type="float" office:value="3539989850201610" table:style-name="ce1">
            <text:p>3.53999E+15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jcb</text:p>
          </table:table-cell>
          <table:table-cell office:value-type="float" office:value="852.09" table:style-name="ce1">
            <text:p>852.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ssandra Soigoux</text:p>
          </table:table-cell>
          <table:table-cell office:value-type="float" office:value="3544646709365450" table:style-name="ce1">
            <text:p>3.54465E+15</text:p>
          </table:table-cell>
          <table:table-cell office:value-type="float" office:value="467" table:style-name="ce1">
            <text:p>467</text:p>
          </table:table-cell>
          <table:table-cell office:value-type="string" table:style-name="ce1">
            <text:p>jcb</text:p>
          </table:table-cell>
          <table:table-cell office:value-type="float" office:value="5954.83" table:style-name="ce1">
            <text:p>5954.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isabet Poulter</text:p>
          </table:table-cell>
          <table:table-cell office:value-type="float" office:value="337941468724777" table:style-name="ce1">
            <text:p>3.37941E+14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americanexpress</text:p>
          </table:table-cell>
          <table:table-cell office:value-type="float" office:value="6798.32" table:style-name="ce1">
            <text:p>6798.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milla Matusson</text:p>
          </table:table-cell>
          <table:table-cell office:value-type="float" office:value="3581511099610170" table:style-name="ce1">
            <text:p>3.58151E+15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jcb</text:p>
          </table:table-cell>
          <table:table-cell office:value-type="float" office:value="2115.36" table:style-name="ce1">
            <text:p>2115.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unroe Ryle</text:p>
          </table:table-cell>
          <table:table-cell office:value-type="float" office:value="3538893301562800" table:style-name="ce1">
            <text:p>3.53889E+15</text:p>
          </table:table-cell>
          <table:table-cell office:value-type="float" office:value="444" table:style-name="ce1">
            <text:p>444</text:p>
          </table:table-cell>
          <table:table-cell office:value-type="string" table:style-name="ce1">
            <text:p>jcb</text:p>
          </table:table-cell>
          <table:table-cell office:value-type="float" office:value="5940.21" table:style-name="ce1">
            <text:p>5940.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mlynn Affleck</text:p>
          </table:table-cell>
          <table:table-cell office:value-type="float" office:value="5610762462036650" table:style-name="ce1">
            <text:p>5.61076E+15</text:p>
          </table:table-cell>
          <table:table-cell office:value-type="float" office:value="726" table:style-name="ce1">
            <text:p>726</text:p>
          </table:table-cell>
          <table:table-cell office:value-type="string" table:style-name="ce1">
            <text:p>china-unionpay</text:p>
          </table:table-cell>
          <table:table-cell office:value-type="float" office:value="2431.17" table:style-name="ce1">
            <text:p>2431.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metrius Lindemann</text:p>
          </table:table-cell>
          <table:table-cell office:value-type="float" office:value="3563166319704810" table:style-name="ce1">
            <text:p>3.56317E+15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jcb</text:p>
          </table:table-cell>
          <table:table-cell office:value-type="float" office:value="536.27" table:style-name="ce1">
            <text:p>536.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risty Wethey</text:p>
          </table:table-cell>
          <table:table-cell office:value-type="float" office:value="6373567789788110" table:style-name="ce1">
            <text:p>6.37357E+15</text:p>
          </table:table-cell>
          <table:table-cell office:value-type="float" office:value="361" table:style-name="ce1">
            <text:p>361</text:p>
          </table:table-cell>
          <table:table-cell office:value-type="string" table:style-name="ce1">
            <text:p>instapayment</text:p>
          </table:table-cell>
          <table:table-cell office:value-type="float" office:value="6855.85" table:style-name="ce1">
            <text:p>6855.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elli Sterre</text:p>
          </table:table-cell>
          <table:table-cell office:value-type="float" office:value="5602227682033900" table:style-name="ce1">
            <text:p>5.60223E+15</text:p>
          </table:table-cell>
          <table:table-cell office:value-type="float" office:value="453" table:style-name="ce1">
            <text:p>453</text:p>
          </table:table-cell>
          <table:table-cell office:value-type="string" table:style-name="ce1">
            <text:p>bankcard</text:p>
          </table:table-cell>
          <table:table-cell office:value-type="float" office:value="4868.12" table:style-name="ce1">
            <text:p>4868.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mie Mash</text:p>
          </table:table-cell>
          <table:table-cell office:value-type="float" office:value="3565948071391700" table:style-name="ce1">
            <text:p>3.56595E+15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jcb</text:p>
          </table:table-cell>
          <table:table-cell office:value-type="float" office:value="6606.66" table:style-name="ce1">
            <text:p>6606.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awnee Josh</text:p>
          </table:table-cell>
          <table:table-cell office:value-type="float" office:value="3561434021384920" table:style-name="ce1">
            <text:p>3.56143E+15</text:p>
          </table:table-cell>
          <table:table-cell office:value-type="float" office:value="514" table:style-name="ce1">
            <text:p>514</text:p>
          </table:table-cell>
          <table:table-cell office:value-type="string" table:style-name="ce1">
            <text:p>jcb</text:p>
          </table:table-cell>
          <table:table-cell office:value-type="float" office:value="2590.11" table:style-name="ce1">
            <text:p>2590.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ymie Aughton</text:p>
          </table:table-cell>
          <table:table-cell office:value-type="float" office:value="3541432690500660" table:style-name="ce1">
            <text:p>3.54143E+15</text:p>
          </table:table-cell>
          <table:table-cell office:value-type="float" office:value="755" table:style-name="ce1">
            <text:p>755</text:p>
          </table:table-cell>
          <table:table-cell office:value-type="string" table:style-name="ce1">
            <text:p>jcb</text:p>
          </table:table-cell>
          <table:table-cell office:value-type="float" office:value="9912" table:style-name="ce1">
            <text:p>99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asco Cluely</text:p>
          </table:table-cell>
          <table:table-cell office:value-type="float" office:value="4017955415864" table:style-name="ce1">
            <text:p>4.01796E+12</text:p>
          </table:table-cell>
          <table:table-cell office:value-type="float" office:value="772" table:style-name="ce1">
            <text:p>772</text:p>
          </table:table-cell>
          <table:table-cell office:value-type="string" table:style-name="ce1">
            <text:p>visa</text:p>
          </table:table-cell>
          <table:table-cell office:value-type="float" office:value="883.17" table:style-name="ce1">
            <text:p>883.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rmana Piechnik</text:p>
          </table:table-cell>
          <table:table-cell office:value-type="float" office:value="3562756920188050" table:style-name="ce1">
            <text:p>3.56276E+15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jcb</text:p>
          </table:table-cell>
          <table:table-cell office:value-type="float" office:value="9246.42" table:style-name="ce1">
            <text:p>9246.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ckenzie Gellett</text:p>
          </table:table-cell>
          <table:table-cell office:value-type="float" office:value="3548283878948800" table:style-name="ce1">
            <text:p>3.54828E+15</text:p>
          </table:table-cell>
          <table:table-cell office:value-type="float" office:value="718" table:style-name="ce1">
            <text:p>718</text:p>
          </table:table-cell>
          <table:table-cell office:value-type="string" table:style-name="ce1">
            <text:p>jcb</text:p>
          </table:table-cell>
          <table:table-cell office:value-type="float" office:value="1314.47" table:style-name="ce1">
            <text:p>1314.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iney McGlue</text:p>
          </table:table-cell>
          <table:table-cell office:value-type="float" office:value="6393068844292380" table:style-name="ce1">
            <text:p>6.39307E+15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instapayment</text:p>
          </table:table-cell>
          <table:table-cell office:value-type="float" office:value="856.8" table:style-name="ce1">
            <text:p>856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y Bengefield</text:p>
          </table:table-cell>
          <table:table-cell office:value-type="float" office:value="3562254261596060" table:style-name="ce1">
            <text:p>3.56225E+15</text:p>
          </table:table-cell>
          <table:table-cell office:value-type="float" office:value="721" table:style-name="ce1">
            <text:p>721</text:p>
          </table:table-cell>
          <table:table-cell office:value-type="string" table:style-name="ce1">
            <text:p>jcb</text:p>
          </table:table-cell>
          <table:table-cell office:value-type="float" office:value="7153.92" table:style-name="ce1">
            <text:p>7153.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rant Prosh</text:p>
          </table:table-cell>
          <table:table-cell office:value-type="float" office:value="374288347226945" table:style-name="ce1">
            <text:p>3.74288E+14</text:p>
          </table:table-cell>
          <table:table-cell office:value-type="float" office:value="414" table:style-name="ce1">
            <text:p>414</text:p>
          </table:table-cell>
          <table:table-cell office:value-type="string" table:style-name="ce1">
            <text:p>americanexpress</text:p>
          </table:table-cell>
          <table:table-cell office:value-type="float" office:value="1824.92" table:style-name="ce1">
            <text:p>1824.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ng Plank</text:p>
          </table:table-cell>
          <table:table-cell office:value-type="float" office:value="3543372029727670" table:style-name="ce1">
            <text:p>3.54337E+15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jcb</text:p>
          </table:table-cell>
          <table:table-cell office:value-type="float" office:value="2815.94" table:style-name="ce1">
            <text:p>2815.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rret Beaumont</text:p>
          </table:table-cell>
          <table:table-cell office:value-type="float" office:value="5602217546177210" table:style-name="ce1">
            <text:p>5.60222E+15</text:p>
          </table:table-cell>
          <table:table-cell office:value-type="float" office:value="810" table:style-name="ce1">
            <text:p>810</text:p>
          </table:table-cell>
          <table:table-cell office:value-type="string" table:style-name="ce1">
            <text:p>bankcard</text:p>
          </table:table-cell>
          <table:table-cell office:value-type="float" office:value="7307.06" table:style-name="ce1">
            <text:p>7307.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elds Costley</text:p>
          </table:table-cell>
          <table:table-cell office:value-type="float" office:value="6333402956565790" table:style-name="ce1">
            <text:p>6.3334E+15</text:p>
          </table:table-cell>
          <table:table-cell office:value-type="float" office:value="302" table:style-name="ce1">
            <text:p>302</text:p>
          </table:table-cell>
          <table:table-cell office:value-type="string" table:style-name="ce1">
            <text:p>switch</text:p>
          </table:table-cell>
          <table:table-cell office:value-type="float" office:value="3903.5" table:style-name="ce1">
            <text:p>3903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rbie Passe</text:p>
          </table:table-cell>
          <table:table-cell office:value-type="float" office:value="3585364092768230" table:style-name="ce1">
            <text:p>3.58536E+15</text:p>
          </table:table-cell>
          <table:table-cell office:value-type="float" office:value="926" table:style-name="ce1">
            <text:p>926</text:p>
          </table:table-cell>
          <table:table-cell office:value-type="string" table:style-name="ce1">
            <text:p>jcb</text:p>
          </table:table-cell>
          <table:table-cell office:value-type="float" office:value="5343.23" table:style-name="ce1">
            <text:p>5343.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olt Raffon</text:p>
          </table:table-cell>
          <table:table-cell office:value-type="float" office:value="3538708495685150" table:style-name="ce1">
            <text:p>3.53871E+15</text:p>
          </table:table-cell>
          <table:table-cell office:value-type="float" office:value="842" table:style-name="ce1">
            <text:p>842</text:p>
          </table:table-cell>
          <table:table-cell office:value-type="string" table:style-name="ce1">
            <text:p>jcb</text:p>
          </table:table-cell>
          <table:table-cell office:value-type="float" office:value="919.54" table:style-name="ce1">
            <text:p>919.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ia Dadd</text:p>
          </table:table-cell>
          <table:table-cell office:value-type="float" office:value="6398309016591220" table:style-name="ce1">
            <text:p>6.39831E+15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instapayment</text:p>
          </table:table-cell>
          <table:table-cell office:value-type="float" office:value="5097.16" table:style-name="ce1">
            <text:p>5097.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nky Sidlow</text:p>
          </table:table-cell>
          <table:table-cell office:value-type="float" office:value="372301464354960" table:style-name="ce1">
            <text:p>3.72301E+14</text:p>
          </table:table-cell>
          <table:table-cell office:value-type="float" office:value="941" table:style-name="ce1">
            <text:p>941</text:p>
          </table:table-cell>
          <table:table-cell office:value-type="string" table:style-name="ce1">
            <text:p>americanexpress</text:p>
          </table:table-cell>
          <table:table-cell office:value-type="float" office:value="4409.0200000000004" table:style-name="ce1">
            <text:p>4409.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ean Rome</text:p>
          </table:table-cell>
          <table:table-cell office:value-type="float" office:value="372301283577577" table:style-name="ce1">
            <text:p>3.72301E+14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americanexpress</text:p>
          </table:table-cell>
          <table:table-cell office:value-type="float" office:value="4936.78" table:style-name="ce1">
            <text:p>4936.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ornie Lemerie</text:p>
          </table:table-cell>
          <table:table-cell office:value-type="float" office:value="5602224059869750" table:style-name="ce1">
            <text:p>5.60222E+15</text:p>
          </table:table-cell>
          <table:table-cell office:value-type="float" office:value="561" table:style-name="ce1">
            <text:p>561</text:p>
          </table:table-cell>
          <table:table-cell office:value-type="string" table:style-name="ce1">
            <text:p>bankcard</text:p>
          </table:table-cell>
          <table:table-cell office:value-type="float" office:value="4190.74" table:style-name="ce1">
            <text:p>4190.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lo Cowley</text:p>
          </table:table-cell>
          <table:table-cell office:value-type="float" office:value="4.9057787443264698E+17" table:style-name="ce1">
            <text:p>4.90578E+17</text:p>
          </table:table-cell>
          <table:table-cell office:value-type="float" office:value="446" table:style-name="ce1">
            <text:p>446</text:p>
          </table:table-cell>
          <table:table-cell office:value-type="string" table:style-name="ce1">
            <text:p>switch</text:p>
          </table:table-cell>
          <table:table-cell office:value-type="float" office:value="5898.37" table:style-name="ce1">
            <text:p>5898.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vie Youthead</text:p>
          </table:table-cell>
          <table:table-cell office:value-type="float" office:value="3537576480592580" table:style-name="ce1">
            <text:p>3.53758E+15</text:p>
          </table:table-cell>
          <table:table-cell office:value-type="float" office:value="838" table:style-name="ce1">
            <text:p>838</text:p>
          </table:table-cell>
          <table:table-cell office:value-type="string" table:style-name="ce1">
            <text:p>jcb</text:p>
          </table:table-cell>
          <table:table-cell office:value-type="float" office:value="1228.3399999999999" table:style-name="ce1">
            <text:p>1228.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enna Hattoe</text:p>
          </table:table-cell>
          <table:table-cell office:value-type="float" office:value="5602226781600320" table:style-name="ce1">
            <text:p>5.60223E+15</text:p>
          </table:table-cell>
          <table:table-cell office:value-type="float" office:value="790" table:style-name="ce1">
            <text:p>790</text:p>
          </table:table-cell>
          <table:table-cell office:value-type="string" table:style-name="ce1">
            <text:p>bankcard</text:p>
          </table:table-cell>
          <table:table-cell office:value-type="float" office:value="7662.91" table:style-name="ce1">
            <text:p>7662.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uella Costigan</text:p>
          </table:table-cell>
          <table:table-cell office:value-type="float" office:value="5.89313511658415E+18" table:style-name="ce1">
            <text:p>5.89314E+18</text:p>
          </table:table-cell>
          <table:table-cell office:value-type="float" office:value="527" table:style-name="ce1">
            <text:p>527</text:p>
          </table:table-cell>
          <table:table-cell office:value-type="string" table:style-name="ce1">
            <text:p>maestro</text:p>
          </table:table-cell>
          <table:table-cell office:value-type="float" office:value="9338.4" table:style-name="ce1">
            <text:p>9338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ffany Barhem</text:p>
          </table:table-cell>
          <table:table-cell office:value-type="float" office:value="5602244643548080" table:style-name="ce1">
            <text:p>5.60224E+15</text:p>
          </table:table-cell>
          <table:table-cell office:value-type="float" office:value="497" table:style-name="ce1">
            <text:p>497</text:p>
          </table:table-cell>
          <table:table-cell office:value-type="string" table:style-name="ce1">
            <text:p>china-unionpay</text:p>
          </table:table-cell>
          <table:table-cell office:value-type="float" office:value="4349.1400000000003" table:style-name="ce1">
            <text:p>434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iddy Warmisham</text:p>
          </table:table-cell>
          <table:table-cell office:value-type="float" office:value="3539619017141990" table:style-name="ce1">
            <text:p>3.53962E+15</text:p>
          </table:table-cell>
          <table:table-cell office:value-type="float" office:value="901" table:style-name="ce1">
            <text:p>901</text:p>
          </table:table-cell>
          <table:table-cell office:value-type="string" table:style-name="ce1">
            <text:p>jcb</text:p>
          </table:table-cell>
          <table:table-cell office:value-type="float" office:value="704.08" table:style-name="ce1">
            <text:p>704.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well Erik</text:p>
          </table:table-cell>
          <table:table-cell office:value-type="float" office:value="3554673856552210" table:style-name="ce1">
            <text:p>3.55467E+15</text:p>
          </table:table-cell>
          <table:table-cell office:value-type="float" office:value="614" table:style-name="ce1">
            <text:p>614</text:p>
          </table:table-cell>
          <table:table-cell office:value-type="string" table:style-name="ce1">
            <text:p>jcb</text:p>
          </table:table-cell>
          <table:table-cell office:value-type="float" office:value="6245.99" table:style-name="ce1">
            <text:p>6245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olo Treen</text:p>
          </table:table-cell>
          <table:table-cell office:value-type="float" office:value="5.6022371866207304E+18" table:style-name="ce1">
            <text:p>5.60224E+18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china-unionpay</text:p>
          </table:table-cell>
          <table:table-cell office:value-type="float" office:value="6360.16" table:style-name="ce1">
            <text:p>6360.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rnestus Middleton</text:p>
          </table:table-cell>
          <table:table-cell office:value-type="float" office:value="3550363108849040" table:style-name="ce1">
            <text:p>3.55036E+15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jcb</text:p>
          </table:table-cell>
          <table:table-cell office:value-type="float" office:value="4256.54" table:style-name="ce1">
            <text:p>4256.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ke Burdekin</text:p>
          </table:table-cell>
          <table:table-cell office:value-type="float" office:value="201801453603779" table:style-name="ce1">
            <text:p>2.01801E+14</text:p>
          </table:table-cell>
          <table:table-cell office:value-type="float" office:value="484" table:style-name="ce1">
            <text:p>484</text:p>
          </table:table-cell>
          <table:table-cell office:value-type="string" table:style-name="ce1">
            <text:p>diners-club-enroute</text:p>
          </table:table-cell>
          <table:table-cell office:value-type="float" office:value="8810.23" table:style-name="ce1">
            <text:p>8810.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setta Laise</text:p>
          </table:table-cell>
          <table:table-cell office:value-type="float" office:value="6.3348574505265101E+17" table:style-name="ce1">
            <text:p>6.33486E+17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solo</text:p>
          </table:table-cell>
          <table:table-cell office:value-type="float" office:value="8162.52" table:style-name="ce1">
            <text:p>8162.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celine Gorick</text:p>
          </table:table-cell>
          <table:table-cell office:value-type="float" office:value="3530835552494390" table:style-name="ce1">
            <text:p>3.53084E+15</text:p>
          </table:table-cell>
          <table:table-cell office:value-type="float" office:value="997" table:style-name="ce1">
            <text:p>997</text:p>
          </table:table-cell>
          <table:table-cell office:value-type="string" table:style-name="ce1">
            <text:p>jcb</text:p>
          </table:table-cell>
          <table:table-cell office:value-type="float" office:value="3280.35" table:style-name="ce1">
            <text:p>3280.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anciskus Pilsworth</text:p>
          </table:table-cell>
          <table:table-cell office:value-type="float" office:value="3528793875310480" table:style-name="ce1">
            <text:p>3.52879E+15</text:p>
          </table:table-cell>
          <table:table-cell office:value-type="float" office:value="397" table:style-name="ce1">
            <text:p>397</text:p>
          </table:table-cell>
          <table:table-cell office:value-type="string" table:style-name="ce1">
            <text:p>jcb</text:p>
          </table:table-cell>
          <table:table-cell office:value-type="float" office:value="7151.48" table:style-name="ce1">
            <text:p>7151.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unny Dyott</text:p>
          </table:table-cell>
          <table:table-cell office:value-type="float" office:value="3541294633811370" table:style-name="ce1">
            <text:p>3.54129E+15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jcb</text:p>
          </table:table-cell>
          <table:table-cell office:value-type="float" office:value="9177.2999999999993" table:style-name="ce1">
            <text:p>9177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ilbert Keijser</text:p>
          </table:table-cell>
          <table:table-cell office:value-type="float" office:value="5536743125395270" table:style-name="ce1">
            <text:p>5.53674E+15</text:p>
          </table:table-cell>
          <table:table-cell office:value-type="float" office:value="803" table:style-name="ce1">
            <text:p>803</text:p>
          </table:table-cell>
          <table:table-cell office:value-type="string" table:style-name="ce1">
            <text:p>mastercard</text:p>
          </table:table-cell>
          <table:table-cell office:value-type="float" office:value="2927.29" table:style-name="ce1">
            <text:p>292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sbeth Warriner</text:p>
          </table:table-cell>
          <table:table-cell office:value-type="float" office:value="3535043891311290" table:style-name="ce1">
            <text:p>3.53504E+15</text:p>
          </table:table-cell>
          <table:table-cell office:value-type="float" office:value="744" table:style-name="ce1">
            <text:p>744</text:p>
          </table:table-cell>
          <table:table-cell office:value-type="string" table:style-name="ce1">
            <text:p>jcb</text:p>
          </table:table-cell>
          <table:table-cell office:value-type="float" office:value="3435.47" table:style-name="ce1">
            <text:p>3435.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xie Guy</text:p>
          </table:table-cell>
          <table:table-cell office:value-type="float" office:value="3537484183657330" table:style-name="ce1">
            <text:p>3.53748E+15</text:p>
          </table:table-cell>
          <table:table-cell office:value-type="float" office:value="427" table:style-name="ce1">
            <text:p>427</text:p>
          </table:table-cell>
          <table:table-cell office:value-type="string" table:style-name="ce1">
            <text:p>jcb</text:p>
          </table:table-cell>
          <table:table-cell office:value-type="float" office:value="1922.23" table:style-name="ce1">
            <text:p>1922.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linka Hallagan</text:p>
          </table:table-cell>
          <table:table-cell office:value-type="float" office:value="3540894422165900" table:style-name="ce1">
            <text:p>3.54089E+15</text:p>
          </table:table-cell>
          <table:table-cell office:value-type="float" office:value="718" table:style-name="ce1">
            <text:p>718</text:p>
          </table:table-cell>
          <table:table-cell office:value-type="string" table:style-name="ce1">
            <text:p>jcb</text:p>
          </table:table-cell>
          <table:table-cell office:value-type="float" office:value="9678.6299999999992" table:style-name="ce1">
            <text:p>9678.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dy Patriskson</text:p>
          </table:table-cell>
          <table:table-cell office:value-type="float" office:value="3581899467192550" table:style-name="ce1">
            <text:p>3.5819E+15</text:p>
          </table:table-cell>
          <table:table-cell office:value-type="float" office:value="769" table:style-name="ce1">
            <text:p>769</text:p>
          </table:table-cell>
          <table:table-cell office:value-type="string" table:style-name="ce1">
            <text:p>jcb</text:p>
          </table:table-cell>
          <table:table-cell office:value-type="float" office:value="7169.03" table:style-name="ce1">
            <text:p>7169.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vonne Hansie</text:p>
          </table:table-cell>
          <table:table-cell office:value-type="float" office:value="372301286011723" table:style-name="ce1">
            <text:p>3.72301E+14</text:p>
          </table:table-cell>
          <table:table-cell office:value-type="float" office:value="589" table:style-name="ce1">
            <text:p>589</text:p>
          </table:table-cell>
          <table:table-cell office:value-type="string" table:style-name="ce1">
            <text:p>americanexpress</text:p>
          </table:table-cell>
          <table:table-cell office:value-type="float" office:value="4438.53" table:style-name="ce1">
            <text:p>4438.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mad Eannetta</text:p>
          </table:table-cell>
          <table:table-cell office:value-type="float" office:value="3567483154841180" table:style-name="ce1">
            <text:p>3.56748E+15</text:p>
          </table:table-cell>
          <table:table-cell office:value-type="float" office:value="783" table:style-name="ce1">
            <text:p>783</text:p>
          </table:table-cell>
          <table:table-cell office:value-type="string" table:style-name="ce1">
            <text:p>jcb</text:p>
          </table:table-cell>
          <table:table-cell office:value-type="float" office:value="7129.08" table:style-name="ce1">
            <text:p>7129.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ssee Curtoys</text:p>
          </table:table-cell>
          <table:table-cell office:value-type="float" office:value="4175009671163150" table:style-name="ce1">
            <text:p>4.17501E+15</text:p>
          </table:table-cell>
          <table:table-cell office:value-type="float" office:value="494" table:style-name="ce1">
            <text:p>494</text:p>
          </table:table-cell>
          <table:table-cell office:value-type="string" table:style-name="ce1">
            <text:p>visa-electron</text:p>
          </table:table-cell>
          <table:table-cell office:value-type="float" office:value="6429.83" table:style-name="ce1">
            <text:p>6429.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shelle Kupka</text:p>
          </table:table-cell>
          <table:table-cell office:value-type="float" office:value="5602251249228830" table:style-name="ce1">
            <text:p>5.60225E+15</text:p>
          </table:table-cell>
          <table:table-cell office:value-type="float" office:value="886" table:style-name="ce1">
            <text:p>886</text:p>
          </table:table-cell>
          <table:table-cell office:value-type="string" table:style-name="ce1">
            <text:p>bankcard</text:p>
          </table:table-cell>
          <table:table-cell office:value-type="float" office:value="8025.15" table:style-name="ce1">
            <text:p>8025.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aiborne Boas</text:p>
          </table:table-cell>
          <table:table-cell office:value-type="float" office:value="30390954268883" table:style-name="ce1">
            <text:p>3.0391E+13</text:p>
          </table:table-cell>
          <table:table-cell office:value-type="float" office:value="948" table:style-name="ce1">
            <text:p>948</text:p>
          </table:table-cell>
          <table:table-cell office:value-type="string" table:style-name="ce1">
            <text:p>diners-club-carte-blanche</text:p>
          </table:table-cell>
          <table:table-cell office:value-type="float" office:value="2746.81" table:style-name="ce1">
            <text:p>2746.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shlie Groundwator</text:p>
          </table:table-cell>
          <table:table-cell office:value-type="float" office:value="337941746083095" table:style-name="ce1">
            <text:p>3.37942E+14</text:p>
          </table:table-cell>
          <table:table-cell office:value-type="float" office:value="413" table:style-name="ce1">
            <text:p>413</text:p>
          </table:table-cell>
          <table:table-cell office:value-type="string" table:style-name="ce1">
            <text:p>americanexpress</text:p>
          </table:table-cell>
          <table:table-cell office:value-type="float" office:value="1070" table:style-name="ce1">
            <text:p>10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ises Prowting</text:p>
          </table:table-cell>
          <table:table-cell office:value-type="float" office:value="5125620232658090" table:style-name="ce1">
            <text:p>5.12562E+15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mastercard</text:p>
          </table:table-cell>
          <table:table-cell office:value-type="float" office:value="3575.38" table:style-name="ce1">
            <text:p>3575.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lie Remirez</text:p>
          </table:table-cell>
          <table:table-cell office:value-type="float" office:value="201781682601580" table:style-name="ce1">
            <text:p>2.01782E+14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diners-club-enroute</text:p>
          </table:table-cell>
          <table:table-cell office:value-type="float" office:value="4061.74" table:style-name="ce1">
            <text:p>4061.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dd Signorelli</text:p>
          </table:table-cell>
          <table:table-cell office:value-type="float" office:value="5602210616630790" table:style-name="ce1">
            <text:p>5.60221E+15</text:p>
          </table:table-cell>
          <table:table-cell office:value-type="float" office:value="977" table:style-name="ce1">
            <text:p>977</text:p>
          </table:table-cell>
          <table:table-cell office:value-type="string" table:style-name="ce1">
            <text:p>bankcard</text:p>
          </table:table-cell>
          <table:table-cell office:value-type="float" office:value="8125.63" table:style-name="ce1">
            <text:p>8125.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rake Hair</text:p>
          </table:table-cell>
          <table:table-cell office:value-type="float" office:value="3563140074625850" table:style-name="ce1">
            <text:p>3.56314E+15</text:p>
          </table:table-cell>
          <table:table-cell office:value-type="float" office:value="708" table:style-name="ce1">
            <text:p>708</text:p>
          </table:table-cell>
          <table:table-cell office:value-type="string" table:style-name="ce1">
            <text:p>jcb</text:p>
          </table:table-cell>
          <table:table-cell office:value-type="float" office:value="1766.7" table:style-name="ce1">
            <text:p>1766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etta Idney</text:p>
          </table:table-cell>
          <table:table-cell office:value-type="float" office:value="3584138976925720" table:style-name="ce1">
            <text:p>3.58414E+15</text:p>
          </table:table-cell>
          <table:table-cell office:value-type="float" office:value="829" table:style-name="ce1">
            <text:p>829</text:p>
          </table:table-cell>
          <table:table-cell office:value-type="string" table:style-name="ce1">
            <text:p>jcb</text:p>
          </table:table-cell>
          <table:table-cell office:value-type="float" office:value="9486.81" table:style-name="ce1">
            <text:p>9486.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fy Tuffey</text:p>
          </table:table-cell>
          <table:table-cell office:value-type="float" office:value="3564541305105180" table:style-name="ce1">
            <text:p>3.56454E+15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jcb</text:p>
          </table:table-cell>
          <table:table-cell office:value-type="float" office:value="6109.74" table:style-name="ce1">
            <text:p>6109.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reddy Maletratt</text:p>
          </table:table-cell>
          <table:table-cell office:value-type="float" office:value="4041374735350700" table:style-name="ce1">
            <text:p>4.04137E+15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visa</text:p>
          </table:table-cell>
          <table:table-cell office:value-type="float" office:value="551.87" table:style-name="ce1">
            <text:p>551.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vin Chilver</text:p>
          </table:table-cell>
          <table:table-cell office:value-type="float" office:value="6.3338307016034202E+17" table:style-name="ce1">
            <text:p>6.33383E+17</text:p>
          </table:table-cell>
          <table:table-cell office:value-type="float" office:value="868" table:style-name="ce1">
            <text:p>868</text:p>
          </table:table-cell>
          <table:table-cell office:value-type="string" table:style-name="ce1">
            <text:p>switch</text:p>
          </table:table-cell>
          <table:table-cell office:value-type="float" office:value="4411.99" table:style-name="ce1">
            <text:p>4411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ieda Baumler</text:p>
          </table:table-cell>
          <table:table-cell office:value-type="float" office:value="3557204092306350" table:style-name="ce1">
            <text:p>3.5572E+15</text:p>
          </table:table-cell>
          <table:table-cell office:value-type="float" office:value="598" table:style-name="ce1">
            <text:p>598</text:p>
          </table:table-cell>
          <table:table-cell office:value-type="string" table:style-name="ce1">
            <text:p>jcb</text:p>
          </table:table-cell>
          <table:table-cell office:value-type="float" office:value="5564.11" table:style-name="ce1">
            <text:p>5564.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lly Pocklington</text:p>
          </table:table-cell>
          <table:table-cell office:value-type="float" office:value="30315265936803" table:style-name="ce1">
            <text:p>3.03153E+13</text:p>
          </table:table-cell>
          <table:table-cell office:value-type="float" office:value="616" table:style-name="ce1">
            <text:p>616</text:p>
          </table:table-cell>
          <table:table-cell office:value-type="string" table:style-name="ce1">
            <text:p>diners-club-carte-blanche</text:p>
          </table:table-cell>
          <table:table-cell office:value-type="float" office:value="7467.84" table:style-name="ce1">
            <text:p>7467.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mita Greenleaf</text:p>
          </table:table-cell>
          <table:table-cell office:value-type="float" office:value="3554816750205440" table:style-name="ce1">
            <text:p>3.55482E+15</text:p>
          </table:table-cell>
          <table:table-cell office:value-type="float" office:value="898" table:style-name="ce1">
            <text:p>898</text:p>
          </table:table-cell>
          <table:table-cell office:value-type="string" table:style-name="ce1">
            <text:p>jcb</text:p>
          </table:table-cell>
          <table:table-cell office:value-type="float" office:value="6319.57" table:style-name="ce1">
            <text:p>631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el McCrackan</text:p>
          </table:table-cell>
          <table:table-cell office:value-type="float" office:value="3588800138755610" table:style-name="ce1">
            <text:p>3.5888E+15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jcb</text:p>
          </table:table-cell>
          <table:table-cell office:value-type="float" office:value="2779.61" table:style-name="ce1">
            <text:p>2779.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colai Lindborg</text:p>
          </table:table-cell>
          <table:table-cell office:value-type="float" office:value="3571517598793740" table:style-name="ce1">
            <text:p>3.57152E+15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jcb</text:p>
          </table:table-cell>
          <table:table-cell office:value-type="float" office:value="611.72" table:style-name="ce1">
            <text:p>611.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u Tweede</text:p>
          </table:table-cell>
          <table:table-cell office:value-type="float" office:value="201988023420766" table:style-name="ce1">
            <text:p>2.01988E+14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diners-club-enroute</text:p>
          </table:table-cell>
          <table:table-cell office:value-type="float" office:value="6506.21" table:style-name="ce1">
            <text:p>6506.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ldegarde Elcom</text:p>
          </table:table-cell>
          <table:table-cell office:value-type="float" office:value="3575493277837760" table:style-name="ce1">
            <text:p>3.57549E+15</text:p>
          </table:table-cell>
          <table:table-cell office:value-type="float" office:value="825" table:style-name="ce1">
            <text:p>825</text:p>
          </table:table-cell>
          <table:table-cell office:value-type="string" table:style-name="ce1">
            <text:p>jcb</text:p>
          </table:table-cell>
          <table:table-cell office:value-type="float" office:value="5066.32" table:style-name="ce1">
            <text:p>5066.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it Claiden</text:p>
          </table:table-cell>
          <table:table-cell office:value-type="float" office:value="3540950516154090" table:style-name="ce1">
            <text:p>3.54095E+15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jcb</text:p>
          </table:table-cell>
          <table:table-cell office:value-type="float" office:value="8163.26" table:style-name="ce1">
            <text:p>8163.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edek Hitschke</text:p>
          </table:table-cell>
          <table:table-cell office:value-type="float" office:value="6386952092436870" table:style-name="ce1">
            <text:p>6.38695E+15</text:p>
          </table:table-cell>
          <table:table-cell office:value-type="float" office:value="676" table:style-name="ce1">
            <text:p>676</text:p>
          </table:table-cell>
          <table:table-cell office:value-type="string" table:style-name="ce1">
            <text:p>instapayment</text:p>
          </table:table-cell>
          <table:table-cell office:value-type="float" office:value="4334.1000000000004" table:style-name="ce1">
            <text:p>4334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vida Boss</text:p>
          </table:table-cell>
          <table:table-cell office:value-type="float" office:value="604981170743703" table:style-name="ce1">
            <text:p>6.04981E+14</text:p>
          </table:table-cell>
          <table:table-cell office:value-type="float" office:value="892" table:style-name="ce1">
            <text:p>892</text:p>
          </table:table-cell>
          <table:table-cell office:value-type="string" table:style-name="ce1">
            <text:p>maestro</text:p>
          </table:table-cell>
          <table:table-cell office:value-type="float" office:value="6167.08" table:style-name="ce1">
            <text:p>6167.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eva Jenkin</text:p>
          </table:table-cell>
          <table:table-cell office:value-type="float" office:value="5048374624604800" table:style-name="ce1">
            <text:p>5.04837E+15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mastercard</text:p>
          </table:table-cell>
          <table:table-cell office:value-type="float" office:value="7542.66" table:style-name="ce1">
            <text:p>7542.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ran Kalinsky</text:p>
          </table:table-cell>
          <table:table-cell office:value-type="float" office:value="30187216195817" table:style-name="ce1">
            <text:p>3.01872E+1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diners-club-carte-blanche</text:p>
          </table:table-cell>
          <table:table-cell office:value-type="float" office:value="2146.56" table:style-name="ce1">
            <text:p>2146.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ree Bampton</text:p>
          </table:table-cell>
          <table:table-cell office:value-type="float" office:value="6333851761270400" table:style-name="ce1">
            <text:p>6.33385E+1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witch</text:p>
          </table:table-cell>
          <table:table-cell office:value-type="float" office:value="4941.3999999999996" table:style-name="ce1">
            <text:p>4941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hie Greschke</text:p>
          </table:table-cell>
          <table:table-cell office:value-type="float" office:value="30007242603156" table:style-name="ce1">
            <text:p>3.00072E+13</text:p>
          </table:table-cell>
          <table:table-cell office:value-type="float" office:value="617" table:style-name="ce1">
            <text:p>617</text:p>
          </table:table-cell>
          <table:table-cell office:value-type="string" table:style-name="ce1">
            <text:p>diners-club-carte-blanche</text:p>
          </table:table-cell>
          <table:table-cell office:value-type="float" office:value="5940.19" table:style-name="ce1">
            <text:p>5940.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lliw Brodbin</text:p>
          </table:table-cell>
          <table:table-cell office:value-type="float" office:value="3585943371902020" table:style-name="ce1">
            <text:p>3.58594E+15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jcb</text:p>
          </table:table-cell>
          <table:table-cell office:value-type="float" office:value="7183.92" table:style-name="ce1">
            <text:p>7183.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odorico Carnalan</text:p>
          </table:table-cell>
          <table:table-cell office:value-type="float" office:value="6.7093597812713E+16" table:style-name="ce1">
            <text:p>6.70936E+16</text:p>
          </table:table-cell>
          <table:table-cell office:value-type="float" office:value="508" table:style-name="ce1">
            <text:p>508</text:p>
          </table:table-cell>
          <table:table-cell office:value-type="string" table:style-name="ce1">
            <text:p>laser</text:p>
          </table:table-cell>
          <table:table-cell office:value-type="float" office:value="5691.35" table:style-name="ce1">
            <text:p>5691.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obbee Saltsberger</text:p>
          </table:table-cell>
          <table:table-cell office:value-type="float" office:value="3578455671655020" table:style-name="ce1">
            <text:p>3.57846E+15</text:p>
          </table:table-cell>
          <table:table-cell office:value-type="float" office:value="577" table:style-name="ce1">
            <text:p>577</text:p>
          </table:table-cell>
          <table:table-cell office:value-type="string" table:style-name="ce1">
            <text:p>jcb</text:p>
          </table:table-cell>
          <table:table-cell office:value-type="float" office:value="2442.7800000000002" table:style-name="ce1">
            <text:p>2442.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ndsey Commin</text:p>
          </table:table-cell>
          <table:table-cell office:value-type="float" office:value="6.30465790831804E+16" table:style-name="ce1">
            <text:p>6.30466E+16</text:p>
          </table:table-cell>
          <table:table-cell office:value-type="float" office:value="529" table:style-name="ce1">
            <text:p>529</text:p>
          </table:table-cell>
          <table:table-cell office:value-type="string" table:style-name="ce1">
            <text:p>maestro</text:p>
          </table:table-cell>
          <table:table-cell office:value-type="float" office:value="4042.1" table:style-name="ce1">
            <text:p>4042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grim Medendorp</text:p>
          </table:table-cell>
          <table:table-cell office:value-type="float" office:value="5602230031293720" table:style-name="ce1">
            <text:p>5.60223E+15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china-unionpay</text:p>
          </table:table-cell>
          <table:table-cell office:value-type="float" office:value="9144.07" table:style-name="ce1">
            <text:p>9144.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iki Bootyman</text:p>
          </table:table-cell>
          <table:table-cell office:value-type="float" office:value="3560306165835260" table:style-name="ce1">
            <text:p>3.56031E+1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jcb</text:p>
          </table:table-cell>
          <table:table-cell office:value-type="float" office:value="7634.49" table:style-name="ce1">
            <text:p>7634.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vie Blumfield</text:p>
          </table:table-cell>
          <table:table-cell office:value-type="float" office:value="3568247510255160" table:style-name="ce1">
            <text:p>3.56825E+15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jcb</text:p>
          </table:table-cell>
          <table:table-cell office:value-type="float" office:value="6774.72" table:style-name="ce1">
            <text:p>6774.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udy Crudgington</text:p>
          </table:table-cell>
          <table:table-cell office:value-type="float" office:value="4917859967103350" table:style-name="ce1">
            <text:p>4.91786E+15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visa-electron</text:p>
          </table:table-cell>
          <table:table-cell office:value-type="float" office:value="1960.91" table:style-name="ce1">
            <text:p>1960.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stele Kenyon</text:p>
          </table:table-cell>
          <table:table-cell office:value-type="float" office:value="6398240742338170" table:style-name="ce1">
            <text:p>6.39824E+15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instapayment</text:p>
          </table:table-cell>
          <table:table-cell office:value-type="float" office:value="3608.65" table:style-name="ce1">
            <text:p>3608.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rginie Alelsandrovich</text:p>
          </table:table-cell>
          <table:table-cell office:value-type="float" office:value="6394472758914280" table:style-name="ce1">
            <text:p>6.39447E+15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instapayment</text:p>
          </table:table-cell>
          <table:table-cell office:value-type="float" office:value="713.86" table:style-name="ce1">
            <text:p>71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ankie Bradford</text:p>
          </table:table-cell>
          <table:table-cell office:value-type="float" office:value="5367551681996830" table:style-name="ce1">
            <text:p>5.36755E+15</text:p>
          </table:table-cell>
          <table:table-cell office:value-type="float" office:value="441" table:style-name="ce1">
            <text:p>441</text:p>
          </table:table-cell>
          <table:table-cell office:value-type="string" table:style-name="ce1">
            <text:p>mastercard</text:p>
          </table:table-cell>
          <table:table-cell office:value-type="float" office:value="3690.13" table:style-name="ce1">
            <text:p>3690.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fani Sewart</text:p>
          </table:table-cell>
          <table:table-cell office:value-type="float" office:value="5.01819999987234E+16" table:style-name="ce1">
            <text:p>5.0182E+16</text:p>
          </table:table-cell>
          <table:table-cell office:value-type="float" office:value="633" table:style-name="ce1">
            <text:p>633</text:p>
          </table:table-cell>
          <table:table-cell office:value-type="string" table:style-name="ce1">
            <text:p>maestro</text:p>
          </table:table-cell>
          <table:table-cell office:value-type="float" office:value="2539.9" table:style-name="ce1">
            <text:p>2539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nnie Nund</text:p>
          </table:table-cell>
          <table:table-cell office:value-type="float" office:value="5602211208088750" table:style-name="ce1">
            <text:p>5.60221E+15</text:p>
          </table:table-cell>
          <table:table-cell office:value-type="float" office:value="509" table:style-name="ce1">
            <text:p>509</text:p>
          </table:table-cell>
          <table:table-cell office:value-type="string" table:style-name="ce1">
            <text:p>bankcard</text:p>
          </table:table-cell>
          <table:table-cell office:value-type="float" office:value="4915.9399999999996" table:style-name="ce1">
            <text:p>4915.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nci Finan</text:p>
          </table:table-cell>
          <table:table-cell office:value-type="float" office:value="3545863933662580" table:style-name="ce1">
            <text:p>3.54586E+15</text:p>
          </table:table-cell>
          <table:table-cell office:value-type="float" office:value="501" table:style-name="ce1">
            <text:p>501</text:p>
          </table:table-cell>
          <table:table-cell office:value-type="string" table:style-name="ce1">
            <text:p>jcb</text:p>
          </table:table-cell>
          <table:table-cell office:value-type="float" office:value="9449.91" table:style-name="ce1">
            <text:p>9449.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rabelle MacConnal</text:p>
          </table:table-cell>
          <table:table-cell office:value-type="float" office:value="3557806121183570" table:style-name="ce1">
            <text:p>3.55781E+15</text:p>
          </table:table-cell>
          <table:table-cell office:value-type="float" office:value="960" table:style-name="ce1">
            <text:p>960</text:p>
          </table:table-cell>
          <table:table-cell office:value-type="string" table:style-name="ce1">
            <text:p>jcb</text:p>
          </table:table-cell>
          <table:table-cell office:value-type="float" office:value="6140.7" table:style-name="ce1">
            <text:p>6140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nny Gull</text:p>
          </table:table-cell>
          <table:table-cell office:value-type="float" office:value="5602214162510420" table:style-name="ce1">
            <text:p>5.60221E+15</text:p>
          </table:table-cell>
          <table:table-cell office:value-type="float" office:value="653" table:style-name="ce1">
            <text:p>653</text:p>
          </table:table-cell>
          <table:table-cell office:value-type="string" table:style-name="ce1">
            <text:p>bankcard</text:p>
          </table:table-cell>
          <table:table-cell office:value-type="float" office:value="4294.1099999999997" table:style-name="ce1">
            <text:p>4294.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lly A'Barrow</text:p>
          </table:table-cell>
          <table:table-cell office:value-type="float" office:value="5602220732914600" table:style-name="ce1">
            <text:p>5.60222E+15</text:p>
          </table:table-cell>
          <table:table-cell office:value-type="float" office:value="676" table:style-name="ce1">
            <text:p>676</text:p>
          </table:table-cell>
          <table:table-cell office:value-type="string" table:style-name="ce1">
            <text:p>china-unionpay</text:p>
          </table:table-cell>
          <table:table-cell office:value-type="float" office:value="1985.23" table:style-name="ce1">
            <text:p>1985.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sley Rumbellow</text:p>
          </table:table-cell>
          <table:table-cell office:value-type="float" office:value="36715756252483" table:style-name="ce1">
            <text:p>3.67158E+13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diners-club-international</text:p>
          </table:table-cell>
          <table:table-cell office:value-type="float" office:value="4578.22" table:style-name="ce1">
            <text:p>4578.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phinia Windle</text:p>
          </table:table-cell>
          <table:table-cell office:value-type="float" office:value="201825852891032" table:style-name="ce1">
            <text:p>2.01826E+14</text:p>
          </table:table-cell>
          <table:table-cell office:value-type="float" office:value="902" table:style-name="ce1">
            <text:p>902</text:p>
          </table:table-cell>
          <table:table-cell office:value-type="string" table:style-name="ce1">
            <text:p>diners-club-enroute</text:p>
          </table:table-cell>
          <table:table-cell office:value-type="float" office:value="2165.5700000000002" table:style-name="ce1">
            <text:p>216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yton Laugharne</text:p>
          </table:table-cell>
          <table:table-cell office:value-type="float" office:value="5.6022403164674598E+17" table:style-name="ce1">
            <text:p>5.60224E+17</text:p>
          </table:table-cell>
          <table:table-cell office:value-type="float" office:value="715" table:style-name="ce1">
            <text:p>715</text:p>
          </table:table-cell>
          <table:table-cell office:value-type="string" table:style-name="ce1">
            <text:p>china-unionpay</text:p>
          </table:table-cell>
          <table:table-cell office:value-type="float" office:value="6355.31" table:style-name="ce1">
            <text:p>6355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vania Dettmar</text:p>
          </table:table-cell>
          <table:table-cell office:value-type="float" office:value="6373643939565660" table:style-name="ce1">
            <text:p>6.37364E+15</text:p>
          </table:table-cell>
          <table:table-cell office:value-type="float" office:value="567" table:style-name="ce1">
            <text:p>567</text:p>
          </table:table-cell>
          <table:table-cell office:value-type="string" table:style-name="ce1">
            <text:p>instapayment</text:p>
          </table:table-cell>
          <table:table-cell office:value-type="float" office:value="6106.26" table:style-name="ce1">
            <text:p>6106.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role Cullinane</text:p>
          </table:table-cell>
          <table:table-cell office:value-type="float" office:value="4844538461238740" table:style-name="ce1">
            <text:p>4.84454E+15</text:p>
          </table:table-cell>
          <table:table-cell office:value-type="float" office:value="881" table:style-name="ce1">
            <text:p>881</text:p>
          </table:table-cell>
          <table:table-cell office:value-type="string" table:style-name="ce1">
            <text:p>visa-electron</text:p>
          </table:table-cell>
          <table:table-cell office:value-type="float" office:value="259.49" table:style-name="ce1">
            <text:p>259.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rla Picardo</text:p>
          </table:table-cell>
          <table:table-cell office:value-type="float" office:value="4917163895941630" table:style-name="ce1">
            <text:p>4.91716E+15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visa-electron</text:p>
          </table:table-cell>
          <table:table-cell office:value-type="float" office:value="1087.1500000000001" table:style-name="ce1">
            <text:p>1087.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ock Belcham</text:p>
          </table:table-cell>
          <table:table-cell office:value-type="float" office:value="3545614650908680" table:style-name="ce1">
            <text:p>3.54561E+15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jcb</text:p>
          </table:table-cell>
          <table:table-cell office:value-type="float" office:value="3536.66" table:style-name="ce1">
            <text:p>3536.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ckie Scrace</text:p>
          </table:table-cell>
          <table:table-cell office:value-type="float" office:value="3528485476773400" table:style-name="ce1">
            <text:p>3.52849E+15</text:p>
          </table:table-cell>
          <table:table-cell office:value-type="float" office:value="739" table:style-name="ce1">
            <text:p>739</text:p>
          </table:table-cell>
          <table:table-cell office:value-type="string" table:style-name="ce1">
            <text:p>jcb</text:p>
          </table:table-cell>
          <table:table-cell office:value-type="float" office:value="8927.76" table:style-name="ce1">
            <text:p>8927.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land Twelvetrees</text:p>
          </table:table-cell>
          <table:table-cell office:value-type="float" office:value="3586693262695500" table:style-name="ce1">
            <text:p>3.58669E+15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jcb</text:p>
          </table:table-cell>
          <table:table-cell office:value-type="float" office:value="6501.38" table:style-name="ce1">
            <text:p>6501.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rschel Dawkes</text:p>
          </table:table-cell>
          <table:table-cell office:value-type="float" office:value="201719418136158" table:style-name="ce1">
            <text:p>2.01719E+14</text:p>
          </table:table-cell>
          <table:table-cell office:value-type="float" office:value="590" table:style-name="ce1">
            <text:p>590</text:p>
          </table:table-cell>
          <table:table-cell office:value-type="string" table:style-name="ce1">
            <text:p>diners-club-enroute</text:p>
          </table:table-cell>
          <table:table-cell office:value-type="float" office:value="8847.2099999999991" table:style-name="ce1">
            <text:p>8847.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it Gert</text:p>
          </table:table-cell>
          <table:table-cell office:value-type="float" office:value="5007664426997890" table:style-name="ce1">
            <text:p>5.00766E+15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mastercard</text:p>
          </table:table-cell>
          <table:table-cell office:value-type="float" office:value="9189.02" table:style-name="ce1">
            <text:p>9189.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bbi Aps</text:p>
          </table:table-cell>
          <table:table-cell office:value-type="float" office:value="3554321537227290" table:style-name="ce1">
            <text:p>3.55432E+15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jcb</text:p>
          </table:table-cell>
          <table:table-cell office:value-type="float" office:value="5462.13" table:style-name="ce1">
            <text:p>5462.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Zabrina Rowlands</text:p>
          </table:table-cell>
          <table:table-cell office:value-type="float" office:value="201547867570282" table:style-name="ce1">
            <text:p>2.01548E+14</text:p>
          </table:table-cell>
          <table:table-cell office:value-type="float" office:value="503" table:style-name="ce1">
            <text:p>503</text:p>
          </table:table-cell>
          <table:table-cell office:value-type="string" table:style-name="ce1">
            <text:p>diners-club-enroute</text:p>
          </table:table-cell>
          <table:table-cell office:value-type="float" office:value="9069.3700000000008" table:style-name="ce1">
            <text:p>9069.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lah Mealiffe</text:p>
          </table:table-cell>
          <table:table-cell office:value-type="float" office:value="6767126546703100" table:style-name="ce1">
            <text:p>6.76713E+15</text:p>
          </table:table-cell>
          <table:table-cell office:value-type="float" office:value="483" table:style-name="ce1">
            <text:p>483</text:p>
          </table:table-cell>
          <table:table-cell office:value-type="string" table:style-name="ce1">
            <text:p>solo</text:p>
          </table:table-cell>
          <table:table-cell office:value-type="float" office:value="2873.16" table:style-name="ce1">
            <text:p>2873.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x Bamell</text:p>
          </table:table-cell>
          <table:table-cell office:value-type="float" office:value="5.02030257055506E+16" table:style-name="ce1">
            <text:p>5.0203E+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maestro</text:p>
          </table:table-cell>
          <table:table-cell office:value-type="float" office:value="1151.7" table:style-name="ce1">
            <text:p>1151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oderick Regenhardt</text:p>
          </table:table-cell>
          <table:table-cell office:value-type="float" office:value="201516248856884" table:style-name="ce1">
            <text:p>2.01516E+14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diners-club-enroute</text:p>
          </table:table-cell>
          <table:table-cell office:value-type="float" office:value="3264.83" table:style-name="ce1">
            <text:p>3264.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arinda Scorrer</text:p>
          </table:table-cell>
          <table:table-cell office:value-type="float" office:value="5602234775054230" table:style-name="ce1">
            <text:p>5.60223E+15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bankcard</text:p>
          </table:table-cell>
          <table:table-cell office:value-type="float" office:value="1365.79" table:style-name="ce1">
            <text:p>1365.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effie Lown</text:p>
          </table:table-cell>
          <table:table-cell office:value-type="float" office:value="5602238947668720" table:style-name="ce1">
            <text:p>5.60224E+15</text:p>
          </table:table-cell>
          <table:table-cell office:value-type="float" office:value="818" table:style-name="ce1">
            <text:p>818</text:p>
          </table:table-cell>
          <table:table-cell office:value-type="string" table:style-name="ce1">
            <text:p>bankcard</text:p>
          </table:table-cell>
          <table:table-cell office:value-type="float" office:value="4987.22" table:style-name="ce1">
            <text:p>4987.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ycelin Domm</text:p>
          </table:table-cell>
          <table:table-cell office:value-type="float" office:value="4.9367049629679596E+18" table:style-name="ce1">
            <text:p>4.9367E+18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switch</text:p>
          </table:table-cell>
          <table:table-cell office:value-type="float" office:value="2942.82" table:style-name="ce1">
            <text:p>2942.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strix Grissett</text:p>
          </table:table-cell>
          <table:table-cell office:value-type="float" office:value="6.7616881275064294E+17" table:style-name="ce1">
            <text:p>6.76169E+17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maestro</text:p>
          </table:table-cell>
          <table:table-cell office:value-type="float" office:value="2851.98" table:style-name="ce1">
            <text:p>2851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ymon Boxe</text:p>
          </table:table-cell>
          <table:table-cell office:value-type="float" office:value="3552733291773590" table:style-name="ce1">
            <text:p>3.55273E+15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jcb</text:p>
          </table:table-cell>
          <table:table-cell office:value-type="float" office:value="1380.62" table:style-name="ce1">
            <text:p>1380.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dris McCritchie</text:p>
          </table:table-cell>
          <table:table-cell office:value-type="float" office:value="5.03840466154656E+17" table:style-name="ce1">
            <text:p>5.0384E+17</text:p>
          </table:table-cell>
          <table:table-cell office:value-type="float" office:value="917" table:style-name="ce1">
            <text:p>917</text:p>
          </table:table-cell>
          <table:table-cell office:value-type="string" table:style-name="ce1">
            <text:p>maestro</text:p>
          </table:table-cell>
          <table:table-cell office:value-type="float" office:value="3974.64" table:style-name="ce1">
            <text:p>3974.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vis Zuanazzi</text:p>
          </table:table-cell>
          <table:table-cell office:value-type="float" office:value="6.3337627514007104E+17" table:style-name="ce1">
            <text:p>6.33376E+17</text:p>
          </table:table-cell>
          <table:table-cell office:value-type="float" office:value="492" table:style-name="ce1">
            <text:p>492</text:p>
          </table:table-cell>
          <table:table-cell office:value-type="string" table:style-name="ce1">
            <text:p>switch</text:p>
          </table:table-cell>
          <table:table-cell office:value-type="float" office:value="8020.66" table:style-name="ce1">
            <text:p>8020.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ddeusz Tunnacliffe</text:p>
          </table:table-cell>
          <table:table-cell office:value-type="float" office:value="3549313096574670" table:style-name="ce1">
            <text:p>3.54931E+15</text:p>
          </table:table-cell>
          <table:table-cell office:value-type="float" office:value="329" table:style-name="ce1">
            <text:p>329</text:p>
          </table:table-cell>
          <table:table-cell office:value-type="string" table:style-name="ce1">
            <text:p>jcb</text:p>
          </table:table-cell>
          <table:table-cell office:value-type="float" office:value="4598.3" table:style-name="ce1">
            <text:p>4598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ddi Elcom</text:p>
          </table:table-cell>
          <table:table-cell office:value-type="float" office:value="3577200123615150" table:style-name="ce1">
            <text:p>3.5772E+15</text:p>
          </table:table-cell>
          <table:table-cell office:value-type="float" office:value="836" table:style-name="ce1">
            <text:p>836</text:p>
          </table:table-cell>
          <table:table-cell office:value-type="string" table:style-name="ce1">
            <text:p>jcb</text:p>
          </table:table-cell>
          <table:table-cell office:value-type="float" office:value="9309.43" table:style-name="ce1">
            <text:p>930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bbie Kesby</text:p>
          </table:table-cell>
          <table:table-cell office:value-type="float" office:value="3539274722607750" table:style-name="ce1">
            <text:p>3.53927E+15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jcb</text:p>
          </table:table-cell>
          <table:table-cell office:value-type="float" office:value="5743.33" table:style-name="ce1">
            <text:p>5743.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cil Seczyk</text:p>
          </table:table-cell>
          <table:table-cell office:value-type="float" office:value="201400156543000" table:style-name="ce1">
            <text:p>2.014E+14</text:p>
          </table:table-cell>
          <table:table-cell office:value-type="float" office:value="919" table:style-name="ce1">
            <text:p>919</text:p>
          </table:table-cell>
          <table:table-cell office:value-type="string" table:style-name="ce1">
            <text:p>diners-club-enroute</text:p>
          </table:table-cell>
          <table:table-cell office:value-type="float" office:value="1755.9" table:style-name="ce1">
            <text:p>1755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nilee Keysall</text:p>
          </table:table-cell>
          <table:table-cell office:value-type="float" office:value="5100140704431830" table:style-name="ce1">
            <text:p>5.10014E+15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mastercard</text:p>
          </table:table-cell>
          <table:table-cell office:value-type="float" office:value="6845.23" table:style-name="ce1">
            <text:p>6845.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ki Lacasa</text:p>
          </table:table-cell>
          <table:table-cell office:value-type="float" office:value="374288748312906" table:style-name="ce1">
            <text:p>3.74289E+14</text:p>
          </table:table-cell>
          <table:table-cell office:value-type="float" office:value="536" table:style-name="ce1">
            <text:p>536</text:p>
          </table:table-cell>
          <table:table-cell office:value-type="string" table:style-name="ce1">
            <text:p>americanexpress</text:p>
          </table:table-cell>
          <table:table-cell office:value-type="float" office:value="7441.16" table:style-name="ce1">
            <text:p>7441.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ebout Felgate</text:p>
          </table:table-cell>
          <table:table-cell office:value-type="float" office:value="5294852995523630" table:style-name="ce1">
            <text:p>5.29485E+15</text:p>
          </table:table-cell>
          <table:table-cell office:value-type="float" office:value="869" table:style-name="ce1">
            <text:p>869</text:p>
          </table:table-cell>
          <table:table-cell office:value-type="string" table:style-name="ce1">
            <text:p>mastercard</text:p>
          </table:table-cell>
          <table:table-cell office:value-type="float" office:value="9655.18" table:style-name="ce1">
            <text:p>9655.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stis Cobello</text:p>
          </table:table-cell>
          <table:table-cell office:value-type="float" office:value="3564353049246410" table:style-name="ce1">
            <text:p>3.56435E+15</text:p>
          </table:table-cell>
          <table:table-cell office:value-type="float" office:value="823" table:style-name="ce1">
            <text:p>823</text:p>
          </table:table-cell>
          <table:table-cell office:value-type="string" table:style-name="ce1">
            <text:p>jcb</text:p>
          </table:table-cell>
          <table:table-cell office:value-type="float" office:value="6040.09" table:style-name="ce1">
            <text:p>6040.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y Titta</text:p>
          </table:table-cell>
          <table:table-cell office:value-type="float" office:value="6.3047904880837094E+17" table:style-name="ce1">
            <text:p>6.30479E+17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maestro</text:p>
          </table:table-cell>
          <table:table-cell office:value-type="float" office:value="3678.57" table:style-name="ce1">
            <text:p>367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ctoir Mioni</text:p>
          </table:table-cell>
          <table:table-cell office:value-type="float" office:value="3556496276612470" table:style-name="ce1">
            <text:p>3.5565E+15</text:p>
          </table:table-cell>
          <table:table-cell office:value-type="float" office:value="566" table:style-name="ce1">
            <text:p>566</text:p>
          </table:table-cell>
          <table:table-cell office:value-type="string" table:style-name="ce1">
            <text:p>jcb</text:p>
          </table:table-cell>
          <table:table-cell office:value-type="float" office:value="1572.19" table:style-name="ce1">
            <text:p>1572.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ber Bullivant</text:p>
          </table:table-cell>
          <table:table-cell office:value-type="float" office:value="3573957855706990" table:style-name="ce1">
            <text:p>3.57396E+15</text:p>
          </table:table-cell>
          <table:table-cell office:value-type="float" office:value="630" table:style-name="ce1">
            <text:p>630</text:p>
          </table:table-cell>
          <table:table-cell office:value-type="string" table:style-name="ce1">
            <text:p>jcb</text:p>
          </table:table-cell>
          <table:table-cell office:value-type="float" office:value="6978.49" table:style-name="ce1">
            <text:p>6978.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yjane Baggarley</text:p>
          </table:table-cell>
          <table:table-cell office:value-type="float" office:value="36208733724097" table:style-name="ce1">
            <text:p>3.62087E+13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diners-club-international</text:p>
          </table:table-cell>
          <table:table-cell office:value-type="float" office:value="7643.92" table:style-name="ce1">
            <text:p>7643.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evil Legging</text:p>
          </table:table-cell>
          <table:table-cell office:value-type="float" office:value="5.6418298372045798E+17" table:style-name="ce1">
            <text:p>5.64183E+17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witch</text:p>
          </table:table-cell>
          <table:table-cell office:value-type="float" office:value="8656.5400000000009" table:style-name="ce1">
            <text:p>8656.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selle Brodway</text:p>
          </table:table-cell>
          <table:table-cell office:value-type="float" office:value="5602253026895580" table:style-name="ce1">
            <text:p>5.60225E+15</text:p>
          </table:table-cell>
          <table:table-cell office:value-type="float" office:value="381" table:style-name="ce1">
            <text:p>381</text:p>
          </table:table-cell>
          <table:table-cell office:value-type="string" table:style-name="ce1">
            <text:p>bankcard</text:p>
          </table:table-cell>
          <table:table-cell office:value-type="float" office:value="9773.36" table:style-name="ce1">
            <text:p>9773.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gmund Bartrap</text:p>
          </table:table-cell>
          <table:table-cell office:value-type="float" office:value="3587406470476420" table:style-name="ce1">
            <text:p>3.58741E+15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jcb</text:p>
          </table:table-cell>
          <table:table-cell office:value-type="float" office:value="4917.78" table:style-name="ce1">
            <text:p>4917.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irk Scolding</text:p>
          </table:table-cell>
          <table:table-cell office:value-type="float" office:value="3581905822350920" table:style-name="ce1">
            <text:p>3.58191E+15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jcb</text:p>
          </table:table-cell>
          <table:table-cell office:value-type="float" office:value="7555.2" table:style-name="ce1">
            <text:p>7555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ria Headley</text:p>
          </table:table-cell>
          <table:table-cell office:value-type="float" office:value="5100144631984050" table:style-name="ce1">
            <text:p>5.10014E+15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mastercard</text:p>
          </table:table-cell>
          <table:table-cell office:value-type="float" office:value="7571.92" table:style-name="ce1">
            <text:p>7571.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nderson Duffit</text:p>
          </table:table-cell>
          <table:table-cell office:value-type="float" office:value="337941483358445" table:style-name="ce1">
            <text:p>3.37941E+14</text:p>
          </table:table-cell>
          <table:table-cell office:value-type="float" office:value="898" table:style-name="ce1">
            <text:p>898</text:p>
          </table:table-cell>
          <table:table-cell office:value-type="string" table:style-name="ce1">
            <text:p>americanexpress</text:p>
          </table:table-cell>
          <table:table-cell office:value-type="float" office:value="8553.24" table:style-name="ce1">
            <text:p>8553.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elina Melchior</text:p>
          </table:table-cell>
          <table:table-cell office:value-type="float" office:value="3534144169216960" table:style-name="ce1">
            <text:p>3.53414E+15</text:p>
          </table:table-cell>
          <table:table-cell office:value-type="float" office:value="872" table:style-name="ce1">
            <text:p>872</text:p>
          </table:table-cell>
          <table:table-cell office:value-type="string" table:style-name="ce1">
            <text:p>jcb</text:p>
          </table:table-cell>
          <table:table-cell office:value-type="float" office:value="6061.72" table:style-name="ce1">
            <text:p>6061.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zanna Scranedge</text:p>
          </table:table-cell>
          <table:table-cell office:value-type="float" office:value="3535636361256210" table:style-name="ce1">
            <text:p>3.53564E+15</text:p>
          </table:table-cell>
          <table:table-cell office:value-type="float" office:value="882" table:style-name="ce1">
            <text:p>882</text:p>
          </table:table-cell>
          <table:table-cell office:value-type="string" table:style-name="ce1">
            <text:p>jcb</text:p>
          </table:table-cell>
          <table:table-cell office:value-type="float" office:value="8431.58" table:style-name="ce1">
            <text:p>8431.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aquin Cafferty</text:p>
          </table:table-cell>
          <table:table-cell office:value-type="float" office:value="3549025544532030" table:style-name="ce1">
            <text:p>3.54903E+15</text:p>
          </table:table-cell>
          <table:table-cell office:value-type="float" office:value="744" table:style-name="ce1">
            <text:p>744</text:p>
          </table:table-cell>
          <table:table-cell office:value-type="string" table:style-name="ce1">
            <text:p>jcb</text:p>
          </table:table-cell>
          <table:table-cell office:value-type="float" office:value="5667.95" table:style-name="ce1">
            <text:p>5667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orke Cuvley</text:p>
          </table:table-cell>
          <table:table-cell office:value-type="float" office:value="4405610923872680" table:style-name="ce1">
            <text:p>4.40561E+15</text:p>
          </table:table-cell>
          <table:table-cell office:value-type="float" office:value="610" table:style-name="ce1">
            <text:p>610</text:p>
          </table:table-cell>
          <table:table-cell office:value-type="string" table:style-name="ce1">
            <text:p>visa-electron</text:p>
          </table:table-cell>
          <table:table-cell office:value-type="float" office:value="2668.82" table:style-name="ce1">
            <text:p>2668.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remias Perrinchief</text:p>
          </table:table-cell>
          <table:table-cell office:value-type="float" office:value="4405473225192480" table:style-name="ce1">
            <text:p>4.40547E+15</text:p>
          </table:table-cell>
          <table:table-cell office:value-type="float" office:value="842" table:style-name="ce1">
            <text:p>842</text:p>
          </table:table-cell>
          <table:table-cell office:value-type="string" table:style-name="ce1">
            <text:p>visa-electron</text:p>
          </table:table-cell>
          <table:table-cell office:value-type="float" office:value="1430.75" table:style-name="ce1">
            <text:p>1430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agen Pepperd</text:p>
          </table:table-cell>
          <table:table-cell office:value-type="float" office:value="5100141963182410" table:style-name="ce1">
            <text:p>5.10014E+15</text:p>
          </table:table-cell>
          <table:table-cell office:value-type="float" office:value="561" table:style-name="ce1">
            <text:p>561</text:p>
          </table:table-cell>
          <table:table-cell office:value-type="string" table:style-name="ce1">
            <text:p>mastercard</text:p>
          </table:table-cell>
          <table:table-cell office:value-type="float" office:value="7807.11" table:style-name="ce1">
            <text:p>7807.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tantine Burree</text:p>
          </table:table-cell>
          <table:table-cell office:value-type="float" office:value="3541453974979390" table:style-name="ce1">
            <text:p>3.54145E+15</text:p>
          </table:table-cell>
          <table:table-cell office:value-type="float" office:value="948" table:style-name="ce1">
            <text:p>948</text:p>
          </table:table-cell>
          <table:table-cell office:value-type="string" table:style-name="ce1">
            <text:p>jcb</text:p>
          </table:table-cell>
          <table:table-cell office:value-type="float" office:value="2202.7199999999998" table:style-name="ce1">
            <text:p>2202.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ylynn Facher</text:p>
          </table:table-cell>
          <table:table-cell office:value-type="float" office:value="4175004372219540" table:style-name="ce1">
            <text:p>4.175E+15</text:p>
          </table:table-cell>
          <table:table-cell office:value-type="float" office:value="990" table:style-name="ce1">
            <text:p>990</text:p>
          </table:table-cell>
          <table:table-cell office:value-type="string" table:style-name="ce1">
            <text:p>visa-electron</text:p>
          </table:table-cell>
          <table:table-cell office:value-type="float" office:value="7186.21" table:style-name="ce1">
            <text:p>7186.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tchell Bexley</text:p>
          </table:table-cell>
          <table:table-cell office:value-type="float" office:value="4508486563873680" table:style-name="ce1">
            <text:p>4.50849E+15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visa-electron</text:p>
          </table:table-cell>
          <table:table-cell office:value-type="float" office:value="5219.0600000000004" table:style-name="ce1">
            <text:p>5219.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bbert Ruger</text:p>
          </table:table-cell>
          <table:table-cell office:value-type="float" office:value="3584114780687780" table:style-name="ce1">
            <text:p>3.58411E+15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jcb</text:p>
          </table:table-cell>
          <table:table-cell office:value-type="float" office:value="4229.0200000000004" table:style-name="ce1">
            <text:p>4229.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relle Immins</text:p>
          </table:table-cell>
          <table:table-cell office:value-type="float" office:value="5.0208816125024698E+17" table:style-name="ce1">
            <text:p>5.02088E+17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maestro</text:p>
          </table:table-cell>
          <table:table-cell office:value-type="float" office:value="1104.0999999999999" table:style-name="ce1">
            <text:p>1104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shby Boyland</text:p>
          </table:table-cell>
          <table:table-cell office:value-type="float" office:value="3529187135250670" table:style-name="ce1">
            <text:p>3.52919E+15</text:p>
          </table:table-cell>
          <table:table-cell office:value-type="float" office:value="584" table:style-name="ce1">
            <text:p>584</text:p>
          </table:table-cell>
          <table:table-cell office:value-type="string" table:style-name="ce1">
            <text:p>jcb</text:p>
          </table:table-cell>
          <table:table-cell office:value-type="float" office:value="2924.28" table:style-name="ce1">
            <text:p>2924.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enda Dubbin</text:p>
          </table:table-cell>
          <table:table-cell office:value-type="float" office:value="3584633460603790" table:style-name="ce1">
            <text:p>3.58463E+15</text:p>
          </table:table-cell>
          <table:table-cell office:value-type="float" office:value="880" table:style-name="ce1">
            <text:p>880</text:p>
          </table:table-cell>
          <table:table-cell office:value-type="string" table:style-name="ce1">
            <text:p>jcb</text:p>
          </table:table-cell>
          <table:table-cell office:value-type="float" office:value="7712.18" table:style-name="ce1">
            <text:p>7712.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ses Emerton</text:p>
          </table:table-cell>
          <table:table-cell office:value-type="float" office:value="6043413886845170" table:style-name="ce1">
            <text:p>6.04341E+15</text:p>
          </table:table-cell>
          <table:table-cell office:value-type="float" office:value="963" table:style-name="ce1">
            <text:p>963</text:p>
          </table:table-cell>
          <table:table-cell office:value-type="string" table:style-name="ce1">
            <text:p>maestro</text:p>
          </table:table-cell>
          <table:table-cell office:value-type="float" office:value="8760.7000000000007" table:style-name="ce1">
            <text:p>8760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tine Bax</text:p>
          </table:table-cell>
          <table:table-cell office:value-type="float" office:value="3574537549721640" table:style-name="ce1">
            <text:p>3.57454E+15</text:p>
          </table:table-cell>
          <table:table-cell office:value-type="float" office:value="555" table:style-name="ce1">
            <text:p>555</text:p>
          </table:table-cell>
          <table:table-cell office:value-type="string" table:style-name="ce1">
            <text:p>jcb</text:p>
          </table:table-cell>
          <table:table-cell office:value-type="float" office:value="4629.91" table:style-name="ce1">
            <text:p>4629.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ssie Bruhnke</text:p>
          </table:table-cell>
          <table:table-cell office:value-type="float" office:value="4671666703224170" table:style-name="ce1">
            <text:p>4.67167E+15</text:p>
          </table:table-cell>
          <table:table-cell office:value-type="float" office:value="850" table:style-name="ce1">
            <text:p>850</text:p>
          </table:table-cell>
          <table:table-cell office:value-type="string" table:style-name="ce1">
            <text:p>visa</text:p>
          </table:table-cell>
          <table:table-cell office:value-type="float" office:value="7400.61" table:style-name="ce1">
            <text:p>7400.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mor Guess</text:p>
          </table:table-cell>
          <table:table-cell office:value-type="float" office:value="6.7621772619401997E+17" table:style-name="ce1">
            <text:p>6.76218E+17</text:p>
          </table:table-cell>
          <table:table-cell office:value-type="float" office:value="739" table:style-name="ce1">
            <text:p>739</text:p>
          </table:table-cell>
          <table:table-cell office:value-type="string" table:style-name="ce1">
            <text:p>maestro</text:p>
          </table:table-cell>
          <table:table-cell office:value-type="float" office:value="2090.12" table:style-name="ce1">
            <text:p>2090.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uno Duigenan</text:p>
          </table:table-cell>
          <table:table-cell office:value-type="float" office:value="5007667705575160" table:style-name="ce1">
            <text:p>5.00767E+15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mastercard</text:p>
          </table:table-cell>
          <table:table-cell office:value-type="float" office:value="2964.9" table:style-name="ce1">
            <text:p>2964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rri Craik</text:p>
          </table:table-cell>
          <table:table-cell office:value-type="float" office:value="3552603503951420" table:style-name="ce1">
            <text:p>3.5526E+15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jcb</text:p>
          </table:table-cell>
          <table:table-cell office:value-type="float" office:value="5781.88" table:style-name="ce1">
            <text:p>5781.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is Leve</text:p>
          </table:table-cell>
          <table:table-cell office:value-type="float" office:value="3528341689368850" table:style-name="ce1">
            <text:p>3.52834E+15</text:p>
          </table:table-cell>
          <table:table-cell office:value-type="float" office:value="965" table:style-name="ce1">
            <text:p>965</text:p>
          </table:table-cell>
          <table:table-cell office:value-type="string" table:style-name="ce1">
            <text:p>jcb</text:p>
          </table:table-cell>
          <table:table-cell office:value-type="float" office:value="9557.8799999999992" table:style-name="ce1">
            <text:p>9557.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rtie Josephi</text:p>
          </table:table-cell>
          <table:table-cell office:value-type="float" office:value="201939716751850" table:style-name="ce1">
            <text:p>2.0194E+14</text:p>
          </table:table-cell>
          <table:table-cell office:value-type="float" office:value="797" table:style-name="ce1">
            <text:p>797</text:p>
          </table:table-cell>
          <table:table-cell office:value-type="string" table:style-name="ce1">
            <text:p>diners-club-enroute</text:p>
          </table:table-cell>
          <table:table-cell office:value-type="float" office:value="9589.34" table:style-name="ce1">
            <text:p>9589.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phinia Bartholat</text:p>
          </table:table-cell>
          <table:table-cell office:value-type="float" office:value="6.77142339149856E+17" table:style-name="ce1">
            <text:p>6.77142E+17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laser</text:p>
          </table:table-cell>
          <table:table-cell office:value-type="float" office:value="6767.22" table:style-name="ce1">
            <text:p>6767.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bb Orchart</text:p>
          </table:table-cell>
          <table:table-cell office:value-type="float" office:value="4017956804454" table:style-name="ce1">
            <text:p>4.01796E+12</text:p>
          </table:table-cell>
          <table:table-cell office:value-type="float" office:value="987" table:style-name="ce1">
            <text:p>987</text:p>
          </table:table-cell>
          <table:table-cell office:value-type="string" table:style-name="ce1">
            <text:p>visa</text:p>
          </table:table-cell>
          <table:table-cell office:value-type="float" office:value="8750.4599999999991" table:style-name="ce1">
            <text:p>8750.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more Pawley</text:p>
          </table:table-cell>
          <table:table-cell office:value-type="float" office:value="5.03854566279885E+18" table:style-name="ce1">
            <text:p>5.03855E+18</text:p>
          </table:table-cell>
          <table:table-cell office:value-type="float" office:value="834" table:style-name="ce1">
            <text:p>834</text:p>
          </table:table-cell>
          <table:table-cell office:value-type="string" table:style-name="ce1">
            <text:p>maestro</text:p>
          </table:table-cell>
          <table:table-cell office:value-type="float" office:value="1941.81" table:style-name="ce1">
            <text:p>1941.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nnie Banishevitz</text:p>
          </table:table-cell>
          <table:table-cell office:value-type="float" office:value="5602231762565730" table:style-name="ce1">
            <text:p>5.60223E+15</text:p>
          </table:table-cell>
          <table:table-cell office:value-type="float" office:value="591" table:style-name="ce1">
            <text:p>591</text:p>
          </table:table-cell>
          <table:table-cell office:value-type="string" table:style-name="ce1">
            <text:p>bankcard</text:p>
          </table:table-cell>
          <table:table-cell office:value-type="float" office:value="7003.03" table:style-name="ce1">
            <text:p>7003.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na Fullun</text:p>
          </table:table-cell>
          <table:table-cell office:value-type="float" office:value="3563249729910260" table:style-name="ce1">
            <text:p>3.56325E+15</text:p>
          </table:table-cell>
          <table:table-cell office:value-type="float" office:value="719" table:style-name="ce1">
            <text:p>719</text:p>
          </table:table-cell>
          <table:table-cell office:value-type="string" table:style-name="ce1">
            <text:p>jcb</text:p>
          </table:table-cell>
          <table:table-cell office:value-type="float" office:value="646.34" table:style-name="ce1">
            <text:p>646.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rrett Petrolli</text:p>
          </table:table-cell>
          <table:table-cell office:value-type="float" office:value="6304426422693220" table:style-name="ce1">
            <text:p>6.30443E+15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maestro</text:p>
          </table:table-cell>
          <table:table-cell office:value-type="float" office:value="6954.18" table:style-name="ce1">
            <text:p>6954.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ynn Sego</text:p>
          </table:table-cell>
          <table:table-cell office:value-type="float" office:value="5602242711162620" table:style-name="ce1">
            <text:p>5.60224E+15</text:p>
          </table:table-cell>
          <table:table-cell office:value-type="float" office:value="892" table:style-name="ce1">
            <text:p>892</text:p>
          </table:table-cell>
          <table:table-cell office:value-type="string" table:style-name="ce1">
            <text:p>bankcard</text:p>
          </table:table-cell>
          <table:table-cell office:value-type="float" office:value="6626.66" table:style-name="ce1">
            <text:p>6626.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ri Purdom</text:p>
          </table:table-cell>
          <table:table-cell office:value-type="float" office:value="4444300598881" table:style-name="ce1">
            <text:p>4.4443E+12</text:p>
          </table:table-cell>
          <table:table-cell office:value-type="float" office:value="877" table:style-name="ce1">
            <text:p>877</text:p>
          </table:table-cell>
          <table:table-cell office:value-type="string" table:style-name="ce1">
            <text:p>visa</text:p>
          </table:table-cell>
          <table:table-cell office:value-type="float" office:value="2550.7800000000002" table:style-name="ce1">
            <text:p>2550.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aybourne Hartill</text:p>
          </table:table-cell>
          <table:table-cell office:value-type="float" office:value="5602211903134960" table:style-name="ce1">
            <text:p>5.60221E+15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bankcard</text:p>
          </table:table-cell>
          <table:table-cell office:value-type="float" office:value="6831.74" table:style-name="ce1">
            <text:p>6831.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ysia Matias</text:p>
          </table:table-cell>
          <table:table-cell office:value-type="float" office:value="5.0202204736704399E+18" table:style-name="ce1">
            <text:p>5.02022E+18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maestro</text:p>
          </table:table-cell>
          <table:table-cell office:value-type="float" office:value="9035.1" table:style-name="ce1">
            <text:p>9035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err Falkus</text:p>
          </table:table-cell>
          <table:table-cell office:value-type="float" office:value="4.9366607273327299E+18" table:style-name="ce1">
            <text:p>4.93666E+18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witch</text:p>
          </table:table-cell>
          <table:table-cell office:value-type="float" office:value="7744.14" table:style-name="ce1">
            <text:p>774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dras Liversley</text:p>
          </table:table-cell>
          <table:table-cell office:value-type="float" office:value="5.6022319465913498E+18" table:style-name="ce1">
            <text:p>5.60223E+18</text:p>
          </table:table-cell>
          <table:table-cell office:value-type="float" office:value="733" table:style-name="ce1">
            <text:p>733</text:p>
          </table:table-cell>
          <table:table-cell office:value-type="string" table:style-name="ce1">
            <text:p>china-unionpay</text:p>
          </table:table-cell>
          <table:table-cell office:value-type="float" office:value="8947.5400000000009" table:style-name="ce1">
            <text:p>8947.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imbell Kiely</text:p>
          </table:table-cell>
          <table:table-cell office:value-type="float" office:value="5007668156281860" table:style-name="ce1">
            <text:p>5.00767E+15</text:p>
          </table:table-cell>
          <table:table-cell office:value-type="float" office:value="982" table:style-name="ce1">
            <text:p>982</text:p>
          </table:table-cell>
          <table:table-cell office:value-type="string" table:style-name="ce1">
            <text:p>mastercard</text:p>
          </table:table-cell>
          <table:table-cell office:value-type="float" office:value="8257.08" table:style-name="ce1">
            <text:p>8257.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ling Habbin</text:p>
          </table:table-cell>
          <table:table-cell office:value-type="float" office:value="5602218827705530" table:style-name="ce1">
            <text:p>5.60222E+15</text:p>
          </table:table-cell>
          <table:table-cell office:value-type="float" office:value="532" table:style-name="ce1">
            <text:p>532</text:p>
          </table:table-cell>
          <table:table-cell office:value-type="string" table:style-name="ce1">
            <text:p>bankcard</text:p>
          </table:table-cell>
          <table:table-cell office:value-type="float" office:value="2639.47" table:style-name="ce1">
            <text:p>2639.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la Bruniges</text:p>
          </table:table-cell>
          <table:table-cell office:value-type="float" office:value="3560324340509270" table:style-name="ce1">
            <text:p>3.56032E+15</text:p>
          </table:table-cell>
          <table:table-cell office:value-type="float" office:value="791" table:style-name="ce1">
            <text:p>791</text:p>
          </table:table-cell>
          <table:table-cell office:value-type="string" table:style-name="ce1">
            <text:p>jcb</text:p>
          </table:table-cell>
          <table:table-cell office:value-type="float" office:value="3263.08" table:style-name="ce1">
            <text:p>3263.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ris Culvey</text:p>
          </table:table-cell>
          <table:table-cell office:value-type="float" office:value="3582944485283010" table:style-name="ce1">
            <text:p>3.58294E+15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jcb</text:p>
          </table:table-cell>
          <table:table-cell office:value-type="float" office:value="892.34" table:style-name="ce1">
            <text:p>892.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anora McNelly</text:p>
          </table:table-cell>
          <table:table-cell office:value-type="float" office:value="3576597530618120" table:style-name="ce1">
            <text:p>3.5766E+15</text:p>
          </table:table-cell>
          <table:table-cell office:value-type="float" office:value="922" table:style-name="ce1">
            <text:p>922</text:p>
          </table:table-cell>
          <table:table-cell office:value-type="string" table:style-name="ce1">
            <text:p>jcb</text:p>
          </table:table-cell>
          <table:table-cell office:value-type="float" office:value="2754.51" table:style-name="ce1">
            <text:p>2754.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talya Ogger</text:p>
          </table:table-cell>
          <table:table-cell office:value-type="float" office:value="30132856170423" table:style-name="ce1">
            <text:p>3.01329E+13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diners-club-carte-blanche</text:p>
          </table:table-cell>
          <table:table-cell office:value-type="float" office:value="250.42" table:style-name="ce1">
            <text:p>250.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 Le Provost</text:p>
          </table:table-cell>
          <table:table-cell office:value-type="float" office:value="4041375268067" table:style-name="ce1">
            <text:p>4.04138E+12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visa</text:p>
          </table:table-cell>
          <table:table-cell office:value-type="float" office:value="5285.14" table:style-name="ce1">
            <text:p>528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ne Campanelle</text:p>
          </table:table-cell>
          <table:table-cell office:value-type="float" office:value="5265677998492620" table:style-name="ce1">
            <text:p>5.26568E+15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mastercard</text:p>
          </table:table-cell>
          <table:table-cell office:value-type="float" office:value="1110.79" table:style-name="ce1">
            <text:p>1110.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olanda Treadwell</text:p>
          </table:table-cell>
          <table:table-cell office:value-type="float" office:value="4175008147838450" table:style-name="ce1">
            <text:p>4.17501E+15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visa-electron</text:p>
          </table:table-cell>
          <table:table-cell office:value-type="float" office:value="977.77" table:style-name="ce1">
            <text:p>977.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rew Borsnall</text:p>
          </table:table-cell>
          <table:table-cell office:value-type="float" office:value="4405959965796080" table:style-name="ce1">
            <text:p>4.40596E+15</text:p>
          </table:table-cell>
          <table:table-cell office:value-type="float" office:value="616" table:style-name="ce1">
            <text:p>616</text:p>
          </table:table-cell>
          <table:table-cell office:value-type="string" table:style-name="ce1">
            <text:p>visa-electron</text:p>
          </table:table-cell>
          <table:table-cell office:value-type="float" office:value="8746.67" table:style-name="ce1">
            <text:p>8746.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m Shirtcliffe</text:p>
          </table:table-cell>
          <table:table-cell office:value-type="float" office:value="4911612854297010" table:style-name="ce1">
            <text:p>4.91161E+15</text:p>
          </table:table-cell>
          <table:table-cell office:value-type="float" office:value="483" table:style-name="ce1">
            <text:p>483</text:p>
          </table:table-cell>
          <table:table-cell office:value-type="string" table:style-name="ce1">
            <text:p>switch</text:p>
          </table:table-cell>
          <table:table-cell office:value-type="float" office:value="6205.49" table:style-name="ce1">
            <text:p>6205.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asteir Enderby</text:p>
          </table:table-cell>
          <table:table-cell office:value-type="float" office:value="6.7098000530904704E+16" table:style-name="ce1">
            <text:p>6.7098E+16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laser</text:p>
          </table:table-cell>
          <table:table-cell office:value-type="float" office:value="7992.63" table:style-name="ce1">
            <text:p>7992.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armaine Suttill</text:p>
          </table:table-cell>
          <table:table-cell office:value-type="float" office:value="6.3046994668340595E+17" table:style-name="ce1">
            <text:p>6.3047E+17</text:p>
          </table:table-cell>
          <table:table-cell office:value-type="float" office:value="791" table:style-name="ce1">
            <text:p>791</text:p>
          </table:table-cell>
          <table:table-cell office:value-type="string" table:style-name="ce1">
            <text:p>laser</text:p>
          </table:table-cell>
          <table:table-cell office:value-type="float" office:value="6241.24" table:style-name="ce1">
            <text:p>6241.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elsy Boldero</text:p>
          </table:table-cell>
          <table:table-cell office:value-type="float" office:value="5550856393309620" table:style-name="ce1">
            <text:p>5.55086E+15</text:p>
          </table:table-cell>
          <table:table-cell office:value-type="float" office:value="763" table:style-name="ce1">
            <text:p>763</text:p>
          </table:table-cell>
          <table:table-cell office:value-type="string" table:style-name="ce1">
            <text:p>diners-club-us-ca</text:p>
          </table:table-cell>
          <table:table-cell office:value-type="float" office:value="7821.94" table:style-name="ce1">
            <text:p>7821.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yer Romke</text:p>
          </table:table-cell>
          <table:table-cell office:value-type="float" office:value="3581671278585080" table:style-name="ce1">
            <text:p>3.58167E+15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jcb</text:p>
          </table:table-cell>
          <table:table-cell office:value-type="float" office:value="358.08" table:style-name="ce1">
            <text:p>358.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llel O'Spellissey</text:p>
          </table:table-cell>
          <table:table-cell office:value-type="float" office:value="3566019230995920" table:style-name="ce1">
            <text:p>3.56602E+15</text:p>
          </table:table-cell>
          <table:table-cell office:value-type="float" office:value="952" table:style-name="ce1">
            <text:p>952</text:p>
          </table:table-cell>
          <table:table-cell office:value-type="string" table:style-name="ce1">
            <text:p>jcb</text:p>
          </table:table-cell>
          <table:table-cell office:value-type="float" office:value="5028.3900000000003" table:style-name="ce1">
            <text:p>5028.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dford Askey</text:p>
          </table:table-cell>
          <table:table-cell office:value-type="float" office:value="30336998802229" table:style-name="ce1">
            <text:p>3.0337E+13</text:p>
          </table:table-cell>
          <table:table-cell office:value-type="float" office:value="907" table:style-name="ce1">
            <text:p>907</text:p>
          </table:table-cell>
          <table:table-cell office:value-type="string" table:style-name="ce1">
            <text:p>diners-club-carte-blanche</text:p>
          </table:table-cell>
          <table:table-cell office:value-type="float" office:value="1545.23" table:style-name="ce1">
            <text:p>1545.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od Teers</text:p>
          </table:table-cell>
          <table:table-cell office:value-type="float" office:value="3562861387674510" table:style-name="ce1">
            <text:p>3.56286E+15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jcb</text:p>
          </table:table-cell>
          <table:table-cell office:value-type="float" office:value="4145.26" table:style-name="ce1">
            <text:p>4145.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m Morville</text:p>
          </table:table-cell>
          <table:table-cell office:value-type="float" office:value="3562654045411550" table:style-name="ce1">
            <text:p>3.56265E+15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jcb</text:p>
          </table:table-cell>
          <table:table-cell office:value-type="float" office:value="7030.13" table:style-name="ce1">
            <text:p>7030.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si Pendall</text:p>
          </table:table-cell>
          <table:table-cell office:value-type="float" office:value="5303313454448260" table:style-name="ce1">
            <text:p>5.30331E+15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mastercard</text:p>
          </table:table-cell>
          <table:table-cell office:value-type="float" office:value="3796.22" table:style-name="ce1">
            <text:p>3796.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een MacQueen</text:p>
          </table:table-cell>
          <table:table-cell office:value-type="float" office:value="3555863300282280" table:style-name="ce1">
            <text:p>3.55586E+15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jcb</text:p>
          </table:table-cell>
          <table:table-cell office:value-type="float" office:value="1213.6300000000001" table:style-name="ce1">
            <text:p>1213.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ndel Crat</text:p>
          </table:table-cell>
          <table:table-cell office:value-type="float" office:value="30002967525320" table:style-name="ce1">
            <text:p>3.0003E+13</text:p>
          </table:table-cell>
          <table:table-cell office:value-type="float" office:value="647" table:style-name="ce1">
            <text:p>647</text:p>
          </table:table-cell>
          <table:table-cell office:value-type="string" table:style-name="ce1">
            <text:p>diners-club-carte-blanche</text:p>
          </table:table-cell>
          <table:table-cell office:value-type="float" office:value="9670.7900000000009" table:style-name="ce1">
            <text:p>9670.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yn Wilkes</text:p>
          </table:table-cell>
          <table:table-cell office:value-type="float" office:value="3570912100168560" table:style-name="ce1">
            <text:p>3.57091E+15</text:p>
          </table:table-cell>
          <table:table-cell office:value-type="float" office:value="654" table:style-name="ce1">
            <text:p>654</text:p>
          </table:table-cell>
          <table:table-cell office:value-type="string" table:style-name="ce1">
            <text:p>jcb</text:p>
          </table:table-cell>
          <table:table-cell office:value-type="float" office:value="4885.7" table:style-name="ce1">
            <text:p>4885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loan Newband</text:p>
          </table:table-cell>
          <table:table-cell office:value-type="float" office:value="6.7631601655876004E+18" table:style-name="ce1">
            <text:p>6.76316E+18</text:p>
          </table:table-cell>
          <table:table-cell office:value-type="float" office:value="367" table:style-name="ce1">
            <text:p>367</text:p>
          </table:table-cell>
          <table:table-cell office:value-type="string" table:style-name="ce1">
            <text:p>maestro</text:p>
          </table:table-cell>
          <table:table-cell office:value-type="float" office:value="720.83" table:style-name="ce1">
            <text:p>720.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illette Scammonden</text:p>
          </table:table-cell>
          <table:table-cell office:value-type="float" office:value="3542652779016780" table:style-name="ce1">
            <text:p>3.54265E+15</text:p>
          </table:table-cell>
          <table:table-cell office:value-type="float" office:value="459" table:style-name="ce1">
            <text:p>459</text:p>
          </table:table-cell>
          <table:table-cell office:value-type="string" table:style-name="ce1">
            <text:p>jcb</text:p>
          </table:table-cell>
          <table:table-cell office:value-type="float" office:value="4747.0200000000004" table:style-name="ce1">
            <text:p>4747.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obart Broxup</text:p>
          </table:table-cell>
          <table:table-cell office:value-type="float" office:value="4844074931035560" table:style-name="ce1">
            <text:p>4.84407E+15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visa-electron</text:p>
          </table:table-cell>
          <table:table-cell office:value-type="float" office:value="9809.5499999999993" table:style-name="ce1">
            <text:p>9809.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ufinella Stanning</text:p>
          </table:table-cell>
          <table:table-cell office:value-type="float" office:value="3566710070259050" table:style-name="ce1">
            <text:p>3.56671E+15</text:p>
          </table:table-cell>
          <table:table-cell office:value-type="float" office:value="980" table:style-name="ce1">
            <text:p>980</text:p>
          </table:table-cell>
          <table:table-cell office:value-type="string" table:style-name="ce1">
            <text:p>jcb</text:p>
          </table:table-cell>
          <table:table-cell office:value-type="float" office:value="5737.87" table:style-name="ce1">
            <text:p>5737.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undrea Scoles</text:p>
          </table:table-cell>
          <table:table-cell office:value-type="float" office:value="5100130091504140" table:style-name="ce1">
            <text:p>5.10013E+15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mastercard</text:p>
          </table:table-cell>
          <table:table-cell office:value-type="float" office:value="714.93" table:style-name="ce1">
            <text:p>714.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yjane Crockford</text:p>
          </table:table-cell>
          <table:table-cell office:value-type="float" office:value="3555550711411600" table:style-name="ce1">
            <text:p>3.55555E+15</text:p>
          </table:table-cell>
          <table:table-cell office:value-type="float" office:value="543" table:style-name="ce1">
            <text:p>543</text:p>
          </table:table-cell>
          <table:table-cell office:value-type="string" table:style-name="ce1">
            <text:p>jcb</text:p>
          </table:table-cell>
          <table:table-cell office:value-type="float" office:value="2170.02" table:style-name="ce1">
            <text:p>2170.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ordie Baume</text:p>
          </table:table-cell>
          <table:table-cell office:value-type="float" office:value="5100173267278100" table:style-name="ce1">
            <text:p>5.10017E+15</text:p>
          </table:table-cell>
          <table:table-cell office:value-type="float" office:value="689" table:style-name="ce1">
            <text:p>689</text:p>
          </table:table-cell>
          <table:table-cell office:value-type="string" table:style-name="ce1">
            <text:p>mastercard</text:p>
          </table:table-cell>
          <table:table-cell office:value-type="float" office:value="9316.2099999999991" table:style-name="ce1">
            <text:p>9316.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obias Rittmeier</text:p>
          </table:table-cell>
          <table:table-cell office:value-type="float" office:value="6.3332643911021299E+17" table:style-name="ce1">
            <text:p>6.33326E+17</text:p>
          </table:table-cell>
          <table:table-cell office:value-type="float" office:value="491" table:style-name="ce1">
            <text:p>491</text:p>
          </table:table-cell>
          <table:table-cell office:value-type="string" table:style-name="ce1">
            <text:p>switch</text:p>
          </table:table-cell>
          <table:table-cell office:value-type="float" office:value="5834.41" table:style-name="ce1">
            <text:p>5834.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lson Hilldrup</text:p>
          </table:table-cell>
          <table:table-cell office:value-type="float" office:value="5.0386735777166502E+17" table:style-name="ce1">
            <text:p>5.03867E+17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maestro</text:p>
          </table:table-cell>
          <table:table-cell office:value-type="float" office:value="2886.25" table:style-name="ce1">
            <text:p>2886.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e Gomby</text:p>
          </table:table-cell>
          <table:table-cell office:value-type="float" office:value="3585282092105220" table:style-name="ce1">
            <text:p>3.58528E+15</text:p>
          </table:table-cell>
          <table:table-cell office:value-type="float" office:value="886" table:style-name="ce1">
            <text:p>886</text:p>
          </table:table-cell>
          <table:table-cell office:value-type="string" table:style-name="ce1">
            <text:p>jcb</text:p>
          </table:table-cell>
          <table:table-cell office:value-type="float" office:value="8455.76" table:style-name="ce1">
            <text:p>8455.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bby Sibille</text:p>
          </table:table-cell>
          <table:table-cell office:value-type="float" office:value="3532924358995700" table:style-name="ce1">
            <text:p>3.53292E+15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jcb</text:p>
          </table:table-cell>
          <table:table-cell office:value-type="float" office:value="5611.38" table:style-name="ce1">
            <text:p>5611.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orge Hunnam</text:p>
          </table:table-cell>
          <table:table-cell office:value-type="float" office:value="3579161992436800" table:style-name="ce1">
            <text:p>3.57916E+15</text:p>
          </table:table-cell>
          <table:table-cell office:value-type="float" office:value="545" table:style-name="ce1">
            <text:p>545</text:p>
          </table:table-cell>
          <table:table-cell office:value-type="string" table:style-name="ce1">
            <text:p>jcb</text:p>
          </table:table-cell>
          <table:table-cell office:value-type="float" office:value="9665.23" table:style-name="ce1">
            <text:p>9665.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lina Wakelam</text:p>
          </table:table-cell>
          <table:table-cell office:value-type="float" office:value="4405494038889940" table:style-name="ce1">
            <text:p>4.40549E+15</text:p>
          </table:table-cell>
          <table:table-cell office:value-type="float" office:value="846" table:style-name="ce1">
            <text:p>846</text:p>
          </table:table-cell>
          <table:table-cell office:value-type="string" table:style-name="ce1">
            <text:p>visa-electron</text:p>
          </table:table-cell>
          <table:table-cell office:value-type="float" office:value="8275.31" table:style-name="ce1">
            <text:p>8275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iana Brilon</text:p>
          </table:table-cell>
          <table:table-cell office:value-type="float" office:value="4282419476759" table:style-name="ce1">
            <text:p>4.28242E+12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visa</text:p>
          </table:table-cell>
          <table:table-cell office:value-type="float" office:value="3117.13" table:style-name="ce1">
            <text:p>3117.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ubrie Eborall</text:p>
          </table:table-cell>
          <table:table-cell office:value-type="float" office:value="5100177141086540" table:style-name="ce1">
            <text:p>5.10018E+15</text:p>
          </table:table-cell>
          <table:table-cell office:value-type="float" office:value="878" table:style-name="ce1">
            <text:p>878</text:p>
          </table:table-cell>
          <table:table-cell office:value-type="string" table:style-name="ce1">
            <text:p>mastercard</text:p>
          </table:table-cell>
          <table:table-cell office:value-type="float" office:value="6756.86" table:style-name="ce1">
            <text:p>675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sdras Tybalt</text:p>
          </table:table-cell>
          <table:table-cell office:value-type="float" office:value="3588862078822590" table:style-name="ce1">
            <text:p>3.58886E+15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jcb</text:p>
          </table:table-cell>
          <table:table-cell office:value-type="float" office:value="1033.3499999999999" table:style-name="ce1">
            <text:p>1033.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uprecht Iacovino</text:p>
          </table:table-cell>
          <table:table-cell office:value-type="float" office:value="4.9361781515283597E+17" table:style-name="ce1">
            <text:p>4.93618E+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switch</text:p>
          </table:table-cell>
          <table:table-cell office:value-type="float" office:value="5127.42" table:style-name="ce1">
            <text:p>5127.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acomo Dur</text:p>
          </table:table-cell>
          <table:table-cell office:value-type="float" office:value="3529003858376900" table:style-name="ce1">
            <text:p>3.529E+15</text:p>
          </table:table-cell>
          <table:table-cell office:value-type="float" office:value="702" table:style-name="ce1">
            <text:p>702</text:p>
          </table:table-cell>
          <table:table-cell office:value-type="string" table:style-name="ce1">
            <text:p>jcb</text:p>
          </table:table-cell>
          <table:table-cell office:value-type="float" office:value="9125.5" table:style-name="ce1">
            <text:p>9125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atola Walak</text:p>
          </table:table-cell>
          <table:table-cell office:value-type="float" office:value="5.6022595787306701E+17" table:style-name="ce1">
            <text:p>5.60226E+17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china-unionpay</text:p>
          </table:table-cell>
          <table:table-cell office:value-type="float" office:value="1797.12" table:style-name="ce1">
            <text:p>1797.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rado Pizzey</text:p>
          </table:table-cell>
          <table:table-cell office:value-type="float" office:value="4041593998834" table:style-name="ce1">
            <text:p>4.04159E+12</text:p>
          </table:table-cell>
          <table:table-cell office:value-type="float" office:value="962" table:style-name="ce1">
            <text:p>962</text:p>
          </table:table-cell>
          <table:table-cell office:value-type="string" table:style-name="ce1">
            <text:p>visa</text:p>
          </table:table-cell>
          <table:table-cell office:value-type="float" office:value="9576.0300000000007" table:style-name="ce1">
            <text:p>9576.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sh Titley</text:p>
          </table:table-cell>
          <table:table-cell office:value-type="float" office:value="3531243237028510" table:style-name="ce1">
            <text:p>3.53124E+15</text:p>
          </table:table-cell>
          <table:table-cell office:value-type="float" office:value="644" table:style-name="ce1">
            <text:p>644</text:p>
          </table:table-cell>
          <table:table-cell office:value-type="string" table:style-name="ce1">
            <text:p>jcb</text:p>
          </table:table-cell>
          <table:table-cell office:value-type="float" office:value="9168.9699999999993" table:style-name="ce1">
            <text:p>9168.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ina Legrice</text:p>
          </table:table-cell>
          <table:table-cell office:value-type="float" office:value="3541813022776200" table:style-name="ce1">
            <text:p>3.54181E+15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jcb</text:p>
          </table:table-cell>
          <table:table-cell office:value-type="float" office:value="7821.69" table:style-name="ce1">
            <text:p>7821.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phi Posselt</text:p>
          </table:table-cell>
          <table:table-cell office:value-type="float" office:value="5002352166540310" table:style-name="ce1">
            <text:p>5.00235E+15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mastercard</text:p>
          </table:table-cell>
          <table:table-cell office:value-type="float" office:value="6507.67" table:style-name="ce1">
            <text:p>6507.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lancha Cuer</text:p>
          </table:table-cell>
          <table:table-cell office:value-type="float" office:value="6.7637993612167104E+17" table:style-name="ce1">
            <text:p>6.7638E+17</text:p>
          </table:table-cell>
          <table:table-cell office:value-type="float" office:value="897" table:style-name="ce1">
            <text:p>897</text:p>
          </table:table-cell>
          <table:table-cell office:value-type="string" table:style-name="ce1">
            <text:p>maestro</text:p>
          </table:table-cell>
          <table:table-cell office:value-type="float" office:value="8192.16" table:style-name="ce1">
            <text:p>8192.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nie Perago</text:p>
          </table:table-cell>
          <table:table-cell office:value-type="float" office:value="201708128593204" table:style-name="ce1">
            <text:p>2.01708E+14</text:p>
          </table:table-cell>
          <table:table-cell office:value-type="float" office:value="822" table:style-name="ce1">
            <text:p>822</text:p>
          </table:table-cell>
          <table:table-cell office:value-type="string" table:style-name="ce1">
            <text:p>diners-club-enroute</text:p>
          </table:table-cell>
          <table:table-cell office:value-type="float" office:value="6119.98" table:style-name="ce1">
            <text:p>6119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ellen MacDaid</text:p>
          </table:table-cell>
          <table:table-cell office:value-type="float" office:value="5100179578816650" table:style-name="ce1">
            <text:p>5.10018E+15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mastercard</text:p>
          </table:table-cell>
          <table:table-cell office:value-type="float" office:value="355.9" table:style-name="ce1">
            <text:p>355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enna Parcell</text:p>
          </table:table-cell>
          <table:table-cell office:value-type="float" office:value="5596854106857940" table:style-name="ce1">
            <text:p>5.59685E+15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mastercard</text:p>
          </table:table-cell>
          <table:table-cell office:value-type="float" office:value="5767.78" table:style-name="ce1">
            <text:p>5767.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e Eilhertsen</text:p>
          </table:table-cell>
          <table:table-cell office:value-type="float" office:value="3534303560403490" table:style-name="ce1">
            <text:p>3.5343E+15</text:p>
          </table:table-cell>
          <table:table-cell office:value-type="float" office:value="475" table:style-name="ce1">
            <text:p>475</text:p>
          </table:table-cell>
          <table:table-cell office:value-type="string" table:style-name="ce1">
            <text:p>jcb</text:p>
          </table:table-cell>
          <table:table-cell office:value-type="float" office:value="5072.2" table:style-name="ce1">
            <text:p>5072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ulina Gatley</text:p>
          </table:table-cell>
          <table:table-cell office:value-type="float" office:value="3565552680142370" table:style-name="ce1">
            <text:p>3.56555E+15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jcb</text:p>
          </table:table-cell>
          <table:table-cell office:value-type="float" office:value="7446.99" table:style-name="ce1">
            <text:p>7446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nnard Teodoro</text:p>
          </table:table-cell>
          <table:table-cell office:value-type="float" office:value="5602220792607800" table:style-name="ce1">
            <text:p>5.60222E+15</text:p>
          </table:table-cell>
          <table:table-cell office:value-type="float" office:value="711" table:style-name="ce1">
            <text:p>711</text:p>
          </table:table-cell>
          <table:table-cell office:value-type="string" table:style-name="ce1">
            <text:p>china-unionpay</text:p>
          </table:table-cell>
          <table:table-cell office:value-type="float" office:value="8902.09" table:style-name="ce1">
            <text:p>8902.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fi Corwood</text:p>
          </table:table-cell>
          <table:table-cell office:value-type="float" office:value="201756030766061" table:style-name="ce1">
            <text:p>2.01756E+14</text:p>
          </table:table-cell>
          <table:table-cell office:value-type="float" office:value="665" table:style-name="ce1">
            <text:p>665</text:p>
          </table:table-cell>
          <table:table-cell office:value-type="string" table:style-name="ce1">
            <text:p>diners-club-enroute</text:p>
          </table:table-cell>
          <table:table-cell office:value-type="float" office:value="5753.53" table:style-name="ce1">
            <text:p>5753.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ade Normadell</text:p>
          </table:table-cell>
          <table:table-cell office:value-type="float" office:value="3541080684154960" table:style-name="ce1">
            <text:p>3.54108E+15</text:p>
          </table:table-cell>
          <table:table-cell office:value-type="float" office:value="978" table:style-name="ce1">
            <text:p>978</text:p>
          </table:table-cell>
          <table:table-cell office:value-type="string" table:style-name="ce1">
            <text:p>jcb</text:p>
          </table:table-cell>
          <table:table-cell office:value-type="float" office:value="427.39" table:style-name="ce1">
            <text:p>427.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pphira Hayto</text:p>
          </table:table-cell>
          <table:table-cell office:value-type="float" office:value="5038436643359450" table:style-name="ce1">
            <text:p>5.03844E+15</text:p>
          </table:table-cell>
          <table:table-cell office:value-type="float" office:value="927" table:style-name="ce1">
            <text:p>927</text:p>
          </table:table-cell>
          <table:table-cell office:value-type="string" table:style-name="ce1">
            <text:p>maestro</text:p>
          </table:table-cell>
          <table:table-cell office:value-type="float" office:value="4871.68" table:style-name="ce1">
            <text:p>4871.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ill Hallock</text:p>
          </table:table-cell>
          <table:table-cell office:value-type="float" office:value="3544931316066470" table:style-name="ce1">
            <text:p>3.54493E+15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jcb</text:p>
          </table:table-cell>
          <table:table-cell office:value-type="float" office:value="5516.74" table:style-name="ce1">
            <text:p>5516.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faelita Gashion</text:p>
          </table:table-cell>
          <table:table-cell office:value-type="float" office:value="3534320431417780" table:style-name="ce1">
            <text:p>3.53432E+15</text:p>
          </table:table-cell>
          <table:table-cell office:value-type="float" office:value="877" table:style-name="ce1">
            <text:p>877</text:p>
          </table:table-cell>
          <table:table-cell office:value-type="string" table:style-name="ce1">
            <text:p>jcb</text:p>
          </table:table-cell>
          <table:table-cell office:value-type="float" office:value="3778.86" table:style-name="ce1">
            <text:p>377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im Zannotti</text:p>
          </table:table-cell>
          <table:table-cell office:value-type="float" office:value="5.6022559155163505E+18" table:style-name="ce1">
            <text:p>5.60226E+18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china-unionpay</text:p>
          </table:table-cell>
          <table:table-cell office:value-type="float" office:value="2941.95" table:style-name="ce1">
            <text:p>2941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eila-kathryn Lunt</text:p>
          </table:table-cell>
          <table:table-cell office:value-type="float" office:value="3555063079265690" table:style-name="ce1">
            <text:p>3.55506E+15</text:p>
          </table:table-cell>
          <table:table-cell office:value-type="float" office:value="881" table:style-name="ce1">
            <text:p>881</text:p>
          </table:table-cell>
          <table:table-cell office:value-type="string" table:style-name="ce1">
            <text:p>jcb</text:p>
          </table:table-cell>
          <table:table-cell office:value-type="float" office:value="7359.43" table:style-name="ce1">
            <text:p>735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llee Trevan</text:p>
          </table:table-cell>
          <table:table-cell office:value-type="float" office:value="5476179480927180" table:style-name="ce1">
            <text:p>5.47618E+15</text:p>
          </table:table-cell>
          <table:table-cell office:value-type="float" office:value="558" table:style-name="ce1">
            <text:p>558</text:p>
          </table:table-cell>
          <table:table-cell office:value-type="string" table:style-name="ce1">
            <text:p>diners-club-us-ca</text:p>
          </table:table-cell>
          <table:table-cell office:value-type="float" office:value="5755.54" table:style-name="ce1">
            <text:p>5755.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ecia Rawcliffe</text:p>
          </table:table-cell>
          <table:table-cell office:value-type="float" office:value="4917516204103190" table:style-name="ce1">
            <text:p>4.91752E+15</text:p>
          </table:table-cell>
          <table:table-cell office:value-type="float" office:value="804" table:style-name="ce1">
            <text:p>804</text:p>
          </table:table-cell>
          <table:table-cell office:value-type="string" table:style-name="ce1">
            <text:p>visa-electron</text:p>
          </table:table-cell>
          <table:table-cell office:value-type="float" office:value="652.84" table:style-name="ce1">
            <text:p>652.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aleta Litton</text:p>
          </table:table-cell>
          <table:table-cell office:value-type="float" office:value="3543620380541040" table:style-name="ce1">
            <text:p>3.54362E+15</text:p>
          </table:table-cell>
          <table:table-cell office:value-type="float" office:value="923" table:style-name="ce1">
            <text:p>923</text:p>
          </table:table-cell>
          <table:table-cell office:value-type="string" table:style-name="ce1">
            <text:p>jcb</text:p>
          </table:table-cell>
          <table:table-cell office:value-type="float" office:value="5565.17" table:style-name="ce1">
            <text:p>5565.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ecka Biers</text:p>
          </table:table-cell>
          <table:table-cell office:value-type="float" office:value="201470648334003" table:style-name="ce1">
            <text:p>2.01471E+14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diners-club-enroute</text:p>
          </table:table-cell>
          <table:table-cell office:value-type="float" office:value="4706.7" table:style-name="ce1">
            <text:p>4706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ristian Gouldie</text:p>
          </table:table-cell>
          <table:table-cell office:value-type="float" office:value="5516317143617580" table:style-name="ce1">
            <text:p>5.51632E+15</text:p>
          </table:table-cell>
          <table:table-cell office:value-type="float" office:value="738" table:style-name="ce1">
            <text:p>738</text:p>
          </table:table-cell>
          <table:table-cell office:value-type="string" table:style-name="ce1">
            <text:p>mastercard</text:p>
          </table:table-cell>
          <table:table-cell office:value-type="float" office:value="5628.16" table:style-name="ce1">
            <text:p>5628.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lde Lillow</text:p>
          </table:table-cell>
          <table:table-cell office:value-type="float" office:value="5.6418226272309498E+17" table:style-name="ce1">
            <text:p>5.64182E+17</text:p>
          </table:table-cell>
          <table:table-cell office:value-type="float" office:value="831" table:style-name="ce1">
            <text:p>831</text:p>
          </table:table-cell>
          <table:table-cell office:value-type="string" table:style-name="ce1">
            <text:p>switch</text:p>
          </table:table-cell>
          <table:table-cell office:value-type="float" office:value="3065.89" table:style-name="ce1">
            <text:p>3065.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rr Baigrie</text:p>
          </table:table-cell>
          <table:table-cell office:value-type="float" office:value="30375338454481" table:style-name="ce1">
            <text:p>3.03753E+13</text:p>
          </table:table-cell>
          <table:table-cell office:value-type="float" office:value="653" table:style-name="ce1">
            <text:p>653</text:p>
          </table:table-cell>
          <table:table-cell office:value-type="string" table:style-name="ce1">
            <text:p>diners-club-carte-blanche</text:p>
          </table:table-cell>
          <table:table-cell office:value-type="float" office:value="3575.12" table:style-name="ce1">
            <text:p>3575.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ddy Krolman</text:p>
          </table:table-cell>
          <table:table-cell office:value-type="float" office:value="6.7633453963376102E+17" table:style-name="ce1">
            <text:p>6.76335E+17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maestro</text:p>
          </table:table-cell>
          <table:table-cell office:value-type="float" office:value="1522.96" table:style-name="ce1">
            <text:p>1522.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chal Gillmor</text:p>
          </table:table-cell>
          <table:table-cell office:value-type="float" office:value="5.6103686287775699E+17" table:style-name="ce1">
            <text:p>5.61037E+17</text:p>
          </table:table-cell>
          <table:table-cell office:value-type="float" office:value="351" table:style-name="ce1">
            <text:p>351</text:p>
          </table:table-cell>
          <table:table-cell office:value-type="string" table:style-name="ce1">
            <text:p>china-unionpay</text:p>
          </table:table-cell>
          <table:table-cell office:value-type="float" office:value="773.09" table:style-name="ce1">
            <text:p>773.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sidore Gerger</text:p>
          </table:table-cell>
          <table:table-cell office:value-type="float" office:value="3581817647055830" table:style-name="ce1">
            <text:p>3.58182E+15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jcb</text:p>
          </table:table-cell>
          <table:table-cell office:value-type="float" office:value="1100.52" table:style-name="ce1">
            <text:p>1100.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tonella Van Hove</text:p>
          </table:table-cell>
          <table:table-cell office:value-type="float" office:value="201489735470231" table:style-name="ce1">
            <text:p>2.0149E+14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diners-club-enroute</text:p>
          </table:table-cell>
          <table:table-cell office:value-type="float" office:value="503.98" table:style-name="ce1">
            <text:p>503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thea Vondrys</text:p>
          </table:table-cell>
          <table:table-cell office:value-type="float" office:value="345478756738698" table:style-name="ce1">
            <text:p>3.45479E+14</text:p>
          </table:table-cell>
          <table:table-cell office:value-type="float" office:value="715" table:style-name="ce1">
            <text:p>715</text:p>
          </table:table-cell>
          <table:table-cell office:value-type="string" table:style-name="ce1">
            <text:p>americanexpress</text:p>
          </table:table-cell>
          <table:table-cell office:value-type="float" office:value="1050.43" table:style-name="ce1">
            <text:p>105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lary Cassy</text:p>
          </table:table-cell>
          <table:table-cell office:value-type="float" office:value="5602251243972130" table:style-name="ce1">
            <text:p>5.60225E+15</text:p>
          </table:table-cell>
          <table:table-cell office:value-type="float" office:value="939" table:style-name="ce1">
            <text:p>939</text:p>
          </table:table-cell>
          <table:table-cell office:value-type="string" table:style-name="ce1">
            <text:p>bankcard</text:p>
          </table:table-cell>
          <table:table-cell office:value-type="float" office:value="336.6" table:style-name="ce1">
            <text:p>336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ed Liccardi</text:p>
          </table:table-cell>
          <table:table-cell office:value-type="float" office:value="6.7610493492394803E+18" table:style-name="ce1">
            <text:p>6.76105E+18</text:p>
          </table:table-cell>
          <table:table-cell office:value-type="float" office:value="854" table:style-name="ce1">
            <text:p>854</text:p>
          </table:table-cell>
          <table:table-cell office:value-type="string" table:style-name="ce1">
            <text:p>maestro</text:p>
          </table:table-cell>
          <table:table-cell office:value-type="float" office:value="4995.87" table:style-name="ce1">
            <text:p>4995.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sa Vernon</text:p>
          </table:table-cell>
          <table:table-cell office:value-type="float" office:value="201579748638285" table:style-name="ce1">
            <text:p>2.0158E+14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diners-club-enroute</text:p>
          </table:table-cell>
          <table:table-cell office:value-type="float" office:value="1463.81" table:style-name="ce1">
            <text:p>1463.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zbeth Muress</text:p>
          </table:table-cell>
          <table:table-cell office:value-type="float" office:value="6387427998562170" table:style-name="ce1">
            <text:p>6.38743E+15</text:p>
          </table:table-cell>
          <table:table-cell office:value-type="float" office:value="833" table:style-name="ce1">
            <text:p>833</text:p>
          </table:table-cell>
          <table:table-cell office:value-type="string" table:style-name="ce1">
            <text:p>instapayment</text:p>
          </table:table-cell>
          <table:table-cell office:value-type="float" office:value="351.31" table:style-name="ce1">
            <text:p>351.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lya Portsmouth</text:p>
          </table:table-cell>
          <table:table-cell office:value-type="float" office:value="6.30414672210042E+16" table:style-name="ce1">
            <text:p>6.30415E+16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laser</text:p>
          </table:table-cell>
          <table:table-cell office:value-type="float" office:value="7902.1" table:style-name="ce1">
            <text:p>7902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nni Cantillion</text:p>
          </table:table-cell>
          <table:table-cell office:value-type="float" office:value="3541974150869190" table:style-name="ce1">
            <text:p>3.54197E+15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jcb</text:p>
          </table:table-cell>
          <table:table-cell office:value-type="float" office:value="1591.11" table:style-name="ce1">
            <text:p>1591.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meron Dudbridge</text:p>
          </table:table-cell>
          <table:table-cell office:value-type="float" office:value="5048378703191970" table:style-name="ce1">
            <text:p>5.04838E+15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mastercard</text:p>
          </table:table-cell>
          <table:table-cell office:value-type="float" office:value="8171.4" table:style-name="ce1">
            <text:p>8171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udovico Pointer</text:p>
          </table:table-cell>
          <table:table-cell office:value-type="float" office:value="5.61095237808448E+18" table:style-name="ce1">
            <text:p>5.61095E+18</text:p>
          </table:table-cell>
          <table:table-cell office:value-type="float" office:value="608" table:style-name="ce1">
            <text:p>608</text:p>
          </table:table-cell>
          <table:table-cell office:value-type="string" table:style-name="ce1">
            <text:p>china-unionpay</text:p>
          </table:table-cell>
          <table:table-cell office:value-type="float" office:value="4602.8900000000003" table:style-name="ce1">
            <text:p>4602.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rnesto Adelsberg</text:p>
          </table:table-cell>
          <table:table-cell office:value-type="float" office:value="5217047961993380" table:style-name="ce1">
            <text:p>5.21705E+15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mastercard</text:p>
          </table:table-cell>
          <table:table-cell office:value-type="float" office:value="9619.4" table:style-name="ce1">
            <text:p>9619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naba Rigler</text:p>
          </table:table-cell>
          <table:table-cell office:value-type="float" office:value="3553520185160820" table:style-name="ce1">
            <text:p>3.55352E+15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jcb</text:p>
          </table:table-cell>
          <table:table-cell office:value-type="float" office:value="9799.9" table:style-name="ce1">
            <text:p>9799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ider Tremellan</text:p>
          </table:table-cell>
          <table:table-cell office:value-type="float" office:value="3576006574873120" table:style-name="ce1">
            <text:p>3.57601E+15</text:p>
          </table:table-cell>
          <table:table-cell office:value-type="float" office:value="622" table:style-name="ce1">
            <text:p>622</text:p>
          </table:table-cell>
          <table:table-cell office:value-type="string" table:style-name="ce1">
            <text:p>jcb</text:p>
          </table:table-cell>
          <table:table-cell office:value-type="float" office:value="8648.02" table:style-name="ce1">
            <text:p>8648.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rdener Sivyer</text:p>
          </table:table-cell>
          <table:table-cell office:value-type="float" office:value="5020103335159570" table:style-name="ce1">
            <text:p>5.0201E+15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maestro</text:p>
          </table:table-cell>
          <table:table-cell office:value-type="float" office:value="9892.02" table:style-name="ce1">
            <text:p>9892.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faelia Garrud</text:p>
          </table:table-cell>
          <table:table-cell office:value-type="float" office:value="5602217109577120" table:style-name="ce1">
            <text:p>5.60222E+15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bankcard</text:p>
          </table:table-cell>
          <table:table-cell office:value-type="float" office:value="4466.12" table:style-name="ce1">
            <text:p>4466.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rey Lauchlan</text:p>
          </table:table-cell>
          <table:table-cell office:value-type="float" office:value="6.0480238442276698E+17" table:style-name="ce1">
            <text:p>6.04802E+17</text:p>
          </table:table-cell>
          <table:table-cell office:value-type="float" office:value="715" table:style-name="ce1">
            <text:p>715</text:p>
          </table:table-cell>
          <table:table-cell office:value-type="string" table:style-name="ce1">
            <text:p>maestro</text:p>
          </table:table-cell>
          <table:table-cell office:value-type="float" office:value="2524.62" table:style-name="ce1">
            <text:p>2524.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sh Nunns</text:p>
          </table:table-cell>
          <table:table-cell office:value-type="float" office:value="3583885652748320" table:style-name="ce1">
            <text:p>3.58389E+15</text:p>
          </table:table-cell>
          <table:table-cell office:value-type="float" office:value="817" table:style-name="ce1">
            <text:p>817</text:p>
          </table:table-cell>
          <table:table-cell office:value-type="string" table:style-name="ce1">
            <text:p>jcb</text:p>
          </table:table-cell>
          <table:table-cell office:value-type="float" office:value="976.21" table:style-name="ce1">
            <text:p>976.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m Halkyard</text:p>
          </table:table-cell>
          <table:table-cell office:value-type="float" office:value="4508286834994950" table:style-name="ce1">
            <text:p>4.50829E+15</text:p>
          </table:table-cell>
          <table:table-cell office:value-type="float" office:value="556" table:style-name="ce1">
            <text:p>556</text:p>
          </table:table-cell>
          <table:table-cell office:value-type="string" table:style-name="ce1">
            <text:p>visa-electron</text:p>
          </table:table-cell>
          <table:table-cell office:value-type="float" office:value="4118.82" table:style-name="ce1">
            <text:p>4118.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strix Rioch</text:p>
          </table:table-cell>
          <table:table-cell office:value-type="float" office:value="4913170341099310" table:style-name="ce1">
            <text:p>4.91317E+15</text:p>
          </table:table-cell>
          <table:table-cell office:value-type="float" office:value="696" table:style-name="ce1">
            <text:p>696</text:p>
          </table:table-cell>
          <table:table-cell office:value-type="string" table:style-name="ce1">
            <text:p>visa-electron</text:p>
          </table:table-cell>
          <table:table-cell office:value-type="float" office:value="1476.7" table:style-name="ce1">
            <text:p>1476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ancklyn Kmiec</text:p>
          </table:table-cell>
          <table:table-cell office:value-type="float" office:value="3566325629274550" table:style-name="ce1">
            <text:p>3.56633E+15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jcb</text:p>
          </table:table-cell>
          <table:table-cell office:value-type="float" office:value="7024.61" table:style-name="ce1">
            <text:p>7024.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ami MacCaughey</text:p>
          </table:table-cell>
          <table:table-cell office:value-type="float" office:value="3579276849426640" table:style-name="ce1">
            <text:p>3.57928E+15</text:p>
          </table:table-cell>
          <table:table-cell office:value-type="float" office:value="760" table:style-name="ce1">
            <text:p>760</text:p>
          </table:table-cell>
          <table:table-cell office:value-type="string" table:style-name="ce1">
            <text:p>jcb</text:p>
          </table:table-cell>
          <table:table-cell office:value-type="float" office:value="4268.79" table:style-name="ce1">
            <text:p>4268.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don Conelly</text:p>
          </table:table-cell>
          <table:table-cell office:value-type="float" office:value="3586735170051800" table:style-name="ce1">
            <text:p>3.58674E+15</text:p>
          </table:table-cell>
          <table:table-cell office:value-type="float" office:value="923" table:style-name="ce1">
            <text:p>923</text:p>
          </table:table-cell>
          <table:table-cell office:value-type="string" table:style-name="ce1">
            <text:p>jcb</text:p>
          </table:table-cell>
          <table:table-cell office:value-type="float" office:value="6897.11" table:style-name="ce1">
            <text:p>6897.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lentia Brolly</text:p>
          </table:table-cell>
          <table:table-cell office:value-type="float" office:value="4405119745400510" table:style-name="ce1">
            <text:p>4.40512E+15</text:p>
          </table:table-cell>
          <table:table-cell office:value-type="float" office:value="302" table:style-name="ce1">
            <text:p>302</text:p>
          </table:table-cell>
          <table:table-cell office:value-type="string" table:style-name="ce1">
            <text:p>visa-electron</text:p>
          </table:table-cell>
          <table:table-cell office:value-type="float" office:value="2655.42" table:style-name="ce1">
            <text:p>2655.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elic Bohje</text:p>
          </table:table-cell>
          <table:table-cell office:value-type="float" office:value="3561893904728510" table:style-name="ce1">
            <text:p>3.56189E+15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jcb</text:p>
          </table:table-cell>
          <table:table-cell office:value-type="float" office:value="2600.1799999999998" table:style-name="ce1">
            <text:p>2600.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y Nelthropp</text:p>
          </table:table-cell>
          <table:table-cell office:value-type="float" office:value="3568279228949140" table:style-name="ce1">
            <text:p>3.56828E+15</text:p>
          </table:table-cell>
          <table:table-cell office:value-type="float" office:value="524" table:style-name="ce1">
            <text:p>524</text:p>
          </table:table-cell>
          <table:table-cell office:value-type="string" table:style-name="ce1">
            <text:p>jcb</text:p>
          </table:table-cell>
          <table:table-cell office:value-type="float" office:value="917.23" table:style-name="ce1">
            <text:p>917.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lana Chatto</text:p>
          </table:table-cell>
          <table:table-cell office:value-type="float" office:value="6.3311067156054298E+17" table:style-name="ce1">
            <text:p>6.33111E+17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switch</text:p>
          </table:table-cell>
          <table:table-cell office:value-type="float" office:value="4465.1899999999996" table:style-name="ce1">
            <text:p>4465.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dya Zambonini</text:p>
          </table:table-cell>
          <table:table-cell office:value-type="float" office:value="3562155312992460" table:style-name="ce1">
            <text:p>3.56216E+15</text:p>
          </table:table-cell>
          <table:table-cell office:value-type="float" office:value="930" table:style-name="ce1">
            <text:p>930</text:p>
          </table:table-cell>
          <table:table-cell office:value-type="string" table:style-name="ce1">
            <text:p>jcb</text:p>
          </table:table-cell>
          <table:table-cell office:value-type="float" office:value="8275.26" table:style-name="ce1">
            <text:p>8275.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ev Torrecilla</text:p>
          </table:table-cell>
          <table:table-cell office:value-type="float" office:value="4041377136783" table:style-name="ce1">
            <text:p>4.04138E+12</text:p>
          </table:table-cell>
          <table:table-cell office:value-type="float" office:value="749" table:style-name="ce1">
            <text:p>749</text:p>
          </table:table-cell>
          <table:table-cell office:value-type="string" table:style-name="ce1">
            <text:p>visa</text:p>
          </table:table-cell>
          <table:table-cell office:value-type="float" office:value="4998.82" table:style-name="ce1">
            <text:p>4998.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ane Wayon</text:p>
          </table:table-cell>
          <table:table-cell office:value-type="float" office:value="3582285525779950" table:style-name="ce1">
            <text:p>3.58229E+15</text:p>
          </table:table-cell>
          <table:table-cell office:value-type="float" office:value="961" table:style-name="ce1">
            <text:p>961</text:p>
          </table:table-cell>
          <table:table-cell office:value-type="string" table:style-name="ce1">
            <text:p>jcb</text:p>
          </table:table-cell>
          <table:table-cell office:value-type="float" office:value="5041.51" table:style-name="ce1">
            <text:p>5041.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ondy Sesser</text:p>
          </table:table-cell>
          <table:table-cell office:value-type="float" office:value="3572699979330950" table:style-name="ce1">
            <text:p>3.5727E+15</text:p>
          </table:table-cell>
          <table:table-cell office:value-type="float" office:value="443" table:style-name="ce1">
            <text:p>443</text:p>
          </table:table-cell>
          <table:table-cell office:value-type="string" table:style-name="ce1">
            <text:p>jcb</text:p>
          </table:table-cell>
          <table:table-cell office:value-type="float" office:value="9348.09" table:style-name="ce1">
            <text:p>9348.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ever Blunsen</text:p>
          </table:table-cell>
          <table:table-cell office:value-type="float" office:value="3528701171884400" table:style-name="ce1">
            <text:p>3.5287E+15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jcb</text:p>
          </table:table-cell>
          <table:table-cell office:value-type="float" office:value="1705.7" table:style-name="ce1">
            <text:p>1705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ce Chellam</text:p>
          </table:table-cell>
          <table:table-cell office:value-type="float" office:value="3587367203694010" table:style-name="ce1">
            <text:p>3.58737E+15</text:p>
          </table:table-cell>
          <table:table-cell office:value-type="float" office:value="620" table:style-name="ce1">
            <text:p>620</text:p>
          </table:table-cell>
          <table:table-cell office:value-type="string" table:style-name="ce1">
            <text:p>jcb</text:p>
          </table:table-cell>
          <table:table-cell office:value-type="float" office:value="7401.79" table:style-name="ce1">
            <text:p>7401.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ay Semon</text:p>
          </table:table-cell>
          <table:table-cell office:value-type="float" office:value="3536872236217830" table:style-name="ce1">
            <text:p>3.53687E+15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jcb</text:p>
          </table:table-cell>
          <table:table-cell office:value-type="float" office:value="7362.6" table:style-name="ce1">
            <text:p>7362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cinta Wagenen</text:p>
          </table:table-cell>
          <table:table-cell office:value-type="float" office:value="4903241974781980" table:style-name="ce1">
            <text:p>4.90324E+15</text:p>
          </table:table-cell>
          <table:table-cell office:value-type="float" office:value="381" table:style-name="ce1">
            <text:p>381</text:p>
          </table:table-cell>
          <table:table-cell office:value-type="string" table:style-name="ce1">
            <text:p>switch</text:p>
          </table:table-cell>
          <table:table-cell office:value-type="float" office:value="4340.38" table:style-name="ce1">
            <text:p>4340.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ri Friese</text:p>
          </table:table-cell>
          <table:table-cell office:value-type="float" office:value="6.3339638069139405E+17" table:style-name="ce1">
            <text:p>6.33396E+17</text:p>
          </table:table-cell>
          <table:table-cell office:value-type="float" office:value="848" table:style-name="ce1">
            <text:p>848</text:p>
          </table:table-cell>
          <table:table-cell office:value-type="string" table:style-name="ce1">
            <text:p>switch</text:p>
          </table:table-cell>
          <table:table-cell office:value-type="float" office:value="3752.63" table:style-name="ce1">
            <text:p>3752.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ilbur Stanlake</text:p>
          </table:table-cell>
          <table:table-cell office:value-type="float" office:value="4.9053183185221402E+17" table:style-name="ce1">
            <text:p>4.90532E+17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switch</text:p>
          </table:table-cell>
          <table:table-cell office:value-type="float" office:value="303.82" table:style-name="ce1">
            <text:p>303.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nica Cantu</text:p>
          </table:table-cell>
          <table:table-cell office:value-type="float" office:value="201466980989214" table:style-name="ce1">
            <text:p>2.01467E+14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diners-club-enroute</text:p>
          </table:table-cell>
          <table:table-cell office:value-type="float" office:value="4571.76" table:style-name="ce1">
            <text:p>4571.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wton Outram</text:p>
          </table:table-cell>
          <table:table-cell office:value-type="float" office:value="5007667314783940" table:style-name="ce1">
            <text:p>5.00767E+15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mastercard</text:p>
          </table:table-cell>
          <table:table-cell office:value-type="float" office:value="8899.93" table:style-name="ce1">
            <text:p>8899.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ryl Bockin</text:p>
          </table:table-cell>
          <table:table-cell office:value-type="float" office:value="3528061594623360" table:style-name="ce1">
            <text:p>3.52806E+15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jcb</text:p>
          </table:table-cell>
          <table:table-cell office:value-type="float" office:value="5029.62" table:style-name="ce1">
            <text:p>5029.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chele Samter</text:p>
          </table:table-cell>
          <table:table-cell office:value-type="float" office:value="3531202106437250" table:style-name="ce1">
            <text:p>3.5312E+15</text:p>
          </table:table-cell>
          <table:table-cell office:value-type="float" office:value="956" table:style-name="ce1">
            <text:p>956</text:p>
          </table:table-cell>
          <table:table-cell office:value-type="string" table:style-name="ce1">
            <text:p>jcb</text:p>
          </table:table-cell>
          <table:table-cell office:value-type="float" office:value="5762.59" table:style-name="ce1">
            <text:p>5762.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ir Sliman</text:p>
          </table:table-cell>
          <table:table-cell office:value-type="float" office:value="3564058543083310" table:style-name="ce1">
            <text:p>3.56406E+15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jcb</text:p>
          </table:table-cell>
          <table:table-cell office:value-type="float" office:value="3244.17" table:style-name="ce1">
            <text:p>3244.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turo Jezzard</text:p>
          </table:table-cell>
          <table:table-cell office:value-type="float" office:value="30597367485587" table:style-name="ce1">
            <text:p>3.05974E+13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diners-club-carte-blanche</text:p>
          </table:table-cell>
          <table:table-cell office:value-type="float" office:value="7006.5" table:style-name="ce1">
            <text:p>7006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quelyn Really</text:p>
          </table:table-cell>
          <table:table-cell office:value-type="float" office:value="201462172636846" table:style-name="ce1">
            <text:p>2.01462E+14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diners-club-enroute</text:p>
          </table:table-cell>
          <table:table-cell office:value-type="float" office:value="5734.78" table:style-name="ce1">
            <text:p>5734.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mone Allebone</text:p>
          </table:table-cell>
          <table:table-cell office:value-type="float" office:value="374622841090433" table:style-name="ce1">
            <text:p>3.74623E+14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americanexpress</text:p>
          </table:table-cell>
          <table:table-cell office:value-type="float" office:value="818.81" table:style-name="ce1">
            <text:p>818.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tti Pairpoint</text:p>
          </table:table-cell>
          <table:table-cell office:value-type="float" office:value="5.6022521351109898E+18" table:style-name="ce1">
            <text:p>5.60225E+18</text:p>
          </table:table-cell>
          <table:table-cell office:value-type="float" office:value="660" table:style-name="ce1">
            <text:p>660</text:p>
          </table:table-cell>
          <table:table-cell office:value-type="string" table:style-name="ce1">
            <text:p>china-unionpay</text:p>
          </table:table-cell>
          <table:table-cell office:value-type="float" office:value="6829.35" table:style-name="ce1">
            <text:p>6829.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yacinth Downgate</text:p>
          </table:table-cell>
          <table:table-cell office:value-type="float" office:value="3565221846178210" table:style-name="ce1">
            <text:p>3.56522E+15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jcb</text:p>
          </table:table-cell>
          <table:table-cell office:value-type="float" office:value="1056.55" table:style-name="ce1">
            <text:p>1056.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ary Maystone</text:p>
          </table:table-cell>
          <table:table-cell office:value-type="float" office:value="5470733181663710" table:style-name="ce1">
            <text:p>5.47073E+15</text:p>
          </table:table-cell>
          <table:table-cell office:value-type="float" office:value="647" table:style-name="ce1">
            <text:p>647</text:p>
          </table:table-cell>
          <table:table-cell office:value-type="string" table:style-name="ce1">
            <text:p>mastercard</text:p>
          </table:table-cell>
          <table:table-cell office:value-type="float" office:value="4032.42" table:style-name="ce1">
            <text:p>4032.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nrie Burdge</text:p>
          </table:table-cell>
          <table:table-cell office:value-type="float" office:value="5296484310413540" table:style-name="ce1">
            <text:p>5.29648E+15</text:p>
          </table:table-cell>
          <table:table-cell office:value-type="float" office:value="545" table:style-name="ce1">
            <text:p>545</text:p>
          </table:table-cell>
          <table:table-cell office:value-type="string" table:style-name="ce1">
            <text:p>mastercard</text:p>
          </table:table-cell>
          <table:table-cell office:value-type="float" office:value="2260.54" table:style-name="ce1">
            <text:p>2260.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yacinthia Shuard</text:p>
          </table:table-cell>
          <table:table-cell office:value-type="float" office:value="347097725881864" table:style-name="ce1">
            <text:p>3.47098E+14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americanexpress</text:p>
          </table:table-cell>
          <table:table-cell office:value-type="float" office:value="1296.58" table:style-name="ce1">
            <text:p>1296.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urlocke MacCrachen</text:p>
          </table:table-cell>
          <table:table-cell office:value-type="float" office:value="5602244953021630" table:style-name="ce1">
            <text:p>5.60224E+15</text:p>
          </table:table-cell>
          <table:table-cell office:value-type="float" office:value="548" table:style-name="ce1">
            <text:p>548</text:p>
          </table:table-cell>
          <table:table-cell office:value-type="string" table:style-name="ce1">
            <text:p>china-unionpay</text:p>
          </table:table-cell>
          <table:table-cell office:value-type="float" office:value="9070.01" table:style-name="ce1">
            <text:p>9070.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re McGeouch</text:p>
          </table:table-cell>
          <table:table-cell office:value-type="float" office:value="3558640169418540" table:style-name="ce1">
            <text:p>3.55864E+15</text:p>
          </table:table-cell>
          <table:table-cell office:value-type="float" office:value="885" table:style-name="ce1">
            <text:p>885</text:p>
          </table:table-cell>
          <table:table-cell office:value-type="string" table:style-name="ce1">
            <text:p>jcb</text:p>
          </table:table-cell>
          <table:table-cell office:value-type="float" office:value="4990.6899999999996" table:style-name="ce1">
            <text:p>4990.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srael Kobierski</text:p>
          </table:table-cell>
          <table:table-cell office:value-type="float" office:value="4508043540753480" table:style-name="ce1">
            <text:p>4.50804E+15</text:p>
          </table:table-cell>
          <table:table-cell office:value-type="float" office:value="649" table:style-name="ce1">
            <text:p>649</text:p>
          </table:table-cell>
          <table:table-cell office:value-type="string" table:style-name="ce1">
            <text:p>visa-electron</text:p>
          </table:table-cell>
          <table:table-cell office:value-type="float" office:value="1036.5899999999999" table:style-name="ce1">
            <text:p>1036.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n Gockeler</text:p>
          </table:table-cell>
          <table:table-cell office:value-type="float" office:value="201818451692125" table:style-name="ce1">
            <text:p>2.01818E+14</text:p>
          </table:table-cell>
          <table:table-cell office:value-type="float" office:value="740" table:style-name="ce1">
            <text:p>740</text:p>
          </table:table-cell>
          <table:table-cell office:value-type="string" table:style-name="ce1">
            <text:p>diners-club-enroute</text:p>
          </table:table-cell>
          <table:table-cell office:value-type="float" office:value="6053.7" table:style-name="ce1">
            <text:p>6053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nmarie Rambadt</text:p>
          </table:table-cell>
          <table:table-cell office:value-type="float" office:value="6.7091401731532304E+16" table:style-name="ce1">
            <text:p>6.70914E+16</text:p>
          </table:table-cell>
          <table:table-cell office:value-type="float" office:value="849" table:style-name="ce1">
            <text:p>849</text:p>
          </table:table-cell>
          <table:table-cell office:value-type="string" table:style-name="ce1">
            <text:p>laser</text:p>
          </table:table-cell>
          <table:table-cell office:value-type="float" office:value="4070.14" table:style-name="ce1">
            <text:p>407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llary Ecob</text:p>
          </table:table-cell>
          <table:table-cell office:value-type="float" office:value="3589847312067510" table:style-name="ce1">
            <text:p>3.58985E+15</text:p>
          </table:table-cell>
          <table:table-cell office:value-type="float" office:value="925" table:style-name="ce1">
            <text:p>925</text:p>
          </table:table-cell>
          <table:table-cell office:value-type="string" table:style-name="ce1">
            <text:p>jcb</text:p>
          </table:table-cell>
          <table:table-cell office:value-type="float" office:value="3384.83" table:style-name="ce1">
            <text:p>3384.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cobo Ahearne</text:p>
          </table:table-cell>
          <table:table-cell office:value-type="float" office:value="5.8938129244309296E+16" table:style-name="ce1">
            <text:p>5.89381E+16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maestro</text:p>
          </table:table-cell>
          <table:table-cell office:value-type="float" office:value="2276.06" table:style-name="ce1">
            <text:p>2276.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ti Ilett</text:p>
          </table:table-cell>
          <table:table-cell office:value-type="float" office:value="3550702470284990" table:style-name="ce1">
            <text:p>3.5507E+15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jcb</text:p>
          </table:table-cell>
          <table:table-cell office:value-type="float" office:value="3028.57" table:style-name="ce1">
            <text:p>302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ade McGeouch</text:p>
          </table:table-cell>
          <table:table-cell office:value-type="float" office:value="5007666595602350" table:style-name="ce1">
            <text:p>5.00767E+15</text:p>
          </table:table-cell>
          <table:table-cell office:value-type="float" office:value="917" table:style-name="ce1">
            <text:p>917</text:p>
          </table:table-cell>
          <table:table-cell office:value-type="string" table:style-name="ce1">
            <text:p>mastercard</text:p>
          </table:table-cell>
          <table:table-cell office:value-type="float" office:value="515.80999999999995" table:style-name="ce1">
            <text:p>515.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stevan Currum</text:p>
          </table:table-cell>
          <table:table-cell office:value-type="float" office:value="3560590157034680" table:style-name="ce1">
            <text:p>3.56059E+15</text:p>
          </table:table-cell>
          <table:table-cell office:value-type="float" office:value="890" table:style-name="ce1">
            <text:p>890</text:p>
          </table:table-cell>
          <table:table-cell office:value-type="string" table:style-name="ce1">
            <text:p>jcb</text:p>
          </table:table-cell>
          <table:table-cell office:value-type="float" office:value="4764.68" table:style-name="ce1">
            <text:p>4764.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areta Reame</text:p>
          </table:table-cell>
          <table:table-cell office:value-type="float" office:value="4905851096260250" table:style-name="ce1">
            <text:p>4.90585E+15</text:p>
          </table:table-cell>
          <table:table-cell office:value-type="float" office:value="531" table:style-name="ce1">
            <text:p>531</text:p>
          </table:table-cell>
          <table:table-cell office:value-type="string" table:style-name="ce1">
            <text:p>switch</text:p>
          </table:table-cell>
          <table:table-cell office:value-type="float" office:value="4782.3" table:style-name="ce1">
            <text:p>4782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uy Dolphin</text:p>
          </table:table-cell>
          <table:table-cell office:value-type="float" office:value="5597171517712060" table:style-name="ce1">
            <text:p>5.59717E+15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diners-club-us-ca</text:p>
          </table:table-cell>
          <table:table-cell office:value-type="float" office:value="7821.24" table:style-name="ce1">
            <text:p>7821.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gaberg Fenton</text:p>
          </table:table-cell>
          <table:table-cell office:value-type="float" office:value="5602224639958040" table:style-name="ce1">
            <text:p>5.60222E+15</text:p>
          </table:table-cell>
          <table:table-cell office:value-type="float" office:value="770" table:style-name="ce1">
            <text:p>770</text:p>
          </table:table-cell>
          <table:table-cell office:value-type="string" table:style-name="ce1">
            <text:p>bankcard</text:p>
          </table:table-cell>
          <table:table-cell office:value-type="float" office:value="5724.88" table:style-name="ce1">
            <text:p>5724.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ni Penwarden</text:p>
          </table:table-cell>
          <table:table-cell office:value-type="float" office:value="3574231050471740" table:style-name="ce1">
            <text:p>3.57423E+15</text:p>
          </table:table-cell>
          <table:table-cell office:value-type="float" office:value="869" table:style-name="ce1">
            <text:p>869</text:p>
          </table:table-cell>
          <table:table-cell office:value-type="string" table:style-name="ce1">
            <text:p>jcb</text:p>
          </table:table-cell>
          <table:table-cell office:value-type="float" office:value="2893.39" table:style-name="ce1">
            <text:p>2893.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ell Corrie</text:p>
          </table:table-cell>
          <table:table-cell office:value-type="float" office:value="3564349020761820" table:style-name="ce1">
            <text:p>3.56435E+15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jcb</text:p>
          </table:table-cell>
          <table:table-cell office:value-type="float" office:value="7397.15" table:style-name="ce1">
            <text:p>7397.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rmie Rayson</text:p>
          </table:table-cell>
          <table:table-cell office:value-type="float" office:value="3556755004183550" table:style-name="ce1">
            <text:p>3.55676E+15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jcb</text:p>
          </table:table-cell>
          <table:table-cell office:value-type="float" office:value="2297.63" table:style-name="ce1">
            <text:p>2297.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wn Haps</text:p>
          </table:table-cell>
          <table:table-cell office:value-type="float" office:value="3528466211665730" table:style-name="ce1">
            <text:p>3.52847E+15</text:p>
          </table:table-cell>
          <table:table-cell office:value-type="float" office:value="772" table:style-name="ce1">
            <text:p>772</text:p>
          </table:table-cell>
          <table:table-cell office:value-type="string" table:style-name="ce1">
            <text:p>jcb</text:p>
          </table:table-cell>
          <table:table-cell office:value-type="float" office:value="4713.2299999999996" table:style-name="ce1">
            <text:p>4713.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ry Croley</text:p>
          </table:table-cell>
          <table:table-cell office:value-type="float" office:value="3556154156470370" table:style-name="ce1">
            <text:p>3.55615E+15</text:p>
          </table:table-cell>
          <table:table-cell office:value-type="float" office:value="389" table:style-name="ce1">
            <text:p>389</text:p>
          </table:table-cell>
          <table:table-cell office:value-type="string" table:style-name="ce1">
            <text:p>jcb</text:p>
          </table:table-cell>
          <table:table-cell office:value-type="float" office:value="5216.79" table:style-name="ce1">
            <text:p>5216.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ucienne Walklot</text:p>
          </table:table-cell>
          <table:table-cell office:value-type="float" office:value="5.8935607204284099E+18" table:style-name="ce1">
            <text:p>5.89356E+18</text:p>
          </table:table-cell>
          <table:table-cell office:value-type="float" office:value="844" table:style-name="ce1">
            <text:p>844</text:p>
          </table:table-cell>
          <table:table-cell office:value-type="string" table:style-name="ce1">
            <text:p>maestro</text:p>
          </table:table-cell>
          <table:table-cell office:value-type="float" office:value="5136.88" table:style-name="ce1">
            <text:p>5136.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titia Maskall</text:p>
          </table:table-cell>
          <table:table-cell office:value-type="float" office:value="5602210992021880" table:style-name="ce1">
            <text:p>5.60221E+15</text:p>
          </table:table-cell>
          <table:table-cell office:value-type="float" office:value="654" table:style-name="ce1">
            <text:p>654</text:p>
          </table:table-cell>
          <table:table-cell office:value-type="string" table:style-name="ce1">
            <text:p>bankcard</text:p>
          </table:table-cell>
          <table:table-cell office:value-type="float" office:value="5125.6099999999997" table:style-name="ce1">
            <text:p>5125.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seito Fyrth</text:p>
          </table:table-cell>
          <table:table-cell office:value-type="float" office:value="4911759198543760" table:style-name="ce1">
            <text:p>4.91176E+15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switch</text:p>
          </table:table-cell>
          <table:table-cell office:value-type="float" office:value="4876.95" table:style-name="ce1">
            <text:p>4876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ilda Tudbald</text:p>
          </table:table-cell>
          <table:table-cell office:value-type="float" office:value="3543849032197810" table:style-name="ce1">
            <text:p>3.54385E+15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jcb</text:p>
          </table:table-cell>
          <table:table-cell office:value-type="float" office:value="8977.17" table:style-name="ce1">
            <text:p>8977.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fy McKeachie</text:p>
          </table:table-cell>
          <table:table-cell office:value-type="float" office:value="341690263792125" table:style-name="ce1">
            <text:p>3.4169E+14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americanexpress</text:p>
          </table:table-cell>
          <table:table-cell office:value-type="float" office:value="6667.26" table:style-name="ce1">
            <text:p>6667.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rton Karpets</text:p>
          </table:table-cell>
          <table:table-cell office:value-type="float" office:value="3567013152795130" table:style-name="ce1">
            <text:p>3.56701E+15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jcb</text:p>
          </table:table-cell>
          <table:table-cell office:value-type="float" office:value="5888.28" table:style-name="ce1">
            <text:p>5888.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rdie Kingsford</text:p>
          </table:table-cell>
          <table:table-cell office:value-type="float" office:value="3538355074635990" table:style-name="ce1">
            <text:p>3.53836E+15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jcb</text:p>
          </table:table-cell>
          <table:table-cell office:value-type="float" office:value="8180.38" table:style-name="ce1">
            <text:p>8180.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fren Nozzolii</text:p>
          </table:table-cell>
          <table:table-cell office:value-type="float" office:value="3569746420540530" table:style-name="ce1">
            <text:p>3.56975E+15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jcb</text:p>
          </table:table-cell>
          <table:table-cell office:value-type="float" office:value="2244.61" table:style-name="ce1">
            <text:p>2244.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ynthea Tarbard</text:p>
          </table:table-cell>
          <table:table-cell office:value-type="float" office:value="5.8931633248459397E+18" table:style-name="ce1">
            <text:p>5.89316E+18</text:p>
          </table:table-cell>
          <table:table-cell office:value-type="float" office:value="853" table:style-name="ce1">
            <text:p>853</text:p>
          </table:table-cell>
          <table:table-cell office:value-type="string" table:style-name="ce1">
            <text:p>maestro</text:p>
          </table:table-cell>
          <table:table-cell office:value-type="float" office:value="6430.85" table:style-name="ce1">
            <text:p>6430.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miko Bartusek</text:p>
          </table:table-cell>
          <table:table-cell office:value-type="float" office:value="4.90370662766178E+18" table:style-name="ce1">
            <text:p>4.90371E+18</text:p>
          </table:table-cell>
          <table:table-cell office:value-type="float" office:value="836" table:style-name="ce1">
            <text:p>836</text:p>
          </table:table-cell>
          <table:table-cell office:value-type="string" table:style-name="ce1">
            <text:p>switch</text:p>
          </table:table-cell>
          <table:table-cell office:value-type="float" office:value="6407.35" table:style-name="ce1">
            <text:p>6407.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ne Paynton</text:p>
          </table:table-cell>
          <table:table-cell office:value-type="float" office:value="5455664448925320" table:style-name="ce1">
            <text:p>5.45566E+15</text:p>
          </table:table-cell>
          <table:table-cell office:value-type="float" office:value="893" table:style-name="ce1">
            <text:p>893</text:p>
          </table:table-cell>
          <table:table-cell office:value-type="string" table:style-name="ce1">
            <text:p>mastercard</text:p>
          </table:table-cell>
          <table:table-cell office:value-type="float" office:value="2932.7" table:style-name="ce1">
            <text:p>2932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ssika Narrie</text:p>
          </table:table-cell>
          <table:table-cell office:value-type="float" office:value="6392578806233100" table:style-name="ce1">
            <text:p>6.39258E+15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instapayment</text:p>
          </table:table-cell>
          <table:table-cell office:value-type="float" office:value="8502.7999999999993" table:style-name="ce1">
            <text:p>8502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rad Yurkiewicz</text:p>
          </table:table-cell>
          <table:table-cell office:value-type="float" office:value="3583225099422490" table:style-name="ce1">
            <text:p>3.58323E+15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jcb</text:p>
          </table:table-cell>
          <table:table-cell office:value-type="float" office:value="7819.94" table:style-name="ce1">
            <text:p>7819.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ddi Crigin</text:p>
          </table:table-cell>
          <table:table-cell office:value-type="float" office:value="3553697486652040" table:style-name="ce1">
            <text:p>3.5537E+15</text:p>
          </table:table-cell>
          <table:table-cell office:value-type="float" office:value="835" table:style-name="ce1">
            <text:p>835</text:p>
          </table:table-cell>
          <table:table-cell office:value-type="string" table:style-name="ce1">
            <text:p>jcb</text:p>
          </table:table-cell>
          <table:table-cell office:value-type="float" office:value="7910.03" table:style-name="ce1">
            <text:p>7910.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er Everil</text:p>
          </table:table-cell>
          <table:table-cell office:value-type="float" office:value="3536472494285860" table:style-name="ce1">
            <text:p>3.53647E+15</text:p>
          </table:table-cell>
          <table:table-cell office:value-type="float" office:value="826" table:style-name="ce1">
            <text:p>826</text:p>
          </table:table-cell>
          <table:table-cell office:value-type="string" table:style-name="ce1">
            <text:p>jcb</text:p>
          </table:table-cell>
          <table:table-cell office:value-type="float" office:value="2826.98" table:style-name="ce1">
            <text:p>2826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rie Tomei</text:p>
          </table:table-cell>
          <table:table-cell office:value-type="float" office:value="3565244543911010" table:style-name="ce1">
            <text:p>3.56524E+15</text:p>
          </table:table-cell>
          <table:table-cell office:value-type="float" office:value="797" table:style-name="ce1">
            <text:p>797</text:p>
          </table:table-cell>
          <table:table-cell office:value-type="string" table:style-name="ce1">
            <text:p>jcb</text:p>
          </table:table-cell>
          <table:table-cell office:value-type="float" office:value="7585.71" table:style-name="ce1">
            <text:p>758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van Magnus</text:p>
          </table:table-cell>
          <table:table-cell office:value-type="float" office:value="4405271733084340" table:style-name="ce1">
            <text:p>4.40527E+15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visa-electron</text:p>
          </table:table-cell>
          <table:table-cell office:value-type="float" office:value="5394.41" table:style-name="ce1">
            <text:p>5394.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exio Simanek</text:p>
          </table:table-cell>
          <table:table-cell office:value-type="float" office:value="5.0204145315276704E+16" table:style-name="ce1">
            <text:p>5.02041E+16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maestro</text:p>
          </table:table-cell>
          <table:table-cell office:value-type="float" office:value="953.34" table:style-name="ce1">
            <text:p>953.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antley Crosetti</text:p>
          </table:table-cell>
          <table:table-cell office:value-type="float" office:value="30070344762536" table:style-name="ce1">
            <text:p>3.00703E+13</text:p>
          </table:table-cell>
          <table:table-cell office:value-type="float" office:value="808" table:style-name="ce1">
            <text:p>808</text:p>
          </table:table-cell>
          <table:table-cell office:value-type="string" table:style-name="ce1">
            <text:p>diners-club-carte-blanche</text:p>
          </table:table-cell>
          <table:table-cell office:value-type="float" office:value="2739.79" table:style-name="ce1">
            <text:p>2739.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y Muttock</text:p>
          </table:table-cell>
          <table:table-cell office:value-type="float" office:value="3559844408315160" table:style-name="ce1">
            <text:p>3.55984E+15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jcb</text:p>
          </table:table-cell>
          <table:table-cell office:value-type="float" office:value="807.73" table:style-name="ce1">
            <text:p>807.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elvia Hopewell</text:p>
          </table:table-cell>
          <table:table-cell office:value-type="float" office:value="30163013152541" table:style-name="ce1">
            <text:p>3.0163E+13</text:p>
          </table:table-cell>
          <table:table-cell office:value-type="float" office:value="919" table:style-name="ce1">
            <text:p>919</text:p>
          </table:table-cell>
          <table:table-cell office:value-type="string" table:style-name="ce1">
            <text:p>diners-club-carte-blanche</text:p>
          </table:table-cell>
          <table:table-cell office:value-type="float" office:value="8285.27" table:style-name="ce1">
            <text:p>8285.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erene Sheraton</text:p>
          </table:table-cell>
          <table:table-cell office:value-type="float" office:value="3535495297163440" table:style-name="ce1">
            <text:p>3.5355E+15</text:p>
          </table:table-cell>
          <table:table-cell office:value-type="float" office:value="936" table:style-name="ce1">
            <text:p>936</text:p>
          </table:table-cell>
          <table:table-cell office:value-type="string" table:style-name="ce1">
            <text:p>jcb</text:p>
          </table:table-cell>
          <table:table-cell office:value-type="float" office:value="4434.54" table:style-name="ce1">
            <text:p>4434.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omere Pergens</text:p>
          </table:table-cell>
          <table:table-cell office:value-type="float" office:value="4913214560074220" table:style-name="ce1">
            <text:p>4.91321E+15</text:p>
          </table:table-cell>
          <table:table-cell office:value-type="float" office:value="758" table:style-name="ce1">
            <text:p>758</text:p>
          </table:table-cell>
          <table:table-cell office:value-type="string" table:style-name="ce1">
            <text:p>visa-electron</text:p>
          </table:table-cell>
          <table:table-cell office:value-type="float" office:value="1378.62" table:style-name="ce1">
            <text:p>1378.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halia Stitch</text:p>
          </table:table-cell>
          <table:table-cell office:value-type="float" office:value="374288916031759" table:style-name="ce1">
            <text:p>3.74289E+14</text:p>
          </table:table-cell>
          <table:table-cell office:value-type="float" office:value="502" table:style-name="ce1">
            <text:p>502</text:p>
          </table:table-cell>
          <table:table-cell office:value-type="string" table:style-name="ce1">
            <text:p>americanexpress</text:p>
          </table:table-cell>
          <table:table-cell office:value-type="float" office:value="3226.82" table:style-name="ce1">
            <text:p>3226.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onoria Risbie</text:p>
          </table:table-cell>
          <table:table-cell office:value-type="float" office:value="5.6022237798277402E+17" table:style-name="ce1">
            <text:p>5.60222E+17</text:p>
          </table:table-cell>
          <table:table-cell office:value-type="float" office:value="781" table:style-name="ce1">
            <text:p>781</text:p>
          </table:table-cell>
          <table:table-cell office:value-type="string" table:style-name="ce1">
            <text:p>china-unionpay</text:p>
          </table:table-cell>
          <table:table-cell office:value-type="float" office:value="9923.1299999999992" table:style-name="ce1">
            <text:p>9923.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fy Kasper</text:p>
          </table:table-cell>
          <table:table-cell office:value-type="float" office:value="3535496730493390" table:style-name="ce1">
            <text:p>3.5355E+15</text:p>
          </table:table-cell>
          <table:table-cell office:value-type="float" office:value="989" table:style-name="ce1">
            <text:p>989</text:p>
          </table:table-cell>
          <table:table-cell office:value-type="string" table:style-name="ce1">
            <text:p>jcb</text:p>
          </table:table-cell>
          <table:table-cell office:value-type="float" office:value="9187.67" table:style-name="ce1">
            <text:p>9187.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utch Pally</text:p>
          </table:table-cell>
          <table:table-cell office:value-type="float" office:value="3583407128294530" table:style-name="ce1">
            <text:p>3.58341E+15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jcb</text:p>
          </table:table-cell>
          <table:table-cell office:value-type="float" office:value="4647.37" table:style-name="ce1">
            <text:p>4647.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omer Musicka</text:p>
          </table:table-cell>
          <table:table-cell office:value-type="float" office:value="3586251636825630" table:style-name="ce1">
            <text:p>3.58625E+15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jcb</text:p>
          </table:table-cell>
          <table:table-cell office:value-type="float" office:value="8065.87" table:style-name="ce1">
            <text:p>8065.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mmanuel Bembridge</text:p>
          </table:table-cell>
          <table:table-cell office:value-type="float" office:value="4451561622383" table:style-name="ce1">
            <text:p>4.45156E+12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visa</text:p>
          </table:table-cell>
          <table:table-cell office:value-type="float" office:value="5492.12" table:style-name="ce1">
            <text:p>5492.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nnifer Spon</text:p>
          </table:table-cell>
          <table:table-cell office:value-type="float" office:value="6.7624393382345104E+16" table:style-name="ce1">
            <text:p>6.76244E+16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maestro</text:p>
          </table:table-cell>
          <table:table-cell office:value-type="float" office:value="5718.2" table:style-name="ce1">
            <text:p>5718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irillo Labell</text:p>
          </table:table-cell>
          <table:table-cell office:value-type="float" office:value="3557671437067580" table:style-name="ce1">
            <text:p>3.55767E+15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jcb</text:p>
          </table:table-cell>
          <table:table-cell office:value-type="float" office:value="3736.35" table:style-name="ce1">
            <text:p>3736.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slie Devanny</text:p>
          </table:table-cell>
          <table:table-cell office:value-type="float" office:value="3574065482697460" table:style-name="ce1">
            <text:p>3.57407E+15</text:p>
          </table:table-cell>
          <table:table-cell office:value-type="float" office:value="485" table:style-name="ce1">
            <text:p>485</text:p>
          </table:table-cell>
          <table:table-cell office:value-type="string" table:style-name="ce1">
            <text:p>jcb</text:p>
          </table:table-cell>
          <table:table-cell office:value-type="float" office:value="6796.85" table:style-name="ce1">
            <text:p>6796.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reen Cirlos</text:p>
          </table:table-cell>
          <table:table-cell office:value-type="float" office:value="3559984926043750" table:style-name="ce1">
            <text:p>3.55998E+15</text:p>
          </table:table-cell>
          <table:table-cell office:value-type="float" office:value="950" table:style-name="ce1">
            <text:p>950</text:p>
          </table:table-cell>
          <table:table-cell office:value-type="string" table:style-name="ce1">
            <text:p>jcb</text:p>
          </table:table-cell>
          <table:table-cell office:value-type="float" office:value="5391.34" table:style-name="ce1">
            <text:p>5391.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am Caughte</text:p>
          </table:table-cell>
          <table:table-cell office:value-type="float" office:value="5602245552900870" table:style-name="ce1">
            <text:p>5.60225E+15</text:p>
          </table:table-cell>
          <table:table-cell office:value-type="float" office:value="595" table:style-name="ce1">
            <text:p>595</text:p>
          </table:table-cell>
          <table:table-cell office:value-type="string" table:style-name="ce1">
            <text:p>bankcard</text:p>
          </table:table-cell>
          <table:table-cell office:value-type="float" office:value="4201.22" table:style-name="ce1">
            <text:p>4201.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abelle Thirst</text:p>
          </table:table-cell>
          <table:table-cell office:value-type="float" office:value="5272866237446570" table:style-name="ce1">
            <text:p>5.27287E+15</text:p>
          </table:table-cell>
          <table:table-cell office:value-type="float" office:value="672" table:style-name="ce1">
            <text:p>672</text:p>
          </table:table-cell>
          <table:table-cell office:value-type="string" table:style-name="ce1">
            <text:p>mastercard</text:p>
          </table:table-cell>
          <table:table-cell office:value-type="float" office:value="9926.92" table:style-name="ce1">
            <text:p>9926.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ersch Yurasov</text:p>
          </table:table-cell>
          <table:table-cell office:value-type="float" office:value="374283296650229" table:style-name="ce1">
            <text:p>3.74283E+14</text:p>
          </table:table-cell>
          <table:table-cell office:value-type="float" office:value="872" table:style-name="ce1">
            <text:p>872</text:p>
          </table:table-cell>
          <table:table-cell office:value-type="string" table:style-name="ce1">
            <text:p>americanexpress</text:p>
          </table:table-cell>
          <table:table-cell office:value-type="float" office:value="2964.87" table:style-name="ce1">
            <text:p>2964.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m Narey</text:p>
          </table:table-cell>
          <table:table-cell office:value-type="float" office:value="3556677469754310" table:style-name="ce1">
            <text:p>3.55668E+15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jcb</text:p>
          </table:table-cell>
          <table:table-cell office:value-type="float" office:value="969.49" table:style-name="ce1">
            <text:p>969.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uillan Lydiate</text:p>
          </table:table-cell>
          <table:table-cell office:value-type="float" office:value="3586873935646430" table:style-name="ce1">
            <text:p>3.58687E+15</text:p>
          </table:table-cell>
          <table:table-cell office:value-type="float" office:value="727" table:style-name="ce1">
            <text:p>727</text:p>
          </table:table-cell>
          <table:table-cell office:value-type="string" table:style-name="ce1">
            <text:p>jcb</text:p>
          </table:table-cell>
          <table:table-cell office:value-type="float" office:value="8999.39" table:style-name="ce1">
            <text:p>8999.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daline Pickersail</text:p>
          </table:table-cell>
          <table:table-cell office:value-type="float" office:value="6390303824683770" table:style-name="ce1">
            <text:p>6.3903E+15</text:p>
          </table:table-cell>
          <table:table-cell office:value-type="float" office:value="587" table:style-name="ce1">
            <text:p>587</text:p>
          </table:table-cell>
          <table:table-cell office:value-type="string" table:style-name="ce1">
            <text:p>instapayment</text:p>
          </table:table-cell>
          <table:table-cell office:value-type="float" office:value="497.12" table:style-name="ce1">
            <text:p>497.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rcy Goldsack</text:p>
          </table:table-cell>
          <table:table-cell office:value-type="float" office:value="3579557176407250" table:style-name="ce1">
            <text:p>3.57956E+15</text:p>
          </table:table-cell>
          <table:table-cell office:value-type="float" office:value="442" table:style-name="ce1">
            <text:p>442</text:p>
          </table:table-cell>
          <table:table-cell office:value-type="string" table:style-name="ce1">
            <text:p>jcb</text:p>
          </table:table-cell>
          <table:table-cell office:value-type="float" office:value="3043.01" table:style-name="ce1">
            <text:p>3043.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bez Trewhela</text:p>
          </table:table-cell>
          <table:table-cell office:value-type="float" office:value="4405713642734990" table:style-name="ce1">
            <text:p>4.40571E+15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visa-electron</text:p>
          </table:table-cell>
          <table:table-cell office:value-type="float" office:value="5250.14" table:style-name="ce1">
            <text:p>525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mella Tillett</text:p>
          </table:table-cell>
          <table:table-cell office:value-type="float" office:value="4041372116120960" table:style-name="ce1">
            <text:p>4.04137E+15</text:p>
          </table:table-cell>
          <table:table-cell office:value-type="float" office:value="302" table:style-name="ce1">
            <text:p>302</text:p>
          </table:table-cell>
          <table:table-cell office:value-type="string" table:style-name="ce1">
            <text:p>visa</text:p>
          </table:table-cell>
          <table:table-cell office:value-type="float" office:value="9476.2900000000009" table:style-name="ce1">
            <text:p>947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oigie Dodson</text:p>
          </table:table-cell>
          <table:table-cell office:value-type="float" office:value="4913556897437050" table:style-name="ce1">
            <text:p>4.91356E+15</text:p>
          </table:table-cell>
          <table:table-cell office:value-type="float" office:value="886" table:style-name="ce1">
            <text:p>886</text:p>
          </table:table-cell>
          <table:table-cell office:value-type="string" table:style-name="ce1">
            <text:p>visa-electron</text:p>
          </table:table-cell>
          <table:table-cell office:value-type="float" office:value="1393.67" table:style-name="ce1">
            <text:p>1393.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cki Nanson</text:p>
          </table:table-cell>
          <table:table-cell office:value-type="float" office:value="3535473029997190" table:style-name="ce1">
            <text:p>3.53547E+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jcb</text:p>
          </table:table-cell>
          <table:table-cell office:value-type="float" office:value="6003.13" table:style-name="ce1">
            <text:p>6003.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sabel Balentyne</text:p>
          </table:table-cell>
          <table:table-cell office:value-type="float" office:value="4000127273734" table:style-name="ce1">
            <text:p>4.00013E+12</text:p>
          </table:table-cell>
          <table:table-cell office:value-type="float" office:value="890" table:style-name="ce1">
            <text:p>890</text:p>
          </table:table-cell>
          <table:table-cell office:value-type="string" table:style-name="ce1">
            <text:p>visa</text:p>
          </table:table-cell>
          <table:table-cell office:value-type="float" office:value="3732.85" table:style-name="ce1">
            <text:p>3732.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ynthia Perigeaux</text:p>
          </table:table-cell>
          <table:table-cell office:value-type="float" office:value="3556375073329650" table:style-name="ce1">
            <text:p>3.55638E+15</text:p>
          </table:table-cell>
          <table:table-cell office:value-type="float" office:value="974" table:style-name="ce1">
            <text:p>974</text:p>
          </table:table-cell>
          <table:table-cell office:value-type="string" table:style-name="ce1">
            <text:p>jcb</text:p>
          </table:table-cell>
          <table:table-cell office:value-type="float" office:value="777.87" table:style-name="ce1">
            <text:p>777.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onhard Stuehmeyer</text:p>
          </table:table-cell>
          <table:table-cell office:value-type="float" office:value="4508142416823390" table:style-name="ce1">
            <text:p>4.50814E+15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visa-electron</text:p>
          </table:table-cell>
          <table:table-cell office:value-type="float" office:value="5586.69" table:style-name="ce1">
            <text:p>5586.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dette Goodwill</text:p>
          </table:table-cell>
          <table:table-cell office:value-type="float" office:value="3564108055666630" table:style-name="ce1">
            <text:p>3.56411E+15</text:p>
          </table:table-cell>
          <table:table-cell office:value-type="float" office:value="646" table:style-name="ce1">
            <text:p>646</text:p>
          </table:table-cell>
          <table:table-cell office:value-type="string" table:style-name="ce1">
            <text:p>jcb</text:p>
          </table:table-cell>
          <table:table-cell office:value-type="float" office:value="4440.79" table:style-name="ce1">
            <text:p>4440.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ca Witherop</text:p>
          </table:table-cell>
          <table:table-cell office:value-type="float" office:value="3534035435423020" table:style-name="ce1">
            <text:p>3.53404E+15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jcb</text:p>
          </table:table-cell>
          <table:table-cell office:value-type="float" office:value="3773.8" table:style-name="ce1">
            <text:p>3773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tsheva Adrianello</text:p>
          </table:table-cell>
          <table:table-cell office:value-type="float" office:value="4026279448196650" table:style-name="ce1">
            <text:p>4.02628E+15</text:p>
          </table:table-cell>
          <table:table-cell office:value-type="float" office:value="917" table:style-name="ce1">
            <text:p>917</text:p>
          </table:table-cell>
          <table:table-cell office:value-type="string" table:style-name="ce1">
            <text:p>visa-electron</text:p>
          </table:table-cell>
          <table:table-cell office:value-type="float" office:value="4695.22" table:style-name="ce1">
            <text:p>4695.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dine Klimowicz</text:p>
          </table:table-cell>
          <table:table-cell office:value-type="float" office:value="3581311352769630" table:style-name="ce1">
            <text:p>3.58131E+15</text:p>
          </table:table-cell>
          <table:table-cell office:value-type="float" office:value="843" table:style-name="ce1">
            <text:p>843</text:p>
          </table:table-cell>
          <table:table-cell office:value-type="string" table:style-name="ce1">
            <text:p>jcb</text:p>
          </table:table-cell>
          <table:table-cell office:value-type="float" office:value="6549.72" table:style-name="ce1">
            <text:p>6549.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tantina Priscott</text:p>
          </table:table-cell>
          <table:table-cell office:value-type="float" office:value="3576168847325550" table:style-name="ce1">
            <text:p>3.57617E+15</text:p>
          </table:table-cell>
          <table:table-cell office:value-type="float" office:value="627" table:style-name="ce1">
            <text:p>627</text:p>
          </table:table-cell>
          <table:table-cell office:value-type="string" table:style-name="ce1">
            <text:p>jcb</text:p>
          </table:table-cell>
          <table:table-cell office:value-type="float" office:value="5236.41" table:style-name="ce1">
            <text:p>5236.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sa Gonthier</text:p>
          </table:table-cell>
          <table:table-cell office:value-type="float" office:value="3564767918349780" table:style-name="ce1">
            <text:p>3.56477E+15</text:p>
          </table:table-cell>
          <table:table-cell office:value-type="float" office:value="306" table:style-name="ce1">
            <text:p>306</text:p>
          </table:table-cell>
          <table:table-cell office:value-type="string" table:style-name="ce1">
            <text:p>jcb</text:p>
          </table:table-cell>
          <table:table-cell office:value-type="float" office:value="9073.4" table:style-name="ce1">
            <text:p>9073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fferson Fleischmann</text:p>
          </table:table-cell>
          <table:table-cell office:value-type="float" office:value="6.75915976333298E+16" table:style-name="ce1">
            <text:p>6.75916E+16</text:p>
          </table:table-cell>
          <table:table-cell office:value-type="float" office:value="893" table:style-name="ce1">
            <text:p>893</text:p>
          </table:table-cell>
          <table:table-cell office:value-type="string" table:style-name="ce1">
            <text:p>maestro</text:p>
          </table:table-cell>
          <table:table-cell office:value-type="float" office:value="1473.95" table:style-name="ce1">
            <text:p>1473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tizia Balm</text:p>
          </table:table-cell>
          <table:table-cell office:value-type="float" office:value="201984140887227" table:style-name="ce1">
            <text:p>2.01984E+14</text:p>
          </table:table-cell>
          <table:table-cell office:value-type="float" office:value="907" table:style-name="ce1">
            <text:p>907</text:p>
          </table:table-cell>
          <table:table-cell office:value-type="string" table:style-name="ce1">
            <text:p>diners-club-enroute</text:p>
          </table:table-cell>
          <table:table-cell office:value-type="float" office:value="476.49" table:style-name="ce1">
            <text:p>476.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ttorio Alfonsetto</text:p>
          </table:table-cell>
          <table:table-cell office:value-type="float" office:value="4.9362876490015302E+17" table:style-name="ce1">
            <text:p>4.93629E+17</text:p>
          </table:table-cell>
          <table:table-cell office:value-type="float" office:value="738" table:style-name="ce1">
            <text:p>738</text:p>
          </table:table-cell>
          <table:table-cell office:value-type="string" table:style-name="ce1">
            <text:p>switch</text:p>
          </table:table-cell>
          <table:table-cell office:value-type="float" office:value="1842.7" table:style-name="ce1">
            <text:p>1842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sle McConnell</text:p>
          </table:table-cell>
          <table:table-cell office:value-type="float" office:value="4917846004604860" table:style-name="ce1">
            <text:p>4.91785E+15</text:p>
          </table:table-cell>
          <table:table-cell office:value-type="float" office:value="792" table:style-name="ce1">
            <text:p>792</text:p>
          </table:table-cell>
          <table:table-cell office:value-type="string" table:style-name="ce1">
            <text:p>visa-electron</text:p>
          </table:table-cell>
          <table:table-cell office:value-type="float" office:value="7600.02" table:style-name="ce1">
            <text:p>7600.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evil Pullman</text:p>
          </table:table-cell>
          <table:table-cell office:value-type="float" office:value="4508356477757020" table:style-name="ce1">
            <text:p>4.50836E+15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visa-electron</text:p>
          </table:table-cell>
          <table:table-cell office:value-type="float" office:value="4996.0200000000004" table:style-name="ce1">
            <text:p>4996.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llie Germaine</text:p>
          </table:table-cell>
          <table:table-cell office:value-type="float" office:value="30346730473031" table:style-name="ce1">
            <text:p>3.03467E+13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diners-club-carte-blanche</text:p>
          </table:table-cell>
          <table:table-cell office:value-type="float" office:value="4956.2" table:style-name="ce1">
            <text:p>4956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erina Kitchingman</text:p>
          </table:table-cell>
          <table:table-cell office:value-type="float" office:value="4041593227705" table:style-name="ce1">
            <text:p>4.04159E+12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visa</text:p>
          </table:table-cell>
          <table:table-cell office:value-type="float" office:value="4729.8100000000004" table:style-name="ce1">
            <text:p>4729.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rrielle Risdall</text:p>
          </table:table-cell>
          <table:table-cell office:value-type="float" office:value="3543322782482960" table:style-name="ce1">
            <text:p>3.54332E+15</text:p>
          </table:table-cell>
          <table:table-cell office:value-type="float" office:value="817" table:style-name="ce1">
            <text:p>817</text:p>
          </table:table-cell>
          <table:table-cell office:value-type="string" table:style-name="ce1">
            <text:p>jcb</text:p>
          </table:table-cell>
          <table:table-cell office:value-type="float" office:value="6802" table:style-name="ce1">
            <text:p>68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rdan Camm</text:p>
          </table:table-cell>
          <table:table-cell office:value-type="float" office:value="3556394509116280" table:style-name="ce1">
            <text:p>3.55639E+15</text:p>
          </table:table-cell>
          <table:table-cell office:value-type="float" office:value="743" table:style-name="ce1">
            <text:p>743</text:p>
          </table:table-cell>
          <table:table-cell office:value-type="string" table:style-name="ce1">
            <text:p>jcb</text:p>
          </table:table-cell>
          <table:table-cell office:value-type="float" office:value="2463.8200000000002" table:style-name="ce1">
            <text:p>2463.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die Surguine</text:p>
          </table:table-cell>
          <table:table-cell office:value-type="float" office:value="3533532826561000" table:style-name="ce1">
            <text:p>3.53353E+15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jcb</text:p>
          </table:table-cell>
          <table:table-cell office:value-type="float" office:value="2270.58" table:style-name="ce1">
            <text:p>2270.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ederic Pavolillo</text:p>
          </table:table-cell>
          <table:table-cell office:value-type="float" office:value="374283582797437" table:style-name="ce1">
            <text:p>3.74284E+14</text:p>
          </table:table-cell>
          <table:table-cell office:value-type="float" office:value="411" table:style-name="ce1">
            <text:p>411</text:p>
          </table:table-cell>
          <table:table-cell office:value-type="string" table:style-name="ce1">
            <text:p>americanexpress</text:p>
          </table:table-cell>
          <table:table-cell office:value-type="float" office:value="935.34" table:style-name="ce1">
            <text:p>935.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illy Bartosinski</text:p>
          </table:table-cell>
          <table:table-cell office:value-type="float" office:value="6304722136275070" table:style-name="ce1">
            <text:p>6.30472E+15</text:p>
          </table:table-cell>
          <table:table-cell office:value-type="float" office:value="531" table:style-name="ce1">
            <text:p>531</text:p>
          </table:table-cell>
          <table:table-cell office:value-type="string" table:style-name="ce1">
            <text:p>laser</text:p>
          </table:table-cell>
          <table:table-cell office:value-type="float" office:value="1763.93" table:style-name="ce1">
            <text:p>1763.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lva Burstowe</text:p>
          </table:table-cell>
          <table:table-cell office:value-type="float" office:value="3571670546455670" table:style-name="ce1">
            <text:p>3.57167E+15</text:p>
          </table:table-cell>
          <table:table-cell office:value-type="float" office:value="406" table:style-name="ce1">
            <text:p>406</text:p>
          </table:table-cell>
          <table:table-cell office:value-type="string" table:style-name="ce1">
            <text:p>jcb</text:p>
          </table:table-cell>
          <table:table-cell office:value-type="float" office:value="8680.93" table:style-name="ce1">
            <text:p>8680.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onz Read</text:p>
          </table:table-cell>
          <table:table-cell office:value-type="float" office:value="6304263835376450" table:style-name="ce1">
            <text:p>6.30426E+15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laser</text:p>
          </table:table-cell>
          <table:table-cell office:value-type="float" office:value="302.87" table:style-name="ce1">
            <text:p>302.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orin Tompsett</text:p>
          </table:table-cell>
          <table:table-cell office:value-type="float" office:value="374622384223342" table:style-name="ce1">
            <text:p>3.74622E+14</text:p>
          </table:table-cell>
          <table:table-cell office:value-type="float" office:value="760" table:style-name="ce1">
            <text:p>760</text:p>
          </table:table-cell>
          <table:table-cell office:value-type="string" table:style-name="ce1">
            <text:p>americanexpress</text:p>
          </table:table-cell>
          <table:table-cell office:value-type="float" office:value="8966.24" table:style-name="ce1">
            <text:p>8966.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ob Windrass</text:p>
          </table:table-cell>
          <table:table-cell office:value-type="float" office:value="4.9030064477770004E+18" table:style-name="ce1">
            <text:p>4.90301E+18</text:p>
          </table:table-cell>
          <table:table-cell office:value-type="float" office:value="832" table:style-name="ce1">
            <text:p>832</text:p>
          </table:table-cell>
          <table:table-cell office:value-type="string" table:style-name="ce1">
            <text:p>switch</text:p>
          </table:table-cell>
          <table:table-cell office:value-type="float" office:value="6974.19" table:style-name="ce1">
            <text:p>6974.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rien Pietruszka</text:p>
          </table:table-cell>
          <table:table-cell office:value-type="float" office:value="5558435532864510" table:style-name="ce1">
            <text:p>5.55844E+15</text:p>
          </table:table-cell>
          <table:table-cell office:value-type="float" office:value="859" table:style-name="ce1">
            <text:p>859</text:p>
          </table:table-cell>
          <table:table-cell office:value-type="string" table:style-name="ce1">
            <text:p>mastercard</text:p>
          </table:table-cell>
          <table:table-cell office:value-type="float" office:value="4153.58" table:style-name="ce1">
            <text:p>4153.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ancee Hertwell</text:p>
          </table:table-cell>
          <table:table-cell office:value-type="float" office:value="6771615753645960" table:style-name="ce1">
            <text:p>6.77162E+15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laser</text:p>
          </table:table-cell>
          <table:table-cell office:value-type="float" office:value="2521.21" table:style-name="ce1">
            <text:p>2521.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ynard Maris</text:p>
          </table:table-cell>
          <table:table-cell office:value-type="float" office:value="3542228161685770" table:style-name="ce1">
            <text:p>3.54223E+15</text:p>
          </table:table-cell>
          <table:table-cell office:value-type="float" office:value="516" table:style-name="ce1">
            <text:p>516</text:p>
          </table:table-cell>
          <table:table-cell office:value-type="string" table:style-name="ce1">
            <text:p>jcb</text:p>
          </table:table-cell>
          <table:table-cell office:value-type="float" office:value="7525.35" table:style-name="ce1">
            <text:p>7525.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eemon Girardini</text:p>
          </table:table-cell>
          <table:table-cell office:value-type="float" office:value="3561226851338330" table:style-name="ce1">
            <text:p>3.56123E+15</text:p>
          </table:table-cell>
          <table:table-cell office:value-type="float" office:value="924" table:style-name="ce1">
            <text:p>924</text:p>
          </table:table-cell>
          <table:table-cell office:value-type="string" table:style-name="ce1">
            <text:p>jcb</text:p>
          </table:table-cell>
          <table:table-cell office:value-type="float" office:value="4437.5600000000004" table:style-name="ce1">
            <text:p>4437.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el Tansley</text:p>
          </table:table-cell>
          <table:table-cell office:value-type="float" office:value="4017950851732220" table:style-name="ce1">
            <text:p>4.01795E+15</text:p>
          </table:table-cell>
          <table:table-cell office:value-type="float" office:value="963" table:style-name="ce1">
            <text:p>963</text:p>
          </table:table-cell>
          <table:table-cell office:value-type="string" table:style-name="ce1">
            <text:p>visa</text:p>
          </table:table-cell>
          <table:table-cell office:value-type="float" office:value="313.75" table:style-name="ce1">
            <text:p>313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ssandre Pounds</text:p>
          </table:table-cell>
          <table:table-cell office:value-type="float" office:value="3539525824574790" table:style-name="ce1">
            <text:p>3.53953E+15</text:p>
          </table:table-cell>
          <table:table-cell office:value-type="float" office:value="830" table:style-name="ce1">
            <text:p>830</text:p>
          </table:table-cell>
          <table:table-cell office:value-type="string" table:style-name="ce1">
            <text:p>jcb</text:p>
          </table:table-cell>
          <table:table-cell office:value-type="float" office:value="5506.77" table:style-name="ce1">
            <text:p>5506.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usa Harbinson</text:p>
          </table:table-cell>
          <table:table-cell office:value-type="float" office:value="5610462285455350" table:style-name="ce1">
            <text:p>5.61046E+15</text:p>
          </table:table-cell>
          <table:table-cell office:value-type="float" office:value="612" table:style-name="ce1">
            <text:p>612</text:p>
          </table:table-cell>
          <table:table-cell office:value-type="string" table:style-name="ce1">
            <text:p>bankcard</text:p>
          </table:table-cell>
          <table:table-cell office:value-type="float" office:value="2421.8200000000002" table:style-name="ce1">
            <text:p>2421.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ndide Todarello</text:p>
          </table:table-cell>
          <table:table-cell office:value-type="float" office:value="3574901757646170" table:style-name="ce1">
            <text:p>3.5749E+15</text:p>
          </table:table-cell>
          <table:table-cell office:value-type="float" office:value="436" table:style-name="ce1">
            <text:p>436</text:p>
          </table:table-cell>
          <table:table-cell office:value-type="string" table:style-name="ce1">
            <text:p>jcb</text:p>
          </table:table-cell>
          <table:table-cell office:value-type="float" office:value="5992.98" table:style-name="ce1">
            <text:p>5992.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umann Kobpa</text:p>
          </table:table-cell>
          <table:table-cell office:value-type="float" office:value="3576620266286490" table:style-name="ce1">
            <text:p>3.57662E+15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jcb</text:p>
          </table:table-cell>
          <table:table-cell office:value-type="float" office:value="9541.1200000000008" table:style-name="ce1">
            <text:p>9541.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lleen Shann</text:p>
          </table:table-cell>
          <table:table-cell office:value-type="float" office:value="5108755699137780" table:style-name="ce1">
            <text:p>5.10876E+15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mastercard</text:p>
          </table:table-cell>
          <table:table-cell office:value-type="float" office:value="4713.3" table:style-name="ce1">
            <text:p>4713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anny Liebrecht</text:p>
          </table:table-cell>
          <table:table-cell office:value-type="float" office:value="6759753132774830" table:style-name="ce1">
            <text:p>6.75975E+15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switch</text:p>
          </table:table-cell>
          <table:table-cell office:value-type="float" office:value="3197.55" table:style-name="ce1">
            <text:p>3197.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delio Kopp</text:p>
          </table:table-cell>
          <table:table-cell office:value-type="float" office:value="3588876285622960" table:style-name="ce1">
            <text:p>3.58888E+15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jcb</text:p>
          </table:table-cell>
          <table:table-cell office:value-type="float" office:value="8330.36" table:style-name="ce1">
            <text:p>8330.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aviera Salomon</text:p>
          </table:table-cell>
          <table:table-cell office:value-type="float" office:value="201576480933049" table:style-name="ce1">
            <text:p>2.01576E+14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diners-club-enroute</text:p>
          </table:table-cell>
          <table:table-cell office:value-type="float" office:value="9720.24" table:style-name="ce1">
            <text:p>9720.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elly Findlay</text:p>
          </table:table-cell>
          <table:table-cell office:value-type="float" office:value="3574595637748300" table:style-name="ce1">
            <text:p>3.5746E+15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jcb</text:p>
          </table:table-cell>
          <table:table-cell office:value-type="float" office:value="2856.53" table:style-name="ce1">
            <text:p>2856.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rly Dahlen</text:p>
          </table:table-cell>
          <table:table-cell office:value-type="float" office:value="337941159614733" table:style-name="ce1">
            <text:p>3.37941E+14</text:p>
          </table:table-cell>
          <table:table-cell office:value-type="float" office:value="865" table:style-name="ce1">
            <text:p>865</text:p>
          </table:table-cell>
          <table:table-cell office:value-type="string" table:style-name="ce1">
            <text:p>americanexpress</text:p>
          </table:table-cell>
          <table:table-cell office:value-type="float" office:value="3667.16" table:style-name="ce1">
            <text:p>3667.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iley Hutley</text:p>
          </table:table-cell>
          <table:table-cell office:value-type="float" office:value="3569071675602160" table:style-name="ce1">
            <text:p>3.56907E+15</text:p>
          </table:table-cell>
          <table:table-cell office:value-type="float" office:value="840" table:style-name="ce1">
            <text:p>840</text:p>
          </table:table-cell>
          <table:table-cell office:value-type="string" table:style-name="ce1">
            <text:p>jcb</text:p>
          </table:table-cell>
          <table:table-cell office:value-type="float" office:value="1773.91" table:style-name="ce1">
            <text:p>1773.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elcy Davidovsky</text:p>
          </table:table-cell>
          <table:table-cell office:value-type="float" office:value="3538646991466220" table:style-name="ce1">
            <text:p>3.53865E+15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jcb</text:p>
          </table:table-cell>
          <table:table-cell office:value-type="float" office:value="3708.75" table:style-name="ce1">
            <text:p>3708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al Heatlie</text:p>
          </table:table-cell>
          <table:table-cell office:value-type="float" office:value="4913170544776180" table:style-name="ce1">
            <text:p>4.91317E+15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visa-electron</text:p>
          </table:table-cell>
          <table:table-cell office:value-type="float" office:value="4855.6099999999997" table:style-name="ce1">
            <text:p>4855.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ickie Bricknell</text:p>
          </table:table-cell>
          <table:table-cell office:value-type="float" office:value="5.0181964068742304E+16" table:style-name="ce1">
            <text:p>5.0182E+16</text:p>
          </table:table-cell>
          <table:table-cell office:value-type="float" office:value="947" table:style-name="ce1">
            <text:p>947</text:p>
          </table:table-cell>
          <table:table-cell office:value-type="string" table:style-name="ce1">
            <text:p>maestro</text:p>
          </table:table-cell>
          <table:table-cell office:value-type="float" office:value="8544.8799999999992" table:style-name="ce1">
            <text:p>8544.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hittaker Wolfarth</text:p>
          </table:table-cell>
          <table:table-cell office:value-type="float" office:value="5.0387853484304499E+17" table:style-name="ce1">
            <text:p>5.03879E+17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maestro</text:p>
          </table:table-cell>
          <table:table-cell office:value-type="float" office:value="670.88" table:style-name="ce1">
            <text:p>670.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ci Narey</text:p>
          </table:table-cell>
          <table:table-cell office:value-type="float" office:value="5038179502202580" table:style-name="ce1">
            <text:p>5.03818E+15</text:p>
          </table:table-cell>
          <table:table-cell office:value-type="float" office:value="752" table:style-name="ce1">
            <text:p>752</text:p>
          </table:table-cell>
          <table:table-cell office:value-type="string" table:style-name="ce1">
            <text:p>maestro</text:p>
          </table:table-cell>
          <table:table-cell office:value-type="float" office:value="2633.48" table:style-name="ce1">
            <text:p>2633.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ffani Le Gall</text:p>
          </table:table-cell>
          <table:table-cell office:value-type="float" office:value="3529177457252320" table:style-name="ce1">
            <text:p>3.52918E+15</text:p>
          </table:table-cell>
          <table:table-cell office:value-type="float" office:value="584" table:style-name="ce1">
            <text:p>584</text:p>
          </table:table-cell>
          <table:table-cell office:value-type="string" table:style-name="ce1">
            <text:p>jcb</text:p>
          </table:table-cell>
          <table:table-cell office:value-type="float" office:value="3439.88" table:style-name="ce1">
            <text:p>3439.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indelyn Aldine</text:p>
          </table:table-cell>
          <table:table-cell office:value-type="float" office:value="3564644090025060" table:style-name="ce1">
            <text:p>3.56464E+15</text:p>
          </table:table-cell>
          <table:table-cell office:value-type="float" office:value="404" table:style-name="ce1">
            <text:p>404</text:p>
          </table:table-cell>
          <table:table-cell office:value-type="string" table:style-name="ce1">
            <text:p>jcb</text:p>
          </table:table-cell>
          <table:table-cell office:value-type="float" office:value="9873.5499999999993" table:style-name="ce1">
            <text:p>9873.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orella Warboys</text:p>
          </table:table-cell>
          <table:table-cell office:value-type="float" office:value="201895475505517" table:style-name="ce1">
            <text:p>2.01895E+14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diners-club-enroute</text:p>
          </table:table-cell>
          <table:table-cell office:value-type="float" office:value="2599.2600000000002" table:style-name="ce1">
            <text:p>2599.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enna Ridgley</text:p>
          </table:table-cell>
          <table:table-cell office:value-type="float" office:value="3533236865486640" table:style-name="ce1">
            <text:p>3.53324E+15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jcb</text:p>
          </table:table-cell>
          <table:table-cell office:value-type="float" office:value="9125.15" table:style-name="ce1">
            <text:p>9125.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rbey Ions</text:p>
          </table:table-cell>
          <table:table-cell office:value-type="float" office:value="3541573854226020" table:style-name="ce1">
            <text:p>3.54157E+15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jcb</text:p>
          </table:table-cell>
          <table:table-cell office:value-type="float" office:value="3403.74" table:style-name="ce1">
            <text:p>3403.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elice Whitmarsh</text:p>
          </table:table-cell>
          <table:table-cell office:value-type="float" office:value="5610326081501170" table:style-name="ce1">
            <text:p>5.61033E+15</text:p>
          </table:table-cell>
          <table:table-cell office:value-type="float" office:value="936" table:style-name="ce1">
            <text:p>936</text:p>
          </table:table-cell>
          <table:table-cell office:value-type="string" table:style-name="ce1">
            <text:p>bankcard</text:p>
          </table:table-cell>
          <table:table-cell office:value-type="float" office:value="9795.66" table:style-name="ce1">
            <text:p>9795.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e Halbord</text:p>
          </table:table-cell>
          <table:table-cell office:value-type="float" office:value="5.6022307429544397E+17" table:style-name="ce1">
            <text:p>5.60223E+17</text:p>
          </table:table-cell>
          <table:table-cell office:value-type="float" office:value="695" table:style-name="ce1">
            <text:p>695</text:p>
          </table:table-cell>
          <table:table-cell office:value-type="string" table:style-name="ce1">
            <text:p>china-unionpay</text:p>
          </table:table-cell>
          <table:table-cell office:value-type="float" office:value="4792.76" table:style-name="ce1">
            <text:p>4792.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on Winson</text:p>
          </table:table-cell>
          <table:table-cell office:value-type="float" office:value="5100174395866830" table:style-name="ce1">
            <text:p>5.10017E+15</text:p>
          </table:table-cell>
          <table:table-cell office:value-type="float" office:value="314" table:style-name="ce1">
            <text:p>314</text:p>
          </table:table-cell>
          <table:table-cell office:value-type="string" table:style-name="ce1">
            <text:p>mastercard</text:p>
          </table:table-cell>
          <table:table-cell office:value-type="float" office:value="4370.8599999999997" table:style-name="ce1">
            <text:p>437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ey Gardner</text:p>
          </table:table-cell>
          <table:table-cell office:value-type="float" office:value="6.7718957592363802E+17" table:style-name="ce1">
            <text:p>6.7719E+17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laser</text:p>
          </table:table-cell>
          <table:table-cell office:value-type="float" office:value="9603.2199999999993" table:style-name="ce1">
            <text:p>9603.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glebert Smithers</text:p>
          </table:table-cell>
          <table:table-cell office:value-type="float" office:value="3535878773553160" table:style-name="ce1">
            <text:p>3.53588E+15</text:p>
          </table:table-cell>
          <table:table-cell office:value-type="float" office:value="937" table:style-name="ce1">
            <text:p>937</text:p>
          </table:table-cell>
          <table:table-cell office:value-type="string" table:style-name="ce1">
            <text:p>jcb</text:p>
          </table:table-cell>
          <table:table-cell office:value-type="float" office:value="6294.06" table:style-name="ce1">
            <text:p>6294.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lery Relfe</text:p>
          </table:table-cell>
          <table:table-cell office:value-type="float" office:value="375103959247353" table:style-name="ce1">
            <text:p>3.75104E+14</text:p>
          </table:table-cell>
          <table:table-cell office:value-type="float" office:value="613" table:style-name="ce1">
            <text:p>613</text:p>
          </table:table-cell>
          <table:table-cell office:value-type="string" table:style-name="ce1">
            <text:p>americanexpress</text:p>
          </table:table-cell>
          <table:table-cell office:value-type="float" office:value="2336.84" table:style-name="ce1">
            <text:p>2336.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own O'Tuohy</text:p>
          </table:table-cell>
          <table:table-cell office:value-type="float" office:value="3554918306104680" table:style-name="ce1">
            <text:p>3.55492E+15</text:p>
          </table:table-cell>
          <table:table-cell office:value-type="float" office:value="526" table:style-name="ce1">
            <text:p>526</text:p>
          </table:table-cell>
          <table:table-cell office:value-type="string" table:style-name="ce1">
            <text:p>jcb</text:p>
          </table:table-cell>
          <table:table-cell office:value-type="float" office:value="6206.78" table:style-name="ce1">
            <text:p>6206.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ddie Heephy</text:p>
          </table:table-cell>
          <table:table-cell office:value-type="float" office:value="201857837646660" table:style-name="ce1">
            <text:p>2.01858E+14</text:p>
          </table:table-cell>
          <table:table-cell office:value-type="float" office:value="704" table:style-name="ce1">
            <text:p>704</text:p>
          </table:table-cell>
          <table:table-cell office:value-type="string" table:style-name="ce1">
            <text:p>diners-club-enroute</text:p>
          </table:table-cell>
          <table:table-cell office:value-type="float" office:value="4915.88" table:style-name="ce1">
            <text:p>4915.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urt Banghe</text:p>
          </table:table-cell>
          <table:table-cell office:value-type="float" office:value="3587387511038080" table:style-name="ce1">
            <text:p>3.58739E+15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jcb</text:p>
          </table:table-cell>
          <table:table-cell office:value-type="float" office:value="7564.12" table:style-name="ce1">
            <text:p>7564.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nette Earney</text:p>
          </table:table-cell>
          <table:table-cell office:value-type="float" office:value="3573445759604990" table:style-name="ce1">
            <text:p>3.57345E+15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jcb</text:p>
          </table:table-cell>
          <table:table-cell office:value-type="float" office:value="4755.3599999999997" table:style-name="ce1">
            <text:p>4755.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ernardine Matteoli</text:p>
          </table:table-cell>
          <table:table-cell office:value-type="float" office:value="6.3049568061226097E+18" table:style-name="ce1">
            <text:p>6.30496E+18</text:p>
          </table:table-cell>
          <table:table-cell office:value-type="float" office:value="403" table:style-name="ce1">
            <text:p>403</text:p>
          </table:table-cell>
          <table:table-cell office:value-type="string" table:style-name="ce1">
            <text:p>laser</text:p>
          </table:table-cell>
          <table:table-cell office:value-type="float" office:value="872.65" table:style-name="ce1">
            <text:p>872.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lga Turfin</text:p>
          </table:table-cell>
          <table:table-cell office:value-type="float" office:value="5893945162158080" table:style-name="ce1">
            <text:p>5.89395E+15</text:p>
          </table:table-cell>
          <table:table-cell office:value-type="float" office:value="594" table:style-name="ce1">
            <text:p>594</text:p>
          </table:table-cell>
          <table:table-cell office:value-type="string" table:style-name="ce1">
            <text:p>maestro</text:p>
          </table:table-cell>
          <table:table-cell office:value-type="float" office:value="7640.34" table:style-name="ce1">
            <text:p>7640.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uintana Stevenson</text:p>
          </table:table-cell>
          <table:table-cell office:value-type="float" office:value="30352070067102" table:style-name="ce1">
            <text:p>3.03521E+13</text:p>
          </table:table-cell>
          <table:table-cell office:value-type="float" office:value="784" table:style-name="ce1">
            <text:p>784</text:p>
          </table:table-cell>
          <table:table-cell office:value-type="string" table:style-name="ce1">
            <text:p>diners-club-carte-blanche</text:p>
          </table:table-cell>
          <table:table-cell office:value-type="float" office:value="3818.45" table:style-name="ce1">
            <text:p>3818.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ybille Newcombe</text:p>
          </table:table-cell>
          <table:table-cell office:value-type="float" office:value="4041375097284" table:style-name="ce1">
            <text:p>4.04138E+12</text:p>
          </table:table-cell>
          <table:table-cell office:value-type="float" office:value="927" table:style-name="ce1">
            <text:p>927</text:p>
          </table:table-cell>
          <table:table-cell office:value-type="string" table:style-name="ce1">
            <text:p>visa</text:p>
          </table:table-cell>
          <table:table-cell office:value-type="float" office:value="901.91" table:style-name="ce1">
            <text:p>901.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ylis Langdon</text:p>
          </table:table-cell>
          <table:table-cell office:value-type="float" office:value="4041375637741" table:style-name="ce1">
            <text:p>4.04138E+12</text:p>
          </table:table-cell>
          <table:table-cell office:value-type="float" office:value="849" table:style-name="ce1">
            <text:p>849</text:p>
          </table:table-cell>
          <table:table-cell office:value-type="string" table:style-name="ce1">
            <text:p>visa</text:p>
          </table:table-cell>
          <table:table-cell office:value-type="float" office:value="2715.95" table:style-name="ce1">
            <text:p>2715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low Springell</text:p>
          </table:table-cell>
          <table:table-cell office:value-type="float" office:value="3549352485528660" table:style-name="ce1">
            <text:p>3.54935E+15</text:p>
          </table:table-cell>
          <table:table-cell office:value-type="float" office:value="514" table:style-name="ce1">
            <text:p>514</text:p>
          </table:table-cell>
          <table:table-cell office:value-type="string" table:style-name="ce1">
            <text:p>jcb</text:p>
          </table:table-cell>
          <table:table-cell office:value-type="float" office:value="7717.69" table:style-name="ce1">
            <text:p>7717.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rissie Flexman</text:p>
          </table:table-cell>
          <table:table-cell office:value-type="float" office:value="30546437744861" table:style-name="ce1">
            <text:p>3.05464E+13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diners-club-carte-blanche</text:p>
          </table:table-cell>
          <table:table-cell office:value-type="float" office:value="3573.6" table:style-name="ce1">
            <text:p>3573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ssandre Treherne</text:p>
          </table:table-cell>
          <table:table-cell office:value-type="float" office:value="30210218815503" table:style-name="ce1">
            <text:p>3.02102E+13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diners-club-carte-blanche</text:p>
          </table:table-cell>
          <table:table-cell office:value-type="float" office:value="3845.44" table:style-name="ce1">
            <text:p>3845.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obhan Cardoo</text:p>
          </table:table-cell>
          <table:table-cell office:value-type="float" office:value="3579718555340870" table:style-name="ce1">
            <text:p>3.57972E+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jcb</text:p>
          </table:table-cell>
          <table:table-cell office:value-type="float" office:value="5828.51" table:style-name="ce1">
            <text:p>5828.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lenna Gapper</text:p>
          </table:table-cell>
          <table:table-cell office:value-type="float" office:value="5.0387919730664704E+16" table:style-name="ce1">
            <text:p>5.03879E+16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maestro</text:p>
          </table:table-cell>
          <table:table-cell office:value-type="float" office:value="519.83000000000004" table:style-name="ce1">
            <text:p>519.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hu Jaan</text:p>
          </table:table-cell>
          <table:table-cell office:value-type="float" office:value="6.7634219442729902E+18" table:style-name="ce1">
            <text:p>6.76342E+18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maestro</text:p>
          </table:table-cell>
          <table:table-cell office:value-type="float" office:value="3555.35" table:style-name="ce1">
            <text:p>3555.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lton Jenkinson</text:p>
          </table:table-cell>
          <table:table-cell office:value-type="float" office:value="5002354437643370" table:style-name="ce1">
            <text:p>5.00235E+15</text:p>
          </table:table-cell>
          <table:table-cell office:value-type="float" office:value="897" table:style-name="ce1">
            <text:p>897</text:p>
          </table:table-cell>
          <table:table-cell office:value-type="string" table:style-name="ce1">
            <text:p>mastercard</text:p>
          </table:table-cell>
          <table:table-cell office:value-type="float" office:value="4076.19" table:style-name="ce1">
            <text:p>4076.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elicio Glencross</text:p>
          </table:table-cell>
          <table:table-cell office:value-type="float" office:value="36557274685152" table:style-name="ce1">
            <text:p>3.65573E+13</text:p>
          </table:table-cell>
          <table:table-cell office:value-type="float" office:value="655" table:style-name="ce1">
            <text:p>655</text:p>
          </table:table-cell>
          <table:table-cell office:value-type="string" table:style-name="ce1">
            <text:p>diners-club-international</text:p>
          </table:table-cell>
          <table:table-cell office:value-type="float" office:value="3744.96" table:style-name="ce1">
            <text:p>3744.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nnis Debney</text:p>
          </table:table-cell>
          <table:table-cell office:value-type="float" office:value="6390980208140840" table:style-name="ce1">
            <text:p>6.39098E+15</text:p>
          </table:table-cell>
          <table:table-cell office:value-type="float" office:value="749" table:style-name="ce1">
            <text:p>749</text:p>
          </table:table-cell>
          <table:table-cell office:value-type="string" table:style-name="ce1">
            <text:p>instapayment</text:p>
          </table:table-cell>
          <table:table-cell office:value-type="float" office:value="6820.36" table:style-name="ce1">
            <text:p>6820.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rfield Bamlett</text:p>
          </table:table-cell>
          <table:table-cell office:value-type="float" office:value="3549164780946320" table:style-name="ce1">
            <text:p>3.54916E+15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jcb</text:p>
          </table:table-cell>
          <table:table-cell office:value-type="float" office:value="7837.33" table:style-name="ce1">
            <text:p>7837.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ade O' Mara</text:p>
          </table:table-cell>
          <table:table-cell office:value-type="float" office:value="201865713257015" table:style-name="ce1">
            <text:p>2.01866E+14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diners-club-enroute</text:p>
          </table:table-cell>
          <table:table-cell office:value-type="float" office:value="9079.7099999999991" table:style-name="ce1">
            <text:p>907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red Beaudry</text:p>
          </table:table-cell>
          <table:table-cell office:value-type="float" office:value="6.7594610923000096E+16" table:style-name="ce1">
            <text:p>6.75946E+16</text:p>
          </table:table-cell>
          <table:table-cell office:value-type="float" office:value="352" table:style-name="ce1">
            <text:p>352</text:p>
          </table:table-cell>
          <table:table-cell office:value-type="string" table:style-name="ce1">
            <text:p>maestro</text:p>
          </table:table-cell>
          <table:table-cell office:value-type="float" office:value="7566.86" table:style-name="ce1">
            <text:p>756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letch Sappy</text:p>
          </table:table-cell>
          <table:table-cell office:value-type="float" office:value="3569859677810880" table:style-name="ce1">
            <text:p>3.56986E+15</text:p>
          </table:table-cell>
          <table:table-cell office:value-type="float" office:value="902" table:style-name="ce1">
            <text:p>902</text:p>
          </table:table-cell>
          <table:table-cell office:value-type="string" table:style-name="ce1">
            <text:p>jcb</text:p>
          </table:table-cell>
          <table:table-cell office:value-type="float" office:value="8376.77" table:style-name="ce1">
            <text:p>8376.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ylil Gleed</text:p>
          </table:table-cell>
          <table:table-cell office:value-type="float" office:value="3534140436426810" table:style-name="ce1">
            <text:p>3.53414E+15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jcb</text:p>
          </table:table-cell>
          <table:table-cell office:value-type="float" office:value="4760.3500000000004" table:style-name="ce1">
            <text:p>4760.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ckolas Cantu</text:p>
          </table:table-cell>
          <table:table-cell office:value-type="float" office:value="3536370311988570" table:style-name="ce1">
            <text:p>3.53637E+15</text:p>
          </table:table-cell>
          <table:table-cell office:value-type="float" office:value="514" table:style-name="ce1">
            <text:p>514</text:p>
          </table:table-cell>
          <table:table-cell office:value-type="string" table:style-name="ce1">
            <text:p>jcb</text:p>
          </table:table-cell>
          <table:table-cell office:value-type="float" office:value="5375.6" table:style-name="ce1">
            <text:p>5375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tin Carlens</text:p>
          </table:table-cell>
          <table:table-cell office:value-type="float" office:value="348289619574270" table:style-name="ce1">
            <text:p>3.4829E+14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americanexpress</text:p>
          </table:table-cell>
          <table:table-cell office:value-type="float" office:value="6580.63" table:style-name="ce1">
            <text:p>6580.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exandre Grundle</text:p>
          </table:table-cell>
          <table:table-cell office:value-type="float" office:value="4.9037595394435098E+17" table:style-name="ce1">
            <text:p>4.90376E+17</text:p>
          </table:table-cell>
          <table:table-cell office:value-type="float" office:value="609" table:style-name="ce1">
            <text:p>609</text:p>
          </table:table-cell>
          <table:table-cell office:value-type="string" table:style-name="ce1">
            <text:p>switch</text:p>
          </table:table-cell>
          <table:table-cell office:value-type="float" office:value="6520.57" table:style-name="ce1">
            <text:p>652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rabella Prickett</text:p>
          </table:table-cell>
          <table:table-cell office:value-type="float" office:value="3553605662665140" table:style-name="ce1">
            <text:p>3.55361E+15</text:p>
          </table:table-cell>
          <table:table-cell office:value-type="float" office:value="273" table:style-name="ce1">
            <text:p>273</text:p>
          </table:table-cell>
          <table:table-cell office:value-type="string" table:style-name="ce1">
            <text:p>jcb</text:p>
          </table:table-cell>
          <table:table-cell office:value-type="float" office:value="5539.75" table:style-name="ce1">
            <text:p>5539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rcy Caldeyroux</text:p>
          </table:table-cell>
          <table:table-cell office:value-type="float" office:value="5354227672813370" table:style-name="ce1">
            <text:p>5.35423E+15</text:p>
          </table:table-cell>
          <table:table-cell office:value-type="float" office:value="691" table:style-name="ce1">
            <text:p>691</text:p>
          </table:table-cell>
          <table:table-cell office:value-type="string" table:style-name="ce1">
            <text:p>mastercard</text:p>
          </table:table-cell>
          <table:table-cell office:value-type="float" office:value="1839.63" table:style-name="ce1">
            <text:p>1839.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erk Perez</text:p>
          </table:table-cell>
          <table:table-cell office:value-type="float" office:value="3574520593194860" table:style-name="ce1">
            <text:p>3.57452E+15</text:p>
          </table:table-cell>
          <table:table-cell office:value-type="float" office:value="603" table:style-name="ce1">
            <text:p>603</text:p>
          </table:table-cell>
          <table:table-cell office:value-type="string" table:style-name="ce1">
            <text:p>jcb</text:p>
          </table:table-cell>
          <table:table-cell office:value-type="float" office:value="6395.5" table:style-name="ce1">
            <text:p>6395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minic Adamides</text:p>
          </table:table-cell>
          <table:table-cell office:value-type="float" office:value="5602220113431170" table:style-name="ce1">
            <text:p>5.60222E+15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china-unionpay</text:p>
          </table:table-cell>
          <table:table-cell office:value-type="float" office:value="5214.96" table:style-name="ce1">
            <text:p>5214.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wyn Lemmers</text:p>
          </table:table-cell>
          <table:table-cell office:value-type="float" office:value="344815460066455" table:style-name="ce1">
            <text:p>3.44815E+14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americanexpress</text:p>
          </table:table-cell>
          <table:table-cell office:value-type="float" office:value="8137.37" table:style-name="ce1">
            <text:p>8137.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tainn Newlands</text:p>
          </table:table-cell>
          <table:table-cell office:value-type="float" office:value="201752777654404" table:style-name="ce1">
            <text:p>2.01753E+14</text:p>
          </table:table-cell>
          <table:table-cell office:value-type="float" office:value="315" table:style-name="ce1">
            <text:p>315</text:p>
          </table:table-cell>
          <table:table-cell office:value-type="string" table:style-name="ce1">
            <text:p>diners-club-enroute</text:p>
          </table:table-cell>
          <table:table-cell office:value-type="float" office:value="6981.04" table:style-name="ce1">
            <text:p>6981.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ttorio McCreery</text:p>
          </table:table-cell>
          <table:table-cell office:value-type="float" office:value="5100172270655450" table:style-name="ce1">
            <text:p>5.10017E+15</text:p>
          </table:table-cell>
          <table:table-cell office:value-type="float" office:value="394" table:style-name="ce1">
            <text:p>394</text:p>
          </table:table-cell>
          <table:table-cell office:value-type="string" table:style-name="ce1">
            <text:p>mastercard</text:p>
          </table:table-cell>
          <table:table-cell office:value-type="float" office:value="2807.45" table:style-name="ce1">
            <text:p>2807.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ristina Fairlem</text:p>
          </table:table-cell>
          <table:table-cell office:value-type="float" office:value="3567813098332110" table:style-name="ce1">
            <text:p>3.56781E+15</text:p>
          </table:table-cell>
          <table:table-cell office:value-type="float" office:value="521" table:style-name="ce1">
            <text:p>521</text:p>
          </table:table-cell>
          <table:table-cell office:value-type="string" table:style-name="ce1">
            <text:p>jcb</text:p>
          </table:table-cell>
          <table:table-cell office:value-type="float" office:value="2055.54" table:style-name="ce1">
            <text:p>2055.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wnia Alebrooke</text:p>
          </table:table-cell>
          <table:table-cell office:value-type="float" office:value="3552715612001610" table:style-name="ce1">
            <text:p>3.55272E+15</text:p>
          </table:table-cell>
          <table:table-cell office:value-type="float" office:value="945" table:style-name="ce1">
            <text:p>945</text:p>
          </table:table-cell>
          <table:table-cell office:value-type="string" table:style-name="ce1">
            <text:p>jcb</text:p>
          </table:table-cell>
          <table:table-cell office:value-type="float" office:value="8350.77" table:style-name="ce1">
            <text:p>8350.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rishnah Crosby</text:p>
          </table:table-cell>
          <table:table-cell office:value-type="float" office:value="6047608572835180" table:style-name="ce1">
            <text:p>6.04761E+15</text:p>
          </table:table-cell>
          <table:table-cell office:value-type="float" office:value="875" table:style-name="ce1">
            <text:p>875</text:p>
          </table:table-cell>
          <table:table-cell office:value-type="string" table:style-name="ce1">
            <text:p>maestro</text:p>
          </table:table-cell>
          <table:table-cell office:value-type="float" office:value="1799" table:style-name="ce1">
            <text:p>17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erill Menham</text:p>
          </table:table-cell>
          <table:table-cell office:value-type="float" office:value="348163131071786" table:style-name="ce1">
            <text:p>3.48163E+14</text:p>
          </table:table-cell>
          <table:table-cell office:value-type="float" office:value="817" table:style-name="ce1">
            <text:p>817</text:p>
          </table:table-cell>
          <table:table-cell office:value-type="string" table:style-name="ce1">
            <text:p>americanexpress</text:p>
          </table:table-cell>
          <table:table-cell office:value-type="float" office:value="8973.09" table:style-name="ce1">
            <text:p>8973.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elly Goodinge</text:p>
          </table:table-cell>
          <table:table-cell office:value-type="float" office:value="4026180460792240" table:style-name="ce1">
            <text:p>4.02618E+15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visa-electron</text:p>
          </table:table-cell>
          <table:table-cell office:value-type="float" office:value="9141.01" table:style-name="ce1">
            <text:p>9141.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een Rault</text:p>
          </table:table-cell>
          <table:table-cell office:value-type="float" office:value="3557908357202170" table:style-name="ce1">
            <text:p>3.55791E+15</text:p>
          </table:table-cell>
          <table:table-cell office:value-type="float" office:value="579" table:style-name="ce1">
            <text:p>579</text:p>
          </table:table-cell>
          <table:table-cell office:value-type="string" table:style-name="ce1">
            <text:p>jcb</text:p>
          </table:table-cell>
          <table:table-cell office:value-type="float" office:value="6532.86" table:style-name="ce1">
            <text:p>653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sra Reinhart</text:p>
          </table:table-cell>
          <table:table-cell office:value-type="float" office:value="5533528280481930" table:style-name="ce1">
            <text:p>5.53353E+15</text:p>
          </table:table-cell>
          <table:table-cell office:value-type="float" office:value="623" table:style-name="ce1">
            <text:p>623</text:p>
          </table:table-cell>
          <table:table-cell office:value-type="string" table:style-name="ce1">
            <text:p>mastercard</text:p>
          </table:table-cell>
          <table:table-cell office:value-type="float" office:value="7908.77" table:style-name="ce1">
            <text:p>7908.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rrili Chetter</text:p>
          </table:table-cell>
          <table:table-cell office:value-type="float" office:value="3537316054121430" table:style-name="ce1">
            <text:p>3.53732E+15</text:p>
          </table:table-cell>
          <table:table-cell office:value-type="float" office:value="587" table:style-name="ce1">
            <text:p>587</text:p>
          </table:table-cell>
          <table:table-cell office:value-type="string" table:style-name="ce1">
            <text:p>jcb</text:p>
          </table:table-cell>
          <table:table-cell office:value-type="float" office:value="5772.8" table:style-name="ce1">
            <text:p>5772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nis Schriren</text:p>
          </table:table-cell>
          <table:table-cell office:value-type="float" office:value="6331107120161310" table:style-name="ce1">
            <text:p>6.33111E+15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witch</text:p>
          </table:table-cell>
          <table:table-cell office:value-type="float" office:value="6972.99" table:style-name="ce1">
            <text:p>6972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reille McGuane</text:p>
          </table:table-cell>
          <table:table-cell office:value-type="float" office:value="3530430981088210" table:style-name="ce1">
            <text:p>3.53043E+15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jcb</text:p>
          </table:table-cell>
          <table:table-cell office:value-type="float" office:value="3142.8" table:style-name="ce1">
            <text:p>3142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irdie Mitrovic</text:p>
          </table:table-cell>
          <table:table-cell office:value-type="float" office:value="3529315646046690" table:style-name="ce1">
            <text:p>3.52932E+15</text:p>
          </table:table-cell>
          <table:table-cell office:value-type="float" office:value="442" table:style-name="ce1">
            <text:p>442</text:p>
          </table:table-cell>
          <table:table-cell office:value-type="string" table:style-name="ce1">
            <text:p>jcb</text:p>
          </table:table-cell>
          <table:table-cell office:value-type="float" office:value="678.3" table:style-name="ce1">
            <text:p>678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lemente Basset</text:p>
          </table:table-cell>
          <table:table-cell office:value-type="float" office:value="4.9036213351747699E+17" table:style-name="ce1">
            <text:p>4.90362E+17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switch</text:p>
          </table:table-cell>
          <table:table-cell office:value-type="float" office:value="9349.9" table:style-name="ce1">
            <text:p>9349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dra Tinan</text:p>
          </table:table-cell>
          <table:table-cell office:value-type="float" office:value="5602240282168970" table:style-name="ce1">
            <text:p>5.60224E+15</text:p>
          </table:table-cell>
          <table:table-cell office:value-type="float" office:value="411" table:style-name="ce1">
            <text:p>411</text:p>
          </table:table-cell>
          <table:table-cell office:value-type="string" table:style-name="ce1">
            <text:p>bankcard</text:p>
          </table:table-cell>
          <table:table-cell office:value-type="float" office:value="9931.9" table:style-name="ce1">
            <text:p>9931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rissa Rottgers</text:p>
          </table:table-cell>
          <table:table-cell office:value-type="float" office:value="5481724350666840" table:style-name="ce1">
            <text:p>5.48172E+15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diners-club-us-ca</text:p>
          </table:table-cell>
          <table:table-cell office:value-type="float" office:value="480.63" table:style-name="ce1">
            <text:p>480.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go Branchflower</text:p>
          </table:table-cell>
          <table:table-cell office:value-type="float" office:value="3537079064978110" table:style-name="ce1">
            <text:p>3.53708E+15</text:p>
          </table:table-cell>
          <table:table-cell office:value-type="float" office:value="877" table:style-name="ce1">
            <text:p>877</text:p>
          </table:table-cell>
          <table:table-cell office:value-type="string" table:style-name="ce1">
            <text:p>jcb</text:p>
          </table:table-cell>
          <table:table-cell office:value-type="float" office:value="2232.85" table:style-name="ce1">
            <text:p>2232.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eronika Kennerknecht</text:p>
          </table:table-cell>
          <table:table-cell office:value-type="float" office:value="3528724675298510" table:style-name="ce1">
            <text:p>3.52872E+15</text:p>
          </table:table-cell>
          <table:table-cell office:value-type="float" office:value="809" table:style-name="ce1">
            <text:p>809</text:p>
          </table:table-cell>
          <table:table-cell office:value-type="string" table:style-name="ce1">
            <text:p>jcb</text:p>
          </table:table-cell>
          <table:table-cell office:value-type="float" office:value="5270.09" table:style-name="ce1">
            <text:p>5270.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sanetta Inchley</text:p>
          </table:table-cell>
          <table:table-cell office:value-type="float" office:value="5100146862581460" table:style-name="ce1">
            <text:p>5.10015E+15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mastercard</text:p>
          </table:table-cell>
          <table:table-cell office:value-type="float" office:value="784.85" table:style-name="ce1">
            <text:p>784.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onzie Sheber</text:p>
          </table:table-cell>
          <table:table-cell office:value-type="float" office:value="4508611963461020" table:style-name="ce1">
            <text:p>4.50861E+15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visa-electron</text:p>
          </table:table-cell>
          <table:table-cell office:value-type="float" office:value="8766.61" table:style-name="ce1">
            <text:p>8766.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uillemette Korpolak</text:p>
          </table:table-cell>
          <table:table-cell office:value-type="float" office:value="30138351159043" table:style-name="ce1">
            <text:p>3.01384E+13</text:p>
          </table:table-cell>
          <table:table-cell office:value-type="float" office:value="636" table:style-name="ce1">
            <text:p>636</text:p>
          </table:table-cell>
          <table:table-cell office:value-type="string" table:style-name="ce1">
            <text:p>diners-club-carte-blanche</text:p>
          </table:table-cell>
          <table:table-cell office:value-type="float" office:value="8667.09" table:style-name="ce1">
            <text:p>8667.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rina Eshmade</text:p>
          </table:table-cell>
          <table:table-cell office:value-type="float" office:value="5010129697373140" table:style-name="ce1">
            <text:p>5.01013E+15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mastercard</text:p>
          </table:table-cell>
          <table:table-cell office:value-type="float" office:value="1342.35" table:style-name="ce1">
            <text:p>1342.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scal Aujean</text:p>
          </table:table-cell>
          <table:table-cell office:value-type="float" office:value="5334045784709050" table:style-name="ce1">
            <text:p>5.33405E+15</text:p>
          </table:table-cell>
          <table:table-cell office:value-type="float" office:value="632" table:style-name="ce1">
            <text:p>632</text:p>
          </table:table-cell>
          <table:table-cell office:value-type="string" table:style-name="ce1">
            <text:p>mastercard</text:p>
          </table:table-cell>
          <table:table-cell office:value-type="float" office:value="5013.99" table:style-name="ce1">
            <text:p>5013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uglas Mattiazzi</text:p>
          </table:table-cell>
          <table:table-cell office:value-type="float" office:value="5100148336962210" table:style-name="ce1">
            <text:p>5.10015E+15</text:p>
          </table:table-cell>
          <table:table-cell office:value-type="float" office:value="747" table:style-name="ce1">
            <text:p>747</text:p>
          </table:table-cell>
          <table:table-cell office:value-type="string" table:style-name="ce1">
            <text:p>mastercard</text:p>
          </table:table-cell>
          <table:table-cell office:value-type="float" office:value="2874.95" table:style-name="ce1">
            <text:p>2874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tlin Nurcombe</text:p>
          </table:table-cell>
          <table:table-cell office:value-type="float" office:value="3585202262023730" table:style-name="ce1">
            <text:p>3.5852E+15</text:p>
          </table:table-cell>
          <table:table-cell office:value-type="float" office:value="843" table:style-name="ce1">
            <text:p>843</text:p>
          </table:table-cell>
          <table:table-cell office:value-type="string" table:style-name="ce1">
            <text:p>jcb</text:p>
          </table:table-cell>
          <table:table-cell office:value-type="float" office:value="9875.14" table:style-name="ce1">
            <text:p>987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ini Tuther</text:p>
          </table:table-cell>
          <table:table-cell office:value-type="float" office:value="5641829641923470" table:style-name="ce1">
            <text:p>5.64183E+15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witch</text:p>
          </table:table-cell>
          <table:table-cell office:value-type="float" office:value="5421.01" table:style-name="ce1">
            <text:p>5421.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rrine Marcham</text:p>
          </table:table-cell>
          <table:table-cell office:value-type="float" office:value="4913381105233450" table:style-name="ce1">
            <text:p>4.91338E+15</text:p>
          </table:table-cell>
          <table:table-cell office:value-type="float" office:value="621" table:style-name="ce1">
            <text:p>621</text:p>
          </table:table-cell>
          <table:table-cell office:value-type="string" table:style-name="ce1">
            <text:p>visa-electron</text:p>
          </table:table-cell>
          <table:table-cell office:value-type="float" office:value="6055.62" table:style-name="ce1">
            <text:p>6055.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arity Pirelli</text:p>
          </table:table-cell>
          <table:table-cell office:value-type="float" office:value="4405152675589530" table:style-name="ce1">
            <text:p>4.40515E+15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visa-electron</text:p>
          </table:table-cell>
          <table:table-cell office:value-type="float" office:value="8767.7000000000007" table:style-name="ce1">
            <text:p>8767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lynn Blaske</text:p>
          </table:table-cell>
          <table:table-cell office:value-type="float" office:value="3567823754023870" table:style-name="ce1">
            <text:p>3.56782E+15</text:p>
          </table:table-cell>
          <table:table-cell office:value-type="float" office:value="726" table:style-name="ce1">
            <text:p>726</text:p>
          </table:table-cell>
          <table:table-cell office:value-type="string" table:style-name="ce1">
            <text:p>jcb</text:p>
          </table:table-cell>
          <table:table-cell office:value-type="float" office:value="1067.17" table:style-name="ce1">
            <text:p>1067.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ri Rames</text:p>
          </table:table-cell>
          <table:table-cell office:value-type="float" office:value="4.9035126431805101E+17" table:style-name="ce1">
            <text:p>4.90351E+17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switch</text:p>
          </table:table-cell>
          <table:table-cell office:value-type="float" office:value="1975.01" table:style-name="ce1">
            <text:p>1975.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evins Leggat</text:p>
          </table:table-cell>
          <table:table-cell office:value-type="float" office:value="201452115984502" table:style-name="ce1">
            <text:p>2.01452E+14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diners-club-enroute</text:p>
          </table:table-cell>
          <table:table-cell office:value-type="float" office:value="1203.03" table:style-name="ce1">
            <text:p>1203.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ette Kaines</text:p>
          </table:table-cell>
          <table:table-cell office:value-type="float" office:value="30556789577017" table:style-name="ce1">
            <text:p>3.05568E+13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diners-club-carte-blanche</text:p>
          </table:table-cell>
          <table:table-cell office:value-type="float" office:value="1689.47" table:style-name="ce1">
            <text:p>1689.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ndon Hazeldene</text:p>
          </table:table-cell>
          <table:table-cell office:value-type="float" office:value="6.7637010857200499E+17" table:style-name="ce1">
            <text:p>6.7637E+17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maestro</text:p>
          </table:table-cell>
          <table:table-cell office:value-type="float" office:value="6679.38" table:style-name="ce1">
            <text:p>6679.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sh Frizell</text:p>
          </table:table-cell>
          <table:table-cell office:value-type="float" office:value="5602256828705380" table:style-name="ce1">
            <text:p>5.60226E+15</text:p>
          </table:table-cell>
          <table:table-cell office:value-type="float" office:value="811" table:style-name="ce1">
            <text:p>811</text:p>
          </table:table-cell>
          <table:table-cell office:value-type="string" table:style-name="ce1">
            <text:p>bankcard</text:p>
          </table:table-cell>
          <table:table-cell office:value-type="float" office:value="7512.21" table:style-name="ce1">
            <text:p>7512.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umas Remington</text:p>
          </table:table-cell>
          <table:table-cell office:value-type="float" office:value="5444879570506110" table:style-name="ce1">
            <text:p>5.44488E+15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mastercard</text:p>
          </table:table-cell>
          <table:table-cell office:value-type="float" office:value="5143.6899999999996" table:style-name="ce1">
            <text:p>5143.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urrey Jeandel</text:p>
          </table:table-cell>
          <table:table-cell office:value-type="float" office:value="30006646741117" table:style-name="ce1">
            <text:p>3.00066E+13</text:p>
          </table:table-cell>
          <table:table-cell office:value-type="float" office:value="887" table:style-name="ce1">
            <text:p>887</text:p>
          </table:table-cell>
          <table:table-cell office:value-type="string" table:style-name="ce1">
            <text:p>diners-club-carte-blanche</text:p>
          </table:table-cell>
          <table:table-cell office:value-type="float" office:value="4236.1499999999996" table:style-name="ce1">
            <text:p>4236.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alise Lilbourne</text:p>
          </table:table-cell>
          <table:table-cell office:value-type="float" office:value="3529130059226170" table:style-name="ce1">
            <text:p>3.52913E+15</text:p>
          </table:table-cell>
          <table:table-cell office:value-type="float" office:value="973" table:style-name="ce1">
            <text:p>973</text:p>
          </table:table-cell>
          <table:table-cell office:value-type="string" table:style-name="ce1">
            <text:p>jcb</text:p>
          </table:table-cell>
          <table:table-cell office:value-type="float" office:value="4689.0600000000004" table:style-name="ce1">
            <text:p>4689.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ristalle Kahler</text:p>
          </table:table-cell>
          <table:table-cell office:value-type="float" office:value="6.33349876691217E+18" table:style-name="ce1">
            <text:p>6.3335E+18</text:p>
          </table:table-cell>
          <table:table-cell office:value-type="float" office:value="847" table:style-name="ce1">
            <text:p>847</text:p>
          </table:table-cell>
          <table:table-cell office:value-type="string" table:style-name="ce1">
            <text:p>switch</text:p>
          </table:table-cell>
          <table:table-cell office:value-type="float" office:value="4797.1099999999997" table:style-name="ce1">
            <text:p>4797.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binson Feehan</text:p>
          </table:table-cell>
          <table:table-cell office:value-type="float" office:value="5010123197416620" table:style-name="ce1">
            <text:p>5.01012E+15</text:p>
          </table:table-cell>
          <table:table-cell office:value-type="float" office:value="822" table:style-name="ce1">
            <text:p>822</text:p>
          </table:table-cell>
          <table:table-cell office:value-type="string" table:style-name="ce1">
            <text:p>mastercard</text:p>
          </table:table-cell>
          <table:table-cell office:value-type="float" office:value="1234.92" table:style-name="ce1">
            <text:p>1234.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ip Aris</text:p>
          </table:table-cell>
          <table:table-cell office:value-type="float" office:value="3584675787884980" table:style-name="ce1">
            <text:p>3.58468E+15</text:p>
          </table:table-cell>
          <table:table-cell office:value-type="float" office:value="595" table:style-name="ce1">
            <text:p>595</text:p>
          </table:table-cell>
          <table:table-cell office:value-type="string" table:style-name="ce1">
            <text:p>jcb</text:p>
          </table:table-cell>
          <table:table-cell office:value-type="float" office:value="6590.55" table:style-name="ce1">
            <text:p>6590.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sty Linfield</text:p>
          </table:table-cell>
          <table:table-cell office:value-type="float" office:value="5602237053852520" table:style-name="ce1">
            <text:p>5.60224E+15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bankcard</text:p>
          </table:table-cell>
          <table:table-cell office:value-type="float" office:value="1150.58" table:style-name="ce1">
            <text:p>1150.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enita Ioannou</text:p>
          </table:table-cell>
          <table:table-cell office:value-type="float" office:value="372301108376676" table:style-name="ce1">
            <text:p>3.72301E+14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americanexpress</text:p>
          </table:table-cell>
          <table:table-cell office:value-type="float" office:value="5838.44" table:style-name="ce1">
            <text:p>5838.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a Gouly</text:p>
          </table:table-cell>
          <table:table-cell office:value-type="float" office:value="3542505973936010" table:style-name="ce1">
            <text:p>3.54251E+15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jcb</text:p>
          </table:table-cell>
          <table:table-cell office:value-type="float" office:value="4729" table:style-name="ce1">
            <text:p>47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innamon Pidwell</text:p>
          </table:table-cell>
          <table:table-cell office:value-type="float" office:value="5108759754925050" table:style-name="ce1">
            <text:p>5.10876E+15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mastercard</text:p>
          </table:table-cell>
          <table:table-cell office:value-type="float" office:value="2559.59" table:style-name="ce1">
            <text:p>2559.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mie Kensitt</text:p>
          </table:table-cell>
          <table:table-cell office:value-type="float" office:value="3556674196993940" table:style-name="ce1">
            <text:p>3.55667E+15</text:p>
          </table:table-cell>
          <table:table-cell office:value-type="float" office:value="747" table:style-name="ce1">
            <text:p>747</text:p>
          </table:table-cell>
          <table:table-cell office:value-type="string" table:style-name="ce1">
            <text:p>jcb</text:p>
          </table:table-cell>
          <table:table-cell office:value-type="float" office:value="1845.9" table:style-name="ce1">
            <text:p>1845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ick Ballston</text:p>
          </table:table-cell>
          <table:table-cell office:value-type="float" office:value="374622336676084" table:style-name="ce1">
            <text:p>3.74622E+14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americanexpress</text:p>
          </table:table-cell>
          <table:table-cell office:value-type="float" office:value="3971.1" table:style-name="ce1">
            <text:p>3971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ger Foucher</text:p>
          </table:table-cell>
          <table:table-cell office:value-type="float" office:value="4508092755137610" table:style-name="ce1">
            <text:p>4.50809E+15</text:p>
          </table:table-cell>
          <table:table-cell office:value-type="float" office:value="442" table:style-name="ce1">
            <text:p>442</text:p>
          </table:table-cell>
          <table:table-cell office:value-type="string" table:style-name="ce1">
            <text:p>visa-electron</text:p>
          </table:table-cell>
          <table:table-cell office:value-type="float" office:value="8204.11" table:style-name="ce1">
            <text:p>8204.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eresina Peert</text:p>
          </table:table-cell>
          <table:table-cell office:value-type="float" office:value="3560932336370590" table:style-name="ce1">
            <text:p>3.56093E+15</text:p>
          </table:table-cell>
          <table:table-cell office:value-type="float" office:value="736" table:style-name="ce1">
            <text:p>736</text:p>
          </table:table-cell>
          <table:table-cell office:value-type="string" table:style-name="ce1">
            <text:p>jcb</text:p>
          </table:table-cell>
          <table:table-cell office:value-type="float" office:value="8636.68" table:style-name="ce1">
            <text:p>8636.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rling Louca</text:p>
          </table:table-cell>
          <table:table-cell office:value-type="float" office:value="6.7670231639215002E+18" table:style-name="ce1">
            <text:p>6.76702E+18</text:p>
          </table:table-cell>
          <table:table-cell office:value-type="float" office:value="787" table:style-name="ce1">
            <text:p>787</text:p>
          </table:table-cell>
          <table:table-cell office:value-type="string" table:style-name="ce1">
            <text:p>solo</text:p>
          </table:table-cell>
          <table:table-cell office:value-type="float" office:value="4626.9399999999996" table:style-name="ce1">
            <text:p>4626.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ulalie Nutley</text:p>
          </table:table-cell>
          <table:table-cell office:value-type="float" office:value="3588192235914410" table:style-name="ce1">
            <text:p>3.58819E+15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jcb</text:p>
          </table:table-cell>
          <table:table-cell office:value-type="float" office:value="2217.04" table:style-name="ce1">
            <text:p>2217.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ane Hanbidge</text:p>
          </table:table-cell>
          <table:table-cell office:value-type="float" office:value="5602238286017240" table:style-name="ce1">
            <text:p>5.60224E+15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bankcard</text:p>
          </table:table-cell>
          <table:table-cell office:value-type="float" office:value="4348.8" table:style-name="ce1">
            <text:p>4348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ise Witten</text:p>
          </table:table-cell>
          <table:table-cell office:value-type="float" office:value="4026092302205080" table:style-name="ce1">
            <text:p>4.02609E+15</text:p>
          </table:table-cell>
          <table:table-cell office:value-type="float" office:value="916" table:style-name="ce1">
            <text:p>916</text:p>
          </table:table-cell>
          <table:table-cell office:value-type="string" table:style-name="ce1">
            <text:p>visa-electron</text:p>
          </table:table-cell>
          <table:table-cell office:value-type="float" office:value="3767.63" table:style-name="ce1">
            <text:p>3767.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ncroft MacQuarrie</text:p>
          </table:table-cell>
          <table:table-cell office:value-type="float" office:value="6390769386710590" table:style-name="ce1">
            <text:p>6.39077E+15</text:p>
          </table:table-cell>
          <table:table-cell office:value-type="float" office:value="875" table:style-name="ce1">
            <text:p>875</text:p>
          </table:table-cell>
          <table:table-cell office:value-type="string" table:style-name="ce1">
            <text:p>instapayment</text:p>
          </table:table-cell>
          <table:table-cell office:value-type="float" office:value="3604.42" table:style-name="ce1">
            <text:p>3604.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l Junes</text:p>
          </table:table-cell>
          <table:table-cell office:value-type="float" office:value="6.7597616078845504E+17" table:style-name="ce1">
            <text:p>6.75976E+17</text:p>
          </table:table-cell>
          <table:table-cell office:value-type="float" office:value="733" table:style-name="ce1">
            <text:p>733</text:p>
          </table:table-cell>
          <table:table-cell office:value-type="string" table:style-name="ce1">
            <text:p>switch</text:p>
          </table:table-cell>
          <table:table-cell office:value-type="float" office:value="4906.84" table:style-name="ce1">
            <text:p>4906.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an Pylkynyton</text:p>
          </table:table-cell>
          <table:table-cell office:value-type="float" office:value="4017959548374590" table:style-name="ce1">
            <text:p>4.01796E+15</text:p>
          </table:table-cell>
          <table:table-cell office:value-type="float" office:value="713" table:style-name="ce1">
            <text:p>713</text:p>
          </table:table-cell>
          <table:table-cell office:value-type="string" table:style-name="ce1">
            <text:p>visa</text:p>
          </table:table-cell>
          <table:table-cell office:value-type="float" office:value="9600.99" table:style-name="ce1">
            <text:p>9600.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len Jovey</text:p>
          </table:table-cell>
          <table:table-cell office:value-type="float" office:value="3542168079177120" table:style-name="ce1">
            <text:p>3.54217E+15</text:p>
          </table:table-cell>
          <table:table-cell office:value-type="float" office:value="619" table:style-name="ce1">
            <text:p>619</text:p>
          </table:table-cell>
          <table:table-cell office:value-type="string" table:style-name="ce1">
            <text:p>jcb</text:p>
          </table:table-cell>
          <table:table-cell office:value-type="float" office:value="7588.11" table:style-name="ce1">
            <text:p>7588.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lena Godfery</text:p>
          </table:table-cell>
          <table:table-cell office:value-type="float" office:value="3545928655602690" table:style-name="ce1">
            <text:p>3.54593E+15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jcb</text:p>
          </table:table-cell>
          <table:table-cell office:value-type="float" office:value="9905.1200000000008" table:style-name="ce1">
            <text:p>9905.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dfrey Gallihawk</text:p>
          </table:table-cell>
          <table:table-cell office:value-type="float" office:value="3548939638210150" table:style-name="ce1">
            <text:p>3.54894E+15</text:p>
          </table:table-cell>
          <table:table-cell office:value-type="float" office:value="958" table:style-name="ce1">
            <text:p>958</text:p>
          </table:table-cell>
          <table:table-cell office:value-type="string" table:style-name="ce1">
            <text:p>jcb</text:p>
          </table:table-cell>
          <table:table-cell office:value-type="float" office:value="5372.77" table:style-name="ce1">
            <text:p>5372.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andea Durtnal</text:p>
          </table:table-cell>
          <table:table-cell office:value-type="float" office:value="377039795536120" table:style-name="ce1">
            <text:p>3.7704E+14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americanexpress</text:p>
          </table:table-cell>
          <table:table-cell office:value-type="float" office:value="4930.18" table:style-name="ce1">
            <text:p>4930.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dart Kiessel</text:p>
          </table:table-cell>
          <table:table-cell office:value-type="float" office:value="30546912355282" table:style-name="ce1">
            <text:p>3.05469E+13</text:p>
          </table:table-cell>
          <table:table-cell office:value-type="float" office:value="613" table:style-name="ce1">
            <text:p>613</text:p>
          </table:table-cell>
          <table:table-cell office:value-type="string" table:style-name="ce1">
            <text:p>diners-club-carte-blanche</text:p>
          </table:table-cell>
          <table:table-cell office:value-type="float" office:value="1601.44" table:style-name="ce1">
            <text:p>1601.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se Scurr</text:p>
          </table:table-cell>
          <table:table-cell office:value-type="float" office:value="6.7597250275816704E+16" table:style-name="ce1">
            <text:p>6.75973E+16</text:p>
          </table:table-cell>
          <table:table-cell office:value-type="float" office:value="938" table:style-name="ce1">
            <text:p>938</text:p>
          </table:table-cell>
          <table:table-cell office:value-type="string" table:style-name="ce1">
            <text:p>maestro</text:p>
          </table:table-cell>
          <table:table-cell office:value-type="float" office:value="6093.91" table:style-name="ce1">
            <text:p>6093.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erri Girvin</text:p>
          </table:table-cell>
          <table:table-cell office:value-type="float" office:value="3560651254162310" table:style-name="ce1">
            <text:p>3.56065E+15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jcb</text:p>
          </table:table-cell>
          <table:table-cell office:value-type="float" office:value="3222.01" table:style-name="ce1">
            <text:p>3222.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ynn Mothersole</text:p>
          </table:table-cell>
          <table:table-cell office:value-type="float" office:value="3549469910989490" table:style-name="ce1">
            <text:p>3.54947E+15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jcb</text:p>
          </table:table-cell>
          <table:table-cell office:value-type="float" office:value="7198.76" table:style-name="ce1">
            <text:p>7198.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rna Croucher</text:p>
          </table:table-cell>
          <table:table-cell office:value-type="float" office:value="3537157948666290" table:style-name="ce1">
            <text:p>3.53716E+15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jcb</text:p>
          </table:table-cell>
          <table:table-cell office:value-type="float" office:value="6764.92" table:style-name="ce1">
            <text:p>6764.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gor Maccree</text:p>
          </table:table-cell>
          <table:table-cell office:value-type="float" office:value="344169259318044" table:style-name="ce1">
            <text:p>3.44169E+14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americanexpress</text:p>
          </table:table-cell>
          <table:table-cell office:value-type="float" office:value="1860.87" table:style-name="ce1">
            <text:p>1860.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yoti Lowery</text:p>
          </table:table-cell>
          <table:table-cell office:value-type="float" office:value="5100136003883990" table:style-name="ce1">
            <text:p>5.10014E+15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mastercard</text:p>
          </table:table-cell>
          <table:table-cell office:value-type="float" office:value="9954.3799999999992" table:style-name="ce1">
            <text:p>9954.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b Janoschek</text:p>
          </table:table-cell>
          <table:table-cell office:value-type="float" office:value="5.6022130929942E+16" table:style-name="ce1">
            <text:p>5.60221E+16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china-unionpay</text:p>
          </table:table-cell>
          <table:table-cell office:value-type="float" office:value="9026.25" table:style-name="ce1">
            <text:p>9026.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 Gauson</text:p>
          </table:table-cell>
          <table:table-cell office:value-type="float" office:value="4.9119977600225798E+17" table:style-name="ce1">
            <text:p>4.912E+1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witch</text:p>
          </table:table-cell>
          <table:table-cell office:value-type="float" office:value="7062.63" table:style-name="ce1">
            <text:p>7062.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marra Rentoul</text:p>
          </table:table-cell>
          <table:table-cell office:value-type="float" office:value="4017959372319" table:style-name="ce1">
            <text:p>4.01796E+12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visa</text:p>
          </table:table-cell>
          <table:table-cell office:value-type="float" office:value="1850.59" table:style-name="ce1">
            <text:p>1850.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ana Olivey</text:p>
          </table:table-cell>
          <table:table-cell office:value-type="float" office:value="4041372943904000" table:style-name="ce1">
            <text:p>4.04137E+15</text:p>
          </table:table-cell>
          <table:table-cell office:value-type="float" office:value="668" table:style-name="ce1">
            <text:p>668</text:p>
          </table:table-cell>
          <table:table-cell office:value-type="string" table:style-name="ce1">
            <text:p>visa</text:p>
          </table:table-cell>
          <table:table-cell office:value-type="float" office:value="2830.46" table:style-name="ce1">
            <text:p>2830.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mera Phifer</text:p>
          </table:table-cell>
          <table:table-cell office:value-type="float" office:value="6.3311095904373903E+18" table:style-name="ce1">
            <text:p>6.33111E+18</text:p>
          </table:table-cell>
          <table:table-cell office:value-type="float" office:value="849" table:style-name="ce1">
            <text:p>849</text:p>
          </table:table-cell>
          <table:table-cell office:value-type="string" table:style-name="ce1">
            <text:p>switch</text:p>
          </table:table-cell>
          <table:table-cell office:value-type="float" office:value="1775.61" table:style-name="ce1">
            <text:p>1775.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ommie Reide</text:p>
          </table:table-cell>
          <table:table-cell office:value-type="float" office:value="5.6022255220627599E+18" table:style-name="ce1">
            <text:p>5.60223E+18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china-unionpay</text:p>
          </table:table-cell>
          <table:table-cell office:value-type="float" office:value="1644.95" table:style-name="ce1">
            <text:p>1644.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ianne Boddice</text:p>
          </table:table-cell>
          <table:table-cell office:value-type="float" office:value="3570478530913110" table:style-name="ce1">
            <text:p>3.57048E+15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jcb</text:p>
          </table:table-cell>
          <table:table-cell office:value-type="float" office:value="3712.29" table:style-name="ce1">
            <text:p>371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eann Fiddymont</text:p>
          </table:table-cell>
          <table:table-cell office:value-type="float" office:value="6391577956307460" table:style-name="ce1">
            <text:p>6.39158E+15</text:p>
          </table:table-cell>
          <table:table-cell office:value-type="float" office:value="565" table:style-name="ce1">
            <text:p>565</text:p>
          </table:table-cell>
          <table:table-cell office:value-type="string" table:style-name="ce1">
            <text:p>instapayment</text:p>
          </table:table-cell>
          <table:table-cell office:value-type="float" office:value="457.78" table:style-name="ce1">
            <text:p>457.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omas Lusty</text:p>
          </table:table-cell>
          <table:table-cell office:value-type="float" office:value="5610501854817970" table:style-name="ce1">
            <text:p>5.6105E+15</text:p>
          </table:table-cell>
          <table:table-cell office:value-type="float" office:value="882" table:style-name="ce1">
            <text:p>882</text:p>
          </table:table-cell>
          <table:table-cell office:value-type="string" table:style-name="ce1">
            <text:p>china-unionpay</text:p>
          </table:table-cell>
          <table:table-cell office:value-type="float" office:value="9487.56" table:style-name="ce1">
            <text:p>9487.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ylmar Durtnel</text:p>
          </table:table-cell>
          <table:table-cell office:value-type="float" office:value="5007662953974310" table:style-name="ce1">
            <text:p>5.00766E+15</text:p>
          </table:table-cell>
          <table:table-cell office:value-type="float" office:value="887" table:style-name="ce1">
            <text:p>887</text:p>
          </table:table-cell>
          <table:table-cell office:value-type="string" table:style-name="ce1">
            <text:p>mastercard</text:p>
          </table:table-cell>
          <table:table-cell office:value-type="float" office:value="4110.04" table:style-name="ce1">
            <text:p>4110.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ion Mauger</text:p>
          </table:table-cell>
          <table:table-cell office:value-type="float" office:value="5.6103589347047501E+17" table:style-name="ce1">
            <text:p>5.61036E+17</text:p>
          </table:table-cell>
          <table:table-cell office:value-type="float" office:value="535" table:style-name="ce1">
            <text:p>535</text:p>
          </table:table-cell>
          <table:table-cell office:value-type="string" table:style-name="ce1">
            <text:p>china-unionpay</text:p>
          </table:table-cell>
          <table:table-cell office:value-type="float" office:value="1983.12" table:style-name="ce1">
            <text:p>1983.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rlando Lindenberg</text:p>
          </table:table-cell>
          <table:table-cell office:value-type="float" office:value="5.61064077242931E+18" table:style-name="ce1">
            <text:p>5.61064E+18</text:p>
          </table:table-cell>
          <table:table-cell office:value-type="float" office:value="778" table:style-name="ce1">
            <text:p>778</text:p>
          </table:table-cell>
          <table:table-cell office:value-type="string" table:style-name="ce1">
            <text:p>china-unionpay</text:p>
          </table:table-cell>
          <table:table-cell office:value-type="float" office:value="8828.77" table:style-name="ce1">
            <text:p>8828.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ck Roantree</text:p>
          </table:table-cell>
          <table:table-cell office:value-type="float" office:value="3589934836527930" table:style-name="ce1">
            <text:p>3.58993E+15</text:p>
          </table:table-cell>
          <table:table-cell office:value-type="float" office:value="720" table:style-name="ce1">
            <text:p>720</text:p>
          </table:table-cell>
          <table:table-cell office:value-type="string" table:style-name="ce1">
            <text:p>jcb</text:p>
          </table:table-cell>
          <table:table-cell office:value-type="float" office:value="2614.4499999999998" table:style-name="ce1">
            <text:p>2614.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ilka Spier</text:p>
          </table:table-cell>
          <table:table-cell office:value-type="float" office:value="5.60224180861288E+17" table:style-name="ce1">
            <text:p>5.60224E+17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china-unionpay</text:p>
          </table:table-cell>
          <table:table-cell office:value-type="float" office:value="1191.67" table:style-name="ce1">
            <text:p>1191.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urelie Woolacott</text:p>
          </table:table-cell>
          <table:table-cell office:value-type="float" office:value="5.6022520143685704E+18" table:style-name="ce1">
            <text:p>5.60225E+18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china-unionpay</text:p>
          </table:table-cell>
          <table:table-cell office:value-type="float" office:value="1496.48" table:style-name="ce1">
            <text:p>1496.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lenolin Heed</text:p>
          </table:table-cell>
          <table:table-cell office:value-type="float" office:value="3551947901202620" table:style-name="ce1">
            <text:p>3.55195E+15</text:p>
          </table:table-cell>
          <table:table-cell office:value-type="float" office:value="711" table:style-name="ce1">
            <text:p>711</text:p>
          </table:table-cell>
          <table:table-cell office:value-type="string" table:style-name="ce1">
            <text:p>jcb</text:p>
          </table:table-cell>
          <table:table-cell office:value-type="float" office:value="1678.69" table:style-name="ce1">
            <text:p>1678.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tzgerald Yitzhakov</text:p>
          </table:table-cell>
          <table:table-cell office:value-type="float" office:value="5002355938976600" table:style-name="ce1">
            <text:p>5.00236E+15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mastercard</text:p>
          </table:table-cell>
          <table:table-cell office:value-type="float" office:value="8653" table:style-name="ce1">
            <text:p>86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sak Klempke</text:p>
          </table:table-cell>
          <table:table-cell office:value-type="float" office:value="6.7612161384520499E+18" table:style-name="ce1">
            <text:p>6.76122E+18</text:p>
          </table:table-cell>
          <table:table-cell office:value-type="float" office:value="614" table:style-name="ce1">
            <text:p>614</text:p>
          </table:table-cell>
          <table:table-cell office:value-type="string" table:style-name="ce1">
            <text:p>maestro</text:p>
          </table:table-cell>
          <table:table-cell office:value-type="float" office:value="7377.23" table:style-name="ce1">
            <text:p>7377.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y Botha</text:p>
          </table:table-cell>
          <table:table-cell office:value-type="float" office:value="3579523894460430" table:style-name="ce1">
            <text:p>3.57952E+15</text:p>
          </table:table-cell>
          <table:table-cell office:value-type="float" office:value="934" table:style-name="ce1">
            <text:p>934</text:p>
          </table:table-cell>
          <table:table-cell office:value-type="string" table:style-name="ce1">
            <text:p>jcb</text:p>
          </table:table-cell>
          <table:table-cell office:value-type="float" office:value="3532.47" table:style-name="ce1">
            <text:p>3532.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osephina Rait</text:p>
          </table:table-cell>
          <table:table-cell office:value-type="float" office:value="5.6022310475545498E+17" table:style-name="ce1">
            <text:p>5.60223E+17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china-unionpay</text:p>
          </table:table-cell>
          <table:table-cell office:value-type="float" office:value="1596.33" table:style-name="ce1">
            <text:p>1596.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lli Krysztowczyk</text:p>
          </table:table-cell>
          <table:table-cell office:value-type="float" office:value="374288852346021" table:style-name="ce1">
            <text:p>3.74289E+14</text:p>
          </table:table-cell>
          <table:table-cell office:value-type="float" office:value="306" table:style-name="ce1">
            <text:p>306</text:p>
          </table:table-cell>
          <table:table-cell office:value-type="string" table:style-name="ce1">
            <text:p>americanexpress</text:p>
          </table:table-cell>
          <table:table-cell office:value-type="float" office:value="2153.0100000000002" table:style-name="ce1">
            <text:p>2153.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ugine Severn</text:p>
          </table:table-cell>
          <table:table-cell office:value-type="float" office:value="6.7596669844079296E+16" table:style-name="ce1">
            <text:p>6.75967E+16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maestro</text:p>
          </table:table-cell>
          <table:table-cell office:value-type="float" office:value="9888.44" table:style-name="ce1">
            <text:p>9888.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rgilio Oxbie</text:p>
          </table:table-cell>
          <table:table-cell office:value-type="float" office:value="3555335822462660" table:style-name="ce1">
            <text:p>3.55534E+15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jcb</text:p>
          </table:table-cell>
          <table:table-cell office:value-type="float" office:value="3680.48" table:style-name="ce1">
            <text:p>3680.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sanne Trayes</text:p>
          </table:table-cell>
          <table:table-cell office:value-type="float" office:value="3555148714341320" table:style-name="ce1">
            <text:p>3.55515E+15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jcb</text:p>
          </table:table-cell>
          <table:table-cell office:value-type="float" office:value="3296.09" table:style-name="ce1">
            <text:p>3296.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ern Norrey</text:p>
          </table:table-cell>
          <table:table-cell office:value-type="float" office:value="5456167751133530" table:style-name="ce1">
            <text:p>5.45617E+15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diners-club-us-ca</text:p>
          </table:table-cell>
          <table:table-cell office:value-type="float" office:value="5187.05" table:style-name="ce1">
            <text:p>5187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tance Cominotti</text:p>
          </table:table-cell>
          <table:table-cell office:value-type="float" office:value="4508202365344200" table:style-name="ce1">
            <text:p>4.5082E+15</text:p>
          </table:table-cell>
          <table:table-cell office:value-type="float" office:value="501" table:style-name="ce1">
            <text:p>501</text:p>
          </table:table-cell>
          <table:table-cell office:value-type="string" table:style-name="ce1">
            <text:p>visa-electron</text:p>
          </table:table-cell>
          <table:table-cell office:value-type="float" office:value="3724.89" table:style-name="ce1">
            <text:p>3724.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ineas Vearncombe</text:p>
          </table:table-cell>
          <table:table-cell office:value-type="float" office:value="4508614083711800" table:style-name="ce1">
            <text:p>4.50861E+15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visa-electron</text:p>
          </table:table-cell>
          <table:table-cell office:value-type="float" office:value="373.94" table:style-name="ce1">
            <text:p>373.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ose Faraday</text:p>
          </table:table-cell>
          <table:table-cell office:value-type="float" office:value="3589779611846380" table:style-name="ce1">
            <text:p>3.58978E+15</text:p>
          </table:table-cell>
          <table:table-cell office:value-type="float" office:value="700" table:style-name="ce1">
            <text:p>700</text:p>
          </table:table-cell>
          <table:table-cell office:value-type="string" table:style-name="ce1">
            <text:p>jcb</text:p>
          </table:table-cell>
          <table:table-cell office:value-type="float" office:value="3564.33" table:style-name="ce1">
            <text:p>3564.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line Wogan</text:p>
          </table:table-cell>
          <table:table-cell office:value-type="float" office:value="5.6022286689314304E+18" table:style-name="ce1">
            <text:p>5.60223E+18</text:p>
          </table:table-cell>
          <table:table-cell office:value-type="float" office:value="584" table:style-name="ce1">
            <text:p>584</text:p>
          </table:table-cell>
          <table:table-cell office:value-type="string" table:style-name="ce1">
            <text:p>china-unionpay</text:p>
          </table:table-cell>
          <table:table-cell office:value-type="float" office:value="7791.03" table:style-name="ce1">
            <text:p>7791.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n Speaks</text:p>
          </table:table-cell>
          <table:table-cell office:value-type="float" office:value="3540754925065430" table:style-name="ce1">
            <text:p>3.54075E+15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jcb</text:p>
          </table:table-cell>
          <table:table-cell office:value-type="float" office:value="8625.4" table:style-name="ce1">
            <text:p>8625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sar Smails</text:p>
          </table:table-cell>
          <table:table-cell office:value-type="float" office:value="6397779288557160" table:style-name="ce1">
            <text:p>6.39778E+15</text:p>
          </table:table-cell>
          <table:table-cell office:value-type="float" office:value="801" table:style-name="ce1">
            <text:p>801</text:p>
          </table:table-cell>
          <table:table-cell office:value-type="string" table:style-name="ce1">
            <text:p>instapayment</text:p>
          </table:table-cell>
          <table:table-cell office:value-type="float" office:value="4261.33" table:style-name="ce1">
            <text:p>4261.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n-marie Brookwood</text:p>
          </table:table-cell>
          <table:table-cell office:value-type="float" office:value="6333124827953230" table:style-name="ce1">
            <text:p>6.33312E+15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witch</text:p>
          </table:table-cell>
          <table:table-cell office:value-type="float" office:value="9265.07" table:style-name="ce1">
            <text:p>9265.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lienne Tomsa</text:p>
          </table:table-cell>
          <table:table-cell office:value-type="float" office:value="3540856784002260" table:style-name="ce1">
            <text:p>3.54086E+15</text:p>
          </table:table-cell>
          <table:table-cell office:value-type="float" office:value="964" table:style-name="ce1">
            <text:p>964</text:p>
          </table:table-cell>
          <table:table-cell office:value-type="string" table:style-name="ce1">
            <text:p>jcb</text:p>
          </table:table-cell>
          <table:table-cell office:value-type="float" office:value="6582.46" table:style-name="ce1">
            <text:p>6582.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d Brideoke</text:p>
          </table:table-cell>
          <table:table-cell office:value-type="float" office:value="3570520597400300" table:style-name="ce1">
            <text:p>3.57052E+15</text:p>
          </table:table-cell>
          <table:table-cell office:value-type="float" office:value="722" table:style-name="ce1">
            <text:p>722</text:p>
          </table:table-cell>
          <table:table-cell office:value-type="string" table:style-name="ce1">
            <text:p>jcb</text:p>
          </table:table-cell>
          <table:table-cell office:value-type="float" office:value="1672.27" table:style-name="ce1">
            <text:p>1672.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em Dupree</text:p>
          </table:table-cell>
          <table:table-cell office:value-type="float" office:value="3563875127013360" table:style-name="ce1">
            <text:p>3.56388E+15</text:p>
          </table:table-cell>
          <table:table-cell office:value-type="float" office:value="711" table:style-name="ce1">
            <text:p>711</text:p>
          </table:table-cell>
          <table:table-cell office:value-type="string" table:style-name="ce1">
            <text:p>jcb</text:p>
          </table:table-cell>
          <table:table-cell office:value-type="float" office:value="9366.23" table:style-name="ce1">
            <text:p>9366.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evar Luckett</text:p>
          </table:table-cell>
          <table:table-cell office:value-type="float" office:value="5.6022463415010304E+18" table:style-name="ce1">
            <text:p>5.60225E+18</text:p>
          </table:table-cell>
          <table:table-cell office:value-type="float" office:value="541" table:style-name="ce1">
            <text:p>541</text:p>
          </table:table-cell>
          <table:table-cell office:value-type="string" table:style-name="ce1">
            <text:p>china-unionpay</text:p>
          </table:table-cell>
          <table:table-cell office:value-type="float" office:value="577.16999999999996" table:style-name="ce1">
            <text:p>577.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gaborg Kirby</text:p>
          </table:table-cell>
          <table:table-cell office:value-type="float" office:value="6767974281862980" table:style-name="ce1">
            <text:p>6.76797E+15</text:p>
          </table:table-cell>
          <table:table-cell office:value-type="float" office:value="524" table:style-name="ce1">
            <text:p>524</text:p>
          </table:table-cell>
          <table:table-cell office:value-type="string" table:style-name="ce1">
            <text:p>solo</text:p>
          </table:table-cell>
          <table:table-cell office:value-type="float" office:value="9236.4699999999993" table:style-name="ce1">
            <text:p>9236.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eresa Marcone</text:p>
          </table:table-cell>
          <table:table-cell office:value-type="float" office:value="3555585169695970" table:style-name="ce1">
            <text:p>3.55559E+15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jcb</text:p>
          </table:table-cell>
          <table:table-cell office:value-type="float" office:value="2449.89" table:style-name="ce1">
            <text:p>2449.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izela Decent</text:p>
          </table:table-cell>
          <table:table-cell office:value-type="float" office:value="3529727897213910" table:style-name="ce1">
            <text:p>3.52973E+15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jcb</text:p>
          </table:table-cell>
          <table:table-cell office:value-type="float" office:value="5146.2700000000004" table:style-name="ce1">
            <text:p>5146.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dd MacNab</text:p>
          </table:table-cell>
          <table:table-cell office:value-type="float" office:value="5893107753774490" table:style-name="ce1">
            <text:p>5.89311E+15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maestro</text:p>
          </table:table-cell>
          <table:table-cell office:value-type="float" office:value="9527.39" table:style-name="ce1">
            <text:p>9527.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oober Hawyes</text:p>
          </table:table-cell>
          <table:table-cell office:value-type="float" office:value="5354352532455310" table:style-name="ce1">
            <text:p>5.35435E+15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mastercard</text:p>
          </table:table-cell>
          <table:table-cell office:value-type="float" office:value="7769.01" table:style-name="ce1">
            <text:p>7769.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och Bussens</text:p>
          </table:table-cell>
          <table:table-cell office:value-type="float" office:value="5641825363459010" table:style-name="ce1">
            <text:p>5.64183E+15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witch</text:p>
          </table:table-cell>
          <table:table-cell office:value-type="float" office:value="6797.37" table:style-name="ce1">
            <text:p>6797.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ethina Geaves</text:p>
          </table:table-cell>
          <table:table-cell office:value-type="float" office:value="5108759261649290" table:style-name="ce1">
            <text:p>5.10876E+15</text:p>
          </table:table-cell>
          <table:table-cell office:value-type="float" office:value="934" table:style-name="ce1">
            <text:p>934</text:p>
          </table:table-cell>
          <table:table-cell office:value-type="string" table:style-name="ce1">
            <text:p>mastercard</text:p>
          </table:table-cell>
          <table:table-cell office:value-type="float" office:value="2291.56" table:style-name="ce1">
            <text:p>2291.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rill Toquet</text:p>
          </table:table-cell>
          <table:table-cell office:value-type="float" office:value="3551169561787210" table:style-name="ce1">
            <text:p>3.55117E+15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jcb</text:p>
          </table:table-cell>
          <table:table-cell office:value-type="float" office:value="4259.97" table:style-name="ce1">
            <text:p>4259.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ughan Benzing</text:p>
          </table:table-cell>
          <table:table-cell office:value-type="float" office:value="3578514556868490" table:style-name="ce1">
            <text:p>3.57851E+15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jcb</text:p>
          </table:table-cell>
          <table:table-cell office:value-type="float" office:value="5920.38" table:style-name="ce1">
            <text:p>5920.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ijah Rappoport</text:p>
          </table:table-cell>
          <table:table-cell office:value-type="float" office:value="3543008162368640" table:style-name="ce1">
            <text:p>3.54301E+15</text:p>
          </table:table-cell>
          <table:table-cell office:value-type="float" office:value="893" table:style-name="ce1">
            <text:p>893</text:p>
          </table:table-cell>
          <table:table-cell office:value-type="string" table:style-name="ce1">
            <text:p>jcb</text:p>
          </table:table-cell>
          <table:table-cell office:value-type="float" office:value="4253.96" table:style-name="ce1">
            <text:p>4253.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arline Northin</text:p>
          </table:table-cell>
          <table:table-cell office:value-type="float" office:value="3540541094167490" table:style-name="ce1">
            <text:p>3.54054E+15</text:p>
          </table:table-cell>
          <table:table-cell office:value-type="float" office:value="910" table:style-name="ce1">
            <text:p>910</text:p>
          </table:table-cell>
          <table:table-cell office:value-type="string" table:style-name="ce1">
            <text:p>jcb</text:p>
          </table:table-cell>
          <table:table-cell office:value-type="float" office:value="2702.16" table:style-name="ce1">
            <text:p>2702.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yrna Renackowna</text:p>
          </table:table-cell>
          <table:table-cell office:value-type="float" office:value="5543808202981530" table:style-name="ce1">
            <text:p>5.54381E+15</text:p>
          </table:table-cell>
          <table:table-cell office:value-type="float" office:value="451" table:style-name="ce1">
            <text:p>451</text:p>
          </table:table-cell>
          <table:table-cell office:value-type="string" table:style-name="ce1">
            <text:p>diners-club-us-ca</text:p>
          </table:table-cell>
          <table:table-cell office:value-type="float" office:value="1995.16" table:style-name="ce1">
            <text:p>1995.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lie Blizard</text:p>
          </table:table-cell>
          <table:table-cell office:value-type="float" office:value="3538115442228190" table:style-name="ce1">
            <text:p>3.53812E+15</text:p>
          </table:table-cell>
          <table:table-cell office:value-type="float" office:value="478" table:style-name="ce1">
            <text:p>478</text:p>
          </table:table-cell>
          <table:table-cell office:value-type="string" table:style-name="ce1">
            <text:p>jcb</text:p>
          </table:table-cell>
          <table:table-cell office:value-type="float" office:value="6716.69" table:style-name="ce1">
            <text:p>6716.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atola Calvey</text:p>
          </table:table-cell>
          <table:table-cell office:value-type="float" office:value="5599407257419350" table:style-name="ce1">
            <text:p>5.59941E+15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mastercard</text:p>
          </table:table-cell>
          <table:table-cell office:value-type="float" office:value="3237.19" table:style-name="ce1">
            <text:p>3237.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inz Dinnage</text:p>
          </table:table-cell>
          <table:table-cell office:value-type="float" office:value="30030888521508" table:style-name="ce1">
            <text:p>3.00309E+13</text:p>
          </table:table-cell>
          <table:table-cell office:value-type="float" office:value="657" table:style-name="ce1">
            <text:p>657</text:p>
          </table:table-cell>
          <table:table-cell office:value-type="string" table:style-name="ce1">
            <text:p>diners-club-carte-blanche</text:p>
          </table:table-cell>
          <table:table-cell office:value-type="float" office:value="7393.45" table:style-name="ce1">
            <text:p>7393.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fy Strathern</text:p>
          </table:table-cell>
          <table:table-cell office:value-type="float" office:value="3559958472686610" table:style-name="ce1">
            <text:p>3.55996E+15</text:p>
          </table:table-cell>
          <table:table-cell office:value-type="float" office:value="983" table:style-name="ce1">
            <text:p>983</text:p>
          </table:table-cell>
          <table:table-cell office:value-type="string" table:style-name="ce1">
            <text:p>jcb</text:p>
          </table:table-cell>
          <table:table-cell office:value-type="float" office:value="2194.08" table:style-name="ce1">
            <text:p>2194.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lia Greatreax</text:p>
          </table:table-cell>
          <table:table-cell office:value-type="float" office:value="3547125740276880" table:style-name="ce1">
            <text:p>3.54713E+15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jcb</text:p>
          </table:table-cell>
          <table:table-cell office:value-type="float" office:value="1067.3" table:style-name="ce1">
            <text:p>1067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eremias Varey</text:p>
          </table:table-cell>
          <table:table-cell office:value-type="float" office:value="6333980732493470" table:style-name="ce1">
            <text:p>6.33398E+15</text:p>
          </table:table-cell>
          <table:table-cell office:value-type="float" office:value="452" table:style-name="ce1">
            <text:p>452</text:p>
          </table:table-cell>
          <table:table-cell office:value-type="string" table:style-name="ce1">
            <text:p>switch</text:p>
          </table:table-cell>
          <table:table-cell office:value-type="float" office:value="7655.1" table:style-name="ce1">
            <text:p>7655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tto McDirmid</text:p>
          </table:table-cell>
          <table:table-cell office:value-type="float" office:value="5038141390594110" table:style-name="ce1">
            <text:p>5.03814E+15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maestro</text:p>
          </table:table-cell>
          <table:table-cell office:value-type="float" office:value="6565.28" table:style-name="ce1">
            <text:p>6565.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lietta Biskupiak</text:p>
          </table:table-cell>
          <table:table-cell office:value-type="float" office:value="3577993951193210" table:style-name="ce1">
            <text:p>3.57799E+15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jcb</text:p>
          </table:table-cell>
          <table:table-cell office:value-type="float" office:value="2817.59" table:style-name="ce1">
            <text:p>2817.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etta Forsaith</text:p>
          </table:table-cell>
          <table:table-cell office:value-type="float" office:value="6.7624631572351898E+17" table:style-name="ce1">
            <text:p>6.76246E+17</text:p>
          </table:table-cell>
          <table:table-cell office:value-type="float" office:value="754" table:style-name="ce1">
            <text:p>754</text:p>
          </table:table-cell>
          <table:table-cell office:value-type="string" table:style-name="ce1">
            <text:p>maestro</text:p>
          </table:table-cell>
          <table:table-cell office:value-type="float" office:value="1700.04" table:style-name="ce1">
            <text:p>1700.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oebe Bernardotte</text:p>
          </table:table-cell>
          <table:table-cell office:value-type="float" office:value="5602235679086380" table:style-name="ce1">
            <text:p>5.60224E+15</text:p>
          </table:table-cell>
          <table:table-cell office:value-type="float" office:value="567" table:style-name="ce1">
            <text:p>567</text:p>
          </table:table-cell>
          <table:table-cell office:value-type="string" table:style-name="ce1">
            <text:p>bankcard</text:p>
          </table:table-cell>
          <table:table-cell office:value-type="float" office:value="4994.6099999999997" table:style-name="ce1">
            <text:p>4994.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yrwyn Habgood</text:p>
          </table:table-cell>
          <table:table-cell office:value-type="float" office:value="3569172358170810" table:style-name="ce1">
            <text:p>3.56917E+15</text:p>
          </table:table-cell>
          <table:table-cell office:value-type="float" office:value="428" table:style-name="ce1">
            <text:p>428</text:p>
          </table:table-cell>
          <table:table-cell office:value-type="string" table:style-name="ce1">
            <text:p>jcb</text:p>
          </table:table-cell>
          <table:table-cell office:value-type="float" office:value="833.25" table:style-name="ce1">
            <text:p>833.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lestine Greenless</text:p>
          </table:table-cell>
          <table:table-cell office:value-type="float" office:value="5.0389691289606902E+18" table:style-name="ce1">
            <text:p>5.03897E+18</text:p>
          </table:table-cell>
          <table:table-cell office:value-type="float" office:value="746" table:style-name="ce1">
            <text:p>746</text:p>
          </table:table-cell>
          <table:table-cell office:value-type="string" table:style-name="ce1">
            <text:p>maestro</text:p>
          </table:table-cell>
          <table:table-cell office:value-type="float" office:value="7416.41" table:style-name="ce1">
            <text:p>7416.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he Kidd</text:p>
          </table:table-cell>
          <table:table-cell office:value-type="float" office:value="3556282079633890" table:style-name="ce1">
            <text:p>3.55628E+15</text:p>
          </table:table-cell>
          <table:table-cell office:value-type="float" office:value="980" table:style-name="ce1">
            <text:p>980</text:p>
          </table:table-cell>
          <table:table-cell office:value-type="string" table:style-name="ce1">
            <text:p>jcb</text:p>
          </table:table-cell>
          <table:table-cell office:value-type="float" office:value="3750.97" table:style-name="ce1">
            <text:p>3750.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smo Purdom</text:p>
          </table:table-cell>
          <table:table-cell office:value-type="float" office:value="4175008196270150" table:style-name="ce1">
            <text:p>4.17501E+15</text:p>
          </table:table-cell>
          <table:table-cell office:value-type="float" office:value="916" table:style-name="ce1">
            <text:p>916</text:p>
          </table:table-cell>
          <table:table-cell office:value-type="string" table:style-name="ce1">
            <text:p>visa-electron</text:p>
          </table:table-cell>
          <table:table-cell office:value-type="float" office:value="8189.08" table:style-name="ce1">
            <text:p>8189.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rilla Luxmoore</text:p>
          </table:table-cell>
          <table:table-cell office:value-type="float" office:value="3530475734676600" table:style-name="ce1">
            <text:p>3.53048E+15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jcb</text:p>
          </table:table-cell>
          <table:table-cell office:value-type="float" office:value="6680.48" table:style-name="ce1">
            <text:p>6680.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rvin Brenston</text:p>
          </table:table-cell>
          <table:table-cell office:value-type="float" office:value="3581720352962170" table:style-name="ce1">
            <text:p>3.58172E+15</text:p>
          </table:table-cell>
          <table:table-cell office:value-type="float" office:value="508" table:style-name="ce1">
            <text:p>508</text:p>
          </table:table-cell>
          <table:table-cell office:value-type="string" table:style-name="ce1">
            <text:p>jcb</text:p>
          </table:table-cell>
          <table:table-cell office:value-type="float" office:value="8091.1" table:style-name="ce1">
            <text:p>8091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bylle Karim</text:p>
          </table:table-cell>
          <table:table-cell office:value-type="float" office:value="3532398837160860" table:style-name="ce1">
            <text:p>3.5324E+15</text:p>
          </table:table-cell>
          <table:table-cell office:value-type="float" office:value="917" table:style-name="ce1">
            <text:p>917</text:p>
          </table:table-cell>
          <table:table-cell office:value-type="string" table:style-name="ce1">
            <text:p>jcb</text:p>
          </table:table-cell>
          <table:table-cell office:value-type="float" office:value="4521.72" table:style-name="ce1">
            <text:p>4521.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udolf Garmanson</text:p>
          </table:table-cell>
          <table:table-cell office:value-type="float" office:value="3560505134754800" table:style-name="ce1">
            <text:p>3.56051E+15</text:p>
          </table:table-cell>
          <table:table-cell office:value-type="float" office:value="525" table:style-name="ce1">
            <text:p>525</text:p>
          </table:table-cell>
          <table:table-cell office:value-type="string" table:style-name="ce1">
            <text:p>jcb</text:p>
          </table:table-cell>
          <table:table-cell office:value-type="float" office:value="9903.34" table:style-name="ce1">
            <text:p>9903.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rena Rummings</text:p>
          </table:table-cell>
          <table:table-cell office:value-type="float" office:value="4405654615281830" table:style-name="ce1">
            <text:p>4.40565E+15</text:p>
          </table:table-cell>
          <table:table-cell office:value-type="float" office:value="645" table:style-name="ce1">
            <text:p>645</text:p>
          </table:table-cell>
          <table:table-cell office:value-type="string" table:style-name="ce1">
            <text:p>visa-electron</text:p>
          </table:table-cell>
          <table:table-cell office:value-type="float" office:value="829.77" table:style-name="ce1">
            <text:p>829.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ndeline Garvin</text:p>
          </table:table-cell>
          <table:table-cell office:value-type="float" office:value="3538925530413840" table:style-name="ce1">
            <text:p>3.53893E+15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jcb</text:p>
          </table:table-cell>
          <table:table-cell office:value-type="float" office:value="3835.24" table:style-name="ce1">
            <text:p>3835.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erby Sharvell</text:p>
          </table:table-cell>
          <table:table-cell office:value-type="float" office:value="5.6022519844350502E+17" table:style-name="ce1">
            <text:p>5.60225E+17</text:p>
          </table:table-cell>
          <table:table-cell office:value-type="float" office:value="766" table:style-name="ce1">
            <text:p>766</text:p>
          </table:table-cell>
          <table:table-cell office:value-type="string" table:style-name="ce1">
            <text:p>china-unionpay</text:p>
          </table:table-cell>
          <table:table-cell office:value-type="float" office:value="9483.26" table:style-name="ce1">
            <text:p>9483.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ix Peppard</text:p>
          </table:table-cell>
          <table:table-cell office:value-type="float" office:value="6762926081310560" table:style-name="ce1">
            <text:p>6.76293E+15</text:p>
          </table:table-cell>
          <table:table-cell office:value-type="float" office:value="676" table:style-name="ce1">
            <text:p>676</text:p>
          </table:table-cell>
          <table:table-cell office:value-type="string" table:style-name="ce1">
            <text:p>maestro</text:p>
          </table:table-cell>
          <table:table-cell office:value-type="float" office:value="7782.62" table:style-name="ce1">
            <text:p>7782.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kky Sebastian</text:p>
          </table:table-cell>
          <table:table-cell office:value-type="float" office:value="3581102920121870" table:style-name="ce1">
            <text:p>3.5811E+15</text:p>
          </table:table-cell>
          <table:table-cell office:value-type="float" office:value="306" table:style-name="ce1">
            <text:p>306</text:p>
          </table:table-cell>
          <table:table-cell office:value-type="string" table:style-name="ce1">
            <text:p>jcb</text:p>
          </table:table-cell>
          <table:table-cell office:value-type="float" office:value="4770.5200000000004" table:style-name="ce1">
            <text:p>4770.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msay Arnson</text:p>
          </table:table-cell>
          <table:table-cell office:value-type="float" office:value="3572951700067040" table:style-name="ce1">
            <text:p>3.57295E+15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jcb</text:p>
          </table:table-cell>
          <table:table-cell office:value-type="float" office:value="9700.5400000000009" table:style-name="ce1">
            <text:p>9700.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va Hitchens</text:p>
          </table:table-cell>
          <table:table-cell office:value-type="float" office:value="201505010520158" table:style-name="ce1">
            <text:p>2.01505E+14</text:p>
          </table:table-cell>
          <table:table-cell office:value-type="float" office:value="610" table:style-name="ce1">
            <text:p>610</text:p>
          </table:table-cell>
          <table:table-cell office:value-type="string" table:style-name="ce1">
            <text:p>diners-club-enroute</text:p>
          </table:table-cell>
          <table:table-cell office:value-type="float" office:value="816.83" table:style-name="ce1">
            <text:p>816.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ysa Wiltshier</text:p>
          </table:table-cell>
          <table:table-cell office:value-type="float" office:value="5602259666391300" table:style-name="ce1">
            <text:p>5.60226E+15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bankcard</text:p>
          </table:table-cell>
          <table:table-cell office:value-type="float" office:value="5534.75" table:style-name="ce1">
            <text:p>5534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med Mingardo</text:p>
          </table:table-cell>
          <table:table-cell office:value-type="float" office:value="3586358344449290" table:style-name="ce1">
            <text:p>3.58636E+15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jcb</text:p>
          </table:table-cell>
          <table:table-cell office:value-type="float" office:value="2915.39" table:style-name="ce1">
            <text:p>2915.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uperta Fidge</text:p>
          </table:table-cell>
          <table:table-cell office:value-type="float" office:value="5602232751511840" table:style-name="ce1">
            <text:p>5.60223E+15</text:p>
          </table:table-cell>
          <table:table-cell office:value-type="float" office:value="597" table:style-name="ce1">
            <text:p>597</text:p>
          </table:table-cell>
          <table:table-cell office:value-type="string" table:style-name="ce1">
            <text:p>bankcard</text:p>
          </table:table-cell>
          <table:table-cell office:value-type="float" office:value="254.45" table:style-name="ce1">
            <text:p>254.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llie Simonett</text:p>
          </table:table-cell>
          <table:table-cell office:value-type="float" office:value="3583915625459260" table:style-name="ce1">
            <text:p>3.58392E+15</text:p>
          </table:table-cell>
          <table:table-cell office:value-type="float" office:value="520" table:style-name="ce1">
            <text:p>520</text:p>
          </table:table-cell>
          <table:table-cell office:value-type="string" table:style-name="ce1">
            <text:p>jcb</text:p>
          </table:table-cell>
          <table:table-cell office:value-type="float" office:value="4102.5600000000004" table:style-name="ce1">
            <text:p>4102.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ynn Chater</text:p>
          </table:table-cell>
          <table:table-cell office:value-type="float" office:value="3533138206241250" table:style-name="ce1">
            <text:p>3.53314E+15</text:p>
          </table:table-cell>
          <table:table-cell office:value-type="float" office:value="660" table:style-name="ce1">
            <text:p>660</text:p>
          </table:table-cell>
          <table:table-cell office:value-type="string" table:style-name="ce1">
            <text:p>jcb</text:p>
          </table:table-cell>
          <table:table-cell office:value-type="float" office:value="384.86" table:style-name="ce1">
            <text:p>38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vey Mahaffey</text:p>
          </table:table-cell>
          <table:table-cell office:value-type="float" office:value="3589767236661120" table:style-name="ce1">
            <text:p>3.58977E+15</text:p>
          </table:table-cell>
          <table:table-cell office:value-type="float" office:value="756" table:style-name="ce1">
            <text:p>756</text:p>
          </table:table-cell>
          <table:table-cell office:value-type="string" table:style-name="ce1">
            <text:p>jcb</text:p>
          </table:table-cell>
          <table:table-cell office:value-type="float" office:value="3622.84" table:style-name="ce1">
            <text:p>3622.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ycah Ronchka</text:p>
          </table:table-cell>
          <table:table-cell office:value-type="float" office:value="5.6418267557666898E+18" table:style-name="ce1">
            <text:p>5.64183E+18</text:p>
          </table:table-cell>
          <table:table-cell office:value-type="float" office:value="836" table:style-name="ce1">
            <text:p>836</text:p>
          </table:table-cell>
          <table:table-cell office:value-type="string" table:style-name="ce1">
            <text:p>switch</text:p>
          </table:table-cell>
          <table:table-cell office:value-type="float" office:value="8460.6299999999992" table:style-name="ce1">
            <text:p>8460.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ne-corinne Vickerstaff</text:p>
          </table:table-cell>
          <table:table-cell office:value-type="float" office:value="3545710936184730" table:style-name="ce1">
            <text:p>3.54571E+15</text:p>
          </table:table-cell>
          <table:table-cell office:value-type="float" office:value="728" table:style-name="ce1">
            <text:p>728</text:p>
          </table:table-cell>
          <table:table-cell office:value-type="string" table:style-name="ce1">
            <text:p>jcb</text:p>
          </table:table-cell>
          <table:table-cell office:value-type="float" office:value="4563.04" table:style-name="ce1">
            <text:p>4563.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elicdad Dinan</text:p>
          </table:table-cell>
          <table:table-cell office:value-type="float" office:value="3565183678815510" table:style-name="ce1">
            <text:p>3.56518E+15</text:p>
          </table:table-cell>
          <table:table-cell office:value-type="float" office:value="564" table:style-name="ce1">
            <text:p>564</text:p>
          </table:table-cell>
          <table:table-cell office:value-type="string" table:style-name="ce1">
            <text:p>jcb</text:p>
          </table:table-cell>
          <table:table-cell office:value-type="float" office:value="424.72" table:style-name="ce1">
            <text:p>424.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mmi Founds</text:p>
          </table:table-cell>
          <table:table-cell office:value-type="float" office:value="30014660055836" table:style-name="ce1">
            <text:p>3.00147E+13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diners-club-carte-blanche</text:p>
          </table:table-cell>
          <table:table-cell office:value-type="float" office:value="8677.89" table:style-name="ce1">
            <text:p>8677.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key Poley</text:p>
          </table:table-cell>
          <table:table-cell office:value-type="float" office:value="3544340283028170" table:style-name="ce1">
            <text:p>3.54434E+15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jcb</text:p>
          </table:table-cell>
          <table:table-cell office:value-type="float" office:value="8608.5499999999993" table:style-name="ce1">
            <text:p>8608.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horndike Warman</text:p>
          </table:table-cell>
          <table:table-cell office:value-type="float" office:value="3587685169435020" table:style-name="ce1">
            <text:p>3.58769E+15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jcb</text:p>
          </table:table-cell>
          <table:table-cell office:value-type="float" office:value="8473.58" table:style-name="ce1">
            <text:p>8473.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seline Wharram</text:p>
          </table:table-cell>
          <table:table-cell office:value-type="float" office:value="5260639402115250" table:style-name="ce1">
            <text:p>5.26064E+15</text:p>
          </table:table-cell>
          <table:table-cell office:value-type="float" office:value="865" table:style-name="ce1">
            <text:p>865</text:p>
          </table:table-cell>
          <table:table-cell office:value-type="string" table:style-name="ce1">
            <text:p>mastercard</text:p>
          </table:table-cell>
          <table:table-cell office:value-type="float" office:value="4882.82" table:style-name="ce1">
            <text:p>4882.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urette Braisted</text:p>
          </table:table-cell>
          <table:table-cell office:value-type="float" office:value="5.0189942369743603E+17" table:style-name="ce1">
            <text:p>5.01899E+17</text:p>
          </table:table-cell>
          <table:table-cell office:value-type="float" office:value="931" table:style-name="ce1">
            <text:p>931</text:p>
          </table:table-cell>
          <table:table-cell office:value-type="string" table:style-name="ce1">
            <text:p>maestro</text:p>
          </table:table-cell>
          <table:table-cell office:value-type="float" office:value="7938.59" table:style-name="ce1">
            <text:p>7938.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rrick Teall</text:p>
          </table:table-cell>
          <table:table-cell office:value-type="float" office:value="6.7095967581942704E+16" table:style-name="ce1">
            <text:p>6.7096E+16</text:p>
          </table:table-cell>
          <table:table-cell office:value-type="float" office:value="283" table:style-name="ce1">
            <text:p>283</text:p>
          </table:table-cell>
          <table:table-cell office:value-type="string" table:style-name="ce1">
            <text:p>laser</text:p>
          </table:table-cell>
          <table:table-cell office:value-type="float" office:value="5230.1899999999996" table:style-name="ce1">
            <text:p>5230.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si McCreath</text:p>
          </table:table-cell>
          <table:table-cell office:value-type="float" office:value="3579319251475170" table:style-name="ce1">
            <text:p>3.57932E+15</text:p>
          </table:table-cell>
          <table:table-cell office:value-type="float" office:value="553" table:style-name="ce1">
            <text:p>553</text:p>
          </table:table-cell>
          <table:table-cell office:value-type="string" table:style-name="ce1">
            <text:p>jcb</text:p>
          </table:table-cell>
          <table:table-cell office:value-type="float" office:value="9954.61" table:style-name="ce1">
            <text:p>9954.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ngela Wretham</text:p>
          </table:table-cell>
          <table:table-cell office:value-type="float" office:value="36099407093400" table:style-name="ce1">
            <text:p>3.60994E+13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diners-club-international</text:p>
          </table:table-cell>
          <table:table-cell office:value-type="float" office:value="681.47" table:style-name="ce1">
            <text:p>681.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sobel Daen</text:p>
          </table:table-cell>
          <table:table-cell office:value-type="float" office:value="5108754891906820" table:style-name="ce1">
            <text:p>5.10875E+15</text:p>
          </table:table-cell>
          <table:table-cell office:value-type="float" office:value="525" table:style-name="ce1">
            <text:p>525</text:p>
          </table:table-cell>
          <table:table-cell office:value-type="string" table:style-name="ce1">
            <text:p>mastercard</text:p>
          </table:table-cell>
          <table:table-cell office:value-type="float" office:value="4807.49" table:style-name="ce1">
            <text:p>4807.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mont Giorgini</text:p>
          </table:table-cell>
          <table:table-cell office:value-type="float" office:value="6334419394149410" table:style-name="ce1">
            <text:p>6.33442E+15</text:p>
          </table:table-cell>
          <table:table-cell office:value-type="float" office:value="946" table:style-name="ce1">
            <text:p>946</text:p>
          </table:table-cell>
          <table:table-cell office:value-type="string" table:style-name="ce1">
            <text:p>solo</text:p>
          </table:table-cell>
          <table:table-cell office:value-type="float" office:value="6569.83" table:style-name="ce1">
            <text:p>6569.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iella Belderfield</text:p>
          </table:table-cell>
          <table:table-cell office:value-type="float" office:value="5602235258456390" table:style-name="ce1">
            <text:p>5.60224E+15</text:p>
          </table:table-cell>
          <table:table-cell office:value-type="float" office:value="611" table:style-name="ce1">
            <text:p>611</text:p>
          </table:table-cell>
          <table:table-cell office:value-type="string" table:style-name="ce1">
            <text:p>bankcard</text:p>
          </table:table-cell>
          <table:table-cell office:value-type="float" office:value="5000" table:style-name="ce1">
            <text:p>5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ddric Langsbury</text:p>
          </table:table-cell>
          <table:table-cell office:value-type="float" office:value="5.6022519577341901E+17" table:style-name="ce1">
            <text:p>5.60225E+17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china-unionpay</text:p>
          </table:table-cell>
          <table:table-cell office:value-type="float" office:value="5956.05" table:style-name="ce1">
            <text:p>5956.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iel Askin</text:p>
          </table:table-cell>
          <table:table-cell office:value-type="float" office:value="3534160098735300" table:style-name="ce1">
            <text:p>3.53416E+15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jcb</text:p>
          </table:table-cell>
          <table:table-cell office:value-type="float" office:value="5662.69" table:style-name="ce1">
            <text:p>5662.6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erish O'Connor</text:p>
          </table:table-cell>
          <table:table-cell office:value-type="float" office:value="5458150949655160" table:style-name="ce1">
            <text:p>5.45815E+15</text:p>
          </table:table-cell>
          <table:table-cell office:value-type="float" office:value="887" table:style-name="ce1">
            <text:p>887</text:p>
          </table:table-cell>
          <table:table-cell office:value-type="string" table:style-name="ce1">
            <text:p>mastercard</text:p>
          </table:table-cell>
          <table:table-cell office:value-type="float" office:value="5603.32" table:style-name="ce1">
            <text:p>5603.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ankee Etuck</text:p>
          </table:table-cell>
          <table:table-cell office:value-type="float" office:value="201636069960704" table:style-name="ce1">
            <text:p>2.01636E+14</text:p>
          </table:table-cell>
          <table:table-cell office:value-type="float" office:value="623" table:style-name="ce1">
            <text:p>623</text:p>
          </table:table-cell>
          <table:table-cell office:value-type="string" table:style-name="ce1">
            <text:p>diners-club-enroute</text:p>
          </table:table-cell>
          <table:table-cell office:value-type="float" office:value="7849.23" table:style-name="ce1">
            <text:p>7849.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lynn Yuryshev</text:p>
          </table:table-cell>
          <table:table-cell office:value-type="float" office:value="374288604207521" table:style-name="ce1">
            <text:p>3.74289E+14</text:p>
          </table:table-cell>
          <table:table-cell office:value-type="float" office:value="949" table:style-name="ce1">
            <text:p>949</text:p>
          </table:table-cell>
          <table:table-cell office:value-type="string" table:style-name="ce1">
            <text:p>americanexpress</text:p>
          </table:table-cell>
          <table:table-cell office:value-type="float" office:value="2989.01" table:style-name="ce1">
            <text:p>2989.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lie Blakemore</text:p>
          </table:table-cell>
          <table:table-cell office:value-type="float" office:value="3570299871373570" table:style-name="ce1">
            <text:p>3.5703E+15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jcb</text:p>
          </table:table-cell>
          <table:table-cell office:value-type="float" office:value="4897.18" table:style-name="ce1">
            <text:p>4897.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nit Henkmann</text:p>
          </table:table-cell>
          <table:table-cell office:value-type="float" office:value="3535758708989810" table:style-name="ce1">
            <text:p>3.53576E+15</text:p>
          </table:table-cell>
          <table:table-cell office:value-type="float" office:value="807" table:style-name="ce1">
            <text:p>807</text:p>
          </table:table-cell>
          <table:table-cell office:value-type="string" table:style-name="ce1">
            <text:p>jcb</text:p>
          </table:table-cell>
          <table:table-cell office:value-type="float" office:value="8039.48" table:style-name="ce1">
            <text:p>8039.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orgos Ledster</text:p>
          </table:table-cell>
          <table:table-cell office:value-type="float" office:value="3537778192464750" table:style-name="ce1">
            <text:p>3.53778E+15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jcb</text:p>
          </table:table-cell>
          <table:table-cell office:value-type="float" office:value="7362.92" table:style-name="ce1">
            <text:p>7362.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imball Canet</text:p>
          </table:table-cell>
          <table:table-cell office:value-type="float" office:value="6.3040476056617196E+18" table:style-name="ce1">
            <text:p>6.30405E+18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laser</text:p>
          </table:table-cell>
          <table:table-cell office:value-type="float" office:value="8273.94" table:style-name="ce1">
            <text:p>8273.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yle MacTrusty</text:p>
          </table:table-cell>
          <table:table-cell office:value-type="float" office:value="4026659528379630" table:style-name="ce1">
            <text:p>4.02666E+15</text:p>
          </table:table-cell>
          <table:table-cell office:value-type="float" office:value="488" table:style-name="ce1">
            <text:p>488</text:p>
          </table:table-cell>
          <table:table-cell office:value-type="string" table:style-name="ce1">
            <text:p>visa-electron</text:p>
          </table:table-cell>
          <table:table-cell office:value-type="float" office:value="9219.7199999999993" table:style-name="ce1">
            <text:p>9219.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cke Ginnally</text:p>
          </table:table-cell>
          <table:table-cell office:value-type="float" office:value="4911064155086860" table:style-name="ce1">
            <text:p>4.91106E+15</text:p>
          </table:table-cell>
          <table:table-cell office:value-type="float" office:value="917" table:style-name="ce1">
            <text:p>917</text:p>
          </table:table-cell>
          <table:table-cell office:value-type="string" table:style-name="ce1">
            <text:p>switch</text:p>
          </table:table-cell>
          <table:table-cell office:value-type="float" office:value="6125.77" table:style-name="ce1">
            <text:p>6125.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sia Offord</text:p>
          </table:table-cell>
          <table:table-cell office:value-type="float" office:value="376284074316197" table:style-name="ce1">
            <text:p>3.76284E+14</text:p>
          </table:table-cell>
          <table:table-cell office:value-type="float" office:value="684" table:style-name="ce1">
            <text:p>684</text:p>
          </table:table-cell>
          <table:table-cell office:value-type="string" table:style-name="ce1">
            <text:p>americanexpress</text:p>
          </table:table-cell>
          <table:table-cell office:value-type="float" office:value="3496.39" table:style-name="ce1">
            <text:p>3496.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Kaitlin Kynd</text:p>
          </table:table-cell>
          <table:table-cell office:value-type="float" office:value="3575442723019460" table:style-name="ce1">
            <text:p>3.57544E+15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jcb</text:p>
          </table:table-cell>
          <table:table-cell office:value-type="float" office:value="5061.54" table:style-name="ce1">
            <text:p>5061.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kelly Habbin</text:p>
          </table:table-cell>
          <table:table-cell office:value-type="float" office:value="4017952581502" table:style-name="ce1">
            <text:p>4.01795E+12</text:p>
          </table:table-cell>
          <table:table-cell office:value-type="float" office:value="621" table:style-name="ce1">
            <text:p>621</text:p>
          </table:table-cell>
          <table:table-cell office:value-type="string" table:style-name="ce1">
            <text:p>visa</text:p>
          </table:table-cell>
          <table:table-cell office:value-type="float" office:value="719.03" table:style-name="ce1">
            <text:p>719.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elley Izakovitz</text:p>
          </table:table-cell>
          <table:table-cell office:value-type="float" office:value="3584451612037160" table:style-name="ce1">
            <text:p>3.58445E+15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jcb</text:p>
          </table:table-cell>
          <table:table-cell office:value-type="float" office:value="4192.67" table:style-name="ce1">
            <text:p>4192.67</text:p>
          </table:table-cell>
          <table:table-cell table:number-columns-repeated="16379"/>
        </table:table-row>
        <table:table-row table:number-rows-repeated="1047574" table:style-name="ro2">
          <table:table-cell table:number-columns-repeated="16384"/>
        </table:table-row>
      </table:table>
      <table:table table:name="Sheet2" table:style-name="ta1">
        <table:table-column table:style-name="co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2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Z80</meta:initial-creator>
    <dc:creator>ayushi agrawal</dc:creator>
    <meta:creation-date>2020-07-31T10:38:31Z</meta:creation-date>
    <dc:date>2020-07-31T11:41:20Z</dc:date>
  </office:meta>
</office:document-meta>
</file>